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wardlist_squarepeg_withbutton_normalrewardsrun2_10_28_2021" table:style-name="ta1">
        <table:shapes>
          <draw:frame draw:z-index="0" draw:style-name="gr1" draw:text-style-name="P1" svg:width="6.2961in" svg:height="3.5449in" svg:x="8.3295in" svg:y="0.0524in">
            <draw:object draw:notify-on-update-of-ranges="rewardlist_squarepeg_withbutton_normalrewardsrun2_10_28_2021.A1:rewardlist_squarepeg_withbutton_normalrewardsrun2_10_28_2021.A1 rewardlist_squarepeg_withbutton_normalrewardsrun2_10_28_2021.A2:rewardlist_squarepeg_withbutton_normalrewardsrun2_10_28_2021.A48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67in" svg:height="3.5453in" svg:x="15.2961in" svg:y="0.115in">
            <draw:object draw:notify-on-update-of-ranges="rewardlist_squarepeg_withbutton_normalrewardsrun2_10_28_2021.B2:rewardlist_squarepeg_withbutton_normalrewardsrun2_10_28_2021.B48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61in" svg:height="3.5453in" svg:x="8.2862in" svg:y="5.6051in">
            <draw:object draw:notify-on-update-of-ranges="rewardlist_squarepeg_withbutton_normalrewardsrun2_10_28_2021.E1:rewardlist_squarepeg_withbutton_normalrewardsrun2_10_28_2021.E1 rewardlist_squarepeg_withbutton_normalrewardsrun2_10_28_2021.E2:rewardlist_squarepeg_withbutton_normalrewardsrun2_10_28_2021.E48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61in" svg:height="3.5449in" svg:x="16.0209in" svg:y="5.574in">
            <draw:object draw:notify-on-update-of-ranges="rewardlist_squarepeg_withbutton_normalrewardsrun2_10_28_2021.F2:rewardlist_squarepeg_withbutton_normalrewardsrun2_10_28_2021.F48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Rewardlist</text:p>
          </table:table-cell>
          <table:table-cell/>
          <table:table-cell office:value-type="string" calcext:value-type="string">
            <text:p>ButtonData</text:p>
          </table:table-cell>
          <table:table-cell office:value-type="string" calcext:value-type="string">
            <text:p>Zposition(Inches)</text:p>
          </table:table-cell>
          <table:table-cell office:value-type="string" calcext:value-type="string">
            <text:p>Zposition(mm)</text:p>
          </table:table-cell>
          <table:table-cell table:number-columns-repeated="5"/>
        </table:table-row>
        <table:table-row table:style-name="ro1">
          <table:table-cell office:value-type="float" office:value="0.183283208337427" calcext:value-type="float">
            <text:p>0.183283208337427</text:p>
          </table:table-cell>
          <table:table-cell table:formula="of:=AVERAGE([.A$2:.A2])" office:value-type="float" office:value="0.183283208337427" calcext:value-type="float">
            <text:p>0.183283208337427</text:p>
          </table:table-cell>
          <table:table-cell office:value-type="float" office:value="0" calcext:value-type="float">
            <text:p>0</text:p>
          </table:table-cell>
          <table:table-cell office:value-type="float" office:value="12.1981452463895" calcext:value-type="float">
            <text:p>12.1981452463895</text:p>
          </table:table-cell>
          <table:table-cell office:value-type="float" office:value="309.832889258293" calcext:value-type="float">
            <text:p>309.832889258293</text:p>
          </table:table-cell>
          <table:table-cell table:formula="of:=AVERAGE([.E$2:.E2])" office:value-type="float" office:value="309.832889258293" calcext:value-type="float">
            <text:p>309.832889258293</text:p>
          </table:table-cell>
          <table:table-cell table:number-columns-repeated="4"/>
        </table:table-row>
        <table:table-row table:style-name="ro1">
          <table:table-cell office:value-type="float" office:value="0.314637601852416" calcext:value-type="float">
            <text:p>0.314637601852416</text:p>
          </table:table-cell>
          <table:table-cell table:formula="of:=AVERAGE([.A$2:.A3])" office:value-type="float" office:value="0.248960405094921" calcext:value-type="float">
            <text:p>0.248960405094921</text:p>
          </table:table-cell>
          <table:table-cell office:value-type="float" office:value="0" calcext:value-type="float">
            <text:p>0</text:p>
          </table:table-cell>
          <table:table-cell office:value-type="float" office:value="12.0681718510002" calcext:value-type="float">
            <text:p>12.0681718510002</text:p>
          </table:table-cell>
          <table:table-cell office:value-type="float" office:value="306.531565015405" calcext:value-type="float">
            <text:p>306.531565015405</text:p>
          </table:table-cell>
          <table:table-cell table:formula="of:=AVERAGE([.E$2:.E3])" office:value-type="float" office:value="308.182227136849" calcext:value-type="float">
            <text:p>308.182227136849</text:p>
          </table:table-cell>
          <table:table-cell table:number-columns-repeated="4"/>
        </table:table-row>
        <table:table-row table:style-name="ro1">
          <table:table-cell office:value-type="float" office:value="0.194557644182442" calcext:value-type="float">
            <text:p>0.194557644182442</text:p>
          </table:table-cell>
          <table:table-cell table:formula="of:=AVERAGE([.A$2:.A4])" office:value-type="float" office:value="0.230826151457428" calcext:value-type="float">
            <text:p>0.230826151457428</text:p>
          </table:table-cell>
          <table:table-cell office:value-type="float" office:value="0" calcext:value-type="float">
            <text:p>0</text:p>
          </table:table-cell>
          <table:table-cell office:value-type="float" office:value="12.1852222953647" calcext:value-type="float">
            <text:p>12.1852222953647</text:p>
          </table:table-cell>
          <table:table-cell office:value-type="float" office:value="309.504646302264" calcext:value-type="float">
            <text:p>309.504646302264</text:p>
          </table:table-cell>
          <table:table-cell table:formula="of:=AVERAGE([.E$2:.E4])" office:value-type="float" office:value="308.623033525321" calcext:value-type="float">
            <text:p>308.623033525321</text:p>
          </table:table-cell>
          <table:table-cell table:number-columns-repeated="4"/>
        </table:table-row>
        <table:table-row table:style-name="ro1">
          <table:table-cell office:value-type="float" office:value="0.23570951101482" calcext:value-type="float">
            <text:p>0.23570951101482</text:p>
          </table:table-cell>
          <table:table-cell table:formula="of:=AVERAGE([.A$2:.A5])" office:value-type="float" office:value="0.232046991346776" calcext:value-type="float">
            <text:p>0.232046991346776</text:p>
          </table:table-cell>
          <table:table-cell office:value-type="float" office:value="0" calcext:value-type="float">
            <text:p>0</text:p>
          </table:table-cell>
          <table:table-cell office:value-type="float" office:value="12.1479998785943" calcext:value-type="float">
            <text:p>12.1479998785943</text:p>
          </table:table-cell>
          <table:table-cell office:value-type="float" office:value="308.559196916295" calcext:value-type="float">
            <text:p>308.559196916295</text:p>
          </table:table-cell>
          <table:table-cell table:formula="of:=AVERAGE([.E$2:.E5])" office:value-type="float" office:value="308.607074373064" calcext:value-type="float">
            <text:p>308.607074373064</text:p>
          </table:table-cell>
          <table:table-cell table:number-columns-repeated="4"/>
        </table:table-row>
        <table:table-row table:style-name="ro1">
          <table:table-cell office:value-type="float" office:value="0.250736225539445" calcext:value-type="float">
            <text:p>0.250736225539445</text:p>
          </table:table-cell>
          <table:table-cell table:formula="of:=AVERAGE([.A$2:.A6])" office:value-type="float" office:value="0.23578483818531" calcext:value-type="float">
            <text:p>0.23578483818531</text:p>
          </table:table-cell>
          <table:table-cell office:value-type="float" office:value="0" calcext:value-type="float">
            <text:p>0</text:p>
          </table:table-cell>
          <table:table-cell office:value-type="float" office:value="12.1263075308055" calcext:value-type="float">
            <text:p>12.1263075308055</text:p>
          </table:table-cell>
          <table:table-cell office:value-type="float" office:value="308.008211282459" calcext:value-type="float">
            <text:p>308.008211282459</text:p>
          </table:table-cell>
          <table:table-cell table:formula="of:=AVERAGE([.E$2:.E6])" office:value-type="float" office:value="308.487301754943" calcext:value-type="float">
            <text:p>308.487301754943</text:p>
          </table:table-cell>
          <table:table-cell table:number-columns-repeated="4"/>
        </table:table-row>
        <table:table-row table:style-name="ro1">
          <table:table-cell office:value-type="float" office:value="0.0495786540359262" calcext:value-type="float">
            <text:p>0.049578654035926</text:p>
          </table:table-cell>
          <table:table-cell table:formula="of:=AVERAGE([.A$2:.A7])" office:value-type="float" office:value="0.204750474160413" calcext:value-type="float">
            <text:p>0.204750474160413</text:p>
          </table:table-cell>
          <table:table-cell office:value-type="float" office:value="0" calcext:value-type="float">
            <text:p>0</text:p>
          </table:table-cell>
          <table:table-cell office:value-type="float" office:value="12.3283016797632" calcext:value-type="float">
            <text:p>12.3283016797632</text:p>
          </table:table-cell>
          <table:table-cell office:value-type="float" office:value="313.138862665985" calcext:value-type="float">
            <text:p>313.138862665985</text:p>
          </table:table-cell>
          <table:table-cell table:formula="of:=AVERAGE([.E$2:.E7])" office:value-type="float" office:value="309.262561906784" calcext:value-type="float">
            <text:p>309.262561906784</text:p>
          </table:table-cell>
          <table:table-cell table:number-columns-repeated="4"/>
        </table:table-row>
        <table:table-row table:style-name="ro1">
          <table:table-cell office:value-type="float" office:value="0.410481453078985" calcext:value-type="float">
            <text:p>0.410481453078985</text:p>
          </table:table-cell>
          <table:table-cell table:formula="of:=AVERAGE([.A$2:.A8])" office:value-type="float" office:value="0.234140614005923" calcext:value-type="float">
            <text:p>0.234140614005923</text:p>
          </table:table-cell>
          <table:table-cell office:value-type="float" office:value="0" calcext:value-type="float">
            <text:p>0</text:p>
          </table:table-cell>
          <table:table-cell office:value-type="float" office:value="11.968615613988" calcext:value-type="float">
            <text:p>11.968615613988</text:p>
          </table:table-cell>
          <table:table-cell office:value-type="float" office:value="304.002836595296" calcext:value-type="float">
            <text:p>304.002836595296</text:p>
          </table:table-cell>
          <table:table-cell table:formula="of:=AVERAGE([.E$2:.E8])" office:value-type="float" office:value="308.511172576571" calcext:value-type="float">
            <text:p>308.511172576571</text:p>
          </table:table-cell>
          <table:table-cell table:number-columns-repeated="4"/>
        </table:table-row>
        <table:table-row table:style-name="ro1">
          <table:table-cell office:value-type="float" office:value="0.144602354294063" calcext:value-type="float">
            <text:p>0.144602354294063</text:p>
          </table:table-cell>
          <table:table-cell table:formula="of:=AVERAGE([.A$2:.A9])" office:value-type="float" office:value="0.22294833154194" calcext:value-type="float">
            <text:p>0.22294833154194</text:p>
          </table:table-cell>
          <table:table-cell office:value-type="float" office:value="0" calcext:value-type="float">
            <text:p>0</text:p>
          </table:table-cell>
          <table:table-cell office:value-type="float" office:value="12.2357501656145" calcext:value-type="float">
            <text:p>12.2357501656145</text:p>
          </table:table-cell>
          <table:table-cell office:value-type="float" office:value="310.788054206608" calcext:value-type="float">
            <text:p>310.788054206608</text:p>
          </table:table-cell>
          <table:table-cell table:formula="of:=AVERAGE([.E$2:.E9])" office:value-type="float" office:value="308.795782780326" calcext:value-type="float">
            <text:p>308.795782780326</text:p>
          </table:table-cell>
          <table:table-cell table:number-columns-repeated="4"/>
        </table:table-row>
        <table:table-row table:style-name="ro1">
          <table:table-cell office:value-type="float" office:value="0.136662495061756" calcext:value-type="float">
            <text:p>0.136662495061756</text:p>
          </table:table-cell>
          <table:table-cell table:formula="of:=AVERAGE([.A$2:.A10])" office:value-type="float" office:value="0.213361016377476" calcext:value-type="float">
            <text:p>0.213361016377476</text:p>
          </table:table-cell>
          <table:table-cell office:value-type="float" office:value="0" calcext:value-type="float">
            <text:p>0</text:p>
          </table:table-cell>
          <table:table-cell office:value-type="float" office:value="12.2438331699371" calcext:value-type="float">
            <text:p>12.2438331699371</text:p>
          </table:table-cell>
          <table:table-cell office:value-type="float" office:value="310.993362516403" calcext:value-type="float">
            <text:p>310.993362516403</text:p>
          </table:table-cell>
          <table:table-cell table:formula="of:=AVERAGE([.E$2:.E10])" office:value-type="float" office:value="309.039958306557" calcext:value-type="float">
            <text:p>309.039958306557</text:p>
          </table:table-cell>
          <table:table-cell table:number-columns-repeated="4"/>
        </table:table-row>
        <table:table-row table:style-name="ro1">
          <table:table-cell office:value-type="float" office:value="0.209590225309134" calcext:value-type="float">
            <text:p>0.209590225309134</text:p>
          </table:table-cell>
          <table:table-cell table:formula="of:=AVERAGE([.A$2:.A11])" office:value-type="float" office:value="0.212983937270641" calcext:value-type="float">
            <text:p>0.212983937270641</text:p>
          </table:table-cell>
          <table:table-cell office:value-type="float" office:value="0" calcext:value-type="float">
            <text:p>0</text:p>
          </table:table-cell>
          <table:table-cell office:value-type="float" office:value="12.1676811551958" calcext:value-type="float">
            <text:p>12.1676811551958</text:p>
          </table:table-cell>
          <table:table-cell office:value-type="float" office:value="309.059101341974" calcext:value-type="float">
            <text:p>309.059101341974</text:p>
          </table:table-cell>
          <table:table-cell table:formula="of:=AVERAGE([.E$2:.E11])" office:value-type="float" office:value="309.041872610098" calcext:value-type="float">
            <text:p>309.041872610098</text:p>
          </table:table-cell>
          <table:table-cell table:number-columns-repeated="4"/>
        </table:table-row>
        <table:table-row table:style-name="ro1">
          <table:table-cell office:value-type="float" office:value="0.291927985265852" calcext:value-type="float">
            <text:p>0.291927985265852</text:p>
          </table:table-cell>
          <table:table-cell table:formula="of:=AVERAGE([.A$2:.A12])" office:value-type="float" office:value="0.22016066890657" calcext:value-type="float">
            <text:p>0.22016066890657</text:p>
          </table:table-cell>
          <table:table-cell office:value-type="float" office:value="0" calcext:value-type="float">
            <text:p>0</text:p>
          </table:table-cell>
          <table:table-cell office:value-type="float" office:value="12.0883353622913" calcext:value-type="float">
            <text:p>12.0883353622913</text:p>
          </table:table-cell>
          <table:table-cell office:value-type="float" office:value="307.0437182022" calcext:value-type="float">
            <text:p>307.0437182022</text:p>
          </table:table-cell>
          <table:table-cell table:formula="of:=AVERAGE([.E$2:.E12])" office:value-type="float" office:value="308.86022220938" calcext:value-type="float">
            <text:p>308.86022220938</text:p>
          </table:table-cell>
          <table:table-cell table:number-columns-repeated="4"/>
        </table:table-row>
        <table:table-row table:style-name="ro1">
          <table:table-cell office:value-type="float" office:value="0.151763128772378" calcext:value-type="float">
            <text:p>0.151763128772378</text:p>
          </table:table-cell>
          <table:table-cell table:formula="of:=AVERAGE([.A$2:.A13])" office:value-type="float" office:value="0.214460873895387" calcext:value-type="float">
            <text:p>0.214460873895387</text:p>
          </table:table-cell>
          <table:table-cell office:value-type="float" office:value="0" calcext:value-type="float">
            <text:p>0</text:p>
          </table:table-cell>
          <table:table-cell office:value-type="float" office:value="12.2295996200114" calcext:value-type="float">
            <text:p>12.2295996200114</text:p>
          </table:table-cell>
          <table:table-cell office:value-type="float" office:value="310.631830348291" calcext:value-type="float">
            <text:p>310.631830348291</text:p>
          </table:table-cell>
          <table:table-cell table:formula="of:=AVERAGE([.E$2:.E13])" office:value-type="float" office:value="309.007856220956" calcext:value-type="float">
            <text:p>309.007856220956</text:p>
          </table:table-cell>
          <table:table-cell table:number-columns-repeated="4"/>
        </table:table-row>
        <table:table-row table:style-name="ro1">
          <table:table-cell office:value-type="float" office:value="0.362773071780801" calcext:value-type="float">
            <text:p>0.362773071780801</text:p>
          </table:table-cell>
          <table:table-cell table:formula="of:=AVERAGE([.A$2:.A14])" office:value-type="float" office:value="0.225869504501957" calcext:value-type="float">
            <text:p>0.225869504501957</text:p>
          </table:table-cell>
          <table:table-cell office:value-type="float" office:value="0" calcext:value-type="float">
            <text:p>0</text:p>
          </table:table-cell>
          <table:table-cell office:value-type="float" office:value="12.0165985522628" calcext:value-type="float">
            <text:p>12.0165985522628</text:p>
          </table:table-cell>
          <table:table-cell office:value-type="float" office:value="305.221603227475" calcext:value-type="float">
            <text:p>305.221603227475</text:p>
          </table:table-cell>
          <table:table-cell table:formula="of:=AVERAGE([.E$2:.E14])" office:value-type="float" office:value="308.716605990688" calcext:value-type="float">
            <text:p>308.716605990688</text:p>
          </table:table-cell>
          <table:table-cell table:number-columns-repeated="4"/>
        </table:table-row>
        <table:table-row table:style-name="ro1">
          <table:table-cell office:value-type="float" office:value="0.206742576667665" calcext:value-type="float">
            <text:p>0.206742576667665</text:p>
          </table:table-cell>
          <table:table-cell table:formula="of:=AVERAGE([.A$2:.A15])" office:value-type="float" office:value="0.224503295370936" calcext:value-type="float">
            <text:p>0.224503295370936</text:p>
          </table:table-cell>
          <table:table-cell office:value-type="float" office:value="0" calcext:value-type="float">
            <text:p>0</text:p>
          </table:table-cell>
          <table:table-cell office:value-type="float" office:value="12.1722911310971" calcext:value-type="float">
            <text:p>12.1722911310971</text:p>
          </table:table-cell>
          <table:table-cell office:value-type="float" office:value="309.176194729866" calcext:value-type="float">
            <text:p>309.176194729866</text:p>
          </table:table-cell>
          <table:table-cell table:formula="of:=AVERAGE([.E$2:.E15])" office:value-type="float" office:value="308.749433757772" calcext:value-type="float">
            <text:p>308.749433757772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8482495135963" calcext:value-type="float">
            <text:p>0.18482495135963</text:p>
          </table:table-cell>
          <table:table-cell table:formula="of:=AVERAGE([.A$2:.A16])" office:value-type="float" office:value="0.221858072436849" calcext:value-type="float">
            <text:p>0.221858072436849</text:p>
          </table:table-cell>
          <table:table-cell office:value-type="float" office:value="0" calcext:value-type="float">
            <text:p>0</text:p>
          </table:table-cell>
          <table:table-cell office:value-type="float" office:value="12.1936878021419" calcext:value-type="float">
            <text:p>12.1936878021419</text:p>
          </table:table-cell>
          <table:table-cell office:value-type="float" office:value="309.719670174404" calcext:value-type="float">
            <text:p>309.719670174404</text:p>
          </table:table-cell>
          <table:table-cell table:formula="of:=AVERAGE([.E$2:.E16])" office:value-type="float" office:value="308.814116185548" calcext:value-type="float">
            <text:p>308.814116185548</text:p>
          </table:table-cell>
          <table:table-cell table:number-columns-repeated="4"/>
        </table:table-row>
        <table:table-row table:style-name="ro1">
          <table:table-cell office:value-type="float" office:value="0.30354620399177" calcext:value-type="float">
            <text:p>0.30354620399177</text:p>
          </table:table-cell>
          <table:table-cell table:formula="of:=AVERAGE([.A$2:.A17])" office:value-type="float" office:value="0.226963580659032" calcext:value-type="float">
            <text:p>0.226963580659032</text:p>
          </table:table-cell>
          <table:table-cell office:value-type="float" office:value="0" calcext:value-type="float">
            <text:p>0</text:p>
          </table:table-cell>
          <table:table-cell office:value-type="float" office:value="12.0771606586814" calcext:value-type="float">
            <text:p>12.0771606586814</text:p>
          </table:table-cell>
          <table:table-cell office:value-type="float" office:value="306.759880730507" calcext:value-type="float">
            <text:p>306.759880730507</text:p>
          </table:table-cell>
          <table:table-cell table:formula="of:=AVERAGE([.E$2:.E17])" office:value-type="float" office:value="308.685726469608" calcext:value-type="float">
            <text:p>308.685726469608</text:p>
          </table:table-cell>
          <table:table-cell table:number-columns-repeated="4"/>
        </table:table-row>
        <table:table-row table:style-name="ro1">
          <table:table-cell office:value-type="float" office:value="0.381297454455494" calcext:value-type="float">
            <text:p>0.381297454455494</text:p>
          </table:table-cell>
          <table:table-cell table:formula="of:=AVERAGE([.A$2:.A18])" office:value-type="float" office:value="0.23604204382353" calcext:value-type="float">
            <text:p>0.23604204382353</text:p>
          </table:table-cell>
          <table:table-cell office:value-type="float" office:value="0" calcext:value-type="float">
            <text:p>0</text:p>
          </table:table-cell>
          <table:table-cell office:value-type="float" office:value="11.9991113848329" calcext:value-type="float">
            <text:p>11.9991113848329</text:p>
          </table:table-cell>
          <table:table-cell office:value-type="float" office:value="304.777429174755" calcext:value-type="float">
            <text:p>304.777429174755</text:p>
          </table:table-cell>
          <table:table-cell table:formula="of:=AVERAGE([.E$2:.E18])" office:value-type="float" office:value="308.455826628734" calcext:value-type="float">
            <text:p>308.455826628734</text:p>
          </table:table-cell>
          <table:table-cell table:number-columns-repeated="4"/>
        </table:table-row>
        <table:table-row table:style-name="ro1">
          <table:table-cell office:value-type="float" office:value="0.27003969296813" calcext:value-type="float">
            <text:p>0.27003969296813</text:p>
          </table:table-cell>
          <table:table-cell table:formula="of:=AVERAGE([.A$2:.A19])" office:value-type="float" office:value="0.237930802109341" calcext:value-type="float">
            <text:p>0.237930802109341</text:p>
          </table:table-cell>
          <table:table-cell office:value-type="float" office:value="0" calcext:value-type="float">
            <text:p>0</text:p>
          </table:table-cell>
          <table:table-cell office:value-type="float" office:value="12.1107586886972" calcext:value-type="float">
            <text:p>12.1107586886972</text:p>
          </table:table-cell>
          <table:table-cell office:value-type="float" office:value="307.613270692909" calcext:value-type="float">
            <text:p>307.613270692909</text:p>
          </table:table-cell>
          <table:table-cell table:formula="of:=AVERAGE([.E$2:.E19])" office:value-type="float" office:value="308.409017965633" calcext:value-type="float">
            <text:p>308.409017965633</text:p>
          </table:table-cell>
          <table:table-cell table:number-columns-repeated="4"/>
        </table:table-row>
        <table:table-row table:style-name="ro1">
          <table:table-cell office:value-type="float" office:value="0.0943443477392201" calcext:value-type="float">
            <text:p>0.09434434773922</text:p>
          </table:table-cell>
          <table:table-cell table:formula="of:=AVERAGE([.A$2:.A20])" office:value-type="float" office:value="0.230373620300387" calcext:value-type="float">
            <text:p>0.230373620300387</text:p>
          </table:table-cell>
          <table:table-cell office:value-type="float" office:value="0" calcext:value-type="float">
            <text:p>0</text:p>
          </table:table-cell>
          <table:table-cell office:value-type="float" office:value="12.2864904068589" calcext:value-type="float">
            <text:p>12.2864904068589</text:p>
          </table:table-cell>
          <table:table-cell office:value-type="float" office:value="312.076856334217" calcext:value-type="float">
            <text:p>312.076856334217</text:p>
          </table:table-cell>
          <table:table-cell table:formula="of:=AVERAGE([.E$2:.E20])" office:value-type="float" office:value="308.602062090295" calcext:value-type="float">
            <text:p>308.602062090295</text:p>
          </table:table-cell>
          <table:table-cell table:number-columns-repeated="4"/>
        </table:table-row>
        <table:table-row table:style-name="ro1">
          <table:table-cell office:value-type="float" office:value="0.182139220935106" calcext:value-type="float">
            <text:p>0.182139220935106</text:p>
          </table:table-cell>
          <table:table-cell table:formula="of:=AVERAGE([.A$2:.A21])" office:value-type="float" office:value="0.227961900332123" calcext:value-type="float">
            <text:p>0.227961900332123</text:p>
          </table:table-cell>
          <table:table-cell office:value-type="float" office:value="0" calcext:value-type="float">
            <text:p>0</text:p>
          </table:table-cell>
          <table:table-cell office:value-type="float" office:value="12.1983658306271" calcext:value-type="float">
            <text:p>12.1983658306271</text:p>
          </table:table-cell>
          <table:table-cell office:value-type="float" office:value="309.838492097928" calcext:value-type="float">
            <text:p>309.838492097928</text:p>
          </table:table-cell>
          <table:table-cell table:formula="of:=AVERAGE([.E$2:.E21])" office:value-type="float" office:value="308.663883590677" calcext:value-type="float">
            <text:p>308.663883590677</text:p>
          </table:table-cell>
          <table:table-cell table:number-columns-repeated="4"/>
        </table:table-row>
        <table:table-row table:style-name="ro1">
          <table:table-cell office:value-type="float" office:value="0.106139737847448" calcext:value-type="float">
            <text:p>0.106139737847448</text:p>
          </table:table-cell>
          <table:table-cell table:formula="of:=AVERAGE([.A$2:.A22])" office:value-type="float" office:value="0.22216084497571" calcext:value-type="float">
            <text:p>0.22216084497571</text:p>
          </table:table-cell>
          <table:table-cell office:value-type="float" office:value="0" calcext:value-type="float">
            <text:p>0</text:p>
          </table:table-cell>
          <table:table-cell office:value-type="float" office:value="12.2713827332258" calcext:value-type="float">
            <text:p>12.2713827332258</text:p>
          </table:table-cell>
          <table:table-cell office:value-type="float" office:value="311.693121423936" calcext:value-type="float">
            <text:p>311.693121423936</text:p>
          </table:table-cell>
          <table:table-cell table:formula="of:=AVERAGE([.E$2:.E22])" office:value-type="float" office:value="308.808133011308" calcext:value-type="float">
            <text:p>308.808133011308</text:p>
          </table:table-cell>
          <table:table-cell table:number-columns-repeated="4"/>
        </table:table-row>
        <table:table-row table:style-name="ro1">
          <table:table-cell office:value-type="float" office:value="0.109148131385446" calcext:value-type="float">
            <text:p>0.109148131385446</text:p>
          </table:table-cell>
          <table:table-cell table:formula="of:=AVERAGE([.A$2:.A23])" office:value-type="float" office:value="0.21702390344888" calcext:value-type="float">
            <text:p>0.21702390344888</text:p>
          </table:table-cell>
          <table:table-cell office:value-type="float" office:value="0" calcext:value-type="float">
            <text:p>0</text:p>
          </table:table-cell>
          <table:table-cell office:value-type="float" office:value="12.2710154839367" calcext:value-type="float">
            <text:p>12.2710154839367</text:p>
          </table:table-cell>
          <table:table-cell office:value-type="float" office:value="311.683793291991" calcext:value-type="float">
            <text:p>311.683793291991</text:p>
          </table:table-cell>
          <table:table-cell table:formula="of:=AVERAGE([.E$2:.E23])" office:value-type="float" office:value="308.938844842248" calcext:value-type="float">
            <text:p>308.93884484224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$2:.A24])" office:value-type="float" office:value="0.207588081559798" calcext:value-type="float">
            <text:p>0.207588081559798</text:p>
          </table:table-cell>
          <table:table-cell office:value-type="float" office:value="0" calcext:value-type="float">
            <text:p>0</text:p>
          </table:table-cell>
          <table:table-cell office:value-type="float" office:value="12.2982728904426" calcext:value-type="float">
            <text:p>12.2982728904426</text:p>
          </table:table-cell>
          <table:table-cell office:value-type="float" office:value="312.376131417242" calcext:value-type="float">
            <text:p>312.376131417242</text:p>
          </table:table-cell>
          <table:table-cell table:formula="of:=AVERAGE([.E$2:.E24])" office:value-type="float" office:value="309.088292084639" calcext:value-type="float">
            <text:p>309.08829208463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$2:.A25])" office:value-type="float" office:value="0.198938578161473" calcext:value-type="float">
            <text:p>0.198938578161473</text:p>
          </table:table-cell>
          <table:table-cell office:value-type="float" office:value="0" calcext:value-type="float">
            <text:p>0</text:p>
          </table:table-cell>
          <table:table-cell office:value-type="float" office:value="12.2999296188653" calcext:value-type="float">
            <text:p>12.2999296188653</text:p>
          </table:table-cell>
          <table:table-cell office:value-type="float" office:value="312.418212319177" calcext:value-type="float">
            <text:p>312.418212319177</text:p>
          </table:table-cell>
          <table:table-cell table:formula="of:=AVERAGE([.E$2:.E25])" office:value-type="float" office:value="309.227038761078" calcext:value-type="float">
            <text:p>309.227038761078</text:p>
          </table:table-cell>
          <table:table-cell table:number-columns-repeated="4"/>
        </table:table-row>
        <table:table-row table:style-name="ro1">
          <table:table-cell office:value-type="float" office:value="0.0964129116266967" calcext:value-type="float">
            <text:p>0.096412911626697</text:p>
          </table:table-cell>
          <table:table-cell table:formula="of:=AVERAGE([.A$2:.A26])" office:value-type="float" office:value="0.194837551500082" calcext:value-type="float">
            <text:p>0.194837551500082</text:p>
          </table:table-cell>
          <table:table-cell office:value-type="float" office:value="0" calcext:value-type="float">
            <text:p>0</text:p>
          </table:table-cell>
          <table:table-cell office:value-type="float" office:value="12.2893404021412" calcext:value-type="float">
            <text:p>12.2893404021412</text:p>
          </table:table-cell>
          <table:table-cell office:value-type="float" office:value="312.149246214387" calcext:value-type="float">
            <text:p>312.149246214387</text:p>
          </table:table-cell>
          <table:table-cell table:formula="of:=AVERAGE([.E$2:.E26])" office:value-type="float" office:value="309.343927059211" calcext:value-type="float">
            <text:p>309.343927059211</text:p>
          </table:table-cell>
          <table:table-cell table:number-columns-repeated="4"/>
        </table:table-row>
        <table:table-row table:style-name="ro1">
          <table:table-cell office:value-type="float" office:value="0.226658517351748" calcext:value-type="float">
            <text:p>0.226658517351748</text:p>
          </table:table-cell>
          <table:table-cell table:formula="of:=AVERAGE([.A$2:.A27])" office:value-type="float" office:value="0.196061434802069" calcext:value-type="float">
            <text:p>0.196061434802069</text:p>
          </table:table-cell>
          <table:table-cell office:value-type="float" office:value="0" calcext:value-type="float">
            <text:p>0</text:p>
          </table:table-cell>
          <table:table-cell office:value-type="float" office:value="12.1522731115371" calcext:value-type="float">
            <text:p>12.1522731115371</text:p>
          </table:table-cell>
          <table:table-cell office:value-type="float" office:value="308.667737033042" calcext:value-type="float">
            <text:p>308.667737033042</text:p>
          </table:table-cell>
          <table:table-cell table:formula="of:=AVERAGE([.E$2:.E27])" office:value-type="float" office:value="309.317919750512" calcext:value-type="float">
            <text:p>309.317919750512</text:p>
          </table:table-cell>
          <table:table-cell table:number-columns-repeated="4"/>
        </table:table-row>
        <table:table-row table:style-name="ro1">
          <table:table-cell office:value-type="float" office:value="0.144540168312192" calcext:value-type="float">
            <text:p>0.144540168312192</text:p>
          </table:table-cell>
          <table:table-cell table:formula="of:=AVERAGE([.A$2:.A28])" office:value-type="float" office:value="0.194153239746889" calcext:value-type="float">
            <text:p>0.194153239746889</text:p>
          </table:table-cell>
          <table:table-cell office:value-type="float" office:value="0" calcext:value-type="float">
            <text:p>0</text:p>
          </table:table-cell>
          <table:table-cell office:value-type="float" office:value="12.2348384956539" calcext:value-type="float">
            <text:p>12.2348384956539</text:p>
          </table:table-cell>
          <table:table-cell office:value-type="float" office:value="310.764897789608" calcext:value-type="float">
            <text:p>310.764897789608</text:p>
          </table:table-cell>
          <table:table-cell table:formula="of:=AVERAGE([.E$2:.E28])" office:value-type="float" office:value="309.371511529738" calcext:value-type="float">
            <text:p>309.371511529738</text:p>
          </table:table-cell>
          <table:table-cell table:number-columns-repeated="4"/>
        </table:table-row>
        <table:table-row table:style-name="ro1">
          <table:table-cell office:value-type="float" office:value="0.287447074609995" calcext:value-type="float">
            <text:p>0.287447074609995</text:p>
          </table:table-cell>
          <table:table-cell table:formula="of:=AVERAGE([.A$2:.A29])" office:value-type="float" office:value="0.197485162420571" calcext:value-type="float">
            <text:p>0.197485162420571</text:p>
          </table:table-cell>
          <table:table-cell office:value-type="float" office:value="0" calcext:value-type="float">
            <text:p>0</text:p>
          </table:table-cell>
          <table:table-cell office:value-type="float" office:value="12.0939379672617" calcext:value-type="float">
            <text:p>12.0939379672617</text:p>
          </table:table-cell>
          <table:table-cell office:value-type="float" office:value="307.186024368446" calcext:value-type="float">
            <text:p>307.186024368446</text:p>
          </table:table-cell>
          <table:table-cell table:formula="of:=AVERAGE([.E$2:.E29])" office:value-type="float" office:value="309.293458416834" calcext:value-type="float">
            <text:p>309.293458416834</text:p>
          </table:table-cell>
          <table:table-cell table:number-columns-repeated="4"/>
        </table:table-row>
        <table:table-row table:style-name="ro1">
          <table:table-cell office:value-type="float" office:value="0.0952043916016816" calcext:value-type="float">
            <text:p>0.095204391601682</text:p>
          </table:table-cell>
          <table:table-cell table:formula="of:=AVERAGE([.A$2:.A30])" office:value-type="float" office:value="0.193958239288885" calcext:value-type="float">
            <text:p>0.193958239288885</text:p>
          </table:table-cell>
          <table:table-cell office:value-type="float" office:value="0" calcext:value-type="float">
            <text:p>0</text:p>
          </table:table-cell>
          <table:table-cell office:value-type="float" office:value="12.2847515460074" calcext:value-type="float">
            <text:p>12.2847515460074</text:p>
          </table:table-cell>
          <table:table-cell office:value-type="float" office:value="312.032689268588" calcext:value-type="float">
            <text:p>312.032689268588</text:p>
          </table:table-cell>
          <table:table-cell table:formula="of:=AVERAGE([.E$2:.E30])" office:value-type="float" office:value="309.387914653102" calcext:value-type="float">
            <text:p>309.387914653102</text:p>
          </table:table-cell>
          <table:table-cell table:number-columns-repeated="4"/>
        </table:table-row>
        <table:table-row table:style-name="ro1">
          <table:table-cell office:value-type="float" office:value="0.10031889528036" calcext:value-type="float">
            <text:p>0.10031889528036</text:p>
          </table:table-cell>
          <table:table-cell table:formula="of:=AVERAGE([.A$2:.A31])" office:value-type="float" office:value="0.190836927821934" calcext:value-type="float">
            <text:p>0.190836927821934</text:p>
          </table:table-cell>
          <table:table-cell office:value-type="float" office:value="0" calcext:value-type="float">
            <text:p>0</text:p>
          </table:table-cell>
          <table:table-cell office:value-type="float" office:value="12.2821456013709" calcext:value-type="float">
            <text:p>12.2821456013709</text:p>
          </table:table-cell>
          <table:table-cell office:value-type="float" office:value="311.966498274822" calcext:value-type="float">
            <text:p>311.966498274822</text:p>
          </table:table-cell>
          <table:table-cell table:formula="of:=AVERAGE([.E$2:.E31])" office:value-type="float" office:value="309.473867440492" calcext:value-type="float">
            <text:p>309.4738674404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$2:.A32])" office:value-type="float" office:value="0.184680897892194" calcext:value-type="float">
            <text:p>0.184680897892194</text:p>
          </table:table-cell>
          <table:table-cell office:value-type="float" office:value="0" calcext:value-type="float">
            <text:p>0</text:p>
          </table:table-cell>
          <table:table-cell office:value-type="float" office:value="12.2475443824023" calcext:value-type="float">
            <text:p>12.2475443824023</text:p>
          </table:table-cell>
          <table:table-cell office:value-type="float" office:value="311.087627313018" calcext:value-type="float">
            <text:p>311.087627313018</text:p>
          </table:table-cell>
          <table:table-cell table:formula="of:=AVERAGE([.E$2:.E32])" office:value-type="float" office:value="309.525924210574" calcext:value-type="float">
            <text:p>309.525924210574</text:p>
          </table:table-cell>
          <table:table-cell table:number-columns-repeated="4"/>
        </table:table-row>
        <table:table-row table:style-name="ro1">
          <table:table-cell office:value-type="float" office:value="0.0535679434388872" calcext:value-type="float">
            <text:p>0.053567943438887</text:p>
          </table:table-cell>
          <table:table-cell table:formula="of:=AVERAGE([.A$2:.A33])" office:value-type="float" office:value="0.180583618065529" calcext:value-type="float">
            <text:p>0.180583618065529</text:p>
          </table:table-cell>
          <table:table-cell office:value-type="float" office:value="0" calcext:value-type="float">
            <text:p>0</text:p>
          </table:table-cell>
          <table:table-cell office:value-type="float" office:value="12.3263680477232" calcext:value-type="float">
            <text:p>12.3263680477232</text:p>
          </table:table-cell>
          <table:table-cell office:value-type="float" office:value="313.089748412169" calcext:value-type="float">
            <text:p>313.089748412169</text:p>
          </table:table-cell>
          <table:table-cell table:formula="of:=AVERAGE([.E$2:.E33])" office:value-type="float" office:value="309.637293716874" calcext:value-type="float">
            <text:p>309.637293716874</text:p>
          </table:table-cell>
          <table:table-cell table:number-columns-repeated="4"/>
        </table:table-row>
        <table:table-row table:style-name="ro1">
          <table:table-cell office:value-type="float" office:value="0.0237726448804132" calcext:value-type="float">
            <text:p>0.023772644880413</text:p>
          </table:table-cell>
          <table:table-cell table:formula="of:=AVERAGE([.A$2:.A34])" office:value-type="float" office:value="0.175831770393252" calcext:value-type="float">
            <text:p>0.175831770393252</text:p>
          </table:table-cell>
          <table:table-cell office:value-type="float" office:value="0" calcext:value-type="float">
            <text:p>0</text:p>
          </table:table-cell>
          <table:table-cell office:value-type="float" office:value="12.3559298555195" calcext:value-type="float">
            <text:p>12.3559298555195</text:p>
          </table:table-cell>
          <table:table-cell office:value-type="float" office:value="313.840618330196" calcext:value-type="float">
            <text:p>313.840618330196</text:p>
          </table:table-cell>
          <table:table-cell table:formula="of:=AVERAGE([.E$2:.E34])" office:value-type="float" office:value="309.764667190005" calcext:value-type="float">
            <text:p>309.764667190005</text:p>
          </table:table-cell>
          <table:table-cell table:number-columns-repeated="4"/>
        </table:table-row>
        <table:table-row table:style-name="ro1">
          <table:table-cell office:value-type="float" office:value="0.0644117706924678" calcext:value-type="float">
            <text:p>0.064411770692468</text:p>
          </table:table-cell>
          <table:table-cell table:formula="of:=AVERAGE([.A$2:.A35])" office:value-type="float" office:value="0.172554711578523" calcext:value-type="float">
            <text:p>0.172554711578523</text:p>
          </table:table-cell>
          <table:table-cell office:value-type="float" office:value="0" calcext:value-type="float">
            <text:p>0</text:p>
          </table:table-cell>
          <table:table-cell office:value-type="float" office:value="12.3157964308053" calcext:value-type="float">
            <text:p>12.3157964308053</text:p>
          </table:table-cell>
          <table:table-cell office:value-type="float" office:value="312.821229342455" calcext:value-type="float">
            <text:p>312.821229342455</text:p>
          </table:table-cell>
          <table:table-cell table:formula="of:=AVERAGE([.E$2:.E35])" office:value-type="float" office:value="309.854566076842" calcext:value-type="float">
            <text:p>309.854566076842</text:p>
          </table:table-cell>
          <table:table-cell table:number-columns-repeated="4"/>
        </table:table-row>
        <table:table-row table:style-name="ro1">
          <table:table-cell office:value-type="float" office:value="0.421677276456355" calcext:value-type="float">
            <text:p>0.421677276456355</text:p>
          </table:table-cell>
          <table:table-cell table:formula="of:=AVERAGE([.A$2:.A36])" office:value-type="float" office:value="0.179672499146461" calcext:value-type="float">
            <text:p>0.179672499146461</text:p>
          </table:table-cell>
          <table:table-cell office:value-type="float" office:value="0" calcext:value-type="float">
            <text:p>0</text:p>
          </table:table-cell>
          <table:table-cell office:value-type="float" office:value="11.9570654478461" calcext:value-type="float">
            <text:p>11.9570654478461</text:p>
          </table:table-cell>
          <table:table-cell office:value-type="float" office:value="303.70946237529" calcext:value-type="float">
            <text:p>303.70946237529</text:p>
          </table:table-cell>
          <table:table-cell table:formula="of:=AVERAGE([.E$2:.E36])" office:value-type="float" office:value="309.678991685369" calcext:value-type="float">
            <text:p>309.67899168536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$2:.A37])" office:value-type="float" office:value="0.202459374170171" calcext:value-type="float">
            <text:p>0.202459374170171</text:p>
          </table:table-cell>
          <table:table-cell office:value-type="float" office:value="1" calcext:value-type="float">
            <text:p>1</text:p>
          </table:table-cell>
          <table:table-cell office:value-type="float" office:value="11.8881856730223" calcext:value-type="float">
            <text:p>11.8881856730223</text:p>
          </table:table-cell>
          <table:table-cell office:value-type="float" office:value="301.959916094766" calcext:value-type="float">
            <text:p>301.959916094766</text:p>
          </table:table-cell>
          <table:table-cell table:formula="of:=AVERAGE([.E$2:.E37])" office:value-type="float" office:value="309.464572918963" calcext:value-type="float">
            <text:p>309.464572918963</text:p>
          </table:table-cell>
          <table:table-cell table:number-columns-repeated="4"/>
        </table:table-row>
        <table:table-row table:style-name="ro1">
          <table:table-cell office:value-type="float" office:value="0.149768484070897" calcext:value-type="float">
            <text:p>0.149768484070897</text:p>
          </table:table-cell>
          <table:table-cell table:formula="of:=AVERAGE([.A$2:.A38])" office:value-type="float" office:value="0.20103529605938" calcext:value-type="float">
            <text:p>0.20103529605938</text:p>
          </table:table-cell>
          <table:table-cell office:value-type="float" office:value="0" calcext:value-type="float">
            <text:p>0</text:p>
          </table:table-cell>
          <table:table-cell office:value-type="float" office:value="12.2349804674238" calcext:value-type="float">
            <text:p>12.2349804674238</text:p>
          </table:table-cell>
          <table:table-cell office:value-type="float" office:value="310.768503872564" calcext:value-type="float">
            <text:p>310.768503872564</text:p>
          </table:table-cell>
          <table:table-cell table:formula="of:=AVERAGE([.E$2:.E38])" office:value-type="float" office:value="309.499814296087" calcext:value-type="float">
            <text:p>309.499814296087</text:p>
          </table:table-cell>
          <table:table-cell table:number-columns-repeated="4"/>
        </table:table-row>
        <table:table-row table:style-name="ro1">
          <table:table-cell office:value-type="float" office:value="0.376742624613643" calcext:value-type="float">
            <text:p>0.376742624613643</text:p>
          </table:table-cell>
          <table:table-cell table:formula="of:=AVERAGE([.A$2:.A39])" office:value-type="float" office:value="0.205659173126597" calcext:value-type="float">
            <text:p>0.205659173126597</text:p>
          </table:table-cell>
          <table:table-cell office:value-type="float" office:value="0" calcext:value-type="float">
            <text:p>0</text:p>
          </table:table-cell>
          <table:table-cell office:value-type="float" office:value="12.0030173684865" calcext:value-type="float">
            <text:p>12.0030173684865</text:p>
          </table:table-cell>
          <table:table-cell office:value-type="float" office:value="304.876641159558" calcext:value-type="float">
            <text:p>304.876641159558</text:p>
          </table:table-cell>
          <table:table-cell table:formula="of:=AVERAGE([.E$2:.E39])" office:value-type="float" office:value="309.378151845126" calcext:value-type="float">
            <text:p>309.378151845126</text:p>
          </table:table-cell>
          <table:table-cell table:number-columns-repeated="4"/>
        </table:table-row>
        <table:table-row table:style-name="ro1">
          <table:table-cell office:value-type="float" office:value="0.444668489941954" calcext:value-type="float">
            <text:p>0.444668489941954</text:p>
          </table:table-cell>
          <table:table-cell table:formula="of:=AVERAGE([.A$2:.A40])" office:value-type="float" office:value="0.211787617147504" calcext:value-type="float">
            <text:p>0.211787617147504</text:p>
          </table:table-cell>
          <table:table-cell office:value-type="float" office:value="0" calcext:value-type="float">
            <text:p>0</text:p>
          </table:table-cell>
          <table:table-cell office:value-type="float" office:value="11.935966800186" calcext:value-type="float">
            <text:p>11.935966800186</text:p>
          </table:table-cell>
          <table:table-cell office:value-type="float" office:value="303.173556724725" calcext:value-type="float">
            <text:p>303.173556724725</text:p>
          </table:table-cell>
          <table:table-cell table:formula="of:=AVERAGE([.E$2:.E40])" office:value-type="float" office:value="309.219059662552" calcext:value-type="float">
            <text:p>309.219059662552</text:p>
          </table:table-cell>
          <table:table-cell table:number-columns-repeated="4"/>
        </table:table-row>
        <table:table-row table:style-name="ro1">
          <table:table-cell office:value-type="float" office:value="0.462240136441588" calcext:value-type="float">
            <text:p>0.462240136441588</text:p>
          </table:table-cell>
          <table:table-cell table:formula="of:=AVERAGE([.A$2:.A41])" office:value-type="float" office:value="0.218048930129856" calcext:value-type="float">
            <text:p>0.218048930129856</text:p>
          </table:table-cell>
          <table:table-cell office:value-type="float" office:value="0" calcext:value-type="float">
            <text:p>0</text:p>
          </table:table-cell>
          <table:table-cell office:value-type="float" office:value="11.9184632062703" calcext:value-type="float">
            <text:p>11.9184632062703</text:p>
          </table:table-cell>
          <table:table-cell office:value-type="float" office:value="302.728965439266" calcext:value-type="float">
            <text:p>302.728965439266</text:p>
          </table:table-cell>
          <table:table-cell table:formula="of:=AVERAGE([.E$2:.E41])" office:value-type="float" office:value="309.05680730697" calcext:value-type="float">
            <text:p>309.05680730697</text:p>
          </table:table-cell>
          <table:table-cell table:number-columns-repeated="4"/>
        </table:table-row>
        <table:table-row table:style-name="ro1">
          <table:table-cell office:value-type="float" office:value="0.130164646616578" calcext:value-type="float">
            <text:p>0.130164646616578</text:p>
          </table:table-cell>
          <table:table-cell table:formula="of:=AVERAGE([.A$2:.A42])" office:value-type="float" office:value="0.215905411019776" calcext:value-type="float">
            <text:p>0.215905411019776</text:p>
          </table:table-cell>
          <table:table-cell office:value-type="float" office:value="0" calcext:value-type="float">
            <text:p>0</text:p>
          </table:table-cell>
          <table:table-cell office:value-type="float" office:value="12.2516451372445" calcext:value-type="float">
            <text:p>12.2516451372445</text:p>
          </table:table-cell>
          <table:table-cell office:value-type="float" office:value="311.191786486009" calcext:value-type="float">
            <text:p>311.191786486009</text:p>
          </table:table-cell>
          <table:table-cell table:formula="of:=AVERAGE([.E$2:.E42])" office:value-type="float" office:value="309.108879969873" calcext:value-type="float">
            <text:p>309.10887996987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$2:.A43])" office:value-type="float" office:value="0.234574329805019" calcext:value-type="float">
            <text:p>0.234574329805019</text:p>
          </table:table-cell>
          <table:table-cell office:value-type="float" office:value="1" calcext:value-type="float">
            <text:p>1</text:p>
          </table:table-cell>
          <table:table-cell office:value-type="float" office:value="11.8683307449996" calcext:value-type="float">
            <text:p>11.8683307449996</text:p>
          </table:table-cell>
          <table:table-cell office:value-type="float" office:value="301.455600922991" calcext:value-type="float">
            <text:p>301.455600922991</text:p>
          </table:table-cell>
          <table:table-cell table:formula="of:=AVERAGE([.E$2:.E43])" office:value-type="float" office:value="308.926659040185" calcext:value-type="float">
            <text:p>308.92665904018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$2:.A44])" office:value-type="float" office:value="0.252374926786298" calcext:value-type="float">
            <text:p>0.252374926786298</text:p>
          </table:table-cell>
          <table:table-cell office:value-type="float" office:value="1" calcext:value-type="float">
            <text:p>1</text:p>
          </table:table-cell>
          <table:table-cell office:value-type="float" office:value="11.8818075032592" calcext:value-type="float">
            <text:p>11.8818075032592</text:p>
          </table:table-cell>
          <table:table-cell office:value-type="float" office:value="301.797910582783" calcext:value-type="float">
            <text:p>301.797910582783</text:p>
          </table:table-cell>
          <table:table-cell table:formula="of:=AVERAGE([.E$2:.E44])" office:value-type="float" office:value="308.760874192339" calcext:value-type="float">
            <text:p>308.760874192339</text:p>
          </table:table-cell>
          <table:table-cell table:number-columns-repeated="4"/>
        </table:table-row>
        <table:table-row table:style-name="ro1">
          <table:table-cell office:value-type="float" office:value="0.165683402147888" calcext:value-type="float">
            <text:p>0.165683402147888</text:p>
          </table:table-cell>
          <table:table-cell table:formula="of:=AVERAGE([.A$2:.A45])" office:value-type="float" office:value="0.250404664862698" calcext:value-type="float">
            <text:p>0.250404664862698</text:p>
          </table:table-cell>
          <table:table-cell office:value-type="float" office:value="0" calcext:value-type="float">
            <text:p>0</text:p>
          </table:table-cell>
          <table:table-cell office:value-type="float" office:value="12.2174557537407" calcext:value-type="float">
            <text:p>12.2174557537407</text:p>
          </table:table-cell>
          <table:table-cell office:value-type="float" office:value="310.323376145013" calcext:value-type="float">
            <text:p>310.323376145013</text:p>
          </table:table-cell>
          <table:table-cell table:formula="of:=AVERAGE([.E$2:.E45])" office:value-type="float" office:value="308.796385600354" calcext:value-type="float">
            <text:p>308.796385600354</text:p>
          </table:table-cell>
          <table:table-cell table:number-columns-repeated="4"/>
        </table:table-row>
        <table:table-row table:style-name="ro1">
          <table:table-cell office:value-type="float" office:value="0.127847338801622" calcext:value-type="float">
            <text:p>0.127847338801622</text:p>
          </table:table-cell>
          <table:table-cell table:formula="of:=AVERAGE([.A$2:.A46])" office:value-type="float" office:value="0.247681168728007" calcext:value-type="float">
            <text:p>0.247681168728007</text:p>
          </table:table-cell>
          <table:table-cell office:value-type="float" office:value="0" calcext:value-type="float">
            <text:p>0</text:p>
          </table:table-cell>
          <table:table-cell office:value-type="float" office:value="12.2521484917015" calcext:value-type="float">
            <text:p>12.2521484917015</text:p>
          </table:table-cell>
          <table:table-cell office:value-type="float" office:value="311.204571689218" calcext:value-type="float">
            <text:p>311.204571689218</text:p>
          </table:table-cell>
          <table:table-cell table:formula="of:=AVERAGE([.E$2:.E46])" office:value-type="float" office:value="308.849900846773" calcext:value-type="float">
            <text:p>308.84990084677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$2:.A47])" office:value-type="float" office:value="0.264035925929572" calcext:value-type="float">
            <text:p>0.264035925929572</text:p>
          </table:table-cell>
          <table:table-cell office:value-type="float" office:value="1" calcext:value-type="float">
            <text:p>1</text:p>
          </table:table-cell>
          <table:table-cell office:value-type="float" office:value="11.875881061855" calcext:value-type="float">
            <text:p>11.875881061855</text:p>
          </table:table-cell>
          <table:table-cell office:value-type="float" office:value="301.647378971116" calcext:value-type="float">
            <text:p>301.647378971116</text:p>
          </table:table-cell>
          <table:table-cell table:formula="of:=AVERAGE([.E$2:.E47])" office:value-type="float" office:value="308.693324284259" calcext:value-type="float">
            <text:p>308.69332428425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$2:.A48])" office:value-type="float" office:value="0.258418140271496" calcext:value-type="float">
            <text:p>0.258418140271496</text:p>
          </table:table-cell>
          <table:table-cell office:value-type="float" office:value="0" calcext:value-type="float">
            <text:p>0</text:p>
          </table:table-cell>
          <table:table-cell office:value-type="float" office:value="12.0278377884954" calcext:value-type="float">
            <text:p>12.0278377884954</text:p>
          </table:table-cell>
          <table:table-cell office:value-type="float" office:value="305.507079827784" calcext:value-type="float">
            <text:p>305.507079827784</text:p>
          </table:table-cell>
          <table:table-cell table:formula="of:=AVERAGE([.E$2:.E48])" office:value-type="float" office:value="308.625531849015" calcext:value-type="float">
            <text:p>308.6255318490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$2:.A49])" office:value-type="float" office:value="0.25303442901584" calcext:value-type="float">
            <text:p>0.25303442901584</text:p>
          </table:table-cell>
          <table:table-cell office:value-type="float" office:value="0" calcext:value-type="float">
            <text:p>0</text:p>
          </table:table-cell>
          <table:table-cell office:value-type="float" office:value="12.1082031968385" calcext:value-type="float">
            <text:p>12.1082031968385</text:p>
          </table:table-cell>
          <table:table-cell office:value-type="float" office:value="307.548361199698" calcext:value-type="float">
            <text:p>307.548361199698</text:p>
          </table:table-cell>
          <table:table-cell table:formula="of:=AVERAGE([.E$2:.E49])" office:value-type="float" office:value="308.603090793821" calcext:value-type="float">
            <text:p>308.60309079382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$2:.A50])" office:value-type="float" office:value="0.247870461076741" calcext:value-type="float">
            <text:p>0.247870461076741</text:p>
          </table:table-cell>
          <table:table-cell office:value-type="float" office:value="0" calcext:value-type="float">
            <text:p>0</text:p>
          </table:table-cell>
          <table:table-cell office:value-type="float" office:value="12.223931309098" calcext:value-type="float">
            <text:p>12.223931309098</text:p>
          </table:table-cell>
          <table:table-cell office:value-type="float" office:value="310.487855251089" calcext:value-type="float">
            <text:p>310.487855251089</text:p>
          </table:table-cell>
          <table:table-cell table:formula="of:=AVERAGE([.E$2:.E50])" office:value-type="float" office:value="308.641555374581" calcext:value-type="float">
            <text:p>308.641555374581</text:p>
          </table:table-cell>
          <table:table-cell table:number-columns-repeated="4"/>
        </table:table-row>
        <table:table-row table:style-name="ro1">
          <table:table-cell office:value-type="float" office:value="0.160065544012189" calcext:value-type="float">
            <text:p>0.160065544012189</text:p>
          </table:table-cell>
          <table:table-cell table:formula="of:=AVERAGE([.A$2:.A51])" office:value-type="float" office:value="0.24611436273545" calcext:value-type="float">
            <text:p>0.24611436273545</text:p>
          </table:table-cell>
          <table:table-cell office:value-type="float" office:value="0" calcext:value-type="float">
            <text:p>0</text:p>
          </table:table-cell>
          <table:table-cell office:value-type="float" office:value="12.2185927012205" calcext:value-type="float">
            <text:p>12.2185927012205</text:p>
          </table:table-cell>
          <table:table-cell office:value-type="float" office:value="310.352254611001" calcext:value-type="float">
            <text:p>310.352254611001</text:p>
          </table:table-cell>
          <table:table-cell table:formula="of:=AVERAGE([.E$2:.E51])" office:value-type="float" office:value="308.67576935931" calcext:value-type="float">
            <text:p>308.67576935931</text:p>
          </table:table-cell>
          <table:table-cell table:number-columns-repeated="4"/>
        </table:table-row>
        <table:table-row table:style-name="ro1">
          <table:table-cell office:value-type="float" office:value="0.17110531577468" calcext:value-type="float">
            <text:p>0.17110531577468</text:p>
          </table:table-cell>
          <table:table-cell table:formula="of:=AVERAGE([.A3:.A52])" office:value-type="float" office:value="0.245870804884195" calcext:value-type="float">
            <text:p>0.245870804884195</text:p>
          </table:table-cell>
          <table:table-cell office:value-type="float" office:value="0" calcext:value-type="float">
            <text:p>0</text:p>
          </table:table-cell>
          <table:table-cell office:value-type="float" office:value="12.2092260843664" calcext:value-type="float">
            <text:p>12.2092260843664</text:p>
          </table:table-cell>
          <table:table-cell office:value-type="float" office:value="310.114342542908" calcext:value-type="float">
            <text:p>310.114342542908</text:p>
          </table:table-cell>
          <table:table-cell table:formula="of:=AVERAGE([.E3:.E52])" office:value-type="float" office:value="308.681398425002" calcext:value-type="float">
            <text:p>308.681398425002</text:p>
          </table:table-cell>
          <table:table-cell table:number-columns-repeated="4"/>
        </table:table-row>
        <table:table-row table:style-name="ro1">
          <table:table-cell office:value-type="float" office:value="0.173544648912548" calcext:value-type="float">
            <text:p>0.173544648912548</text:p>
          </table:table-cell>
          <table:table-cell table:formula="of:=AVERAGE([.A4:.A53])" office:value-type="float" office:value="0.243048945825398" calcext:value-type="float">
            <text:p>0.243048945825398</text:p>
          </table:table-cell>
          <table:table-cell office:value-type="float" office:value="0" calcext:value-type="float">
            <text:p>0</text:p>
          </table:table-cell>
          <table:table-cell office:value-type="float" office:value="12.2077312741607" calcext:value-type="float">
            <text:p>12.2077312741607</text:p>
          </table:table-cell>
          <table:table-cell office:value-type="float" office:value="310.076374363683" calcext:value-type="float">
            <text:p>310.076374363683</text:p>
          </table:table-cell>
          <table:table-cell table:formula="of:=AVERAGE([.E4:.E53])" office:value-type="float" office:value="308.752294611967" calcext:value-type="float">
            <text:p>308.752294611967</text:p>
          </table:table-cell>
          <table:table-cell table:number-columns-repeated="4"/>
        </table:table-row>
        <table:table-row table:style-name="ro1">
          <table:table-cell office:value-type="float" office:value="0.16218925395906" calcext:value-type="float">
            <text:p>0.16218925395906</text:p>
          </table:table-cell>
          <table:table-cell table:formula="of:=AVERAGE([.A5:.A54])" office:value-type="float" office:value="0.24240157802093" calcext:value-type="float">
            <text:p>0.24240157802093</text:p>
          </table:table-cell>
          <table:table-cell office:value-type="float" office:value="0" calcext:value-type="float">
            <text:p>0</text:p>
          </table:table-cell>
          <table:table-cell office:value-type="float" office:value="12.2141305636913" calcext:value-type="float">
            <text:p>12.2141305636913</text:p>
          </table:table-cell>
          <table:table-cell office:value-type="float" office:value="310.238916317758" calcext:value-type="float">
            <text:p>310.238916317758</text:p>
          </table:table-cell>
          <table:table-cell table:formula="of:=AVERAGE([.E5:.E54])" office:value-type="float" office:value="308.766980012277" calcext:value-type="float">
            <text:p>308.766980012277</text:p>
          </table:table-cell>
          <table:table-cell table:number-columns-repeated="4"/>
        </table:table-row>
        <table:table-row table:style-name="ro1">
          <table:table-cell office:value-type="float" office:value="0.158502681222558" calcext:value-type="float">
            <text:p>0.158502681222558</text:p>
          </table:table-cell>
          <table:table-cell table:formula="of:=AVERAGE([.A6:.A55])" office:value-type="float" office:value="0.240857441425085" calcext:value-type="float">
            <text:p>0.240857441425085</text:p>
          </table:table-cell>
          <table:table-cell office:value-type="float" office:value="0" calcext:value-type="float">
            <text:p>0</text:p>
          </table:table-cell>
          <table:table-cell office:value-type="float" office:value="12.2250682565779" calcext:value-type="float">
            <text:p>12.2250682565779</text:p>
          </table:table-cell>
          <table:table-cell office:value-type="float" office:value="310.516733717077" calcext:value-type="float">
            <text:p>310.516733717077</text:p>
          </table:table-cell>
          <table:table-cell table:formula="of:=AVERAGE([.E6:.E55])" office:value-type="float" office:value="308.806130748293" calcext:value-type="float">
            <text:p>308.806130748293</text:p>
          </table:table-cell>
          <table:table-cell table:number-columns-repeated="4"/>
        </table:table-row>
        <table:table-row table:style-name="ro1">
          <table:table-cell office:value-type="float" office:value="0.157316454285384" calcext:value-type="float">
            <text:p>0.157316454285384</text:p>
          </table:table-cell>
          <table:table-cell table:formula="of:=AVERAGE([.A7:.A56])" office:value-type="float" office:value="0.238989046000004" calcext:value-type="float">
            <text:p>0.238989046000004</text:p>
          </table:table-cell>
          <table:table-cell office:value-type="float" office:value="0" calcext:value-type="float">
            <text:p>0</text:p>
          </table:table-cell>
          <table:table-cell office:value-type="float" office:value="12.2213230178207" calcext:value-type="float">
            <text:p>12.2213230178207</text:p>
          </table:table-cell>
          <table:table-cell office:value-type="float" office:value="310.421604652646" calcext:value-type="float">
            <text:p>310.421604652646</text:p>
          </table:table-cell>
          <table:table-cell table:formula="of:=AVERAGE([.E7:.E56])" office:value-type="float" office:value="308.854398615697" calcext:value-type="float">
            <text:p>308.854398615697</text:p>
          </table:table-cell>
          <table:table-cell table:number-columns-repeated="4"/>
        </table:table-row>
        <table:table-row table:style-name="ro1">
          <table:table-cell office:value-type="float" office:value="0.17939482448995" calcext:value-type="float">
            <text:p>0.17939482448995</text:p>
          </table:table-cell>
          <table:table-cell table:formula="of:=AVERAGE([.A8:.A57])" office:value-type="float" office:value="0.241585369409084" calcext:value-type="float">
            <text:p>0.241585369409084</text:p>
          </table:table-cell>
          <table:table-cell office:value-type="float" office:value="0" calcext:value-type="float">
            <text:p>0</text:p>
          </table:table-cell>
          <table:table-cell office:value-type="float" office:value="12.1998418677062" calcext:value-type="float">
            <text:p>12.1998418677062</text:p>
          </table:table-cell>
          <table:table-cell office:value-type="float" office:value="309.875983439737" calcext:value-type="float">
            <text:p>309.875983439737</text:p>
          </table:table-cell>
          <table:table-cell table:formula="of:=AVERAGE([.E8:.E57])" office:value-type="float" office:value="308.789141031172" calcext:value-type="float">
            <text:p>308.789141031172</text:p>
          </table:table-cell>
          <table:table-cell table:number-columns-repeated="4"/>
        </table:table-row>
        <table:table-row table:style-name="ro1">
          <table:table-cell office:value-type="float" office:value="0.162107121530175" calcext:value-type="float">
            <text:p>0.162107121530175</text:p>
          </table:table-cell>
          <table:table-cell table:formula="of:=AVERAGE([.A9:.A58])" office:value-type="float" office:value="0.236617882778108" calcext:value-type="float">
            <text:p>0.236617882778108</text:p>
          </table:table-cell>
          <table:table-cell office:value-type="float" office:value="0" calcext:value-type="float">
            <text:p>0</text:p>
          </table:table-cell>
          <table:table-cell office:value-type="float" office:value="12.2186267275125" calcext:value-type="float">
            <text:p>12.2186267275125</text:p>
          </table:table-cell>
          <table:table-cell office:value-type="float" office:value="310.353118878817" calcext:value-type="float">
            <text:p>310.353118878817</text:p>
          </table:table-cell>
          <table:table-cell table:formula="of:=AVERAGE([.E9:.E58])" office:value-type="float" office:value="308.916146676842" calcext:value-type="float">
            <text:p>308.916146676842</text:p>
          </table:table-cell>
          <table:table-cell table:number-columns-repeated="4"/>
        </table:table-row>
        <table:table-row table:style-name="ro1">
          <table:table-cell office:value-type="float" office:value="0.142729734915495" calcext:value-type="float">
            <text:p>0.142729734915495</text:p>
          </table:table-cell>
          <table:table-cell table:formula="of:=AVERAGE([.A10:.A59])" office:value-type="float" office:value="0.236580430390537" calcext:value-type="float">
            <text:p>0.236580430390537</text:p>
          </table:table-cell>
          <table:table-cell office:value-type="float" office:value="0" calcext:value-type="float">
            <text:p>0</text:p>
          </table:table-cell>
          <table:table-cell office:value-type="float" office:value="12.2367345814407" calcext:value-type="float">
            <text:p>12.2367345814407</text:p>
          </table:table-cell>
          <table:table-cell office:value-type="float" office:value="310.813058368593" calcext:value-type="float">
            <text:p>310.813058368593</text:p>
          </table:table-cell>
          <table:table-cell table:formula="of:=AVERAGE([.E10:.E59])" office:value-type="float" office:value="308.916646760082" calcext:value-type="float">
            <text:p>308.91664676008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1:.A60])" office:value-type="float" office:value="0.253847180489302" calcext:value-type="float">
            <text:p>0.253847180489302</text:p>
          </table:table-cell>
          <table:table-cell office:value-type="float" office:value="1" calcext:value-type="float">
            <text:p>1</text:p>
          </table:table-cell>
          <table:table-cell office:value-type="float" office:value="11.871610175553" calcext:value-type="float">
            <text:p>11.871610175553</text:p>
          </table:table-cell>
          <table:table-cell office:value-type="float" office:value="301.538898459045" calcext:value-type="float">
            <text:p>301.538898459045</text:p>
          </table:table-cell>
          <table:table-cell table:formula="of:=AVERAGE([.E11:.E60])" office:value-type="float" office:value="308.727557478935" calcext:value-type="float">
            <text:p>308.72755747893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2:.A61])" office:value-type="float" office:value="0.269655375983119" calcext:value-type="float">
            <text:p>0.269655375983119</text:p>
          </table:table-cell>
          <table:table-cell office:value-type="float" office:value="1" calcext:value-type="float">
            <text:p>1</text:p>
          </table:table-cell>
          <table:table-cell office:value-type="float" office:value="11.8545055105776" calcext:value-type="float">
            <text:p>11.8545055105776</text:p>
          </table:table-cell>
          <table:table-cell office:value-type="float" office:value="301.10443996867" calcext:value-type="float">
            <text:p>301.10443996867</text:p>
          </table:table-cell>
          <table:table-cell table:formula="of:=AVERAGE([.E12:.E61])" office:value-type="float" office:value="308.568464251469" calcext:value-type="float">
            <text:p>308.56846425146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3:.A62])" office:value-type="float" office:value="0.283816816277802" calcext:value-type="float">
            <text:p>0.283816816277802</text:p>
          </table:table-cell>
          <table:table-cell office:value-type="float" office:value="1" calcext:value-type="float">
            <text:p>1</text:p>
          </table:table-cell>
          <table:table-cell office:value-type="float" office:value="11.8846375520945" calcext:value-type="float">
            <text:p>11.8846375520945</text:p>
          </table:table-cell>
          <table:table-cell office:value-type="float" office:value="301.869793823199" calcext:value-type="float">
            <text:p>301.869793823199</text:p>
          </table:table-cell>
          <table:table-cell table:formula="of:=AVERAGE([.E13:.E62])" office:value-type="float" office:value="308.464985763889" calcext:value-type="float">
            <text:p>308.46498576388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4:.A63])" office:value-type="float" office:value="0.300781553702354" calcext:value-type="float">
            <text:p>0.300781553702354</text:p>
          </table:table-cell>
          <table:table-cell office:value-type="float" office:value="1" calcext:value-type="float">
            <text:p>1</text:p>
          </table:table-cell>
          <table:table-cell office:value-type="float" office:value="11.8805426638544" calcext:value-type="float">
            <text:p>11.8805426638544</text:p>
          </table:table-cell>
          <table:table-cell office:value-type="float" office:value="301.765783661901" calcext:value-type="float">
            <text:p>301.765783661901</text:p>
          </table:table-cell>
          <table:table-cell table:formula="of:=AVERAGE([.E14:.E63])" office:value-type="float" office:value="308.287664830161" calcext:value-type="float">
            <text:p>308.28766483016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5:.A64])" office:value-type="float" office:value="0.313526092266738" calcext:value-type="float">
            <text:p>0.313526092266738</text:p>
          </table:table-cell>
          <table:table-cell office:value-type="float" office:value="1" calcext:value-type="float">
            <text:p>1</text:p>
          </table:table-cell>
          <table:table-cell office:value-type="float" office:value="11.8766073471904" calcext:value-type="float">
            <text:p>11.8766073471904</text:p>
          </table:table-cell>
          <table:table-cell office:value-type="float" office:value="301.665826618636" calcext:value-type="float">
            <text:p>301.665826618636</text:p>
          </table:table-cell>
          <table:table-cell table:formula="of:=AVERAGE([.E15:.E64])" office:value-type="float" office:value="308.216549297984" calcext:value-type="float">
            <text:p>308.21654929798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6:.A65])" office:value-type="float" office:value="0.329391240733385" calcext:value-type="float">
            <text:p>0.329391240733385</text:p>
          </table:table-cell>
          <table:table-cell office:value-type="float" office:value="1" calcext:value-type="float">
            <text:p>1</text:p>
          </table:table-cell>
          <table:table-cell office:value-type="float" office:value="11.8682732522994" calcext:value-type="float">
            <text:p>11.8682732522994</text:p>
          </table:table-cell>
          <table:table-cell office:value-type="float" office:value="301.454140608405" calcext:value-type="float">
            <text:p>301.454140608405</text:p>
          </table:table-cell>
          <table:table-cell table:formula="of:=AVERAGE([.E16:.E65])" office:value-type="float" office:value="308.062108215555" calcext:value-type="float">
            <text:p>308.06210821555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7:.A66])" office:value-type="float" office:value="0.345694741706192" calcext:value-type="float">
            <text:p>0.345694741706192</text:p>
          </table:table-cell>
          <table:table-cell office:value-type="float" office:value="1" calcext:value-type="float">
            <text:p>1</text:p>
          </table:table-cell>
          <table:table-cell office:value-type="float" office:value="11.8700273663163" calcext:value-type="float">
            <text:p>11.8700273663163</text:p>
          </table:table-cell>
          <table:table-cell office:value-type="float" office:value="301.498695104434" calcext:value-type="float">
            <text:p>301.498695104434</text:p>
          </table:table-cell>
          <table:table-cell table:formula="of:=AVERAGE([.E17:.E66])" office:value-type="float" office:value="307.897688714155" calcext:value-type="float">
            <text:p>307.897688714155</text:p>
          </table:table-cell>
          <table:table-cell table:number-columns-repeated="4"/>
        </table:table-row>
        <table:table-row table:style-name="ro1">
          <table:table-cell office:value-type="float" office:value="0.203626237651706" calcext:value-type="float">
            <text:p>0.203626237651706</text:p>
          </table:table-cell>
          <table:table-cell table:formula="of:=AVERAGE([.A18:.A67])" office:value-type="float" office:value="0.343696342379391" calcext:value-type="float">
            <text:p>0.343696342379391</text:p>
          </table:table-cell>
          <table:table-cell office:value-type="float" office:value="0" calcext:value-type="float">
            <text:p>0</text:p>
          </table:table-cell>
          <table:table-cell office:value-type="float" office:value="12.1771216912359" calcext:value-type="float">
            <text:p>12.1771216912359</text:p>
          </table:table-cell>
          <table:table-cell office:value-type="float" office:value="309.298890957392" calcext:value-type="float">
            <text:p>309.298890957392</text:p>
          </table:table-cell>
          <table:table-cell table:formula="of:=AVERAGE([.E18:.E67])" office:value-type="float" office:value="307.948468918693" calcext:value-type="float">
            <text:p>307.9484689186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9:.A68])" office:value-type="float" office:value="0.356070393290281" calcext:value-type="float">
            <text:p>0.356070393290281</text:p>
          </table:table-cell>
          <table:table-cell office:value-type="float" office:value="1" calcext:value-type="float">
            <text:p>1</text:p>
          </table:table-cell>
          <table:table-cell office:value-type="float" office:value="11.8759866606921" calcext:value-type="float">
            <text:p>11.8759866606921</text:p>
          </table:table-cell>
          <table:table-cell office:value-type="float" office:value="301.650061181579" calcext:value-type="float">
            <text:p>301.650061181579</text:p>
          </table:table-cell>
          <table:table-cell table:formula="of:=AVERAGE([.E19:.E68])" office:value-type="float" office:value="307.88592155883" calcext:value-type="float">
            <text:p>307.8859215588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0:.A69])" office:value-type="float" office:value="0.370669599430919" calcext:value-type="float">
            <text:p>0.370669599430919</text:p>
          </table:table-cell>
          <table:table-cell office:value-type="float" office:value="1" calcext:value-type="float">
            <text:p>1</text:p>
          </table:table-cell>
          <table:table-cell office:value-type="float" office:value="11.8761321524233" calcext:value-type="float">
            <text:p>11.8761321524233</text:p>
          </table:table-cell>
          <table:table-cell office:value-type="float" office:value="301.653756671551" calcext:value-type="float">
            <text:p>301.653756671551</text:p>
          </table:table-cell>
          <table:table-cell table:formula="of:=AVERAGE([.E20:.E69])" office:value-type="float" office:value="307.766731278403" calcext:value-type="float">
            <text:p>307.7667312784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1:.A70])" office:value-type="float" office:value="0.388782712476134" calcext:value-type="float">
            <text:p>0.388782712476134</text:p>
          </table:table-cell>
          <table:table-cell office:value-type="float" office:value="1" calcext:value-type="float">
            <text:p>1</text:p>
          </table:table-cell>
          <table:table-cell office:value-type="float" office:value="11.8748649663776" calcext:value-type="float">
            <text:p>11.8748649663776</text:p>
          </table:table-cell>
          <table:table-cell office:value-type="float" office:value="301.621570145991" calcext:value-type="float">
            <text:p>301.621570145991</text:p>
          </table:table-cell>
          <table:table-cell table:formula="of:=AVERAGE([.E21:.E70])" office:value-type="float" office:value="307.557625554638" calcext:value-type="float">
            <text:p>307.55762555463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2:.A71])" office:value-type="float" office:value="0.405139928057432" calcext:value-type="float">
            <text:p>0.405139928057432</text:p>
          </table:table-cell>
          <table:table-cell office:value-type="float" office:value="1" calcext:value-type="float">
            <text:p>1</text:p>
          </table:table-cell>
          <table:table-cell office:value-type="float" office:value="11.8669133739412" calcext:value-type="float">
            <text:p>11.8669133739412</text:p>
          </table:table-cell>
          <table:table-cell office:value-type="float" office:value="301.419599698106" calcext:value-type="float">
            <text:p>301.419599698106</text:p>
          </table:table-cell>
          <table:table-cell table:formula="of:=AVERAGE([.E22:.E71])" office:value-type="float" office:value="307.389247706642" calcext:value-type="float">
            <text:p>307.38924770664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3:.A72])" office:value-type="float" office:value="0.423017133300483" calcext:value-type="float">
            <text:p>0.423017133300483</text:p>
          </table:table-cell>
          <table:table-cell office:value-type="float" office:value="1" calcext:value-type="float">
            <text:p>1</text:p>
          </table:table-cell>
          <table:table-cell office:value-type="float" office:value="11.8916035553843" calcext:value-type="float">
            <text:p>11.8916035553843</text:p>
          </table:table-cell>
          <table:table-cell office:value-type="float" office:value="302.046730306761" calcext:value-type="float">
            <text:p>302.046730306761</text:p>
          </table:table-cell>
          <table:table-cell table:formula="of:=AVERAGE([.E23:.E72])" office:value-type="float" office:value="307.196319884298" calcext:value-type="float">
            <text:p>307.19631988429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4:.A73])" office:value-type="float" office:value="0.440834170672774" calcext:value-type="float">
            <text:p>0.440834170672774</text:p>
          </table:table-cell>
          <table:table-cell office:value-type="float" office:value="1" calcext:value-type="float">
            <text:p>1</text:p>
          </table:table-cell>
          <table:table-cell office:value-type="float" office:value="11.8814379073292" calcext:value-type="float">
            <text:p>11.8814379073292</text:p>
          </table:table-cell>
          <table:table-cell office:value-type="float" office:value="301.788522846162" calcext:value-type="float">
            <text:p>301.788522846162</text:p>
          </table:table-cell>
          <table:table-cell table:formula="of:=AVERAGE([.E24:.E73])" office:value-type="float" office:value="306.998414475381" calcext:value-type="float">
            <text:p>306.99841447538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5:.A74])" office:value-type="float" office:value="0.460834170672774" calcext:value-type="float">
            <text:p>0.460834170672774</text:p>
          </table:table-cell>
          <table:table-cell office:value-type="float" office:value="1" calcext:value-type="float">
            <text:p>1</text:p>
          </table:table-cell>
          <table:table-cell office:value-type="float" office:value="11.8780869042307" calcext:value-type="float">
            <text:p>11.8780869042307</text:p>
          </table:table-cell>
          <table:table-cell office:value-type="float" office:value="301.70340736746" calcext:value-type="float">
            <text:p>301.70340736746</text:p>
          </table:table-cell>
          <table:table-cell table:formula="of:=AVERAGE([.E25:.E74])" office:value-type="float" office:value="306.784959994386" calcext:value-type="float">
            <text:p>306.78495999438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6:.A75])" office:value-type="float" office:value="0.480834170672774" calcext:value-type="float">
            <text:p>0.480834170672774</text:p>
          </table:table-cell>
          <table:table-cell office:value-type="float" office:value="1" calcext:value-type="float">
            <text:p>1</text:p>
          </table:table-cell>
          <table:table-cell office:value-type="float" office:value="11.8799935499012" calcext:value-type="float">
            <text:p>11.8799935499012</text:p>
          </table:table-cell>
          <table:table-cell office:value-type="float" office:value="301.751836167492" calcext:value-type="float">
            <text:p>301.751836167492</text:p>
          </table:table-cell>
          <table:table-cell table:formula="of:=AVERAGE([.E26:.E75])" office:value-type="float" office:value="306.571632471352" calcext:value-type="float">
            <text:p>306.57163247135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7:.A76])" office:value-type="float" office:value="0.49890591244024" calcext:value-type="float">
            <text:p>0.49890591244024</text:p>
          </table:table-cell>
          <table:table-cell office:value-type="float" office:value="1" calcext:value-type="float">
            <text:p>1</text:p>
          </table:table-cell>
          <table:table-cell office:value-type="float" office:value="11.8782230093986" calcext:value-type="float">
            <text:p>11.8782230093986</text:p>
          </table:table-cell>
          <table:table-cell office:value-type="float" office:value="301.706864438724" calcext:value-type="float">
            <text:p>301.706864438724</text:p>
          </table:table-cell>
          <table:table-cell table:formula="of:=AVERAGE([.E27:.E76])" office:value-type="float" office:value="306.362784835839" calcext:value-type="float">
            <text:p>306.36278483583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8:.A77])" office:value-type="float" office:value="0.514372742093205" calcext:value-type="float">
            <text:p>0.514372742093205</text:p>
          </table:table-cell>
          <table:table-cell office:value-type="float" office:value="1" calcext:value-type="float">
            <text:p>1</text:p>
          </table:table-cell>
          <table:table-cell office:value-type="float" office:value="11.8871179514468" calcext:value-type="float">
            <text:p>11.8871179514468</text:p>
          </table:table-cell>
          <table:table-cell office:value-type="float" office:value="301.932795966748" calcext:value-type="float">
            <text:p>301.932795966748</text:p>
          </table:table-cell>
          <table:table-cell table:formula="of:=AVERAGE([.E28:.E77])" office:value-type="float" office:value="306.228086014513" calcext:value-type="float">
            <text:p>306.22808601451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9:.A78])" office:value-type="float" office:value="0.531481938726962" calcext:value-type="float">
            <text:p>0.531481938726962</text:p>
          </table:table-cell>
          <table:table-cell office:value-type="float" office:value="1" calcext:value-type="float">
            <text:p>1</text:p>
          </table:table-cell>
          <table:table-cell office:value-type="float" office:value="11.8652261391878" calcext:value-type="float">
            <text:p>11.8652261391878</text:p>
          </table:table-cell>
          <table:table-cell office:value-type="float" office:value="301.37674393537" calcext:value-type="float">
            <text:p>301.37674393537</text:p>
          </table:table-cell>
          <table:table-cell table:formula="of:=AVERAGE([.E29:.E78])" office:value-type="float" office:value="306.040322937428" calcext:value-type="float">
            <text:p>306.040322937428</text:p>
          </table:table-cell>
          <table:table-cell table:number-columns-repeated="4"/>
        </table:table-row>
        <table:table-row table:style-name="ro1">
          <table:table-cell office:value-type="float" office:value="0.179597808921336" calcext:value-type="float">
            <text:p>0.179597808921336</text:p>
          </table:table-cell>
          <table:table-cell table:formula="of:=AVERAGE([.A30:.A79])" office:value-type="float" office:value="0.529324953413188" calcext:value-type="float">
            <text:p>0.529324953413188</text:p>
          </table:table-cell>
          <table:table-cell office:value-type="float" office:value="0" calcext:value-type="float">
            <text:p>0</text:p>
          </table:table-cell>
          <table:table-cell office:value-type="float" office:value="12.2011325201601" calcext:value-type="float">
            <text:p>12.2011325201601</text:p>
          </table:table-cell>
          <table:table-cell office:value-type="float" office:value="309.908766012066" calcext:value-type="float">
            <text:p>309.908766012066</text:p>
          </table:table-cell>
          <table:table-cell table:formula="of:=AVERAGE([.E30:.E79])" office:value-type="float" office:value="306.094777770301" calcext:value-type="float">
            <text:p>306.094777770301</text:p>
          </table:table-cell>
          <table:table-cell table:number-columns-repeated="4"/>
        </table:table-row>
        <table:table-row table:style-name="ro1">
          <table:table-cell office:value-type="float" office:value="0.163991474112869" calcext:value-type="float">
            <text:p>0.163991474112869</text:p>
          </table:table-cell>
          <table:table-cell table:formula="of:=AVERAGE([.A31:.A80])" office:value-type="float" office:value="0.530700695063412" calcext:value-type="float">
            <text:p>0.530700695063412</text:p>
          </table:table-cell>
          <table:table-cell office:value-type="float" office:value="0" calcext:value-type="float">
            <text:p>0</text:p>
          </table:table-cell>
          <table:table-cell office:value-type="float" office:value="12.2128962306172" calcext:value-type="float">
            <text:p>12.2128962306172</text:p>
          </table:table-cell>
          <table:table-cell office:value-type="float" office:value="310.207564257676" calcext:value-type="float">
            <text:p>310.207564257676</text:p>
          </table:table-cell>
          <table:table-cell table:formula="of:=AVERAGE([.E31:.E80])" office:value-type="float" office:value="306.058275270082" calcext:value-type="float">
            <text:p>306.05827527008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2:.A81])" office:value-type="float" office:value="0.548694317157805" calcext:value-type="float">
            <text:p>0.548694317157805</text:p>
          </table:table-cell>
          <table:table-cell office:value-type="float" office:value="1" calcext:value-type="float">
            <text:p>1</text:p>
          </table:table-cell>
          <table:table-cell office:value-type="float" office:value="11.8616029257536" calcext:value-type="float">
            <text:p>11.8616029257536</text:p>
          </table:table-cell>
          <table:table-cell office:value-type="float" office:value="301.284714314141" calcext:value-type="float">
            <text:p>301.284714314141</text:p>
          </table:table-cell>
          <table:table-cell table:formula="of:=AVERAGE([.E32:.E81])" office:value-type="float" office:value="305.844639590869" calcext:value-type="float">
            <text:p>305.84463959086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3:.A82])" office:value-type="float" office:value="0.568694317157805" calcext:value-type="float">
            <text:p>0.568694317157805</text:p>
          </table:table-cell>
          <table:table-cell office:value-type="float" office:value="1" calcext:value-type="float">
            <text:p>1</text:p>
          </table:table-cell>
          <table:table-cell office:value-type="float" office:value="11.8557926430702" calcext:value-type="float">
            <text:p>11.8557926430702</text:p>
          </table:table-cell>
          <table:table-cell office:value-type="float" office:value="301.137133133984" calcext:value-type="float">
            <text:p>301.137133133984</text:p>
          </table:table-cell>
          <table:table-cell table:formula="of:=AVERAGE([.E33:.E82])" office:value-type="float" office:value="305.645629707288" calcext:value-type="float">
            <text:p>305.64562970728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4:.A83])" office:value-type="float" office:value="0.587622958289027" calcext:value-type="float">
            <text:p>0.587622958289027</text:p>
          </table:table-cell>
          <table:table-cell office:value-type="float" office:value="1" calcext:value-type="float">
            <text:p>1</text:p>
          </table:table-cell>
          <table:table-cell office:value-type="float" office:value="11.8634990115404" calcext:value-type="float">
            <text:p>11.8634990115404</text:p>
          </table:table-cell>
          <table:table-cell office:value-type="float" office:value="301.332874893126" calcext:value-type="float">
            <text:p>301.332874893126</text:p>
          </table:table-cell>
          <table:table-cell table:formula="of:=AVERAGE([.E34:.E83])" office:value-type="float" office:value="305.410492236907" calcext:value-type="float">
            <text:p>305.410492236907</text:p>
          </table:table-cell>
          <table:table-cell table:number-columns-repeated="4"/>
        </table:table-row>
        <table:table-row table:style-name="ro1">
          <table:table-cell office:value-type="float" office:value="0.374161319705845" calcext:value-type="float">
            <text:p>0.374161319705845</text:p>
          </table:table-cell>
          <table:table-cell table:formula="of:=AVERAGE([.A35:.A84])" office:value-type="float" office:value="0.594630731785536" calcext:value-type="float">
            <text:p>0.594630731785536</text:p>
          </table:table-cell>
          <table:table-cell office:value-type="float" office:value="0" calcext:value-type="float">
            <text:p>0</text:p>
          </table:table-cell>
          <table:table-cell office:value-type="float" office:value="12.008276190576" calcext:value-type="float">
            <text:p>12.008276190576</text:p>
          </table:table-cell>
          <table:table-cell office:value-type="float" office:value="305.010215240629" calcext:value-type="float">
            <text:p>305.010215240629</text:p>
          </table:table-cell>
          <table:table-cell table:formula="of:=AVERAGE([.E35:.E84])" office:value-type="float" office:value="305.233884175116" calcext:value-type="float">
            <text:p>305.23388417511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6:.A85])" office:value-type="float" office:value="0.613342496371686" calcext:value-type="float">
            <text:p>0.613342496371686</text:p>
          </table:table-cell>
          <table:table-cell office:value-type="float" office:value="1" calcext:value-type="float">
            <text:p>1</text:p>
          </table:table-cell>
          <table:table-cell office:value-type="float" office:value="11.8782417825252" calcext:value-type="float">
            <text:p>11.8782417825252</text:p>
          </table:table-cell>
          <table:table-cell office:value-type="float" office:value="301.70734127614" calcext:value-type="float">
            <text:p>301.70734127614</text:p>
          </table:table-cell>
          <table:table-cell table:formula="of:=AVERAGE([.E36:.E85])" office:value-type="float" office:value="305.011606413789" calcext:value-type="float">
            <text:p>305.01160641378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7:.A86])" office:value-type="float" office:value="0.624908950842559" calcext:value-type="float">
            <text:p>0.624908950842559</text:p>
          </table:table-cell>
          <table:table-cell office:value-type="float" office:value="1" calcext:value-type="float">
            <text:p>1</text:p>
          </table:table-cell>
          <table:table-cell office:value-type="float" office:value="11.8705717869878" calcext:value-type="float">
            <text:p>11.8705717869878</text:p>
          </table:table-cell>
          <table:table-cell office:value-type="float" office:value="301.51252338949" calcext:value-type="float">
            <text:p>301.51252338949</text:p>
          </table:table-cell>
          <table:table-cell table:formula="of:=AVERAGE([.E37:.E86])" office:value-type="float" office:value="304.967667634074" calcext:value-type="float">
            <text:p>304.967667634074</text:p>
          </table:table-cell>
          <table:table-cell table:number-columns-repeated="4"/>
        </table:table-row>
        <table:table-row table:style-name="ro1">
          <table:table-cell office:value-type="float" office:value="0.460745326235891" calcext:value-type="float">
            <text:p>0.460745326235891</text:p>
          </table:table-cell>
          <table:table-cell table:formula="of:=AVERAGE([.A38:.A87])" office:value-type="float" office:value="0.614123857367277" calcext:value-type="float">
            <text:p>0.614123857367277</text:p>
          </table:table-cell>
          <table:table-cell office:value-type="float" office:value="0" calcext:value-type="float">
            <text:p>0</text:p>
          </table:table-cell>
          <table:table-cell office:value-type="float" office:value="11.9169120766848" calcext:value-type="float">
            <text:p>11.9169120766848</text:p>
          </table:table-cell>
          <table:table-cell office:value-type="float" office:value="302.689566747795" calcext:value-type="float">
            <text:p>302.689566747795</text:p>
          </table:table-cell>
          <table:table-cell table:formula="of:=AVERAGE([.E38:.E87])" office:value-type="float" office:value="304.982260647134" calcext:value-type="float">
            <text:p>304.98226064713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9:.A88])" office:value-type="float" office:value="0.631128487685859" calcext:value-type="float">
            <text:p>0.631128487685859</text:p>
          </table:table-cell>
          <table:table-cell office:value-type="float" office:value="1" calcext:value-type="float">
            <text:p>1</text:p>
          </table:table-cell>
          <table:table-cell office:value-type="float" office:value="11.8786653511941" calcext:value-type="float">
            <text:p>11.8786653511941</text:p>
          </table:table-cell>
          <table:table-cell office:value-type="float" office:value="301.718099920331" calcext:value-type="float">
            <text:p>301.718099920331</text:p>
          </table:table-cell>
          <table:table-cell table:formula="of:=AVERAGE([.E39:.E88])" office:value-type="float" office:value="304.80125256809" calcext:value-type="float">
            <text:p>304.8012525680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0:.A89])" office:value-type="float" office:value="0.643593635193586" calcext:value-type="float">
            <text:p>0.643593635193586</text:p>
          </table:table-cell>
          <table:table-cell office:value-type="float" office:value="1" calcext:value-type="float">
            <text:p>1</text:p>
          </table:table-cell>
          <table:table-cell office:value-type="float" office:value="11.8913688913018" calcext:value-type="float">
            <text:p>11.8913688913018</text:p>
          </table:table-cell>
          <table:table-cell office:value-type="float" office:value="302.040769839064" calcext:value-type="float">
            <text:p>302.040769839064</text:p>
          </table:table-cell>
          <table:table-cell table:formula="of:=AVERAGE([.E40:.E89])" office:value-type="float" office:value="304.74453514168" calcext:value-type="float">
            <text:p>304.7445351416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1:.A90])" office:value-type="float" office:value="0.654700265394747" calcext:value-type="float">
            <text:p>0.654700265394747</text:p>
          </table:table-cell>
          <table:table-cell office:value-type="float" office:value="1" calcext:value-type="float">
            <text:p>1</text:p>
          </table:table-cell>
          <table:table-cell office:value-type="float" office:value="11.8778827464789" calcext:value-type="float">
            <text:p>11.8778827464789</text:p>
          </table:table-cell>
          <table:table-cell office:value-type="float" office:value="301.698221760564" calcext:value-type="float">
            <text:p>301.698221760564</text:p>
          </table:table-cell>
          <table:table-cell table:formula="of:=AVERAGE([.E41:.E90])" office:value-type="float" office:value="304.715028442396" calcext:value-type="float">
            <text:p>304.71502844239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2:.A91])" office:value-type="float" office:value="0.665455462665916" calcext:value-type="float">
            <text:p>0.665455462665916</text:p>
          </table:table-cell>
          <table:table-cell office:value-type="float" office:value="1" calcext:value-type="float">
            <text:p>1</text:p>
          </table:table-cell>
          <table:table-cell office:value-type="float" office:value="11.8758001027465" calcext:value-type="float">
            <text:p>11.8758001027465</text:p>
          </table:table-cell>
          <table:table-cell office:value-type="float" office:value="301.645322609761" calcext:value-type="float">
            <text:p>301.645322609761</text:p>
          </table:table-cell>
          <table:table-cell table:formula="of:=AVERAGE([.E42:.E91])" office:value-type="float" office:value="304.693355585806" calcext:value-type="float">
            <text:p>304.6933555858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3:.A92])" office:value-type="float" office:value="0.682852169733584" calcext:value-type="float">
            <text:p>0.682852169733584</text:p>
          </table:table-cell>
          <table:table-cell office:value-type="float" office:value="1" calcext:value-type="float">
            <text:p>1</text:p>
          </table:table-cell>
          <table:table-cell office:value-type="float" office:value="11.8515252767295" calcext:value-type="float">
            <text:p>11.8515252767295</text:p>
          </table:table-cell>
          <table:table-cell office:value-type="float" office:value="301.028742028928" calcext:value-type="float">
            <text:p>301.028742028928</text:p>
          </table:table-cell>
          <table:table-cell table:formula="of:=AVERAGE([.E43:.E92])" office:value-type="float" office:value="304.490094696665" calcext:value-type="float">
            <text:p>304.49009469666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4:.A93])" office:value-type="float" office:value="0.682852169733584" calcext:value-type="float">
            <text:p>0.682852169733584</text:p>
          </table:table-cell>
          <table:table-cell office:value-type="float" office:value="1" calcext:value-type="float">
            <text:p>1</text:p>
          </table:table-cell>
          <table:table-cell office:value-type="float" office:value="11.8768467045546" calcext:value-type="float">
            <text:p>11.8768467045546</text:p>
          </table:table-cell>
          <table:table-cell office:value-type="float" office:value="301.671906295686" calcext:value-type="float">
            <text:p>301.671906295686</text:p>
          </table:table-cell>
          <table:table-cell table:formula="of:=AVERAGE([.E44:.E93])" office:value-type="float" office:value="304.494420804119" calcext:value-type="float">
            <text:p>304.494420804119</text:p>
          </table:table-cell>
          <table:table-cell table:number-columns-repeated="4"/>
        </table:table-row>
        <table:table-row table:style-name="ro1">
          <table:table-cell office:value-type="float" office:value="0.140115577036141" calcext:value-type="float">
            <text:p>0.140115577036141</text:p>
          </table:table-cell>
          <table:table-cell table:formula="of:=AVERAGE([.A45:.A94])" office:value-type="float" office:value="0.665654481274307" calcext:value-type="float">
            <text:p>0.665654481274307</text:p>
          </table:table-cell>
          <table:table-cell office:value-type="float" office:value="0" calcext:value-type="float">
            <text:p>0</text:p>
          </table:table-cell>
          <table:table-cell office:value-type="float" office:value="12.2399330528855" calcext:value-type="float">
            <text:p>12.2399330528855</text:p>
          </table:table-cell>
          <table:table-cell office:value-type="float" office:value="310.894299543292" calcext:value-type="float">
            <text:p>310.894299543292</text:p>
          </table:table-cell>
          <table:table-cell table:formula="of:=AVERAGE([.E45:.E94])" office:value-type="float" office:value="304.676348583329" calcext:value-type="float">
            <text:p>304.67634858332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6:.A95])" office:value-type="float" office:value="0.682340813231349" calcext:value-type="float">
            <text:p>0.682340813231349</text:p>
          </table:table-cell>
          <table:table-cell office:value-type="float" office:value="1" calcext:value-type="float">
            <text:p>1</text:p>
          </table:table-cell>
          <table:table-cell office:value-type="float" office:value="11.8698455016524" calcext:value-type="float">
            <text:p>11.8698455016524</text:p>
          </table:table-cell>
          <table:table-cell office:value-type="float" office:value="301.49407574197" calcext:value-type="float">
            <text:p>301.49407574197</text:p>
          </table:table-cell>
          <table:table-cell table:formula="of:=AVERAGE([.E46:.E95])" office:value-type="float" office:value="304.499762575268" calcext:value-type="float">
            <text:p>304.49976257526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7:.A96])" office:value-type="float" office:value="0.699783866455317" calcext:value-type="float">
            <text:p>0.699783866455317</text:p>
          </table:table-cell>
          <table:table-cell office:value-type="float" office:value="1" calcext:value-type="float">
            <text:p>1</text:p>
          </table:table-cell>
          <table:table-cell office:value-type="float" office:value="11.852169429636" calcext:value-type="float">
            <text:p>11.852169429636</text:p>
          </table:table-cell>
          <table:table-cell office:value-type="float" office:value="301.045103512754" calcext:value-type="float">
            <text:p>301.045103512754</text:p>
          </table:table-cell>
          <table:table-cell table:formula="of:=AVERAGE([.E47:.E96])" office:value-type="float" office:value="304.296573211739" calcext:value-type="float">
            <text:p>304.29657321173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8:.A97])" office:value-type="float" office:value="0.699783866455317" calcext:value-type="float">
            <text:p>0.699783866455317</text:p>
          </table:table-cell>
          <table:table-cell office:value-type="float" office:value="1" calcext:value-type="float">
            <text:p>1</text:p>
          </table:table-cell>
          <table:table-cell office:value-type="float" office:value="11.8604331253022" calcext:value-type="float">
            <text:p>11.8604331253022</text:p>
          </table:table-cell>
          <table:table-cell office:value-type="float" office:value="301.255001382676" calcext:value-type="float">
            <text:p>301.255001382676</text:p>
          </table:table-cell>
          <table:table-cell table:formula="of:=AVERAGE([.E48:.E97])" office:value-type="float" office:value="304.28872565997" calcext:value-type="float">
            <text:p>304.288725659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49:.A98])" office:value-type="float" office:value="0.699783866455317" calcext:value-type="float">
            <text:p>0.699783866455317</text:p>
          </table:table-cell>
          <table:table-cell office:value-type="float" office:value="0" calcext:value-type="float">
            <text:p>0</text:p>
          </table:table-cell>
          <table:table-cell office:value-type="float" office:value="11.9045147732049" calcext:value-type="float">
            <text:p>11.9045147732049</text:p>
          </table:table-cell>
          <table:table-cell office:value-type="float" office:value="302.374675239405" calcext:value-type="float">
            <text:p>302.374675239405</text:p>
          </table:table-cell>
          <table:table-cell table:formula="of:=AVERAGE([.E49:.E98])" office:value-type="float" office:value="304.226077568202" calcext:value-type="float">
            <text:p>304.22607756820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50:.A99])" office:value-type="float" office:value="0.719783866455317" calcext:value-type="float">
            <text:p>0.719783866455317</text:p>
          </table:table-cell>
          <table:table-cell office:value-type="float" office:value="1" calcext:value-type="float">
            <text:p>1</text:p>
          </table:table-cell>
          <table:table-cell office:value-type="float" office:value="11.8825161887884" calcext:value-type="float">
            <text:p>11.8825161887884</text:p>
          </table:table-cell>
          <table:table-cell office:value-type="float" office:value="301.815911195226" calcext:value-type="float">
            <text:p>301.815911195226</text:p>
          </table:table-cell>
          <table:table-cell table:formula="of:=AVERAGE([.E50:.E99])" office:value-type="float" office:value="304.111428568113" calcext:value-type="float">
            <text:p>304.11142856811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51:.A100])" office:value-type="float" office:value="0.739783866455317" calcext:value-type="float">
            <text:p>0.739783866455317</text:p>
          </table:table-cell>
          <table:table-cell office:value-type="float" office:value="1" calcext:value-type="float">
            <text:p>1</text:p>
          </table:table-cell>
          <table:table-cell office:value-type="float" office:value="11.8717228143126" calcext:value-type="float">
            <text:p>11.8717228143126</text:p>
          </table:table-cell>
          <table:table-cell office:value-type="float" office:value="301.541759483539" calcext:value-type="float">
            <text:p>301.541759483539</text:p>
          </table:table-cell>
          <table:table-cell table:formula="of:=AVERAGE([.E51:.E100])" office:value-type="float" office:value="303.932506652762" calcext:value-type="float">
            <text:p>303.93250665276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52:.A101])" office:value-type="float" office:value="0.756582555575073" calcext:value-type="float">
            <text:p>0.756582555575073</text:p>
          </table:table-cell>
          <table:table-cell office:value-type="float" office:value="1" calcext:value-type="float">
            <text:p>1</text:p>
          </table:table-cell>
          <table:table-cell office:value-type="float" office:value="11.8848029902726" calcext:value-type="float">
            <text:p>11.8848029902726</text:p>
          </table:table-cell>
          <table:table-cell office:value-type="float" office:value="301.873995952925" calcext:value-type="float">
            <text:p>301.873995952925</text:p>
          </table:table-cell>
          <table:table-cell table:formula="of:=AVERAGE([.E52:.E101])" office:value-type="float" office:value="303.7629414796" calcext:value-type="float">
            <text:p>303.762941479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53:.A102])" office:value-type="float" office:value="0.773160449259579" calcext:value-type="float">
            <text:p>0.773160449259579</text:p>
          </table:table-cell>
          <table:table-cell office:value-type="float" office:value="1" calcext:value-type="float">
            <text:p>1</text:p>
          </table:table-cell>
          <table:table-cell office:value-type="float" office:value="11.8786242849797" calcext:value-type="float">
            <text:p>11.8786242849797</text:p>
          </table:table-cell>
          <table:table-cell office:value-type="float" office:value="301.717056838484" calcext:value-type="float">
            <text:p>301.717056838484</text:p>
          </table:table-cell>
          <table:table-cell table:formula="of:=AVERAGE([.E53:.E102])" office:value-type="float" office:value="303.594995765512" calcext:value-type="float">
            <text:p>303.594995765512</text:p>
          </table:table-cell>
          <table:table-cell table:number-columns-repeated="4"/>
        </table:table-row>
        <table:table-row table:style-name="ro1">
          <table:table-cell office:value-type="float" office:value="0.390921028479934" calcext:value-type="float">
            <text:p>0.390921028479934</text:p>
          </table:table-cell>
          <table:table-cell table:formula="of:=AVERAGE([.A54:.A103])" office:value-type="float" office:value="0.777507976850927" calcext:value-type="float">
            <text:p>0.777507976850927</text:p>
          </table:table-cell>
          <table:table-cell office:value-type="float" office:value="0" calcext:value-type="float">
            <text:p>0</text:p>
          </table:table-cell>
          <table:table-cell office:value-type="float" office:value="11.9893739987284" calcext:value-type="float">
            <text:p>11.9893739987284</text:p>
          </table:table-cell>
          <table:table-cell office:value-type="float" office:value="304.530099567701" calcext:value-type="float">
            <text:p>304.530099567701</text:p>
          </table:table-cell>
          <table:table-cell table:formula="of:=AVERAGE([.E54:.E103])" office:value-type="float" office:value="303.484070269592" calcext:value-type="float">
            <text:p>303.484070269592</text:p>
          </table:table-cell>
          <table:table-cell table:number-columns-repeated="4"/>
        </table:table-row>
        <table:table-row table:style-name="ro1">
          <table:table-cell office:value-type="float" office:value="0.407414393520355" calcext:value-type="float">
            <text:p>0.407414393520355</text:p>
          </table:table-cell>
          <table:table-cell table:formula="of:=AVERAGE([.A55:.A104])" office:value-type="float" office:value="0.782412479642153" calcext:value-type="float">
            <text:p>0.782412479642153</text:p>
          </table:table-cell>
          <table:table-cell office:value-type="float" office:value="0" calcext:value-type="float">
            <text:p>0</text:p>
          </table:table-cell>
          <table:table-cell office:value-type="float" office:value="11.9731669238687" calcext:value-type="float">
            <text:p>11.9731669238687</text:p>
          </table:table-cell>
          <table:table-cell office:value-type="float" office:value="304.118439866264" calcext:value-type="float">
            <text:p>304.118439866264</text:p>
          </table:table-cell>
          <table:table-cell table:formula="of:=AVERAGE([.E55:.E104])" office:value-type="float" office:value="303.361660740562" calcext:value-type="float">
            <text:p>303.361660740562</text:p>
          </table:table-cell>
          <table:table-cell table:number-columns-repeated="4"/>
        </table:table-row>
        <table:table-row table:style-name="ro1">
          <table:table-cell office:value-type="float" office:value="0.33181266605258" calcext:value-type="float">
            <text:p>0.33181266605258</text:p>
          </table:table-cell>
          <table:table-cell table:formula="of:=AVERAGE([.A56:.A105])" office:value-type="float" office:value="0.785878679338753" calcext:value-type="float">
            <text:p>0.785878679338753</text:p>
          </table:table-cell>
          <table:table-cell office:value-type="float" office:value="0" calcext:value-type="float">
            <text:p>0</text:p>
          </table:table-cell>
          <table:table-cell office:value-type="float" office:value="12.0469042452008" calcext:value-type="float">
            <text:p>12.0469042452008</text:p>
          </table:table-cell>
          <table:table-cell office:value-type="float" office:value="305.991367828099" calcext:value-type="float">
            <text:p>305.991367828099</text:p>
          </table:table-cell>
          <table:table-cell table:formula="of:=AVERAGE([.E56:.E105])" office:value-type="float" office:value="303.271153422783" calcext:value-type="float">
            <text:p>303.27115342278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57:.A106])" office:value-type="float" office:value="0.802732350253046" calcext:value-type="float">
            <text:p>0.802732350253046</text:p>
          </table:table-cell>
          <table:table-cell office:value-type="float" office:value="1" calcext:value-type="float">
            <text:p>1</text:p>
          </table:table-cell>
          <table:table-cell office:value-type="float" office:value="11.88169603782" calcext:value-type="float">
            <text:p>11.88169603782</text:p>
          </table:table-cell>
          <table:table-cell office:value-type="float" office:value="301.795079360628" calcext:value-type="float">
            <text:p>301.795079360628</text:p>
          </table:table-cell>
          <table:table-cell table:formula="of:=AVERAGE([.E57:.E106])" office:value-type="float" office:value="303.098622916942" calcext:value-type="float">
            <text:p>303.098622916942</text:p>
          </table:table-cell>
          <table:table-cell table:number-columns-repeated="4"/>
        </table:table-row>
        <table:table-row table:style-name="ro1">
          <table:table-cell office:value-type="float" office:value="0.475286286109686" calcext:value-type="float">
            <text:p>0.475286286109686</text:p>
          </table:table-cell>
          <table:table-cell table:formula="of:=AVERAGE([.A58:.A107])" office:value-type="float" office:value="0.80865017948544" calcext:value-type="float">
            <text:p>0.80865017948544</text:p>
          </table:table-cell>
          <table:table-cell office:value-type="float" office:value="0" calcext:value-type="float">
            <text:p>0</text:p>
          </table:table-cell>
          <table:table-cell office:value-type="float" office:value="11.9048644226879" calcext:value-type="float">
            <text:p>11.9048644226879</text:p>
          </table:table-cell>
          <table:table-cell office:value-type="float" office:value="302.383556336272" calcext:value-type="float">
            <text:p>302.383556336272</text:p>
          </table:table-cell>
          <table:table-cell table:formula="of:=AVERAGE([.E58:.E107])" office:value-type="float" office:value="302.948774374873" calcext:value-type="float">
            <text:p>302.94877437487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59:.A108])" office:value-type="float" office:value="0.805408037054836" calcext:value-type="float">
            <text:p>0.805408037054836</text:p>
          </table:table-cell>
          <table:table-cell office:value-type="float" office:value="0" calcext:value-type="float">
            <text:p>0</text:p>
          </table:table-cell>
          <table:table-cell office:value-type="float" office:value="12.0765270656586" calcext:value-type="float">
            <text:p>12.0765270656586</text:p>
          </table:table-cell>
          <table:table-cell office:value-type="float" office:value="306.743787467728" calcext:value-type="float">
            <text:p>306.743787467728</text:p>
          </table:table-cell>
          <table:table-cell table:formula="of:=AVERAGE([.E59:.E108])" office:value-type="float" office:value="302.876587746651" calcext:value-type="float">
            <text:p>302.876587746651</text:p>
          </table:table-cell>
          <table:table-cell table:number-columns-repeated="4"/>
        </table:table-row>
        <table:table-row table:style-name="ro1">
          <table:table-cell office:value-type="float" office:value="0.416077018126845" calcext:value-type="float">
            <text:p>0.416077018126845</text:p>
          </table:table-cell>
          <table:table-cell table:formula="of:=AVERAGE([.A60:.A109])" office:value-type="float" office:value="0.810874982719064" calcext:value-type="float">
            <text:p>0.810874982719064</text:p>
          </table:table-cell>
          <table:table-cell office:value-type="float" office:value="0" calcext:value-type="float">
            <text:p>0</text:p>
          </table:table-cell>
          <table:table-cell office:value-type="float" office:value="11.9648316556573" calcext:value-type="float">
            <text:p>11.9648316556573</text:p>
          </table:table-cell>
          <table:table-cell office:value-type="float" office:value="303.906724053695" calcext:value-type="float">
            <text:p>303.906724053695</text:p>
          </table:table-cell>
          <table:table-cell table:formula="of:=AVERAGE([.E60:.E109])" office:value-type="float" office:value="302.738461060353" calcext:value-type="float">
            <text:p>302.73846106035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61:.A110])" office:value-type="float" office:value="0.810874982719064" calcext:value-type="float">
            <text:p>0.810874982719064</text:p>
          </table:table-cell>
          <table:table-cell office:value-type="float" office:value="1" calcext:value-type="float">
            <text:p>1</text:p>
          </table:table-cell>
          <table:table-cell office:value-type="float" office:value="11.8957289499551" calcext:value-type="float">
            <text:p>11.8957289499551</text:p>
          </table:table-cell>
          <table:table-cell office:value-type="float" office:value="302.15151532886" calcext:value-type="float">
            <text:p>302.15151532886</text:p>
          </table:table-cell>
          <table:table-cell table:formula="of:=AVERAGE([.E61:.E110])" office:value-type="float" office:value="302.75071339775" calcext:value-type="float">
            <text:p>302.7507133977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62:.A111])" office:value-type="float" office:value="0.810874982719064" calcext:value-type="float">
            <text:p>0.810874982719064</text:p>
          </table:table-cell>
          <table:table-cell office:value-type="float" office:value="1" calcext:value-type="float">
            <text:p>1</text:p>
          </table:table-cell>
          <table:table-cell office:value-type="float" office:value="11.8865829173386" calcext:value-type="float">
            <text:p>11.8865829173386</text:p>
          </table:table-cell>
          <table:table-cell office:value-type="float" office:value="301.919206100401" calcext:value-type="float">
            <text:p>301.919206100401</text:p>
          </table:table-cell>
          <table:table-cell table:formula="of:=AVERAGE([.E62:.E111])" office:value-type="float" office:value="302.767008720384" calcext:value-type="float">
            <text:p>302.767008720384</text:p>
          </table:table-cell>
          <table:table-cell table:number-columns-repeated="4"/>
        </table:table-row>
        <table:table-row table:style-name="ro1">
          <table:table-cell office:value-type="float" office:value="0.406055688482523" calcext:value-type="float">
            <text:p>0.406055688482523</text:p>
          </table:table-cell>
          <table:table-cell table:formula="of:=AVERAGE([.A63:.A112])" office:value-type="float" office:value="0.798996096488714" calcext:value-type="float">
            <text:p>0.798996096488714</text:p>
          </table:table-cell>
          <table:table-cell office:value-type="float" office:value="0" calcext:value-type="float">
            <text:p>0</text:p>
          </table:table-cell>
          <table:table-cell office:value-type="float" office:value="11.9748119190872" calcext:value-type="float">
            <text:p>11.9748119190872</text:p>
          </table:table-cell>
          <table:table-cell office:value-type="float" office:value="304.160222744814" calcext:value-type="float">
            <text:p>304.160222744814</text:p>
          </table:table-cell>
          <table:table-cell table:formula="of:=AVERAGE([.E63:.E112])" office:value-type="float" office:value="302.812817298816" calcext:value-type="float">
            <text:p>302.812817298816</text:p>
          </table:table-cell>
          <table:table-cell table:number-columns-repeated="4"/>
        </table:table-row>
        <table:table-row table:style-name="ro1">
          <table:table-cell office:value-type="float" office:value="0.332668016633392" calcext:value-type="float">
            <text:p>0.332668016633392</text:p>
          </table:table-cell>
          <table:table-cell table:formula="of:=AVERAGE([.A64:.A113])" office:value-type="float" office:value="0.785649456821382" calcext:value-type="float">
            <text:p>0.785649456821382</text:p>
          </table:table-cell>
          <table:table-cell office:value-type="float" office:value="0" calcext:value-type="float">
            <text:p>0</text:p>
          </table:table-cell>
          <table:table-cell office:value-type="float" office:value="12.044846241197" calcext:value-type="float">
            <text:p>12.044846241197</text:p>
          </table:table-cell>
          <table:table-cell office:value-type="float" office:value="305.939094526404" calcext:value-type="float">
            <text:p>305.939094526404</text:p>
          </table:table-cell>
          <table:table-cell table:formula="of:=AVERAGE([.E64:.E113])" office:value-type="float" office:value="302.896283516107" calcext:value-type="float">
            <text:p>302.896283516107</text:p>
          </table:table-cell>
          <table:table-cell table:number-columns-repeated="4"/>
        </table:table-row>
        <table:table-row table:style-name="ro1">
          <table:table-cell office:value-type="float" office:value="0.445015792784096" calcext:value-type="float">
            <text:p>0.445015792784096</text:p>
          </table:table-cell>
          <table:table-cell table:formula="of:=AVERAGE([.A65:.A114])" office:value-type="float" office:value="0.774549772677064" calcext:value-type="float">
            <text:p>0.774549772677064</text:p>
          </table:table-cell>
          <table:table-cell office:value-type="float" office:value="0" calcext:value-type="float">
            <text:p>0</text:p>
          </table:table-cell>
          <table:table-cell office:value-type="float" office:value="11.9327014494777" calcext:value-type="float">
            <text:p>11.9327014494777</text:p>
          </table:table-cell>
          <table:table-cell office:value-type="float" office:value="303.090616816733" calcext:value-type="float">
            <text:p>303.090616816733</text:p>
          </table:table-cell>
          <table:table-cell table:formula="of:=AVERAGE([.E65:.E114])" office:value-type="float" office:value="302.924779320069" calcext:value-type="float">
            <text:p>302.92477932006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66:.A115])" office:value-type="float" office:value="0.774549772677064" calcext:value-type="float">
            <text:p>0.774549772677064</text:p>
          </table:table-cell>
          <table:table-cell office:value-type="float" office:value="1" calcext:value-type="float">
            <text:p>1</text:p>
          </table:table-cell>
          <table:table-cell office:value-type="float" office:value="11.888034314689" calcext:value-type="float">
            <text:p>11.888034314689</text:p>
          </table:table-cell>
          <table:table-cell office:value-type="float" office:value="301.956071593102" calcext:value-type="float">
            <text:p>301.956071593102</text:p>
          </table:table-cell>
          <table:table-cell table:formula="of:=AVERAGE([.E66:.E115])" office:value-type="float" office:value="302.934817939762" calcext:value-type="float">
            <text:p>302.93481793976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67:.A116])" office:value-type="float" office:value="0.774549772677064" calcext:value-type="float">
            <text:p>0.774549772677064</text:p>
          </table:table-cell>
          <table:table-cell office:value-type="float" office:value="1" calcext:value-type="float">
            <text:p>1</text:p>
          </table:table-cell>
          <table:table-cell office:value-type="float" office:value="11.9012928353518" calcext:value-type="float">
            <text:p>11.9012928353518</text:p>
          </table:table-cell>
          <table:table-cell office:value-type="float" office:value="302.292838017936" calcext:value-type="float">
            <text:p>302.292838017936</text:p>
          </table:table-cell>
          <table:table-cell table:formula="of:=AVERAGE([.E67:.E116])" office:value-type="float" office:value="302.950700798033" calcext:value-type="float">
            <text:p>302.95070079803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68:.A117])" office:value-type="float" office:value="0.79047724792403" calcext:value-type="float">
            <text:p>0.79047724792403</text:p>
          </table:table-cell>
          <table:table-cell office:value-type="float" office:value="1" calcext:value-type="float">
            <text:p>1</text:p>
          </table:table-cell>
          <table:table-cell office:value-type="float" office:value="11.8909770022839" calcext:value-type="float">
            <text:p>11.8909770022839</text:p>
          </table:table-cell>
          <table:table-cell office:value-type="float" office:value="302.030815858012" calcext:value-type="float">
            <text:p>302.030815858012</text:p>
          </table:table-cell>
          <table:table-cell table:formula="of:=AVERAGE([.E68:.E117])" office:value-type="float" office:value="302.805339296045" calcext:value-type="float">
            <text:p>302.8053392960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69:.A118])" office:value-type="float" office:value="0.79047724792403" calcext:value-type="float">
            <text:p>0.79047724792403</text:p>
          </table:table-cell>
          <table:table-cell office:value-type="float" office:value="1" calcext:value-type="float">
            <text:p>1</text:p>
          </table:table-cell>
          <table:table-cell office:value-type="float" office:value="11.8863459066153" calcext:value-type="float">
            <text:p>11.8863459066153</text:p>
          </table:table-cell>
          <table:table-cell office:value-type="float" office:value="301.913186028028" calcext:value-type="float">
            <text:p>301.913186028028</text:p>
          </table:table-cell>
          <table:table-cell table:formula="of:=AVERAGE([.E69:.E118])" office:value-type="float" office:value="302.810601792974" calcext:value-type="float">
            <text:p>302.81060179297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70:.A119])" office:value-type="float" office:value="0.79047724792403" calcext:value-type="float">
            <text:p>0.79047724792403</text:p>
          </table:table-cell>
          <table:table-cell office:value-type="float" office:value="1" calcext:value-type="float">
            <text:p>1</text:p>
          </table:table-cell>
          <table:table-cell office:value-type="float" office:value="11.8854471431792" calcext:value-type="float">
            <text:p>11.8854471431792</text:p>
          </table:table-cell>
          <table:table-cell office:value-type="float" office:value="301.890357436751" calcext:value-type="float">
            <text:p>301.890357436751</text:p>
          </table:table-cell>
          <table:table-cell table:formula="of:=AVERAGE([.E70:.E119])" office:value-type="float" office:value="302.815333808278" calcext:value-type="float">
            <text:p>302.81533380827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71:.A120])" office:value-type="float" office:value="0.79047724792403" calcext:value-type="float">
            <text:p>0.79047724792403</text:p>
          </table:table-cell>
          <table:table-cell office:value-type="float" office:value="1" calcext:value-type="float">
            <text:p>1</text:p>
          </table:table-cell>
          <table:table-cell office:value-type="float" office:value="11.8946166422039" calcext:value-type="float">
            <text:p>11.8946166422039</text:p>
          </table:table-cell>
          <table:table-cell office:value-type="float" office:value="302.12326271198" calcext:value-type="float">
            <text:p>302.12326271198</text:p>
          </table:table-cell>
          <table:table-cell table:formula="of:=AVERAGE([.E71:.E120])" office:value-type="float" office:value="302.825367659598" calcext:value-type="float">
            <text:p>302.82536765959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72:.A121])" office:value-type="float" office:value="0.79047724792403" calcext:value-type="float">
            <text:p>0.79047724792403</text:p>
          </table:table-cell>
          <table:table-cell office:value-type="float" office:value="1" calcext:value-type="float">
            <text:p>1</text:p>
          </table:table-cell>
          <table:table-cell office:value-type="float" office:value="11.8907540714055" calcext:value-type="float">
            <text:p>11.8907540714055</text:p>
          </table:table-cell>
          <table:table-cell office:value-type="float" office:value="302.0251534137" calcext:value-type="float">
            <text:p>302.0251534137</text:p>
          </table:table-cell>
          <table:table-cell table:formula="of:=AVERAGE([.E72:.E121])" office:value-type="float" office:value="302.83747873391" calcext:value-type="float">
            <text:p>302.8374787339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73:.A122])" office:value-type="float" office:value="0.79047724792403" calcext:value-type="float">
            <text:p>0.79047724792403</text:p>
          </table:table-cell>
          <table:table-cell office:value-type="float" office:value="1" calcext:value-type="float">
            <text:p>1</text:p>
          </table:table-cell>
          <table:table-cell office:value-type="float" office:value="11.879836324966" calcext:value-type="float">
            <text:p>11.879836324966</text:p>
          </table:table-cell>
          <table:table-cell office:value-type="float" office:value="301.747842654135" calcext:value-type="float">
            <text:p>301.747842654135</text:p>
          </table:table-cell>
          <table:table-cell table:formula="of:=AVERAGE([.E73:.E122])" office:value-type="float" office:value="302.831500980857" calcext:value-type="float">
            <text:p>302.83150098085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74:.A123])" office:value-type="float" office:value="0.79047724792403" calcext:value-type="float">
            <text:p>0.79047724792403</text:p>
          </table:table-cell>
          <table:table-cell office:value-type="float" office:value="1" calcext:value-type="float">
            <text:p>1</text:p>
          </table:table-cell>
          <table:table-cell office:value-type="float" office:value="11.8821935256749" calcext:value-type="float">
            <text:p>11.8821935256749</text:p>
          </table:table-cell>
          <table:table-cell office:value-type="float" office:value="301.807715552143" calcext:value-type="float">
            <text:p>301.807715552143</text:p>
          </table:table-cell>
          <table:table-cell table:formula="of:=AVERAGE([.E74:.E123])" office:value-type="float" office:value="302.831884834977" calcext:value-type="float">
            <text:p>302.8318848349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75:.A124])" office:value-type="float" office:value="0.79047724792403" calcext:value-type="float">
            <text:p>0.79047724792403</text:p>
          </table:table-cell>
          <table:table-cell office:value-type="float" office:value="1" calcext:value-type="float">
            <text:p>1</text:p>
          </table:table-cell>
          <table:table-cell office:value-type="float" office:value="11.8919015787691" calcext:value-type="float">
            <text:p>11.8919015787691</text:p>
          </table:table-cell>
          <table:table-cell office:value-type="float" office:value="302.054300100735" calcext:value-type="float">
            <text:p>302.054300100735</text:p>
          </table:table-cell>
          <table:table-cell table:formula="of:=AVERAGE([.E75:.E124])" office:value-type="float" office:value="302.838902689642" calcext:value-type="float">
            <text:p>302.83890268964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76:.A125])" office:value-type="float" office:value="0.79047724792403" calcext:value-type="float">
            <text:p>0.79047724792403</text:p>
          </table:table-cell>
          <table:table-cell office:value-type="float" office:value="1" calcext:value-type="float">
            <text:p>1</text:p>
          </table:table-cell>
          <table:table-cell office:value-type="float" office:value="11.8744191046208" calcext:value-type="float">
            <text:p>11.8744191046208</text:p>
          </table:table-cell>
          <table:table-cell office:value-type="float" office:value="301.610245257369" calcext:value-type="float">
            <text:p>301.610245257369</text:p>
          </table:table-cell>
          <table:table-cell table:formula="of:=AVERAGE([.E76:.E125])" office:value-type="float" office:value="302.83607087144" calcext:value-type="float">
            <text:p>302.8360708714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77:.A126])" office:value-type="float" office:value="0.79047724792403" calcext:value-type="float">
            <text:p>0.79047724792403</text:p>
          </table:table-cell>
          <table:table-cell office:value-type="float" office:value="1" calcext:value-type="float">
            <text:p>1</text:p>
          </table:table-cell>
          <table:table-cell office:value-type="float" office:value="11.8846398987353" calcext:value-type="float">
            <text:p>11.8846398987353</text:p>
          </table:table-cell>
          <table:table-cell office:value-type="float" office:value="301.869853427876" calcext:value-type="float">
            <text:p>301.869853427876</text:p>
          </table:table-cell>
          <table:table-cell table:formula="of:=AVERAGE([.E77:.E126])" office:value-type="float" office:value="302.839330651223" calcext:value-type="float">
            <text:p>302.83933065122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78:.A127])" office:value-type="float" office:value="0.79047724792403" calcext:value-type="float">
            <text:p>0.79047724792403</text:p>
          </table:table-cell>
          <table:table-cell office:value-type="float" office:value="1" calcext:value-type="float">
            <text:p>1</text:p>
          </table:table-cell>
          <table:table-cell office:value-type="float" office:value="11.8773770453811" calcext:value-type="float">
            <text:p>11.8773770453811</text:p>
          </table:table-cell>
          <table:table-cell office:value-type="float" office:value="301.685376952679" calcext:value-type="float">
            <text:p>301.685376952679</text:p>
          </table:table-cell>
          <table:table-cell table:formula="of:=AVERAGE([.E78:.E127])" office:value-type="float" office:value="302.834382270941" calcext:value-type="float">
            <text:p>302.834382270941</text:p>
          </table:table-cell>
          <table:table-cell table:number-columns-repeated="4"/>
        </table:table-row>
        <table:table-row table:style-name="ro1">
          <table:table-cell office:value-type="float" office:value="0.381365507039428" calcext:value-type="float">
            <text:p>0.381365507039428</text:p>
          </table:table-cell>
          <table:table-cell table:formula="of:=AVERAGE([.A79:.A128])" office:value-type="float" office:value="0.778104558064818" calcext:value-type="float">
            <text:p>0.778104558064818</text:p>
          </table:table-cell>
          <table:table-cell office:value-type="float" office:value="0" calcext:value-type="float">
            <text:p>0</text:p>
          </table:table-cell>
          <table:table-cell office:value-type="float" office:value="11.9999995883852" calcext:value-type="float">
            <text:p>11.9999995883852</text:p>
          </table:table-cell>
          <table:table-cell office:value-type="float" office:value="304.799989544985" calcext:value-type="float">
            <text:p>304.799989544985</text:p>
          </table:table-cell>
          <table:table-cell table:formula="of:=AVERAGE([.E79:.E128])" office:value-type="float" office:value="302.902847183134" calcext:value-type="float">
            <text:p>302.90284718313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80:.A129])" office:value-type="float" office:value="0.794512601886392" calcext:value-type="float">
            <text:p>0.794512601886392</text:p>
          </table:table-cell>
          <table:table-cell office:value-type="float" office:value="1" calcext:value-type="float">
            <text:p>1</text:p>
          </table:table-cell>
          <table:table-cell office:value-type="float" office:value="11.893843424052" calcext:value-type="float">
            <text:p>11.893843424052</text:p>
          </table:table-cell>
          <table:table-cell office:value-type="float" office:value="302.103622970921" calcext:value-type="float">
            <text:p>302.103622970921</text:p>
          </table:table-cell>
          <table:table-cell table:formula="of:=AVERAGE([.E80:.E129])" office:value-type="float" office:value="302.746744322311" calcext:value-type="float">
            <text:p>302.7467443223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81:.A130])" office:value-type="float" office:value="0.811232772404134" calcext:value-type="float">
            <text:p>0.811232772404134</text:p>
          </table:table-cell>
          <table:table-cell office:value-type="float" office:value="1" calcext:value-type="float">
            <text:p>1</text:p>
          </table:table-cell>
          <table:table-cell office:value-type="float" office:value="11.8934750014424" calcext:value-type="float">
            <text:p>11.8934750014424</text:p>
          </table:table-cell>
          <table:table-cell office:value-type="float" office:value="302.094265036638" calcext:value-type="float">
            <text:p>302.094265036638</text:p>
          </table:table-cell>
          <table:table-cell table:formula="of:=AVERAGE([.E81:.E130])" office:value-type="float" office:value="302.58447833789" calcext:value-type="float">
            <text:p>302.58447833789</text:p>
          </table:table-cell>
          <table:table-cell table:number-columns-repeated="4"/>
        </table:table-row>
        <table:table-row table:style-name="ro1">
          <table:table-cell office:value-type="float" office:value="0.288409197348356" calcext:value-type="float">
            <text:p>0.288409197348356</text:p>
          </table:table-cell>
          <table:table-cell table:formula="of:=AVERAGE([.A82:.A131])" office:value-type="float" office:value="0.797000956351101" calcext:value-type="float">
            <text:p>0.797000956351101</text:p>
          </table:table-cell>
          <table:table-cell office:value-type="float" office:value="0" calcext:value-type="float">
            <text:p>0</text:p>
          </table:table-cell>
          <table:table-cell office:value-type="float" office:value="12.094194924432" calcext:value-type="float">
            <text:p>12.094194924432</text:p>
          </table:table-cell>
          <table:table-cell office:value-type="float" office:value="307.192551080574" calcext:value-type="float">
            <text:p>307.192551080574</text:p>
          </table:table-cell>
          <table:table-cell table:formula="of:=AVERAGE([.E82:.E131])" office:value-type="float" office:value="302.702635073219" calcext:value-type="float">
            <text:p>302.70263507321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83:.A132])" office:value-type="float" office:value="0.777000956351101" calcext:value-type="float">
            <text:p>0.777000956351101</text:p>
          </table:table-cell>
          <table:table-cell office:value-type="float" office:value="0" calcext:value-type="float">
            <text:p>0</text:p>
          </table:table-cell>
          <table:table-cell office:value-type="float" office:value="12.1984374031723" calcext:value-type="float">
            <text:p>12.1984374031723</text:p>
          </table:table-cell>
          <table:table-cell office:value-type="float" office:value="309.840310040575" calcext:value-type="float">
            <text:p>309.840310040575</text:p>
          </table:table-cell>
          <table:table-cell table:formula="of:=AVERAGE([.E83:.E132])" office:value-type="float" office:value="302.87669861135" calcext:value-type="float">
            <text:p>302.8766986113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84:.A133])" office:value-type="float" office:value="0.777000956351101" calcext:value-type="float">
            <text:p>0.777000956351101</text:p>
          </table:table-cell>
          <table:table-cell office:value-type="float" office:value="1" calcext:value-type="float">
            <text:p>1</text:p>
          </table:table-cell>
          <table:table-cell office:value-type="float" office:value="11.8931699381351" calcext:value-type="float">
            <text:p>11.8931699381351</text:p>
          </table:table-cell>
          <table:table-cell office:value-type="float" office:value="302.086516428633" calcext:value-type="float">
            <text:p>302.086516428633</text:p>
          </table:table-cell>
          <table:table-cell table:formula="of:=AVERAGE([.E84:.E133])" office:value-type="float" office:value="302.891771442061" calcext:value-type="float">
            <text:p>302.89177144206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85:.A134])" office:value-type="float" office:value="0.789517729956984" calcext:value-type="float">
            <text:p>0.789517729956984</text:p>
          </table:table-cell>
          <table:table-cell office:value-type="float" office:value="1" calcext:value-type="float">
            <text:p>1</text:p>
          </table:table-cell>
          <table:table-cell office:value-type="float" office:value="11.8882736720532" calcext:value-type="float">
            <text:p>11.8882736720532</text:p>
          </table:table-cell>
          <table:table-cell office:value-type="float" office:value="301.962151270152" calcext:value-type="float">
            <text:p>301.962151270152</text:p>
          </table:table-cell>
          <table:table-cell table:formula="of:=AVERAGE([.E85:.E134])" office:value-type="float" office:value="302.830810162651" calcext:value-type="float">
            <text:p>302.83081016265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86:.A135])" office:value-type="float" office:value="0.789517729956984" calcext:value-type="float">
            <text:p>0.789517729956984</text:p>
          </table:table-cell>
          <table:table-cell office:value-type="float" office:value="1" calcext:value-type="float">
            <text:p>1</text:p>
          </table:table-cell>
          <table:table-cell office:value-type="float" office:value="11.8867366223127" calcext:value-type="float">
            <text:p>11.8867366223127</text:p>
          </table:table-cell>
          <table:table-cell office:value-type="float" office:value="301.923110206742" calcext:value-type="float">
            <text:p>301.923110206742</text:p>
          </table:table-cell>
          <table:table-cell table:formula="of:=AVERAGE([.E86:.E135])" office:value-type="float" office:value="302.835125541263" calcext:value-type="float">
            <text:p>302.835125541263</text:p>
          </table:table-cell>
          <table:table-cell table:number-columns-repeated="4"/>
        </table:table-row>
        <table:table-row table:style-name="ro1">
          <table:table-cell office:value-type="float" office:value="0.30339015237689" calcext:value-type="float">
            <text:p>0.30339015237689</text:p>
          </table:table-cell>
          <table:table-cell table:formula="of:=AVERAGE([.A87:.A136])" office:value-type="float" office:value="0.775585533004522" calcext:value-type="float">
            <text:p>0.775585533004522</text:p>
          </table:table-cell>
          <table:table-cell office:value-type="float" office:value="0" calcext:value-type="float">
            <text:p>0</text:p>
          </table:table-cell>
          <table:table-cell office:value-type="float" office:value="12.0756388621062" calcext:value-type="float">
            <text:p>12.0756388621062</text:p>
          </table:table-cell>
          <table:table-cell office:value-type="float" office:value="306.721227097498" calcext:value-type="float">
            <text:p>306.721227097498</text:p>
          </table:table-cell>
          <table:table-cell table:formula="of:=AVERAGE([.E87:.E136])" office:value-type="float" office:value="302.939299615423" calcext:value-type="float">
            <text:p>302.939299615423</text:p>
          </table:table-cell>
          <table:table-cell table:number-columns-repeated="4"/>
        </table:table-row>
        <table:table-row table:style-name="ro1">
          <table:table-cell office:value-type="float" office:value="0.40162053732276" calcext:value-type="float">
            <text:p>0.40162053732276</text:p>
          </table:table-cell>
          <table:table-cell table:formula="of:=AVERAGE([.A88:.A137])" office:value-type="float" office:value="0.77440303722626" calcext:value-type="float">
            <text:p>0.77440303722626</text:p>
          </table:table-cell>
          <table:table-cell office:value-type="float" office:value="0" calcext:value-type="float">
            <text:p>0</text:p>
          </table:table-cell>
          <table:table-cell office:value-type="float" office:value="11.9774577566177" calcext:value-type="float">
            <text:p>11.9774577566177</text:p>
          </table:table-cell>
          <table:table-cell office:value-type="float" office:value="304.227427018089" calcext:value-type="float">
            <text:p>304.227427018089</text:p>
          </table:table-cell>
          <table:table-cell table:formula="of:=AVERAGE([.E88:.E137])" office:value-type="float" office:value="302.970056820829" calcext:value-type="float">
            <text:p>302.97005682082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89:.A138])" office:value-type="float" office:value="0.77440303722626" calcext:value-type="float">
            <text:p>0.77440303722626</text:p>
          </table:table-cell>
          <table:table-cell office:value-type="float" office:value="1" calcext:value-type="float">
            <text:p>1</text:p>
          </table:table-cell>
          <table:table-cell office:value-type="float" office:value="11.9027231129348" calcext:value-type="float">
            <text:p>11.9027231129348</text:p>
          </table:table-cell>
          <table:table-cell office:value-type="float" office:value="302.329167068545" calcext:value-type="float">
            <text:p>302.329167068545</text:p>
          </table:table-cell>
          <table:table-cell table:formula="of:=AVERAGE([.E89:.E138])" office:value-type="float" office:value="302.982278163793" calcext:value-type="float">
            <text:p>302.9822781637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90:.A139])" office:value-type="float" office:value="0.77440303722626" calcext:value-type="float">
            <text:p>0.77440303722626</text:p>
          </table:table-cell>
          <table:table-cell office:value-type="float" office:value="1" calcext:value-type="float">
            <text:p>1</text:p>
          </table:table-cell>
          <table:table-cell office:value-type="float" office:value="11.8866016904652" calcext:value-type="float">
            <text:p>11.8866016904652</text:p>
          </table:table-cell>
          <table:table-cell office:value-type="float" office:value="301.919682937816" calcext:value-type="float">
            <text:p>301.919682937816</text:p>
          </table:table-cell>
          <table:table-cell table:formula="of:=AVERAGE([.E90:.E139])" office:value-type="float" office:value="302.979856425768" calcext:value-type="float">
            <text:p>302.97985642576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91:.A140])" office:value-type="float" office:value="0.77440303722626" calcext:value-type="float">
            <text:p>0.77440303722626</text:p>
          </table:table-cell>
          <table:table-cell office:value-type="float" office:value="1" calcext:value-type="float">
            <text:p>1</text:p>
          </table:table-cell>
          <table:table-cell office:value-type="float" office:value="11.8910520947903" calcext:value-type="float">
            <text:p>11.8910520947903</text:p>
          </table:table-cell>
          <table:table-cell office:value-type="float" office:value="302.032723207675" calcext:value-type="float">
            <text:p>302.032723207675</text:p>
          </table:table-cell>
          <table:table-cell table:formula="of:=AVERAGE([.E91:.E140])" office:value-type="float" office:value="302.986546454711" calcext:value-type="float">
            <text:p>302.986546454711</text:p>
          </table:table-cell>
          <table:table-cell table:number-columns-repeated="4"/>
        </table:table-row>
        <table:table-row table:style-name="ro1">
          <table:table-cell office:value-type="float" office:value="0.423012515085937" calcext:value-type="float">
            <text:p>0.423012515085937</text:p>
          </table:table-cell>
          <table:table-cell table:formula="of:=AVERAGE([.A92:.A141])" office:value-type="float" office:value="0.762863287527978" calcext:value-type="float">
            <text:p>0.762863287527978</text:p>
          </table:table-cell>
          <table:table-cell office:value-type="float" office:value="0" calcext:value-type="float">
            <text:p>0</text:p>
          </table:table-cell>
          <table:table-cell office:value-type="float" office:value="11.9543011049539" calcext:value-type="float">
            <text:p>11.9543011049539</text:p>
          </table:table-cell>
          <table:table-cell office:value-type="float" office:value="303.639248065829" calcext:value-type="float">
            <text:p>303.639248065829</text:p>
          </table:table-cell>
          <table:table-cell table:formula="of:=AVERAGE([.E92:.E141])" office:value-type="float" office:value="303.026424963832" calcext:value-type="float">
            <text:p>303.026424963832</text:p>
          </table:table-cell>
          <table:table-cell table:number-columns-repeated="4"/>
        </table:table-row>
        <table:table-row table:style-name="ro1">
          <table:table-cell office:value-type="float" office:value="0.132598113152385" calcext:value-type="float">
            <text:p>0.132598113152385</text:p>
          </table:table-cell>
          <table:table-cell table:formula="of:=AVERAGE([.A93:.A142])" office:value-type="float" office:value="0.745515249791026" calcext:value-type="float">
            <text:p>0.745515249791026</text:p>
          </table:table-cell>
          <table:table-cell office:value-type="float" office:value="0" calcext:value-type="float">
            <text:p>0</text:p>
          </table:table-cell>
          <table:table-cell office:value-type="float" office:value="12.2509751712889" calcext:value-type="float">
            <text:p>12.2509751712889</text:p>
          </table:table-cell>
          <table:table-cell office:value-type="float" office:value="311.174769350737" calcext:value-type="float">
            <text:p>311.174769350737</text:p>
          </table:table-cell>
          <table:table-cell table:formula="of:=AVERAGE([.E93:.E142])" office:value-type="float" office:value="303.229345510268" calcext:value-type="float">
            <text:p>303.22934551026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94:.A143])" office:value-type="float" office:value="0.745515249791026" calcext:value-type="float">
            <text:p>0.745515249791026</text:p>
          </table:table-cell>
          <table:table-cell office:value-type="float" office:value="1" calcext:value-type="float">
            <text:p>1</text:p>
          </table:table-cell>
          <table:table-cell office:value-type="float" office:value="11.882608881101" calcext:value-type="float">
            <text:p>11.882608881101</text:p>
          </table:table-cell>
          <table:table-cell office:value-type="float" office:value="301.818265579966" calcext:value-type="float">
            <text:p>301.818265579966</text:p>
          </table:table-cell>
          <table:table-cell table:formula="of:=AVERAGE([.E94:.E143])" office:value-type="float" office:value="303.232272695954" calcext:value-type="float">
            <text:p>303.23227269595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95:.A144])" office:value-type="float" office:value="0.762712938250303" calcext:value-type="float">
            <text:p>0.762712938250303</text:p>
          </table:table-cell>
          <table:table-cell office:value-type="float" office:value="1" calcext:value-type="float">
            <text:p>1</text:p>
          </table:table-cell>
          <table:table-cell office:value-type="float" office:value="11.870910876587" calcext:value-type="float">
            <text:p>11.870910876587</text:p>
          </table:table-cell>
          <table:table-cell office:value-type="float" office:value="301.521136265311" calcext:value-type="float">
            <text:p>301.521136265311</text:p>
          </table:table-cell>
          <table:table-cell table:formula="of:=AVERAGE([.E95:.E144])" office:value-type="float" office:value="303.044809430394" calcext:value-type="float">
            <text:p>303.044809430394</text:p>
          </table:table-cell>
          <table:table-cell table:number-columns-repeated="4"/>
        </table:table-row>
        <table:table-row table:style-name="ro1">
          <table:table-cell office:value-type="float" office:value="0.259387116941809" calcext:value-type="float">
            <text:p>0.259387116941809</text:p>
          </table:table-cell>
          <table:table-cell table:formula="of:=AVERAGE([.A96:.A145])" office:value-type="float" office:value="0.747900680589139" calcext:value-type="float">
            <text:p>0.747900680589139</text:p>
          </table:table-cell>
          <table:table-cell office:value-type="float" office:value="0" calcext:value-type="float">
            <text:p>0</text:p>
          </table:table-cell>
          <table:table-cell office:value-type="float" office:value="12.122069497475" calcext:value-type="float">
            <text:p>12.122069497475</text:p>
          </table:table-cell>
          <table:table-cell office:value-type="float" office:value="307.900565235866" calcext:value-type="float">
            <text:p>307.900565235866</text:p>
          </table:table-cell>
          <table:table-cell table:formula="of:=AVERAGE([.E96:.E145])" office:value-type="float" office:value="303.172939220272" calcext:value-type="float">
            <text:p>303.17293922027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97:.A146])" office:value-type="float" office:value="0.747900680589139" calcext:value-type="float">
            <text:p>0.747900680589139</text:p>
          </table:table-cell>
          <table:table-cell office:value-type="float" office:value="1" calcext:value-type="float">
            <text:p>1</text:p>
          </table:table-cell>
          <table:table-cell office:value-type="float" office:value="11.8757062371135" calcext:value-type="float">
            <text:p>11.8757062371135</text:p>
          </table:table-cell>
          <table:table-cell office:value-type="float" office:value="301.642938422682" calcext:value-type="float">
            <text:p>301.642938422682</text:p>
          </table:table-cell>
          <table:table-cell table:formula="of:=AVERAGE([.E97:.E146])" office:value-type="float" office:value="303.184895918471" calcext:value-type="float">
            <text:p>303.18489591847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98:.A147])" office:value-type="float" office:value="0.74790068058914" calcext:value-type="float">
            <text:p>0.74790068058914</text:p>
          </table:table-cell>
          <table:table-cell office:value-type="float" office:value="1" calcext:value-type="float">
            <text:p>1</text:p>
          </table:table-cell>
          <table:table-cell office:value-type="float" office:value="11.8740025758743" calcext:value-type="float">
            <text:p>11.8740025758743</text:p>
          </table:table-cell>
          <table:table-cell office:value-type="float" office:value="301.599665427208" calcext:value-type="float">
            <text:p>301.599665427208</text:p>
          </table:table-cell>
          <table:table-cell table:formula="of:=AVERAGE([.E98:.E147])" office:value-type="float" office:value="303.191789199361" calcext:value-type="float">
            <text:p>303.19178919936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99:.A148])" office:value-type="float" office:value="0.76790068058914" calcext:value-type="float">
            <text:p>0.76790068058914</text:p>
          </table:table-cell>
          <table:table-cell office:value-type="float" office:value="1" calcext:value-type="float">
            <text:p>1</text:p>
          </table:table-cell>
          <table:table-cell office:value-type="float" office:value="11.8941766470492" calcext:value-type="float">
            <text:p>11.8941766470492</text:p>
          </table:table-cell>
          <table:table-cell office:value-type="float" office:value="302.112086835049" calcext:value-type="float">
            <text:p>302.112086835049</text:p>
          </table:table-cell>
          <table:table-cell table:formula="of:=AVERAGE([.E99:.E148])" office:value-type="float" office:value="303.186537431274" calcext:value-type="float">
            <text:p>303.18653743127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00:.A149])" office:value-type="float" office:value="0.76790068058914" calcext:value-type="float">
            <text:p>0.76790068058914</text:p>
          </table:table-cell>
          <table:table-cell office:value-type="float" office:value="1" calcext:value-type="float">
            <text:p>1</text:p>
          </table:table-cell>
          <table:table-cell office:value-type="float" office:value="11.8675481402844" calcext:value-type="float">
            <text:p>11.8675481402844</text:p>
          </table:table-cell>
          <table:table-cell office:value-type="float" office:value="301.435722763224" calcext:value-type="float">
            <text:p>301.435722763224</text:p>
          </table:table-cell>
          <table:table-cell table:formula="of:=AVERAGE([.E100:.E149])" office:value-type="float" office:value="303.178933662634" calcext:value-type="float">
            <text:p>303.178933662634</text:p>
          </table:table-cell>
          <table:table-cell table:number-columns-repeated="4"/>
        </table:table-row>
        <table:table-row table:style-name="ro1">
          <table:table-cell office:value-type="float" office:value="0.169440374109149" calcext:value-type="float">
            <text:p>0.169440374109149</text:p>
          </table:table-cell>
          <table:table-cell table:formula="of:=AVERAGE([.A101:.A150])" office:value-type="float" office:value="0.751289488071323" calcext:value-type="float">
            <text:p>0.751289488071323</text:p>
          </table:table-cell>
          <table:table-cell office:value-type="float" office:value="0" calcext:value-type="float">
            <text:p>0</text:p>
          </table:table-cell>
          <table:table-cell office:value-type="float" office:value="12.211911814791" calcext:value-type="float">
            <text:p>12.211911814791</text:p>
          </table:table-cell>
          <table:table-cell office:value-type="float" office:value="310.18256009569" calcext:value-type="float">
            <text:p>310.18256009569</text:p>
          </table:table-cell>
          <table:table-cell table:formula="of:=AVERAGE([.E101:.E150])" office:value-type="float" office:value="303.351749674877" calcext:value-type="float">
            <text:p>303.351749674877</text:p>
          </table:table-cell>
          <table:table-cell table:number-columns-repeated="4"/>
        </table:table-row>
        <table:table-row table:style-name="ro1">
          <table:table-cell office:value-type="float" office:value="0.399650532349945" calcext:value-type="float">
            <text:p>0.399650532349945</text:p>
          </table:table-cell>
          <table:table-cell table:formula="of:=AVERAGE([.A102:.A151])" office:value-type="float" office:value="0.739282498718322" calcext:value-type="float">
            <text:p>0.739282498718322</text:p>
          </table:table-cell>
          <table:table-cell office:value-type="float" office:value="0" calcext:value-type="float">
            <text:p>0</text:p>
          </table:table-cell>
          <table:table-cell office:value-type="float" office:value="11.9798360770941" calcext:value-type="float">
            <text:p>11.9798360770941</text:p>
          </table:table-cell>
          <table:table-cell office:value-type="float" office:value="304.28783635819" calcext:value-type="float">
            <text:p>304.28783635819</text:p>
          </table:table-cell>
          <table:table-cell table:formula="of:=AVERAGE([.E102:.E151])" office:value-type="float" office:value="303.400026482982" calcext:value-type="float">
            <text:p>303.40002648298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03:.A152])" office:value-type="float" office:value="0.739282498718322" calcext:value-type="float">
            <text:p>0.739282498718322</text:p>
          </table:table-cell>
          <table:table-cell office:value-type="float" office:value="1" calcext:value-type="float">
            <text:p>1</text:p>
          </table:table-cell>
          <table:table-cell office:value-type="float" office:value="11.8668547079206" calcext:value-type="float">
            <text:p>11.8668547079206</text:p>
          </table:table-cell>
          <table:table-cell office:value-type="float" office:value="301.418109581182" calcext:value-type="float">
            <text:p>301.418109581182</text:p>
          </table:table-cell>
          <table:table-cell table:formula="of:=AVERAGE([.E103:.E152])" office:value-type="float" office:value="303.394047537836" calcext:value-type="float">
            <text:p>303.39404753783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04:.A153])" office:value-type="float" office:value="0.751464078148723" calcext:value-type="float">
            <text:p>0.751464078148723</text:p>
          </table:table-cell>
          <table:table-cell office:value-type="float" office:value="1" calcext:value-type="float">
            <text:p>1</text:p>
          </table:table-cell>
          <table:table-cell office:value-type="float" office:value="11.8668300681919" calcext:value-type="float">
            <text:p>11.8668300681919</text:p>
          </table:table-cell>
          <table:table-cell office:value-type="float" office:value="301.417483732074" calcext:value-type="float">
            <text:p>301.417483732074</text:p>
          </table:table-cell>
          <table:table-cell table:formula="of:=AVERAGE([.E104:.E153])" office:value-type="float" office:value="303.331795221124" calcext:value-type="float">
            <text:p>303.331795221124</text:p>
          </table:table-cell>
          <table:table-cell table:number-columns-repeated="4"/>
        </table:table-row>
        <table:table-row table:style-name="ro1">
          <table:table-cell office:value-type="float" office:value="0.451697852534057" calcext:value-type="float">
            <text:p>0.451697852534057</text:p>
          </table:table-cell>
          <table:table-cell table:formula="of:=AVERAGE([.A105:.A154])" office:value-type="float" office:value="0.752349747328997" calcext:value-type="float">
            <text:p>0.752349747328997</text:p>
          </table:table-cell>
          <table:table-cell office:value-type="float" office:value="0" calcext:value-type="float">
            <text:p>0</text:p>
          </table:table-cell>
          <table:table-cell office:value-type="float" office:value="11.9266635426342" calcext:value-type="float">
            <text:p>11.9266635426342</text:p>
          </table:table-cell>
          <table:table-cell office:value-type="float" office:value="302.93725398291" calcext:value-type="float">
            <text:p>302.93725398291</text:p>
          </table:table-cell>
          <table:table-cell table:formula="of:=AVERAGE([.E105:.E154])" office:value-type="float" office:value="303.308171503457" calcext:value-type="float">
            <text:p>303.30817150345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06:.A155])" office:value-type="float" office:value="0.765713494007945" calcext:value-type="float">
            <text:p>0.765713494007945</text:p>
          </table:table-cell>
          <table:table-cell office:value-type="float" office:value="1" calcext:value-type="float">
            <text:p>1</text:p>
          </table:table-cell>
          <table:table-cell office:value-type="float" office:value="11.873765565151" calcext:value-type="float">
            <text:p>11.873765565151</text:p>
          </table:table-cell>
          <table:table-cell office:value-type="float" office:value="301.593645354835" calcext:value-type="float">
            <text:p>301.593645354835</text:p>
          </table:table-cell>
          <table:table-cell table:formula="of:=AVERAGE([.E106:.E155])" office:value-type="float" office:value="303.220217053991" calcext:value-type="float">
            <text:p>303.22021705399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07:.A156])" office:value-type="float" office:value="0.765713494007945" calcext:value-type="float">
            <text:p>0.765713494007945</text:p>
          </table:table-cell>
          <table:table-cell office:value-type="float" office:value="1" calcext:value-type="float">
            <text:p>1</text:p>
          </table:table-cell>
          <table:table-cell office:value-type="float" office:value="11.8973422655225" calcext:value-type="float">
            <text:p>11.8973422655225</text:p>
          </table:table-cell>
          <table:table-cell office:value-type="float" office:value="302.192493544271" calcext:value-type="float">
            <text:p>302.192493544271</text:p>
          </table:table-cell>
          <table:table-cell table:formula="of:=AVERAGE([.E107:.E156])" office:value-type="float" office:value="303.228165337664" calcext:value-type="float">
            <text:p>303.228165337664</text:p>
          </table:table-cell>
          <table:table-cell table:number-columns-repeated="4"/>
        </table:table-row>
        <table:table-row table:style-name="ro1">
          <table:table-cell office:value-type="float" office:value="0.44481280835271" calcext:value-type="float">
            <text:p>0.44481280835271</text:p>
          </table:table-cell>
          <table:table-cell table:formula="of:=AVERAGE([.A108:.A157])" office:value-type="float" office:value="0.765104024452806" calcext:value-type="float">
            <text:p>0.765104024452806</text:p>
          </table:table-cell>
          <table:table-cell office:value-type="float" office:value="0" calcext:value-type="float">
            <text:p>0</text:p>
          </table:table-cell>
          <table:table-cell office:value-type="float" office:value="11.9387018100679" calcext:value-type="float">
            <text:p>11.9387018100679</text:p>
          </table:table-cell>
          <table:table-cell office:value-type="float" office:value="303.243025975724" calcext:value-type="float">
            <text:p>303.243025975724</text:p>
          </table:table-cell>
          <table:table-cell table:formula="of:=AVERAGE([.E108:.E157])" office:value-type="float" office:value="303.245354730453" calcext:value-type="float">
            <text:p>303.24535473045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09:.A158])" office:value-type="float" office:value="0.785104024452806" calcext:value-type="float">
            <text:p>0.785104024452806</text:p>
          </table:table-cell>
          <table:table-cell office:value-type="float" office:value="1" calcext:value-type="float">
            <text:p>1</text:p>
          </table:table-cell>
          <table:table-cell office:value-type="float" office:value="11.8798046453148" calcext:value-type="float">
            <text:p>11.8798046453148</text:p>
          </table:table-cell>
          <table:table-cell office:value-type="float" office:value="301.747037990996" calcext:value-type="float">
            <text:p>301.747037990996</text:p>
          </table:table-cell>
          <table:table-cell table:formula="of:=AVERAGE([.E109:.E158])" office:value-type="float" office:value="303.145419740919" calcext:value-type="float">
            <text:p>303.14541974091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10:.A159])" office:value-type="float" office:value="0.796782484090269" calcext:value-type="float">
            <text:p>0.796782484090269</text:p>
          </table:table-cell>
          <table:table-cell office:value-type="float" office:value="1" calcext:value-type="float">
            <text:p>1</text:p>
          </table:table-cell>
          <table:table-cell office:value-type="float" office:value="11.8746455554605" calcext:value-type="float">
            <text:p>11.8746455554605</text:p>
          </table:table-cell>
          <table:table-cell office:value-type="float" office:value="301.615997108696" calcext:value-type="float">
            <text:p>301.615997108696</text:p>
          </table:table-cell>
          <table:table-cell table:formula="of:=AVERAGE([.E110:.E159])" office:value-type="float" office:value="303.099605202019" calcext:value-type="float">
            <text:p>303.09960520201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11:.A160])" office:value-type="float" office:value="0.796782484090269" calcext:value-type="float">
            <text:p>0.796782484090269</text:p>
          </table:table-cell>
          <table:table-cell office:value-type="float" office:value="1" calcext:value-type="float">
            <text:p>1</text:p>
          </table:table-cell>
          <table:table-cell office:value-type="float" office:value="11.8752052292973" calcext:value-type="float">
            <text:p>11.8752052292973</text:p>
          </table:table-cell>
          <table:table-cell office:value-type="float" office:value="301.630212824151" calcext:value-type="float">
            <text:p>301.630212824151</text:p>
          </table:table-cell>
          <table:table-cell table:formula="of:=AVERAGE([.E111:.E160])" office:value-type="float" office:value="303.089179151925" calcext:value-type="float">
            <text:p>303.089179151925</text:p>
          </table:table-cell>
          <table:table-cell table:number-columns-repeated="4"/>
        </table:table-row>
        <table:table-row table:style-name="ro1">
          <table:table-cell office:value-type="float" office:value="0.411938717031479" calcext:value-type="float">
            <text:p>0.411938717031479</text:p>
          </table:table-cell>
          <table:table-cell table:formula="of:=AVERAGE([.A112:.A161])" office:value-type="float" office:value="0.785021258430898" calcext:value-type="float">
            <text:p>0.785021258430898</text:p>
          </table:table-cell>
          <table:table-cell office:value-type="float" office:value="0" calcext:value-type="float">
            <text:p>0</text:p>
          </table:table-cell>
          <table:table-cell office:value-type="float" office:value="11.9662161737442" calcext:value-type="float">
            <text:p>11.9662161737442</text:p>
          </table:table-cell>
          <table:table-cell office:value-type="float" office:value="303.941890813103" calcext:value-type="float">
            <text:p>303.941890813103</text:p>
          </table:table-cell>
          <table:table-cell table:formula="of:=AVERAGE([.E112:.E161])" office:value-type="float" office:value="303.129632846179" calcext:value-type="float">
            <text:p>303.12963284617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13:.A162])" office:value-type="float" office:value="0.796900144661248" calcext:value-type="float">
            <text:p>0.796900144661248</text:p>
          </table:table-cell>
          <table:table-cell office:value-type="float" office:value="1" calcext:value-type="float">
            <text:p>1</text:p>
          </table:table-cell>
          <table:table-cell office:value-type="float" office:value="11.8843759016424" calcext:value-type="float">
            <text:p>11.8843759016424</text:p>
          </table:table-cell>
          <table:table-cell office:value-type="float" office:value="301.863147901718" calcext:value-type="float">
            <text:p>301.863147901718</text:p>
          </table:table-cell>
          <table:table-cell table:formula="of:=AVERAGE([.E113:.E162])" office:value-type="float" office:value="303.083691349317" calcext:value-type="float">
            <text:p>303.083691349317</text:p>
          </table:table-cell>
          <table:table-cell table:number-columns-repeated="4"/>
        </table:table-row>
        <table:table-row table:style-name="ro1">
          <table:table-cell office:value-type="float" office:value="0.12448460249901" calcext:value-type="float">
            <text:p>0.12448460249901</text:p>
          </table:table-cell>
          <table:table-cell table:formula="of:=AVERAGE([.A114:.A163])" office:value-type="float" office:value="0.79273647637856" calcext:value-type="float">
            <text:p>0.79273647637856</text:p>
          </table:table-cell>
          <table:table-cell office:value-type="float" office:value="0" calcext:value-type="float">
            <text:p>0</text:p>
          </table:table-cell>
          <table:table-cell office:value-type="float" office:value="12.258843457976" calcext:value-type="float">
            <text:p>12.258843457976</text:p>
          </table:table-cell>
          <table:table-cell office:value-type="float" office:value="311.37462383259" calcext:value-type="float">
            <text:p>311.37462383259</text:p>
          </table:table-cell>
          <table:table-cell table:formula="of:=AVERAGE([.E114:.E163])" office:value-type="float" office:value="303.19240193544" calcext:value-type="float">
            <text:p>303.19240193544</text:p>
          </table:table-cell>
          <table:table-cell table:number-columns-repeated="4"/>
        </table:table-row>
        <table:table-row table:style-name="ro1">
          <table:table-cell office:value-type="float" office:value="0.165575456669925" calcext:value-type="float">
            <text:p>0.165575456669925</text:p>
          </table:table-cell>
          <table:table-cell table:formula="of:=AVERAGE([.A115:.A164])" office:value-type="float" office:value="0.787147669656277" calcext:value-type="float">
            <text:p>0.787147669656277</text:p>
          </table:table-cell>
          <table:table-cell office:value-type="float" office:value="0" calcext:value-type="float">
            <text:p>0</text:p>
          </table:table-cell>
          <table:table-cell office:value-type="float" office:value="12.2121230124652" calcext:value-type="float">
            <text:p>12.2121230124652</text:p>
          </table:table-cell>
          <table:table-cell office:value-type="float" office:value="310.187924516617" calcext:value-type="float">
            <text:p>310.187924516617</text:p>
          </table:table-cell>
          <table:table-cell table:formula="of:=AVERAGE([.E115:.E164])" office:value-type="float" office:value="303.334348089438" calcext:value-type="float">
            <text:p>303.334348089438</text:p>
          </table:table-cell>
          <table:table-cell table:number-columns-repeated="4"/>
        </table:table-row>
        <table:table-row table:style-name="ro1">
          <table:table-cell office:value-type="float" office:value="0.136730547645689" calcext:value-type="float">
            <text:p>0.136730547645689</text:p>
          </table:table-cell>
          <table:table-cell table:formula="of:=AVERAGE([.A116:.A165])" office:value-type="float" office:value="0.769882280609191" calcext:value-type="float">
            <text:p>0.769882280609191</text:p>
          </table:table-cell>
          <table:table-cell office:value-type="float" office:value="0" calcext:value-type="float">
            <text:p>0</text:p>
          </table:table-cell>
          <table:table-cell office:value-type="float" office:value="12.2436665584385" calcext:value-type="float">
            <text:p>12.2436665584385</text:p>
          </table:table-cell>
          <table:table-cell office:value-type="float" office:value="310.989130584339" calcext:value-type="float">
            <text:p>310.989130584339</text:p>
          </table:table-cell>
          <table:table-cell table:formula="of:=AVERAGE([.E116:.E165])" office:value-type="float" office:value="303.515009269263" calcext:value-type="float">
            <text:p>303.515009269263</text:p>
          </table:table-cell>
          <table:table-cell table:number-columns-repeated="4"/>
        </table:table-row>
        <table:table-row table:style-name="ro1">
          <table:table-cell office:value-type="float" office:value="0.118291817361117" calcext:value-type="float">
            <text:p>0.118291817361117</text:p>
          </table:table-cell>
          <table:table-cell table:formula="of:=AVERAGE([.A117:.A166])" office:value-type="float" office:value="0.752248116956413" calcext:value-type="float">
            <text:p>0.752248116956413</text:p>
          </table:table-cell>
          <table:table-cell office:value-type="float" office:value="0" calcext:value-type="float">
            <text:p>0</text:p>
          </table:table-cell>
          <table:table-cell office:value-type="float" office:value="12.2628421339422" calcext:value-type="float">
            <text:p>12.2628421339422</text:p>
          </table:table-cell>
          <table:table-cell office:value-type="float" office:value="311.476190202133" calcext:value-type="float">
            <text:p>311.476190202133</text:p>
          </table:table-cell>
          <table:table-cell table:formula="of:=AVERAGE([.E117:.E166])" office:value-type="float" office:value="303.698676312947" calcext:value-type="float">
            <text:p>303.698676312947</text:p>
          </table:table-cell>
          <table:table-cell table:number-columns-repeated="4"/>
        </table:table-row>
        <table:table-row table:style-name="ro1">
          <table:table-cell office:value-type="float" office:value="0.171609843552112" calcext:value-type="float">
            <text:p>0.171609843552112</text:p>
          </table:table-cell>
          <table:table-cell table:formula="of:=AVERAGE([.A118:.A167])" office:value-type="float" office:value="0.735680313827455" calcext:value-type="float">
            <text:p>0.735680313827455</text:p>
          </table:table-cell>
          <table:table-cell office:value-type="float" office:value="0" calcext:value-type="float">
            <text:p>0</text:p>
          </table:table-cell>
          <table:table-cell office:value-type="float" office:value="12.2079671115637" calcext:value-type="float">
            <text:p>12.2079671115637</text:p>
          </table:table-cell>
          <table:table-cell office:value-type="float" office:value="310.082364633718" calcext:value-type="float">
            <text:p>310.082364633718</text:p>
          </table:table-cell>
          <table:table-cell table:formula="of:=AVERAGE([.E118:.E167])" office:value-type="float" office:value="303.859707288461" calcext:value-type="float">
            <text:p>303.859707288461</text:p>
          </table:table-cell>
          <table:table-cell table:number-columns-repeated="4"/>
        </table:table-row>
        <table:table-row table:style-name="ro1">
          <table:table-cell office:value-type="float" office:value="0.156292145565153" calcext:value-type="float">
            <text:p>0.156292145565153</text:p>
          </table:table-cell>
          <table:table-cell table:formula="of:=AVERAGE([.A119:.A168])" office:value-type="float" office:value="0.718806156738758" calcext:value-type="float">
            <text:p>0.718806156738758</text:p>
          </table:table-cell>
          <table:table-cell office:value-type="float" office:value="0" calcext:value-type="float">
            <text:p>0</text:p>
          </table:table-cell>
          <table:table-cell office:value-type="float" office:value="12.2217547997326" calcext:value-type="float">
            <text:p>12.2217547997326</text:p>
          </table:table-cell>
          <table:table-cell office:value-type="float" office:value="310.432571913207" calcext:value-type="float">
            <text:p>310.432571913207</text:p>
          </table:table-cell>
          <table:table-cell table:formula="of:=AVERAGE([.E119:.E168])" office:value-type="float" office:value="304.030095006164" calcext:value-type="float">
            <text:p>304.030095006164</text:p>
          </table:table-cell>
          <table:table-cell table:number-columns-repeated="4"/>
        </table:table-row>
        <table:table-row table:style-name="ro1">
          <table:table-cell office:value-type="float" office:value="0.163673504281045" calcext:value-type="float">
            <text:p>0.163673504281045</text:p>
          </table:table-cell>
          <table:table-cell table:formula="of:=AVERAGE([.A120:.A169])" office:value-type="float" office:value="0.702079626824379" calcext:value-type="float">
            <text:p>0.702079626824379</text:p>
          </table:table-cell>
          <table:table-cell office:value-type="float" office:value="0" calcext:value-type="float">
            <text:p>0</text:p>
          </table:table-cell>
          <table:table-cell office:value-type="float" office:value="12.2178558560014" calcext:value-type="float">
            <text:p>12.2178558560014</text:p>
          </table:table-cell>
          <table:table-cell office:value-type="float" office:value="310.333538742435" calcext:value-type="float">
            <text:p>310.333538742435</text:p>
          </table:table-cell>
          <table:table-cell table:formula="of:=AVERAGE([.E120:.E169])" office:value-type="float" office:value="304.198958632278" calcext:value-type="float">
            <text:p>304.198958632278</text:p>
          </table:table-cell>
          <table:table-cell table:number-columns-repeated="4"/>
        </table:table-row>
        <table:table-row table:style-name="ro1">
          <table:table-cell office:value-type="float" office:value="0.36417988295555" calcext:value-type="float">
            <text:p>0.36417988295555</text:p>
          </table:table-cell>
          <table:table-cell table:formula="of:=AVERAGE([.A121:.A170])" office:value-type="float" office:value="0.68936322448349" calcext:value-type="float">
            <text:p>0.68936322448349</text:p>
          </table:table-cell>
          <table:table-cell office:value-type="float" office:value="0" calcext:value-type="float">
            <text:p>0</text:p>
          </table:table-cell>
          <table:table-cell office:value-type="float" office:value="12.0150708890855" calcext:value-type="float">
            <text:p>12.0150708890855</text:p>
          </table:table-cell>
          <table:table-cell office:value-type="float" office:value="305.182800582772" calcext:value-type="float">
            <text:p>305.182800582772</text:p>
          </table:table-cell>
          <table:table-cell table:formula="of:=AVERAGE([.E121:.E170])" office:value-type="float" office:value="304.260149389694" calcext:value-type="float">
            <text:p>304.26014938969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22:.A171])" office:value-type="float" office:value="0.68936322448349" calcext:value-type="float">
            <text:p>0.68936322448349</text:p>
          </table:table-cell>
          <table:table-cell office:value-type="float" office:value="1" calcext:value-type="float">
            <text:p>1</text:p>
          </table:table-cell>
          <table:table-cell office:value-type="float" office:value="11.8781479168922" calcext:value-type="float">
            <text:p>11.8781479168922</text:p>
          </table:table-cell>
          <table:table-cell office:value-type="float" office:value="301.704957089061" calcext:value-type="float">
            <text:p>301.704957089061</text:p>
          </table:table-cell>
          <table:table-cell table:formula="of:=AVERAGE([.E122:.E171])" office:value-type="float" office:value="304.253745463201" calcext:value-type="float">
            <text:p>304.253745463201</text:p>
          </table:table-cell>
          <table:table-cell table:number-columns-repeated="4"/>
        </table:table-row>
        <table:table-row table:style-name="ro1">
          <table:table-cell office:value-type="float" office:value="0.46484021447599" calcext:value-type="float">
            <text:p>0.46484021447599</text:p>
          </table:table-cell>
          <table:table-cell table:formula="of:=AVERAGE([.A123:.A172])" office:value-type="float" office:value="0.67866002877301" calcext:value-type="float">
            <text:p>0.67866002877301</text:p>
          </table:table-cell>
          <table:table-cell office:value-type="float" office:value="0" calcext:value-type="float">
            <text:p>0</text:p>
          </table:table-cell>
          <table:table-cell office:value-type="float" office:value="11.9120005574375" calcext:value-type="float">
            <text:p>11.9120005574375</text:p>
          </table:table-cell>
          <table:table-cell office:value-type="float" office:value="302.564814158913" calcext:value-type="float">
            <text:p>302.564814158913</text:p>
          </table:table-cell>
          <table:table-cell table:formula="of:=AVERAGE([.E123:.E172])" office:value-type="float" office:value="304.270084893297" calcext:value-type="float">
            <text:p>304.270084893297</text:p>
          </table:table-cell>
          <table:table-cell table:number-columns-repeated="4"/>
        </table:table-row>
        <table:table-row table:style-name="ro1">
          <table:table-cell office:value-type="float" office:value="0.40959794280827" calcext:value-type="float">
            <text:p>0.40959794280827</text:p>
          </table:table-cell>
          <table:table-cell table:formula="of:=AVERAGE([.A124:.A173])" office:value-type="float" office:value="0.666851987629175" calcext:value-type="float">
            <text:p>0.666851987629175</text:p>
          </table:table-cell>
          <table:table-cell office:value-type="float" office:value="0" calcext:value-type="float">
            <text:p>0</text:p>
          </table:table-cell>
          <table:table-cell office:value-type="float" office:value="11.9690215828508" calcext:value-type="float">
            <text:p>11.9690215828508</text:p>
          </table:table-cell>
          <table:table-cell office:value-type="float" office:value="304.013148204411" calcext:value-type="float">
            <text:p>304.013148204411</text:p>
          </table:table-cell>
          <table:table-cell table:formula="of:=AVERAGE([.E124:.E173])" office:value-type="float" office:value="304.314193546342" calcext:value-type="float">
            <text:p>304.31419354634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25:.A174])" office:value-type="float" office:value="0.666851987629175" calcext:value-type="float">
            <text:p>0.666851987629175</text:p>
          </table:table-cell>
          <table:table-cell office:value-type="float" office:value="1" calcext:value-type="float">
            <text:p>1</text:p>
          </table:table-cell>
          <table:table-cell office:value-type="float" office:value="11.8863928394318" calcext:value-type="float">
            <text:p>11.8863928394318</text:p>
          </table:table-cell>
          <table:table-cell office:value-type="float" office:value="301.914378121567" calcext:value-type="float">
            <text:p>301.914378121567</text:p>
          </table:table-cell>
          <table:table-cell table:formula="of:=AVERAGE([.E125:.E174])" office:value-type="float" office:value="304.311395106759" calcext:value-type="float">
            <text:p>304.31139510675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26:.A175])" office:value-type="float" office:value="0.646851987629175" calcext:value-type="float">
            <text:p>0.646851987629175</text:p>
          </table:table-cell>
          <table:table-cell office:value-type="float" office:value="0" calcext:value-type="float">
            <text:p>0</text:p>
          </table:table-cell>
          <table:table-cell office:value-type="float" office:value="12.184614515391" calcext:value-type="float">
            <text:p>12.184614515391</text:p>
          </table:table-cell>
          <table:table-cell office:value-type="float" office:value="309.489208690931" calcext:value-type="float">
            <text:p>309.489208690931</text:p>
          </table:table-cell>
          <table:table-cell table:formula="of:=AVERAGE([.E126:.E175])" office:value-type="float" office:value="304.46897437543" calcext:value-type="float">
            <text:p>304.4689743754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27:.A176])" office:value-type="float" office:value="0.646851987629175" calcext:value-type="float">
            <text:p>0.646851987629175</text:p>
          </table:table-cell>
          <table:table-cell office:value-type="float" office:value="1" calcext:value-type="float">
            <text:p>1</text:p>
          </table:table-cell>
          <table:table-cell office:value-type="float" office:value="11.8782007163107" calcext:value-type="float">
            <text:p>11.8782007163107</text:p>
          </table:table-cell>
          <table:table-cell office:value-type="float" office:value="301.706298194293" calcext:value-type="float">
            <text:p>301.706298194293</text:p>
          </table:table-cell>
          <table:table-cell table:formula="of:=AVERAGE([.E127:.E176])" office:value-type="float" office:value="304.465703270758" calcext:value-type="float">
            <text:p>304.465703270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28:.A177])" office:value-type="float" office:value="0.646851987629175" calcext:value-type="float">
            <text:p>0.646851987629175</text:p>
          </table:table-cell>
          <table:table-cell office:value-type="float" office:value="1" calcext:value-type="float">
            <text:p>1</text:p>
          </table:table-cell>
          <table:table-cell office:value-type="float" office:value="11.8867025960207" calcext:value-type="float">
            <text:p>11.8867025960207</text:p>
          </table:table-cell>
          <table:table-cell office:value-type="float" office:value="301.922245938926" calcext:value-type="float">
            <text:p>301.922245938926</text:p>
          </table:table-cell>
          <table:table-cell table:formula="of:=AVERAGE([.E128:.E177])" office:value-type="float" office:value="304.470440650483" calcext:value-type="float">
            <text:p>304.47044065048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29:.A178])" office:value-type="float" office:value="0.659224677488387" calcext:value-type="float">
            <text:p>0.659224677488387</text:p>
          </table:table-cell>
          <table:table-cell office:value-type="float" office:value="1" calcext:value-type="float">
            <text:p>1</text:p>
          </table:table-cell>
          <table:table-cell office:value-type="float" office:value="11.8804781312317" calcext:value-type="float">
            <text:p>11.8804781312317</text:p>
          </table:table-cell>
          <table:table-cell office:value-type="float" office:value="301.764144533284" calcext:value-type="float">
            <text:p>301.764144533284</text:p>
          </table:table-cell>
          <table:table-cell table:formula="of:=AVERAGE([.E129:.E178])" office:value-type="float" office:value="304.409723750249" calcext:value-type="float">
            <text:p>304.409723750249</text:p>
          </table:table-cell>
          <table:table-cell table:number-columns-repeated="4"/>
        </table:table-row>
        <table:table-row table:style-name="ro1">
          <table:table-cell office:value-type="float" office:value="0.353610612678526" calcext:value-type="float">
            <text:p>0.353610612678526</text:p>
          </table:table-cell>
          <table:table-cell table:formula="of:=AVERAGE([.A130:.A179])" office:value-type="float" office:value="0.646296889741957" calcext:value-type="float">
            <text:p>0.646296889741957</text:p>
          </table:table-cell>
          <table:table-cell office:value-type="float" office:value="0" calcext:value-type="float">
            <text:p>0</text:p>
          </table:table-cell>
          <table:table-cell office:value-type="float" office:value="12.026889745602" calcext:value-type="float">
            <text:p>12.026889745602</text:p>
          </table:table-cell>
          <table:table-cell office:value-type="float" office:value="305.482999538291" calcext:value-type="float">
            <text:p>305.482999538291</text:p>
          </table:table-cell>
          <table:table-cell table:formula="of:=AVERAGE([.E130:.E179])" office:value-type="float" office:value="304.477311281597" calcext:value-type="float">
            <text:p>304.477311281597</text:p>
          </table:table-cell>
          <table:table-cell table:number-columns-repeated="4"/>
        </table:table-row>
        <table:table-row table:style-name="ro1">
          <table:table-cell office:value-type="float" office:value="0.180324094256759" calcext:value-type="float">
            <text:p>0.180324094256759</text:p>
          </table:table-cell>
          <table:table-cell table:formula="of:=AVERAGE([.A131:.A180])" office:value-type="float" office:value="0.629903371627093" calcext:value-type="float">
            <text:p>0.629903371627093</text:p>
          </table:table-cell>
          <table:table-cell office:value-type="float" office:value="0" calcext:value-type="float">
            <text:p>0</text:p>
          </table:table-cell>
          <table:table-cell office:value-type="float" office:value="12.1988398520738" calcext:value-type="float">
            <text:p>12.1988398520738</text:p>
          </table:table-cell>
          <table:table-cell office:value-type="float" office:value="309.850532242674" calcext:value-type="float">
            <text:p>309.850532242674</text:p>
          </table:table-cell>
          <table:table-cell table:formula="of:=AVERAGE([.E131:.E180])" office:value-type="float" office:value="304.632436625717" calcext:value-type="float">
            <text:p>304.632436625717</text:p>
          </table:table-cell>
          <table:table-cell table:number-columns-repeated="4"/>
        </table:table-row>
        <table:table-row table:style-name="ro1">
          <table:table-cell office:value-type="float" office:value="0.353683358544112" calcext:value-type="float">
            <text:p>0.353683358544112</text:p>
          </table:table-cell>
          <table:table-cell table:formula="of:=AVERAGE([.A132:.A181])" office:value-type="float" office:value="0.631208854851008" calcext:value-type="float">
            <text:p>0.631208854851008</text:p>
          </table:table-cell>
          <table:table-cell office:value-type="float" office:value="0" calcext:value-type="float">
            <text:p>0</text:p>
          </table:table-cell>
          <table:table-cell office:value-type="float" office:value="12.0265530026436" calcext:value-type="float">
            <text:p>12.0265530026436</text:p>
          </table:table-cell>
          <table:table-cell office:value-type="float" office:value="305.474446267147" calcext:value-type="float">
            <text:p>305.474446267147</text:p>
          </table:table-cell>
          <table:table-cell table:formula="of:=AVERAGE([.E132:.E181])" office:value-type="float" office:value="304.598074529449" calcext:value-type="float">
            <text:p>304.59807452944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33:.A182])" office:value-type="float" office:value="0.651208854851008" calcext:value-type="float">
            <text:p>0.651208854851008</text:p>
          </table:table-cell>
          <table:table-cell office:value-type="float" office:value="1" calcext:value-type="float">
            <text:p>1</text:p>
          </table:table-cell>
          <table:table-cell office:value-type="float" office:value="11.8782769821376" calcext:value-type="float">
            <text:p>11.8782769821376</text:p>
          </table:table-cell>
          <table:table-cell office:value-type="float" office:value="301.708235346294" calcext:value-type="float">
            <text:p>301.708235346294</text:p>
          </table:table-cell>
          <table:table-cell table:formula="of:=AVERAGE([.E133:.E182])" office:value-type="float" office:value="304.435433035563" calcext:value-type="float">
            <text:p>304.43543303556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34:.A183])" office:value-type="float" office:value="0.651208854851008" calcext:value-type="float">
            <text:p>0.651208854851008</text:p>
          </table:table-cell>
          <table:table-cell office:value-type="float" office:value="1" calcext:value-type="float">
            <text:p>1</text:p>
          </table:table-cell>
          <table:table-cell office:value-type="float" office:value="11.8850517342001" calcext:value-type="float">
            <text:p>11.8850517342001</text:p>
          </table:table-cell>
          <table:table-cell office:value-type="float" office:value="301.880314048683" calcext:value-type="float">
            <text:p>301.880314048683</text:p>
          </table:table-cell>
          <table:table-cell table:formula="of:=AVERAGE([.E134:.E183])" office:value-type="float" office:value="304.431308987964" calcext:value-type="float">
            <text:p>304.43130898796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35:.A184])" office:value-type="float" office:value="0.651208854851008" calcext:value-type="float">
            <text:p>0.651208854851008</text:p>
          </table:table-cell>
          <table:table-cell office:value-type="float" office:value="1" calcext:value-type="float">
            <text:p>1</text:p>
          </table:table-cell>
          <table:table-cell office:value-type="float" office:value="11.8754058670878" calcext:value-type="float">
            <text:p>11.8754058670878</text:p>
          </table:table-cell>
          <table:table-cell office:value-type="float" office:value="301.635309024031" calcext:value-type="float">
            <text:p>301.635309024031</text:p>
          </table:table-cell>
          <table:table-cell table:formula="of:=AVERAGE([.E135:.E184])" office:value-type="float" office:value="304.424772143042" calcext:value-type="float">
            <text:p>304.42477214304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36:.A185])" office:value-type="float" office:value="0.651208854851008" calcext:value-type="float">
            <text:p>0.651208854851008</text:p>
          </table:table-cell>
          <table:table-cell office:value-type="float" office:value="1" calcext:value-type="float">
            <text:p>1</text:p>
          </table:table-cell>
          <table:table-cell office:value-type="float" office:value="11.8900007997006" calcext:value-type="float">
            <text:p>11.8900007997006</text:p>
          </table:table-cell>
          <table:table-cell office:value-type="float" office:value="302.006020312396" calcext:value-type="float">
            <text:p>302.006020312396</text:p>
          </table:table-cell>
          <table:table-cell table:formula="of:=AVERAGE([.E136:.E185])" office:value-type="float" office:value="304.426430345155" calcext:value-type="float">
            <text:p>304.426430345155</text:p>
          </table:table-cell>
          <table:table-cell table:number-columns-repeated="4"/>
        </table:table-row>
        <table:table-row table:style-name="ro1">
          <table:table-cell office:value-type="float" office:value="0.453842682248355" calcext:value-type="float">
            <text:p>0.453842682248355</text:p>
          </table:table-cell>
          <table:table-cell table:formula="of:=AVERAGE([.A137:.A186])" office:value-type="float" office:value="0.654217905448437" calcext:value-type="float">
            <text:p>0.654217905448437</text:p>
          </table:table-cell>
          <table:table-cell office:value-type="float" office:value="0" calcext:value-type="float">
            <text:p>0</text:p>
          </table:table-cell>
          <table:table-cell office:value-type="float" office:value="11.9226730799109" calcext:value-type="float">
            <text:p>11.9226730799109</text:p>
          </table:table-cell>
          <table:table-cell office:value-type="float" office:value="302.835896229736" calcext:value-type="float">
            <text:p>302.835896229736</text:p>
          </table:table-cell>
          <table:table-cell table:formula="of:=AVERAGE([.E137:.E186])" office:value-type="float" office:value="304.3487237278" calcext:value-type="float">
            <text:p>304.348723727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38:.A187])" office:value-type="float" office:value="0.666185494701982" calcext:value-type="float">
            <text:p>0.666185494701982</text:p>
          </table:table-cell>
          <table:table-cell office:value-type="float" office:value="1" calcext:value-type="float">
            <text:p>1</text:p>
          </table:table-cell>
          <table:table-cell office:value-type="float" office:value="11.8835135111392" calcext:value-type="float">
            <text:p>11.8835135111392</text:p>
          </table:table-cell>
          <table:table-cell office:value-type="float" office:value="301.841243182935" calcext:value-type="float">
            <text:p>301.841243182935</text:p>
          </table:table-cell>
          <table:table-cell table:formula="of:=AVERAGE([.E138:.E187])" office:value-type="float" office:value="304.301000051097" calcext:value-type="float">
            <text:p>304.30100005109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39:.A188])" office:value-type="float" office:value="0.666185494701982" calcext:value-type="float">
            <text:p>0.666185494701982</text:p>
          </table:table-cell>
          <table:table-cell office:value-type="float" office:value="1" calcext:value-type="float">
            <text:p>1</text:p>
          </table:table-cell>
          <table:table-cell office:value-type="float" office:value="11.8729630139887" calcext:value-type="float">
            <text:p>11.8729630139887</text:p>
          </table:table-cell>
          <table:table-cell office:value-type="float" office:value="301.573260555314" calcext:value-type="float">
            <text:p>301.573260555314</text:p>
          </table:table-cell>
          <table:table-cell table:formula="of:=AVERAGE([.E139:.E188])" office:value-type="float" office:value="304.285881920832" calcext:value-type="float">
            <text:p>304.28588192083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40:.A189])" office:value-type="float" office:value="0.666185494701982" calcext:value-type="float">
            <text:p>0.666185494701982</text:p>
          </table:table-cell>
          <table:table-cell office:value-type="float" office:value="1" calcext:value-type="float">
            <text:p>1</text:p>
          </table:table-cell>
          <table:table-cell office:value-type="float" office:value="11.8740002292335" calcext:value-type="float">
            <text:p>11.8740002292335</text:p>
          </table:table-cell>
          <table:table-cell office:value-type="float" office:value="301.599605822531" calcext:value-type="float">
            <text:p>301.599605822531</text:p>
          </table:table-cell>
          <table:table-cell table:formula="of:=AVERAGE([.E140:.E189])" office:value-type="float" office:value="304.279480378526" calcext:value-type="float">
            <text:p>304.279480378526</text:p>
          </table:table-cell>
          <table:table-cell table:number-columns-repeated="4"/>
        </table:table-row>
        <table:table-row table:style-name="ro1">
          <table:table-cell office:value-type="float" office:value="0.451781158283353" calcext:value-type="float">
            <text:p>0.451781158283353</text:p>
          </table:table-cell>
          <table:table-cell table:formula="of:=AVERAGE([.A141:.A190])" office:value-type="float" office:value="0.655221117867649" calcext:value-type="float">
            <text:p>0.655221117867649</text:p>
          </table:table-cell>
          <table:table-cell office:value-type="float" office:value="0" calcext:value-type="float">
            <text:p>0</text:p>
          </table:table-cell>
          <table:table-cell office:value-type="float" office:value="11.9252625980616" calcext:value-type="float">
            <text:p>11.9252625980616</text:p>
          </table:table-cell>
          <table:table-cell office:value-type="float" office:value="302.901669990764" calcext:value-type="float">
            <text:p>302.901669990764</text:p>
          </table:table-cell>
          <table:table-cell table:formula="of:=AVERAGE([.E141:.E190])" office:value-type="float" office:value="304.296859314188" calcext:value-type="float">
            <text:p>304.29685931418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42:.A191])" office:value-type="float" office:value="0.66676086756593" calcext:value-type="float">
            <text:p>0.66676086756593</text:p>
          </table:table-cell>
          <table:table-cell office:value-type="float" office:value="1" calcext:value-type="float">
            <text:p>1</text:p>
          </table:table-cell>
          <table:table-cell office:value-type="float" office:value="11.8767434523582" calcext:value-type="float">
            <text:p>11.8767434523582</text:p>
          </table:table-cell>
          <table:table-cell office:value-type="float" office:value="301.669283689899" calcext:value-type="float">
            <text:p>301.669283689899</text:p>
          </table:table-cell>
          <table:table-cell table:formula="of:=AVERAGE([.E142:.E191])" office:value-type="float" office:value="304.25746002667" calcext:value-type="float">
            <text:p>304.2574600266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43:.A192])" office:value-type="float" office:value="0.664108905302882" calcext:value-type="float">
            <text:p>0.664108905302882</text:p>
          </table:table-cell>
          <table:table-cell office:value-type="float" office:value="0" calcext:value-type="float">
            <text:p>0</text:p>
          </table:table-cell>
          <table:table-cell office:value-type="float" office:value="12.0161397839814" calcext:value-type="float">
            <text:p>12.0161397839814</text:p>
          </table:table-cell>
          <table:table-cell office:value-type="float" office:value="305.209950513129" calcext:value-type="float">
            <text:p>305.209950513129</text:p>
          </table:table-cell>
          <table:table-cell table:formula="of:=AVERAGE([.E143:.E192])" office:value-type="float" office:value="304.138163649917" calcext:value-type="float">
            <text:p>304.13816364991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44:.A193])" office:value-type="float" office:value="0.664108905302882" calcext:value-type="float">
            <text:p>0.664108905302882</text:p>
          </table:table-cell>
          <table:table-cell office:value-type="float" office:value="1" calcext:value-type="float">
            <text:p>1</text:p>
          </table:table-cell>
          <table:table-cell office:value-type="float" office:value="11.8831568217337" calcext:value-type="float">
            <text:p>11.8831568217337</text:p>
          </table:table-cell>
          <table:table-cell office:value-type="float" office:value="301.832183272036" calcext:value-type="float">
            <text:p>301.832183272036</text:p>
          </table:table-cell>
          <table:table-cell table:formula="of:=AVERAGE([.E144:.E193])" office:value-type="float" office:value="304.138442003759" calcext:value-type="float">
            <text:p>304.138442003759</text:p>
          </table:table-cell>
          <table:table-cell table:number-columns-repeated="4"/>
        </table:table-row>
        <table:table-row table:style-name="ro1">
          <table:table-cell office:value-type="float" office:value="0.132718965154886" calcext:value-type="float">
            <text:p>0.132718965154886</text:p>
          </table:table-cell>
          <table:table-cell table:formula="of:=AVERAGE([.A145:.A194])" office:value-type="float" office:value="0.64676328460598" calcext:value-type="float">
            <text:p>0.64676328460598</text:p>
          </table:table-cell>
          <table:table-cell office:value-type="float" office:value="0" calcext:value-type="float">
            <text:p>0</text:p>
          </table:table-cell>
          <table:table-cell office:value-type="float" office:value="12.2460695186436" calcext:value-type="float">
            <text:p>12.2460695186436</text:p>
          </table:table-cell>
          <table:table-cell office:value-type="float" office:value="311.050165773548" calcext:value-type="float">
            <text:p>311.050165773548</text:p>
          </table:table-cell>
          <table:table-cell table:formula="of:=AVERAGE([.E145:.E194])" office:value-type="float" office:value="304.329022593924" calcext:value-type="float">
            <text:p>304.329022593924</text:p>
          </table:table-cell>
          <table:table-cell table:number-columns-repeated="4"/>
        </table:table-row>
        <table:table-row table:style-name="ro1">
          <table:table-cell office:value-type="float" office:value="0.105125989010931" calcext:value-type="float">
            <text:p>0.105125989010931</text:p>
          </table:table-cell>
          <table:table-cell table:formula="of:=AVERAGE([.A146:.A195])" office:value-type="float" office:value="0.643678062047362" calcext:value-type="float">
            <text:p>0.643678062047362</text:p>
          </table:table-cell>
          <table:table-cell office:value-type="float" office:value="0" calcext:value-type="float">
            <text:p>0</text:p>
          </table:table-cell>
          <table:table-cell office:value-type="float" office:value="12.2748886146188" calcext:value-type="float">
            <text:p>12.2748886146188</text:p>
          </table:table-cell>
          <table:table-cell office:value-type="float" office:value="311.782170811317" calcext:value-type="float">
            <text:p>311.782170811317</text:p>
          </table:table-cell>
          <table:table-cell table:formula="of:=AVERAGE([.E146:.E195])" office:value-type="float" office:value="304.406654705433" calcext:value-type="float">
            <text:p>304.40665470543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47:.A196])" office:value-type="float" office:value="0.643678062047362" calcext:value-type="float">
            <text:p>0.643678062047362</text:p>
          </table:table-cell>
          <table:table-cell office:value-type="float" office:value="1" calcext:value-type="float">
            <text:p>1</text:p>
          </table:table-cell>
          <table:table-cell office:value-type="float" office:value="11.862812619099" calcext:value-type="float">
            <text:p>11.862812619099</text:p>
          </table:table-cell>
          <table:table-cell office:value-type="float" office:value="301.315440525115" calcext:value-type="float">
            <text:p>301.315440525115</text:p>
          </table:table-cell>
          <table:table-cell table:formula="of:=AVERAGE([.E147:.E196])" office:value-type="float" office:value="304.400104747481" calcext:value-type="float">
            <text:p>304.400104747481</text:p>
          </table:table-cell>
          <table:table-cell table:number-columns-repeated="4"/>
        </table:table-row>
        <table:table-row table:style-name="ro1">
          <table:table-cell office:value-type="float" office:value="0.452642375466228" calcext:value-type="float">
            <text:p>0.452642375466228</text:p>
          </table:table-cell>
          <table:table-cell table:formula="of:=AVERAGE([.A148:.A197])" office:value-type="float" office:value="0.632730909556687" calcext:value-type="float">
            <text:p>0.632730909556687</text:p>
          </table:table-cell>
          <table:table-cell office:value-type="float" office:value="0" calcext:value-type="float">
            <text:p>0</text:p>
          </table:table-cell>
          <table:table-cell office:value-type="float" office:value="11.9271950567812" calcext:value-type="float">
            <text:p>11.9271950567812</text:p>
          </table:table-cell>
          <table:table-cell office:value-type="float" office:value="302.950754442242" calcext:value-type="float">
            <text:p>302.950754442242</text:p>
          </table:table-cell>
          <table:table-cell table:formula="of:=AVERAGE([.E148:.E197])" office:value-type="float" office:value="304.427126527782" calcext:value-type="float">
            <text:p>304.427126527782</text:p>
          </table:table-cell>
          <table:table-cell table:number-columns-repeated="4"/>
        </table:table-row>
        <table:table-row table:style-name="ro1">
          <table:table-cell office:value-type="float" office:value="0.328258678522706" calcext:value-type="float">
            <text:p>0.328258678522706</text:p>
          </table:table-cell>
          <table:table-cell table:formula="of:=AVERAGE([.A149:.A198])" office:value-type="float" office:value="0.619296083127141" calcext:value-type="float">
            <text:p>0.619296083127141</text:p>
          </table:table-cell>
          <table:table-cell office:value-type="float" office:value="0" calcext:value-type="float">
            <text:p>0</text:p>
          </table:table-cell>
          <table:table-cell office:value-type="float" office:value="12.0515658472002" calcext:value-type="float">
            <text:p>12.0515658472002</text:p>
          </table:table-cell>
          <table:table-cell office:value-type="float" office:value="306.109772518884" calcext:value-type="float">
            <text:p>306.109772518884</text:p>
          </table:table-cell>
          <table:table-cell table:formula="of:=AVERAGE([.E149:.E198])" office:value-type="float" office:value="304.507080241459" calcext:value-type="float">
            <text:p>304.50708024145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50:.A199])" office:value-type="float" office:value="0.619296083127141" calcext:value-type="float">
            <text:p>0.619296083127141</text:p>
          </table:table-cell>
          <table:table-cell office:value-type="float" office:value="1" calcext:value-type="float">
            <text:p>1</text:p>
          </table:table-cell>
          <table:table-cell office:value-type="float" office:value="11.8867014227003" calcext:value-type="float">
            <text:p>11.8867014227003</text:p>
          </table:table-cell>
          <table:table-cell office:value-type="float" office:value="301.922216136587" calcext:value-type="float">
            <text:p>301.922216136587</text:p>
          </table:table-cell>
          <table:table-cell table:formula="of:=AVERAGE([.E150:.E199])" office:value-type="float" office:value="304.516810108926" calcext:value-type="float">
            <text:p>304.51681010892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51:.A200])" office:value-type="float" office:value="0.635907275644958" calcext:value-type="float">
            <text:p>0.635907275644958</text:p>
          </table:table-cell>
          <table:table-cell office:value-type="float" office:value="1" calcext:value-type="float">
            <text:p>1</text:p>
          </table:table-cell>
          <table:table-cell office:value-type="float" office:value="11.8737843382776" calcext:value-type="float">
            <text:p>11.8737843382776</text:p>
          </table:table-cell>
          <table:table-cell office:value-type="float" office:value="301.59412219225" calcext:value-type="float">
            <text:p>301.59412219225</text:p>
          </table:table-cell>
          <table:table-cell table:formula="of:=AVERAGE([.E151:.E200])" office:value-type="float" office:value="304.345041350857" calcext:value-type="float">
            <text:p>304.34504135085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52:.A201])" office:value-type="float" office:value="0.647914264997959" calcext:value-type="float">
            <text:p>0.647914264997959</text:p>
          </table:table-cell>
          <table:table-cell office:value-type="float" office:value="1" calcext:value-type="float">
            <text:p>1</text:p>
          </table:table-cell>
          <table:table-cell office:value-type="float" office:value="11.8708099710315" calcext:value-type="float">
            <text:p>11.8708099710315</text:p>
          </table:table-cell>
          <table:table-cell office:value-type="float" office:value="301.518573264201" calcext:value-type="float">
            <text:p>301.518573264201</text:p>
          </table:table-cell>
          <table:table-cell table:formula="of:=AVERAGE([.E152:.E201])" office:value-type="float" office:value="304.289656088977" calcext:value-type="float">
            <text:p>304.2896560889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53:.A202])" office:value-type="float" office:value="0.647914264997959" calcext:value-type="float">
            <text:p>0.647914264997959</text:p>
          </table:table-cell>
          <table:table-cell office:value-type="float" office:value="1" calcext:value-type="float">
            <text:p>1</text:p>
          </table:table-cell>
          <table:table-cell office:value-type="float" office:value="11.8848076835543" calcext:value-type="float">
            <text:p>11.8848076835543</text:p>
          </table:table-cell>
          <table:table-cell office:value-type="float" office:value="301.874115162279" calcext:value-type="float">
            <text:p>301.874115162279</text:p>
          </table:table-cell>
          <table:table-cell table:formula="of:=AVERAGE([.E153:.E202])" office:value-type="float" office:value="304.298776200599" calcext:value-type="float">
            <text:p>304.298776200599</text:p>
          </table:table-cell>
          <table:table-cell table:number-columns-repeated="4"/>
        </table:table-row>
        <table:table-row table:style-name="ro1">
          <table:table-cell office:value-type="float" office:value="0.448079332381488" calcext:value-type="float">
            <text:p>0.448079332381488</text:p>
          </table:table-cell>
          <table:table-cell table:formula="of:=AVERAGE([.A154:.A203])" office:value-type="float" office:value="0.636875851645589" calcext:value-type="float">
            <text:p>0.636875851645589</text:p>
          </table:table-cell>
          <table:table-cell office:value-type="float" office:value="0" calcext:value-type="float">
            <text:p>0</text:p>
          </table:table-cell>
          <table:table-cell office:value-type="float" office:value="11.931823805809" calcext:value-type="float">
            <text:p>11.931823805809</text:p>
          </table:table-cell>
          <table:table-cell office:value-type="float" office:value="303.068324667549" calcext:value-type="float">
            <text:p>303.068324667549</text:p>
          </table:table-cell>
          <table:table-cell table:formula="of:=AVERAGE([.E154:.E203])" office:value-type="float" office:value="304.331793019309" calcext:value-type="float">
            <text:p>304.33179301930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55:.A204])" office:value-type="float" office:value="0.647841894594908" calcext:value-type="float">
            <text:p>0.647841894594908</text:p>
          </table:table-cell>
          <table:table-cell office:value-type="float" office:value="1" calcext:value-type="float">
            <text:p>1</text:p>
          </table:table-cell>
          <table:table-cell office:value-type="float" office:value="11.884832323283" calcext:value-type="float">
            <text:p>11.884832323283</text:p>
          </table:table-cell>
          <table:table-cell office:value-type="float" office:value="301.874741011387" calcext:value-type="float">
            <text:p>301.874741011387</text:p>
          </table:table-cell>
          <table:table-cell table:formula="of:=AVERAGE([.E155:.E204])" office:value-type="float" office:value="304.310542759878" calcext:value-type="float">
            <text:p>304.310542759878</text:p>
          </table:table-cell>
          <table:table-cell table:number-columns-repeated="4"/>
        </table:table-row>
        <table:table-row table:style-name="ro1">
          <table:table-cell office:value-type="float" office:value="0.46221432339251" calcext:value-type="float">
            <text:p>0.46221432339251</text:p>
          </table:table-cell>
          <table:table-cell table:formula="of:=AVERAGE([.A156:.A205])" office:value-type="float" office:value="0.637086181062758" calcext:value-type="float">
            <text:p>0.637086181062758</text:p>
          </table:table-cell>
          <table:table-cell office:value-type="float" office:value="0" calcext:value-type="float">
            <text:p>0</text:p>
          </table:table-cell>
          <table:table-cell office:value-type="float" office:value="11.9180607573688" calcext:value-type="float">
            <text:p>11.9180607573688</text:p>
          </table:table-cell>
          <table:table-cell office:value-type="float" office:value="302.718743237168" calcext:value-type="float">
            <text:p>302.718743237168</text:p>
          </table:table-cell>
          <table:table-cell table:formula="of:=AVERAGE([.E156:.E205])" office:value-type="float" office:value="304.333044717525" calcext:value-type="float">
            <text:p>304.3330447175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57:.A206])" office:value-type="float" office:value="0.637086181062758" calcext:value-type="float">
            <text:p>0.637086181062758</text:p>
          </table:table-cell>
          <table:table-cell office:value-type="float" office:value="1" calcext:value-type="float">
            <text:p>1</text:p>
          </table:table-cell>
          <table:table-cell office:value-type="float" office:value="11.8882642854899" calcext:value-type="float">
            <text:p>11.8882642854899</text:p>
          </table:table-cell>
          <table:table-cell office:value-type="float" office:value="301.961912851444" calcext:value-type="float">
            <text:p>301.961912851444</text:p>
          </table:table-cell>
          <table:table-cell table:formula="of:=AVERAGE([.E157:.E206])" office:value-type="float" office:value="304.328433103668" calcext:value-type="float">
            <text:p>304.328433103668</text:p>
          </table:table-cell>
          <table:table-cell table:number-columns-repeated="4"/>
        </table:table-row>
        <table:table-row table:style-name="ro1">
          <table:table-cell office:value-type="float" office:value="0.474322990050911" calcext:value-type="float">
            <text:p>0.474322990050911</text:p>
          </table:table-cell>
          <table:table-cell table:formula="of:=AVERAGE([.A158:.A207])" office:value-type="float" office:value="0.637676384696722" calcext:value-type="float">
            <text:p>0.637676384696722</text:p>
          </table:table-cell>
          <table:table-cell office:value-type="float" office:value="0" calcext:value-type="float">
            <text:p>0</text:p>
          </table:table-cell>
          <table:table-cell office:value-type="float" office:value="11.9051870858014" calcext:value-type="float">
            <text:p>11.9051870858014</text:p>
          </table:table-cell>
          <table:table-cell office:value-type="float" office:value="302.391751979355" calcext:value-type="float">
            <text:p>302.391751979355</text:p>
          </table:table-cell>
          <table:table-cell table:formula="of:=AVERAGE([.E158:.E207])" office:value-type="float" office:value="304.311407623741" calcext:value-type="float">
            <text:p>304.311407623741</text:p>
          </table:table-cell>
          <table:table-cell table:number-columns-repeated="4"/>
        </table:table-row>
        <table:table-row table:style-name="ro1">
          <table:table-cell office:value-type="float" office:value="0.129089885118603" calcext:value-type="float">
            <text:p>0.129089885118603</text:p>
          </table:table-cell>
          <table:table-cell table:formula="of:=AVERAGE([.A159:.A208])" office:value-type="float" office:value="0.620258182399094" calcext:value-type="float">
            <text:p>0.620258182399094</text:p>
          </table:table-cell>
          <table:table-cell office:value-type="float" office:value="0" calcext:value-type="float">
            <text:p>0</text:p>
          </table:table-cell>
          <table:table-cell office:value-type="float" office:value="12.2533875180572" calcext:value-type="float">
            <text:p>12.2533875180572</text:p>
          </table:table-cell>
          <table:table-cell office:value-type="float" office:value="311.236042958654" calcext:value-type="float">
            <text:p>311.236042958654</text:p>
          </table:table-cell>
          <table:table-cell table:formula="of:=AVERAGE([.E159:.E208])" office:value-type="float" office:value="304.501187723094" calcext:value-type="float">
            <text:p>304.501187723094</text:p>
          </table:table-cell>
          <table:table-cell table:number-columns-repeated="4"/>
        </table:table-row>
        <table:table-row table:style-name="ro1">
          <table:table-cell office:value-type="float" office:value="0.0950741530358794" calcext:value-type="float">
            <text:p>0.095074153035879</text:p>
          </table:table-cell>
          <table:table-cell table:formula="of:=AVERAGE([.A160:.A209])" office:value-type="float" office:value="0.602159665459812" calcext:value-type="float">
            <text:p>0.602159665459812</text:p>
          </table:table-cell>
          <table:table-cell office:value-type="float" office:value="0" calcext:value-type="float">
            <text:p>0</text:p>
          </table:table-cell>
          <table:table-cell office:value-type="float" office:value="12.2853839657098" calcext:value-type="float">
            <text:p>12.2853839657098</text:p>
          </table:table-cell>
          <table:table-cell office:value-type="float" office:value="312.048752729029" calcext:value-type="float">
            <text:p>312.048752729029</text:p>
          </table:table-cell>
          <table:table-cell table:formula="of:=AVERAGE([.E160:.E209])" office:value-type="float" office:value="304.709842835501" calcext:value-type="float">
            <text:p>304.709842835501</text:p>
          </table:table-cell>
          <table:table-cell table:number-columns-repeated="4"/>
        </table:table-row>
        <table:table-row table:style-name="ro1">
          <table:table-cell office:value-type="float" office:value="0.43022608898282" calcext:value-type="float">
            <text:p>0.43022608898282</text:p>
          </table:table-cell>
          <table:table-cell table:formula="of:=AVERAGE([.A161:.A210])" office:value-type="float" office:value="0.590764187239468" calcext:value-type="float">
            <text:p>0.590764187239468</text:p>
          </table:table-cell>
          <table:table-cell office:value-type="float" office:value="0" calcext:value-type="float">
            <text:p>0</text:p>
          </table:table-cell>
          <table:table-cell office:value-type="float" office:value="11.9478173363537" calcext:value-type="float">
            <text:p>11.9478173363537</text:p>
          </table:table-cell>
          <table:table-cell office:value-type="float" office:value="303.474560343383" calcext:value-type="float">
            <text:p>303.474560343383</text:p>
          </table:table-cell>
          <table:table-cell table:formula="of:=AVERAGE([.E161:.E210])" office:value-type="float" office:value="304.746729785885" calcext:value-type="float">
            <text:p>304.74672978588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62:.A211])" office:value-type="float" office:value="0.582525412898839" calcext:value-type="float">
            <text:p>0.582525412898839</text:p>
          </table:table-cell>
          <table:table-cell office:value-type="float" office:value="0" calcext:value-type="float">
            <text:p>0</text:p>
          </table:table-cell>
          <table:table-cell office:value-type="float" office:value="12.2502993387312" calcext:value-type="float">
            <text:p>12.2502993387312</text:p>
          </table:table-cell>
          <table:table-cell office:value-type="float" office:value="311.157603203772" calcext:value-type="float">
            <text:p>311.157603203772</text:p>
          </table:table-cell>
          <table:table-cell table:formula="of:=AVERAGE([.E162:.E211])" office:value-type="float" office:value="304.891044033699" calcext:value-type="float">
            <text:p>304.8910440336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63:.A212])" office:value-type="float" office:value="0.582525412898839" calcext:value-type="float">
            <text:p>0.582525412898839</text:p>
          </table:table-cell>
          <table:table-cell office:value-type="float" office:value="1" calcext:value-type="float">
            <text:p>1</text:p>
          </table:table-cell>
          <table:table-cell office:value-type="float" office:value="11.8750562176049" calcext:value-type="float">
            <text:p>11.8750562176049</text:p>
          </table:table-cell>
          <table:table-cell office:value-type="float" office:value="301.626427927164" calcext:value-type="float">
            <text:p>301.626427927164</text:p>
          </table:table-cell>
          <table:table-cell table:formula="of:=AVERAGE([.E163:.E212])" office:value-type="float" office:value="304.886309634208" calcext:value-type="float">
            <text:p>304.886309634208</text:p>
          </table:table-cell>
          <table:table-cell table:number-columns-repeated="4"/>
        </table:table-row>
        <table:table-row table:style-name="ro1">
          <table:table-cell office:value-type="float" office:value="0.428670266115667" calcext:value-type="float">
            <text:p>0.428670266115667</text:p>
          </table:table-cell>
          <table:table-cell table:formula="of:=AVERAGE([.A164:.A213])" office:value-type="float" office:value="0.588609126171172" calcext:value-type="float">
            <text:p>0.588609126171172</text:p>
          </table:table-cell>
          <table:table-cell office:value-type="float" office:value="0" calcext:value-type="float">
            <text:p>0</text:p>
          </table:table-cell>
          <table:table-cell office:value-type="float" office:value="11.9526185634822" calcext:value-type="float">
            <text:p>11.9526185634822</text:p>
          </table:table-cell>
          <table:table-cell office:value-type="float" office:value="303.596511512447" calcext:value-type="float">
            <text:p>303.596511512447</text:p>
          </table:table-cell>
          <table:table-cell table:formula="of:=AVERAGE([.E164:.E213])" office:value-type="float" office:value="304.730747387805" calcext:value-type="float">
            <text:p>304.73074738780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65:.A214])" office:value-type="float" office:value="0.605297617037773" calcext:value-type="float">
            <text:p>0.605297617037773</text:p>
          </table:table-cell>
          <table:table-cell office:value-type="float" office:value="1" calcext:value-type="float">
            <text:p>1</text:p>
          </table:table-cell>
          <table:table-cell office:value-type="float" office:value="11.8819048888534" calcext:value-type="float">
            <text:p>11.8819048888534</text:p>
          </table:table-cell>
          <table:table-cell office:value-type="float" office:value="301.800384176877" calcext:value-type="float">
            <text:p>301.800384176877</text:p>
          </table:table-cell>
          <table:table-cell table:formula="of:=AVERAGE([.E165:.E214])" office:value-type="float" office:value="304.56299658101" calcext:value-type="float">
            <text:p>304.562996581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66:.A215])" office:value-type="float" office:value="0.622563006084859" calcext:value-type="float">
            <text:p>0.622563006084859</text:p>
          </table:table-cell>
          <table:table-cell office:value-type="float" office:value="1" calcext:value-type="float">
            <text:p>1</text:p>
          </table:table-cell>
          <table:table-cell office:value-type="float" office:value="11.8940640082896" calcext:value-type="float">
            <text:p>11.8940640082896</text:p>
          </table:table-cell>
          <table:table-cell office:value-type="float" office:value="302.109225810555" calcext:value-type="float">
            <text:p>302.109225810555</text:p>
          </table:table-cell>
          <table:table-cell table:formula="of:=AVERAGE([.E166:.E215])" office:value-type="float" office:value="304.385398485534" calcext:value-type="float">
            <text:p>304.385398485534</text:p>
          </table:table-cell>
          <table:table-cell table:number-columns-repeated="4"/>
        </table:table-row>
        <table:table-row table:style-name="ro1">
          <table:table-cell office:value-type="float" office:value="0.169330081990362" calcext:value-type="float">
            <text:p>0.169330081990362</text:p>
          </table:table-cell>
          <table:table-cell table:formula="of:=AVERAGE([.A167:.A216])" office:value-type="float" office:value="0.623583771377444" calcext:value-type="float">
            <text:p>0.623583771377444</text:p>
          </table:table-cell>
          <table:table-cell office:value-type="float" office:value="0" calcext:value-type="float">
            <text:p>0</text:p>
          </table:table-cell>
          <table:table-cell office:value-type="float" office:value="12.2105718828797" calcext:value-type="float">
            <text:p>12.2105718828797</text:p>
          </table:table-cell>
          <table:table-cell office:value-type="float" office:value="310.148525825145" calcext:value-type="float">
            <text:p>310.148525825145</text:p>
          </table:table-cell>
          <table:table-cell table:formula="of:=AVERAGE([.E167:.E216])" office:value-type="float" office:value="304.358845197995" calcext:value-type="float">
            <text:p>304.358845197995</text:p>
          </table:table-cell>
          <table:table-cell table:number-columns-repeated="4"/>
        </table:table-row>
        <table:table-row table:style-name="ro1">
          <table:table-cell office:value-type="float" office:value="0.493698030024767" calcext:value-type="float">
            <text:p>0.493698030024767</text:p>
          </table:table-cell>
          <table:table-cell table:formula="of:=AVERAGE([.A168:.A217])" office:value-type="float" office:value="0.630025535106898" calcext:value-type="float">
            <text:p>0.630025535106898</text:p>
          </table:table-cell>
          <table:table-cell office:value-type="float" office:value="0" calcext:value-type="float">
            <text:p>0</text:p>
          </table:table-cell>
          <table:table-cell office:value-type="float" office:value="11.8854377566159" calcext:value-type="float">
            <text:p>11.8854377566159</text:p>
          </table:table-cell>
          <table:table-cell office:value-type="float" office:value="301.890119018043" calcext:value-type="float">
            <text:p>301.890119018043</text:p>
          </table:table-cell>
          <table:table-cell table:formula="of:=AVERAGE([.E168:.E217])" office:value-type="float" office:value="304.195000285681" calcext:value-type="float">
            <text:p>304.19500028568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69:.A218])" office:value-type="float" office:value="0.646899692195594" calcext:value-type="float">
            <text:p>0.646899692195594</text:p>
          </table:table-cell>
          <table:table-cell office:value-type="float" office:value="1" calcext:value-type="float">
            <text:p>1</text:p>
          </table:table-cell>
          <table:table-cell office:value-type="float" office:value="11.8709660226464" calcext:value-type="float">
            <text:p>11.8709660226464</text:p>
          </table:table-cell>
          <table:table-cell office:value-type="float" office:value="301.522536975219" calcext:value-type="float">
            <text:p>301.522536975219</text:p>
          </table:table-cell>
          <table:table-cell table:formula="of:=AVERAGE([.E169:.E218])" office:value-type="float" office:value="304.016799586921" calcext:value-type="float">
            <text:p>304.0167995869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70:.A219])" office:value-type="float" office:value="0.663626222109974" calcext:value-type="float">
            <text:p>0.663626222109974</text:p>
          </table:table-cell>
          <table:table-cell office:value-type="float" office:value="1" calcext:value-type="float">
            <text:p>1</text:p>
          </table:table-cell>
          <table:table-cell office:value-type="float" office:value="11.8850493875593" calcext:value-type="float">
            <text:p>11.8850493875593</text:p>
          </table:table-cell>
          <table:table-cell office:value-type="float" office:value="301.880254444006" calcext:value-type="float">
            <text:p>301.880254444006</text:p>
          </table:table-cell>
          <table:table-cell table:formula="of:=AVERAGE([.E170:.E219])" office:value-type="float" office:value="303.847733900953" calcext:value-type="float">
            <text:p>303.847733900953</text:p>
          </table:table-cell>
          <table:table-cell table:number-columns-repeated="4"/>
        </table:table-row>
        <table:table-row table:style-name="ro1">
          <table:table-cell office:value-type="float" office:value="0.410914408311248" calcext:value-type="float">
            <text:p>0.410914408311248</text:p>
          </table:table-cell>
          <table:table-cell table:formula="of:=AVERAGE([.A171:.A220])" office:value-type="float" office:value="0.664560912617088" calcext:value-type="float">
            <text:p>0.664560912617088</text:p>
          </table:table-cell>
          <table:table-cell office:value-type="float" office:value="0" calcext:value-type="float">
            <text:p>0</text:p>
          </table:table-cell>
          <table:table-cell office:value-type="float" office:value="11.9714198497742" calcext:value-type="float">
            <text:p>11.9714198497742</text:p>
          </table:table-cell>
          <table:table-cell office:value-type="float" office:value="304.074064184266" calcext:value-type="float">
            <text:p>304.074064184266</text:p>
          </table:table-cell>
          <table:table-cell table:formula="of:=AVERAGE([.E171:.E220])" office:value-type="float" office:value="303.825559172983" calcext:value-type="float">
            <text:p>303.825559172983</text:p>
          </table:table-cell>
          <table:table-cell table:number-columns-repeated="4"/>
        </table:table-row>
        <table:table-row table:style-name="ro1">
          <table:table-cell office:value-type="float" office:value="0.449523689809441" calcext:value-type="float">
            <text:p>0.449523689809441</text:p>
          </table:table-cell>
          <table:table-cell table:formula="of:=AVERAGE([.A172:.A221])" office:value-type="float" office:value="0.653551386413276" calcext:value-type="float">
            <text:p>0.653551386413276</text:p>
          </table:table-cell>
          <table:table-cell office:value-type="float" office:value="0" calcext:value-type="float">
            <text:p>0</text:p>
          </table:table-cell>
          <table:table-cell office:value-type="float" office:value="11.931616128096" calcext:value-type="float">
            <text:p>11.931616128096</text:p>
          </table:table-cell>
          <table:table-cell office:value-type="float" office:value="303.063049653638" calcext:value-type="float">
            <text:p>303.063049653638</text:p>
          </table:table-cell>
          <table:table-cell table:formula="of:=AVERAGE([.E172:.E221])" office:value-type="float" office:value="303.852721024274" calcext:value-type="float">
            <text:p>303.852721024274</text:p>
          </table:table-cell>
          <table:table-cell table:number-columns-repeated="4"/>
        </table:table-row>
        <table:table-row table:style-name="ro1">
          <table:table-cell office:value-type="float" office:value="0.390718044048548" calcext:value-type="float">
            <text:p>0.390718044048548</text:p>
          </table:table-cell>
          <table:table-cell table:formula="of:=AVERAGE([.A173:.A222])" office:value-type="float" office:value="0.652068943004728" calcext:value-type="float">
            <text:p>0.652068943004728</text:p>
          </table:table-cell>
          <table:table-cell office:value-type="float" office:value="0" calcext:value-type="float">
            <text:p>0</text:p>
          </table:table-cell>
          <table:table-cell office:value-type="float" office:value="11.988371983096" calcext:value-type="float">
            <text:p>11.988371983096</text:p>
          </table:table-cell>
          <table:table-cell office:value-type="float" office:value="304.504648370638" calcext:value-type="float">
            <text:p>304.504648370638</text:p>
          </table:table-cell>
          <table:table-cell table:formula="of:=AVERAGE([.E173:.E222])" office:value-type="float" office:value="303.891517708509" calcext:value-type="float">
            <text:p>303.89151770850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74:.A223])" office:value-type="float" office:value="0.663876984148562" calcext:value-type="float">
            <text:p>0.663876984148562</text:p>
          </table:table-cell>
          <table:table-cell office:value-type="float" office:value="1" calcext:value-type="float">
            <text:p>1</text:p>
          </table:table-cell>
          <table:table-cell office:value-type="float" office:value="11.8921456294149" calcext:value-type="float">
            <text:p>11.8921456294149</text:p>
          </table:table-cell>
          <table:table-cell office:value-type="float" office:value="302.060498987139" calcext:value-type="float">
            <text:p>302.060498987139</text:p>
          </table:table-cell>
          <table:table-cell table:formula="of:=AVERAGE([.E174:.E223])" office:value-type="float" office:value="303.852464724163" calcext:value-type="float">
            <text:p>303.852464724163</text:p>
          </table:table-cell>
          <table:table-cell table:number-columns-repeated="4"/>
        </table:table-row>
        <table:table-row table:style-name="ro1">
          <table:table-cell office:value-type="float" office:value="0.177932867255807" calcext:value-type="float">
            <text:p>0.177932867255807</text:p>
          </table:table-cell>
          <table:table-cell table:formula="of:=AVERAGE([.A175:.A224])" office:value-type="float" office:value="0.647435641493678" calcext:value-type="float">
            <text:p>0.647435641493678</text:p>
          </table:table-cell>
          <table:table-cell office:value-type="float" office:value="0" calcext:value-type="float">
            <text:p>0</text:p>
          </table:table-cell>
          <table:table-cell office:value-type="float" office:value="12.2050314638913" calcext:value-type="float">
            <text:p>12.2050314638913</text:p>
          </table:table-cell>
          <table:table-cell office:value-type="float" office:value="310.007799182838" calcext:value-type="float">
            <text:p>310.007799182838</text:p>
          </table:table-cell>
          <table:table-cell table:formula="of:=AVERAGE([.E175:.E224])" office:value-type="float" office:value="304.014333145389" calcext:value-type="float">
            <text:p>304.014333145389</text:p>
          </table:table-cell>
          <table:table-cell table:number-columns-repeated="4"/>
        </table:table-row>
        <table:table-row table:style-name="ro1">
          <table:table-cell office:value-type="float" office:value="0.494383249145747" calcext:value-type="float">
            <text:p>0.494383249145747</text:p>
          </table:table-cell>
          <table:table-cell table:formula="of:=AVERAGE([.A176:.A225])" office:value-type="float" office:value="0.657323306476593" calcext:value-type="float">
            <text:p>0.657323306476593</text:p>
          </table:table-cell>
          <table:table-cell office:value-type="float" office:value="0" calcext:value-type="float">
            <text:p>0</text:p>
          </table:table-cell>
          <table:table-cell office:value-type="float" office:value="11.8849473086834" calcext:value-type="float">
            <text:p>11.8849473086834</text:p>
          </table:table-cell>
          <table:table-cell office:value-type="float" office:value="301.877661640558" calcext:value-type="float">
            <text:p>301.877661640558</text:p>
          </table:table-cell>
          <table:table-cell table:formula="of:=AVERAGE([.E176:.E225])" office:value-type="float" office:value="303.862102204381" calcext:value-type="float">
            <text:p>303.862102204381</text:p>
          </table:table-cell>
          <table:table-cell table:number-columns-repeated="4"/>
        </table:table-row>
        <table:table-row table:style-name="ro1">
          <table:table-cell office:value-type="float" office:value="0.16029316817224" calcext:value-type="float">
            <text:p>0.16029316817224</text:p>
          </table:table-cell>
          <table:table-cell table:formula="of:=AVERAGE([.A177:.A226])" office:value-type="float" office:value="0.640529169840038" calcext:value-type="float">
            <text:p>0.640529169840038</text:p>
          </table:table-cell>
          <table:table-cell office:value-type="float" office:value="0" calcext:value-type="float">
            <text:p>0</text:p>
          </table:table-cell>
          <table:table-cell office:value-type="float" office:value="12.2186067810655" calcext:value-type="float">
            <text:p>12.2186067810655</text:p>
          </table:table-cell>
          <table:table-cell office:value-type="float" office:value="310.352612239063" calcext:value-type="float">
            <text:p>310.352612239063</text:p>
          </table:table-cell>
          <table:table-cell table:formula="of:=AVERAGE([.E177:.E226])" office:value-type="float" office:value="304.035028485277" calcext:value-type="float">
            <text:p>304.035028485277</text:p>
          </table:table-cell>
          <table:table-cell table:number-columns-repeated="4"/>
        </table:table-row>
        <table:table-row table:style-name="ro1">
          <table:table-cell office:value-type="float" office:value="0.401904480862617" calcext:value-type="float">
            <text:p>0.401904480862617</text:p>
          </table:table-cell>
          <table:table-cell table:formula="of:=AVERAGE([.A178:.A227])" office:value-type="float" office:value="0.62856725945729" calcext:value-type="float">
            <text:p>0.62856725945729</text:p>
          </table:table-cell>
          <table:table-cell office:value-type="float" office:value="0" calcext:value-type="float">
            <text:p>0</text:p>
          </table:table-cell>
          <table:table-cell office:value-type="float" office:value="11.9777299669534" calcext:value-type="float">
            <text:p>11.9777299669534</text:p>
          </table:table-cell>
          <table:table-cell office:value-type="float" office:value="304.234341160616" calcext:value-type="float">
            <text:p>304.234341160616</text:p>
          </table:table-cell>
          <table:table-cell table:formula="of:=AVERAGE([.E178:.E227])" office:value-type="float" office:value="304.08127038971" calcext:value-type="float">
            <text:p>304.081270389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179:.A228])" office:value-type="float" office:value="0.60856725945729" calcext:value-type="float">
            <text:p>0.60856725945729</text:p>
          </table:table-cell>
          <table:table-cell office:value-type="float" office:value="0" calcext:value-type="float">
            <text:p>0</text:p>
          </table:table-cell>
          <table:table-cell office:value-type="float" office:value="12.238086246556" calcext:value-type="float">
            <text:p>12.238086246556</text:p>
          </table:table-cell>
          <table:table-cell office:value-type="float" office:value="310.847390662523" calcext:value-type="float">
            <text:p>310.847390662523</text:p>
          </table:table-cell>
          <table:table-cell table:formula="of:=AVERAGE([.E179:.E228])" office:value-type="float" office:value="304.262935312295" calcext:value-type="float">
            <text:p>304.262935312295</text:p>
          </table:table-cell>
          <table:table-cell table:number-columns-repeated="4"/>
        </table:table-row>
        <table:table-row table:style-name="ro1">
          <table:table-cell office:value-type="float" office:value="0.33333094266653" calcext:value-type="float">
            <text:p>0.33333094266653</text:p>
          </table:table-cell>
          <table:table-cell table:formula="of:=AVERAGE([.A180:.A229])" office:value-type="float" office:value="0.60816166605705" calcext:value-type="float">
            <text:p>0.60816166605705</text:p>
          </table:table-cell>
          <table:table-cell office:value-type="float" office:value="0" calcext:value-type="float">
            <text:p>0</text:p>
          </table:table-cell>
          <table:table-cell office:value-type="float" office:value="12.046188519749" calcext:value-type="float">
            <text:p>12.046188519749</text:p>
          </table:table-cell>
          <table:table-cell office:value-type="float" office:value="305.973188401626" calcext:value-type="float">
            <text:p>305.973188401626</text:p>
          </table:table-cell>
          <table:table-cell table:formula="of:=AVERAGE([.E180:.E229])" office:value-type="float" office:value="304.272739089562" calcext:value-type="float">
            <text:p>304.27273908956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81:.A230])" office:value-type="float" office:value="0.624555184171915" calcext:value-type="float">
            <text:p>0.624555184171915</text:p>
          </table:table-cell>
          <table:table-cell office:value-type="float" office:value="1" calcext:value-type="float">
            <text:p>1</text:p>
          </table:table-cell>
          <table:table-cell office:value-type="float" office:value="11.8796509403408" calcext:value-type="float">
            <text:p>11.8796509403408</text:p>
          </table:table-cell>
          <table:table-cell office:value-type="float" office:value="301.743133884655" calcext:value-type="float">
            <text:p>301.743133884655</text:p>
          </table:table-cell>
          <table:table-cell table:formula="of:=AVERAGE([.E181:.E230])" office:value-type="float" office:value="304.110591122401" calcext:value-type="float">
            <text:p>304.110591122401</text:p>
          </table:table-cell>
          <table:table-cell table:number-columns-repeated="4"/>
        </table:table-row>
        <table:table-row table:style-name="ro1">
          <table:table-cell office:value-type="float" office:value="0.404340294039249" calcext:value-type="float">
            <text:p>0.404340294039249</text:p>
          </table:table-cell>
          <table:table-cell table:formula="of:=AVERAGE([.A182:.A231])" office:value-type="float" office:value="0.625568322881818" calcext:value-type="float">
            <text:p>0.625568322881818</text:p>
          </table:table-cell>
          <table:table-cell office:value-type="float" office:value="0" calcext:value-type="float">
            <text:p>0</text:p>
          </table:table-cell>
          <table:table-cell office:value-type="float" office:value="11.9733405752897" calcext:value-type="float">
            <text:p>11.9733405752897</text:p>
          </table:table-cell>
          <table:table-cell office:value-type="float" office:value="304.122850612359" calcext:value-type="float">
            <text:p>304.122850612359</text:p>
          </table:table-cell>
          <table:table-cell table:formula="of:=AVERAGE([.E182:.E231])" office:value-type="float" office:value="304.083559209306" calcext:value-type="float">
            <text:p>304.083559209306</text:p>
          </table:table-cell>
          <table:table-cell table:number-columns-repeated="4"/>
        </table:table-row>
        <table:table-row table:style-name="ro1">
          <table:table-cell office:value-type="float" office:value="0.116876792943478" calcext:value-type="float">
            <text:p>0.116876792943478</text:p>
          </table:table-cell>
          <table:table-cell table:formula="of:=AVERAGE([.A183:.A232])" office:value-type="float" office:value="0.607905858740687" calcext:value-type="float">
            <text:p>0.607905858740687</text:p>
          </table:table-cell>
          <table:table-cell office:value-type="float" office:value="0" calcext:value-type="float">
            <text:p>0</text:p>
          </table:table-cell>
          <table:table-cell office:value-type="float" office:value="12.2635531661123" calcext:value-type="float">
            <text:p>12.2635531661123</text:p>
          </table:table-cell>
          <table:table-cell office:value-type="float" office:value="311.494250419253" calcext:value-type="float">
            <text:p>311.494250419253</text:p>
          </table:table-cell>
          <table:table-cell table:formula="of:=AVERAGE([.E183:.E232])" office:value-type="float" office:value="304.279279510765" calcext:value-type="float">
            <text:p>304.279279510765</text:p>
          </table:table-cell>
          <table:table-cell table:number-columns-repeated="4"/>
        </table:table-row>
        <table:table-row table:style-name="ro1">
          <table:table-cell office:value-type="float" office:value="0.368881377848982" calcext:value-type="float">
            <text:p>0.368881377848982</text:p>
          </table:table-cell>
          <table:table-cell table:formula="of:=AVERAGE([.A184:.A233])" office:value-type="float" office:value="0.595283486297667" calcext:value-type="float">
            <text:p>0.595283486297667</text:p>
          </table:table-cell>
          <table:table-cell office:value-type="float" office:value="0" calcext:value-type="float">
            <text:p>0</text:p>
          </table:table-cell>
          <table:table-cell office:value-type="float" office:value="12.0094060981333" calcext:value-type="float">
            <text:p>12.0094060981333</text:p>
          </table:table-cell>
          <table:table-cell office:value-type="float" office:value="305.038914892586" calcext:value-type="float">
            <text:p>305.038914892586</text:p>
          </table:table-cell>
          <table:table-cell table:formula="of:=AVERAGE([.E184:.E233])" office:value-type="float" office:value="304.342451527643" calcext:value-type="float">
            <text:p>304.342451527643</text:p>
          </table:table-cell>
          <table:table-cell table:number-columns-repeated="4"/>
        </table:table-row>
        <table:table-row table:style-name="ro1">
          <table:table-cell office:value-type="float" office:value="0.433053791177272" calcext:value-type="float">
            <text:p>0.433053791177272</text:p>
          </table:table-cell>
          <table:table-cell table:formula="of:=AVERAGE([.A185:.A234])" office:value-type="float" office:value="0.583944562121213" calcext:value-type="float">
            <text:p>0.583944562121213</text:p>
          </table:table-cell>
          <table:table-cell office:value-type="float" office:value="0" calcext:value-type="float">
            <text:p>0</text:p>
          </table:table-cell>
          <table:table-cell office:value-type="float" office:value="11.9466463625819" calcext:value-type="float">
            <text:p>11.9466463625819</text:p>
          </table:table-cell>
          <table:table-cell office:value-type="float" office:value="303.444817609579" calcext:value-type="float">
            <text:p>303.444817609579</text:p>
          </table:table-cell>
          <table:table-cell table:formula="of:=AVERAGE([.E185:.E234])" office:value-type="float" office:value="304.378641699354" calcext:value-type="float">
            <text:p>304.378641699354</text:p>
          </table:table-cell>
          <table:table-cell table:number-columns-repeated="4"/>
        </table:table-row>
        <table:table-row table:style-name="ro1">
          <table:table-cell office:value-type="float" office:value="0.268244512736796" calcext:value-type="float">
            <text:p>0.268244512736796</text:p>
          </table:table-cell>
          <table:table-cell table:formula="of:=AVERAGE([.A186:.A235])" office:value-type="float" office:value="0.569309452375948" calcext:value-type="float">
            <text:p>0.569309452375948</text:p>
          </table:table-cell>
          <table:table-cell office:value-type="float" office:value="0" calcext:value-type="float">
            <text:p>0</text:p>
          </table:table-cell>
          <table:table-cell office:value-type="float" office:value="12.112279311952" calcext:value-type="float">
            <text:p>12.112279311952</text:p>
          </table:table-cell>
          <table:table-cell office:value-type="float" office:value="307.651894523581" calcext:value-type="float">
            <text:p>307.651894523581</text:p>
          </table:table-cell>
          <table:table-cell table:formula="of:=AVERAGE([.E186:.E235])" office:value-type="float" office:value="304.491559183578" calcext:value-type="float">
            <text:p>304.491559183578</text:p>
          </table:table-cell>
          <table:table-cell table:number-columns-repeated="4"/>
        </table:table-row>
        <table:table-row table:style-name="ro1">
          <table:table-cell office:value-type="float" office:value="0.121736686092616" calcext:value-type="float">
            <text:p>0.121736686092616</text:p>
          </table:table-cell>
          <table:table-cell table:formula="of:=AVERAGE([.A187:.A236])" office:value-type="float" office:value="0.562667332452834" calcext:value-type="float">
            <text:p>0.562667332452834</text:p>
          </table:table-cell>
          <table:table-cell office:value-type="float" office:value="0" calcext:value-type="float">
            <text:p>0</text:p>
          </table:table-cell>
          <table:table-cell office:value-type="float" office:value="12.2585759409219" calcext:value-type="float">
            <text:p>12.2585759409219</text:p>
          </table:table-cell>
          <table:table-cell office:value-type="float" office:value="311.367828899416" calcext:value-type="float">
            <text:p>311.367828899416</text:p>
          </table:table-cell>
          <table:table-cell table:formula="of:=AVERAGE([.E187:.E236])" office:value-type="float" office:value="304.662197836971" calcext:value-type="float">
            <text:p>304.66219783697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88:.A237])" office:value-type="float" office:value="0.562667332452834" calcext:value-type="float">
            <text:p>0.562667332452834</text:p>
          </table:table-cell>
          <table:table-cell office:value-type="float" office:value="1" calcext:value-type="float">
            <text:p>1</text:p>
          </table:table-cell>
          <table:table-cell office:value-type="float" office:value="11.8675082473904" calcext:value-type="float">
            <text:p>11.8675082473904</text:p>
          </table:table-cell>
          <table:table-cell office:value-type="float" office:value="301.434709483716" calcext:value-type="float">
            <text:p>301.434709483716</text:p>
          </table:table-cell>
          <table:table-cell table:formula="of:=AVERAGE([.E188:.E237])" office:value-type="float" office:value="304.654067162987" calcext:value-type="float">
            <text:p>304.654067162987</text:p>
          </table:table-cell>
          <table:table-cell table:number-columns-repeated="4"/>
        </table:table-row>
        <table:table-row table:style-name="ro1">
          <table:table-cell office:value-type="float" office:value="0.304038998565078" calcext:value-type="float">
            <text:p>0.304038998565078</text:p>
          </table:table-cell>
          <table:table-cell table:formula="of:=AVERAGE([.A189:.A238])" office:value-type="float" office:value="0.548748112424135" calcext:value-type="float">
            <text:p>0.548748112424135</text:p>
          </table:table-cell>
          <table:table-cell office:value-type="float" office:value="0" calcext:value-type="float">
            <text:p>0</text:p>
          </table:table-cell>
          <table:table-cell office:value-type="float" office:value="12.075151934135" calcext:value-type="float">
            <text:p>12.075151934135</text:p>
          </table:table-cell>
          <table:table-cell office:value-type="float" office:value="306.708859127028" calcext:value-type="float">
            <text:p>306.708859127028</text:p>
          </table:table-cell>
          <table:table-cell table:formula="of:=AVERAGE([.E189:.E238])" office:value-type="float" office:value="304.756779134421" calcext:value-type="float">
            <text:p>304.7567791344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90:.A239])" office:value-type="float" office:value="0.548748112424135" calcext:value-type="float">
            <text:p>0.548748112424135</text:p>
          </table:table-cell>
          <table:table-cell office:value-type="float" office:value="1" calcext:value-type="float">
            <text:p>1</text:p>
          </table:table-cell>
          <table:table-cell office:value-type="float" office:value="11.8664100194842" calcext:value-type="float">
            <text:p>11.8664100194842</text:p>
          </table:table-cell>
          <table:table-cell office:value-type="float" office:value="301.406814494898" calcext:value-type="float">
            <text:p>301.406814494898</text:p>
          </table:table-cell>
          <table:table-cell table:formula="of:=AVERAGE([.E190:.E239])" office:value-type="float" office:value="304.752923307868" calcext:value-type="float">
            <text:p>304.752923307868</text:p>
          </table:table-cell>
          <table:table-cell table:number-columns-repeated="4"/>
        </table:table-row>
        <table:table-row table:style-name="ro1">
          <table:table-cell office:value-type="float" office:value="0.118193258446455" calcext:value-type="float">
            <text:p>0.118193258446455</text:p>
          </table:table-cell>
          <table:table-cell table:formula="of:=AVERAGE([.A191:.A240])" office:value-type="float" office:value="0.542076354427397" calcext:value-type="float">
            <text:p>0.542076354427397</text:p>
          </table:table-cell>
          <table:table-cell office:value-type="float" office:value="0" calcext:value-type="float">
            <text:p>0</text:p>
          </table:table-cell>
          <table:table-cell office:value-type="float" office:value="12.2604579468638" calcext:value-type="float">
            <text:p>12.2604579468638</text:p>
          </table:table-cell>
          <table:table-cell office:value-type="float" office:value="311.41563185034" calcext:value-type="float">
            <text:p>311.41563185034</text:p>
          </table:table-cell>
          <table:table-cell table:formula="of:=AVERAGE([.E191:.E240])" office:value-type="float" office:value="304.92320254506" calcext:value-type="float">
            <text:p>304.923202545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92:.A241])" office:value-type="float" office:value="0.542076354427397" calcext:value-type="float">
            <text:p>0.542076354427397</text:p>
          </table:table-cell>
          <table:table-cell office:value-type="float" office:value="1" calcext:value-type="float">
            <text:p>1</text:p>
          </table:table-cell>
          <table:table-cell office:value-type="float" office:value="11.878821402809" calcext:value-type="float">
            <text:p>11.878821402809</text:p>
          </table:table-cell>
          <table:table-cell office:value-type="float" office:value="301.722063631349" calcext:value-type="float">
            <text:p>301.722063631349</text:p>
          </table:table-cell>
          <table:table-cell table:formula="of:=AVERAGE([.E192:.E241])" office:value-type="float" office:value="304.924258143889" calcext:value-type="float">
            <text:p>304.924258143889</text:p>
          </table:table-cell>
          <table:table-cell table:number-columns-repeated="4"/>
        </table:table-row>
        <table:table-row table:style-name="ro1">
          <table:table-cell office:value-type="float" office:value="0.307777197399735" calcext:value-type="float">
            <text:p>0.307777197399735</text:p>
          </table:table-cell>
          <table:table-cell table:formula="of:=AVERAGE([.A193:.A242])" office:value-type="float" office:value="0.548231898375392" calcext:value-type="float">
            <text:p>0.548231898375392</text:p>
          </table:table-cell>
          <table:table-cell office:value-type="float" office:value="0" calcext:value-type="float">
            <text:p>0</text:p>
          </table:table-cell>
          <table:table-cell office:value-type="float" office:value="12.0708446749002" calcext:value-type="float">
            <text:p>12.0708446749002</text:p>
          </table:table-cell>
          <table:table-cell office:value-type="float" office:value="306.599454742464" calcext:value-type="float">
            <text:p>306.599454742464</text:p>
          </table:table-cell>
          <table:table-cell table:formula="of:=AVERAGE([.E193:.E242])" office:value-type="float" office:value="304.952048228476" calcext:value-type="float">
            <text:p>304.952048228476</text:p>
          </table:table-cell>
          <table:table-cell table:number-columns-repeated="4"/>
        </table:table-row>
        <table:table-row table:style-name="ro1">
          <table:table-cell office:value-type="float" office:value="0.251701868239044" calcext:value-type="float">
            <text:p>0.251701868239044</text:p>
          </table:table-cell>
          <table:table-cell table:formula="of:=AVERAGE([.A194:.A243])" office:value-type="float" office:value="0.533265935740173" calcext:value-type="float">
            <text:p>0.533265935740173</text:p>
          </table:table-cell>
          <table:table-cell office:value-type="float" office:value="0" calcext:value-type="float">
            <text:p>0</text:p>
          </table:table-cell>
          <table:table-cell office:value-type="float" office:value="12.1281144442409" calcext:value-type="float">
            <text:p>12.1281144442409</text:p>
          </table:table-cell>
          <table:table-cell office:value-type="float" office:value="308.05410688372" calcext:value-type="float">
            <text:p>308.05410688372</text:p>
          </table:table-cell>
          <table:table-cell table:formula="of:=AVERAGE([.E194:.E243])" office:value-type="float" office:value="305.076486700709" calcext:value-type="float">
            <text:p>305.07648670070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95:.A244])" office:value-type="float" office:value="0.550611556437075" calcext:value-type="float">
            <text:p>0.550611556437075</text:p>
          </table:table-cell>
          <table:table-cell office:value-type="float" office:value="1" calcext:value-type="float">
            <text:p>1</text:p>
          </table:table-cell>
          <table:table-cell office:value-type="float" office:value="11.8819788080394" calcext:value-type="float">
            <text:p>11.8819788080394</text:p>
          </table:table-cell>
          <table:table-cell office:value-type="float" office:value="301.802261724201" calcext:value-type="float">
            <text:p>301.802261724201</text:p>
          </table:table-cell>
          <table:table-cell table:formula="of:=AVERAGE([.E195:.E244])" office:value-type="float" office:value="304.891528619722" calcext:value-type="float">
            <text:p>304.891528619722</text:p>
          </table:table-cell>
          <table:table-cell table:number-columns-repeated="4"/>
        </table:table-row>
        <table:table-row table:style-name="ro1">
          <table:table-cell office:value-type="float" office:value="0.228791613861919" calcext:value-type="float">
            <text:p>0.228791613861919</text:p>
          </table:table-cell>
          <table:table-cell table:formula="of:=AVERAGE([.A196:.A245])" office:value-type="float" office:value="0.553084868934095" calcext:value-type="float">
            <text:p>0.553084868934095</text:p>
          </table:table-cell>
          <table:table-cell office:value-type="float" office:value="0" calcext:value-type="float">
            <text:p>0</text:p>
          </table:table-cell>
          <table:table-cell office:value-type="float" office:value="12.1484715534002" calcext:value-type="float">
            <text:p>12.1484715534002</text:p>
          </table:table-cell>
          <table:table-cell office:value-type="float" office:value="308.571177456364" calcext:value-type="float">
            <text:p>308.571177456364</text:p>
          </table:table-cell>
          <table:table-cell table:formula="of:=AVERAGE([.E196:.E245])" office:value-type="float" office:value="304.827308752623" calcext:value-type="float">
            <text:p>304.827308752623</text:p>
          </table:table-cell>
          <table:table-cell table:number-columns-repeated="4"/>
        </table:table-row>
        <table:table-row table:style-name="ro1">
          <table:table-cell office:value-type="float" office:value="0.348196912294625" calcext:value-type="float">
            <text:p>0.348196912294625</text:p>
          </table:table-cell>
          <table:table-cell table:formula="of:=AVERAGE([.A197:.A246])" office:value-type="float" office:value="0.540048807179988" calcext:value-type="float">
            <text:p>0.540048807179988</text:p>
          </table:table-cell>
          <table:table-cell office:value-type="float" office:value="0" calcext:value-type="float">
            <text:p>0</text:p>
          </table:table-cell>
          <table:table-cell office:value-type="float" office:value="12.0313776961803" calcext:value-type="float">
            <text:p>12.0313776961803</text:p>
          </table:table-cell>
          <table:table-cell office:value-type="float" office:value="305.596993482981" calcext:value-type="float">
            <text:p>305.596993482981</text:p>
          </table:table-cell>
          <table:table-cell table:formula="of:=AVERAGE([.E197:.E246])" office:value-type="float" office:value="304.912939811781" calcext:value-type="float">
            <text:p>304.91293981178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98:.A247])" office:value-type="float" office:value="0.550995959670663" calcext:value-type="float">
            <text:p>0.550995959670663</text:p>
          </table:table-cell>
          <table:table-cell office:value-type="float" office:value="1" calcext:value-type="float">
            <text:p>1</text:p>
          </table:table-cell>
          <table:table-cell office:value-type="float" office:value="11.8799923765808" calcext:value-type="float">
            <text:p>11.8799923765808</text:p>
          </table:table-cell>
          <table:table-cell office:value-type="float" office:value="301.751806365153" calcext:value-type="float">
            <text:p>301.751806365153</text:p>
          </table:table-cell>
          <table:table-cell table:formula="of:=AVERAGE([.E198:.E247])" office:value-type="float" office:value="304.888960850239" calcext:value-type="float">
            <text:p>304.88896085023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199:.A248])" office:value-type="float" office:value="0.564430786100209" calcext:value-type="float">
            <text:p>0.564430786100209</text:p>
          </table:table-cell>
          <table:table-cell office:value-type="float" office:value="1" calcext:value-type="float">
            <text:p>1</text:p>
          </table:table-cell>
          <table:table-cell office:value-type="float" office:value="11.888847425735" calcext:value-type="float">
            <text:p>11.888847425735</text:p>
          </table:table-cell>
          <table:table-cell office:value-type="float" office:value="301.976724613669" calcext:value-type="float">
            <text:p>301.976724613669</text:p>
          </table:table-cell>
          <table:table-cell table:formula="of:=AVERAGE([.E199:.E248])" office:value-type="float" office:value="304.806299892135" calcext:value-type="float">
            <text:p>304.806299892135</text:p>
          </table:table-cell>
          <table:table-cell table:number-columns-repeated="4"/>
        </table:table-row>
        <table:table-row table:style-name="ro1">
          <table:table-cell office:value-type="float" office:value="0.448834950727223" calcext:value-type="float">
            <text:p>0.448834950727223</text:p>
          </table:table-cell>
          <table:table-cell table:formula="of:=AVERAGE([.A200:.A249])" office:value-type="float" office:value="0.553407485114753" calcext:value-type="float">
            <text:p>0.553407485114753</text:p>
          </table:table-cell>
          <table:table-cell office:value-type="float" office:value="0" calcext:value-type="float">
            <text:p>0</text:p>
          </table:table-cell>
          <table:table-cell office:value-type="float" office:value="11.9313087181479" calcext:value-type="float">
            <text:p>11.9313087181479</text:p>
          </table:table-cell>
          <table:table-cell office:value-type="float" office:value="303.055241440956" calcext:value-type="float">
            <text:p>303.055241440956</text:p>
          </table:table-cell>
          <table:table-cell table:formula="of:=AVERAGE([.E200:.E249])" office:value-type="float" office:value="304.828960398222" calcext:value-type="float">
            <text:p>304.828960398222</text:p>
          </table:table-cell>
          <table:table-cell table:number-columns-repeated="4"/>
        </table:table-row>
        <table:table-row table:style-name="ro1">
          <table:table-cell office:value-type="float" office:value="0.196024294698239" calcext:value-type="float">
            <text:p>0.196024294698239</text:p>
          </table:table-cell>
          <table:table-cell table:formula="of:=AVERAGE([.A201:.A250])" office:value-type="float" office:value="0.537327971008718" calcext:value-type="float">
            <text:p>0.537327971008718</text:p>
          </table:table-cell>
          <table:table-cell office:value-type="float" office:value="0" calcext:value-type="float">
            <text:p>0</text:p>
          </table:table-cell>
          <table:table-cell office:value-type="float" office:value="12.1830317061543" calcext:value-type="float">
            <text:p>12.1830317061543</text:p>
          </table:table-cell>
          <table:table-cell office:value-type="float" office:value="309.44900533632" calcext:value-type="float">
            <text:p>309.44900533632</text:p>
          </table:table-cell>
          <table:table-cell table:formula="of:=AVERAGE([.E201:.E250])" office:value-type="float" office:value="304.986058061103" calcext:value-type="float">
            <text:p>304.986058061103</text:p>
          </table:table-cell>
          <table:table-cell table:number-columns-repeated="4"/>
        </table:table-row>
        <table:table-row table:style-name="ro1">
          <table:table-cell office:value-type="float" office:value="0.416000752300025" calcext:value-type="float">
            <text:p>0.416000752300025</text:p>
          </table:table-cell>
          <table:table-cell table:formula="of:=AVERAGE([.A202:.A251])" office:value-type="float" office:value="0.525647986054719" calcext:value-type="float">
            <text:p>0.525647986054719</text:p>
          </table:table-cell>
          <table:table-cell office:value-type="float" office:value="0" calcext:value-type="float">
            <text:p>0</text:p>
          </table:table-cell>
          <table:table-cell office:value-type="float" office:value="11.9661000150234" calcext:value-type="float">
            <text:p>11.9661000150234</text:p>
          </table:table-cell>
          <table:table-cell office:value-type="float" office:value="303.938940381593" calcext:value-type="float">
            <text:p>303.938940381593</text:p>
          </table:table-cell>
          <table:table-cell table:formula="of:=AVERAGE([.E202:.E251])" office:value-type="float" office:value="305.034465403451" calcext:value-type="float">
            <text:p>305.03446540345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03:.A252])" office:value-type="float" office:value="0.525647986054719" calcext:value-type="float">
            <text:p>0.525647986054719</text:p>
          </table:table-cell>
          <table:table-cell office:value-type="float" office:value="1" calcext:value-type="float">
            <text:p>1</text:p>
          </table:table-cell>
          <table:table-cell office:value-type="float" office:value="11.8763996694773" calcext:value-type="float">
            <text:p>11.8763996694773</text:p>
          </table:table-cell>
          <table:table-cell office:value-type="float" office:value="301.660551604725" calcext:value-type="float">
            <text:p>301.660551604725</text:p>
          </table:table-cell>
          <table:table-cell table:formula="of:=AVERAGE([.E203:.E252])" office:value-type="float" office:value="305.0301941323" calcext:value-type="float">
            <text:p>305.0301941323</text:p>
          </table:table-cell>
          <table:table-cell table:number-columns-repeated="4"/>
        </table:table-row>
        <table:table-row table:style-name="ro1">
          <table:table-cell office:value-type="float" office:value="0.437120519727468" calcext:value-type="float">
            <text:p>0.437120519727468</text:p>
          </table:table-cell>
          <table:table-cell table:formula="of:=AVERAGE([.A204:.A253])" office:value-type="float" office:value="0.525428809801638" calcext:value-type="float">
            <text:p>0.525428809801638</text:p>
          </table:table-cell>
          <table:table-cell office:value-type="float" office:value="0" calcext:value-type="float">
            <text:p>0</text:p>
          </table:table-cell>
          <table:table-cell office:value-type="float" office:value="11.9434948239535" calcext:value-type="float">
            <text:p>11.9434948239535</text:p>
          </table:table-cell>
          <table:table-cell office:value-type="float" office:value="303.364768528419" calcext:value-type="float">
            <text:p>303.364768528419</text:p>
          </table:table-cell>
          <table:table-cell table:formula="of:=AVERAGE([.E204:.E253])" office:value-type="float" office:value="305.036123009518" calcext:value-type="float">
            <text:p>305.03612300951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05:.A254])" office:value-type="float" office:value="0.525428809801638" calcext:value-type="float">
            <text:p>0.525428809801638</text:p>
          </table:table-cell>
          <table:table-cell office:value-type="float" office:value="1" calcext:value-type="float">
            <text:p>1</text:p>
          </table:table-cell>
          <table:table-cell office:value-type="float" office:value="11.8759244747102" calcext:value-type="float">
            <text:p>11.8759244747102</text:p>
          </table:table-cell>
          <table:table-cell office:value-type="float" office:value="301.64848165764" calcext:value-type="float">
            <text:p>301.64848165764</text:p>
          </table:table-cell>
          <table:table-cell table:formula="of:=AVERAGE([.E205:.E254])" office:value-type="float" office:value="305.031597822443" calcext:value-type="float">
            <text:p>305.031597822443</text:p>
          </table:table-cell>
          <table:table-cell table:number-columns-repeated="4"/>
        </table:table-row>
        <table:table-row table:style-name="ro1">
          <table:table-cell office:value-type="float" office:value="0.390361354643106" calcext:value-type="float">
            <text:p>0.390361354643106</text:p>
          </table:table-cell>
          <table:table-cell table:formula="of:=AVERAGE([.A206:.A255])" office:value-type="float" office:value="0.52399175042665" calcext:value-type="float">
            <text:p>0.52399175042665</text:p>
          </table:table-cell>
          <table:table-cell office:value-type="float" office:value="0" calcext:value-type="float">
            <text:p>0</text:p>
          </table:table-cell>
          <table:table-cell office:value-type="float" office:value="11.9887861652017" calcext:value-type="float">
            <text:p>11.9887861652017</text:p>
          </table:table-cell>
          <table:table-cell office:value-type="float" office:value="304.515168596122" calcext:value-type="float">
            <text:p>304.515168596122</text:p>
          </table:table-cell>
          <table:table-cell table:formula="of:=AVERAGE([.E206:.E255])" office:value-type="float" office:value="305.067526329622" calcext:value-type="float">
            <text:p>305.067526329622</text:p>
          </table:table-cell>
          <table:table-cell table:number-columns-repeated="4"/>
        </table:table-row>
        <table:table-row table:style-name="ro1">
          <table:table-cell office:value-type="float" office:value="0.178201557630301" calcext:value-type="float">
            <text:p>0.178201557630301</text:p>
          </table:table-cell>
          <table:table-cell table:formula="of:=AVERAGE([.A207:.A256])" office:value-type="float" office:value="0.507555781579256" calcext:value-type="float">
            <text:p>0.507555781579256</text:p>
          </table:table-cell>
          <table:table-cell office:value-type="float" office:value="0" calcext:value-type="float">
            <text:p>0</text:p>
          </table:table-cell>
          <table:table-cell office:value-type="float" office:value="12.2050185573667" calcext:value-type="float">
            <text:p>12.2050185573667</text:p>
          </table:table-cell>
          <table:table-cell office:value-type="float" office:value="310.007471357115" calcext:value-type="float">
            <text:p>310.007471357115</text:p>
          </table:table-cell>
          <table:table-cell table:formula="of:=AVERAGE([.E207:.E256])" office:value-type="float" office:value="305.228437499735" calcext:value-type="float">
            <text:p>305.228437499735</text:p>
          </table:table-cell>
          <table:table-cell table:number-columns-repeated="4"/>
        </table:table-row>
        <table:table-row table:style-name="ro1">
          <table:table-cell office:value-type="float" office:value="0.377121607106924" calcext:value-type="float">
            <text:p>0.377121607106924</text:p>
          </table:table-cell>
          <table:table-cell table:formula="of:=AVERAGE([.A208:.A257])" office:value-type="float" office:value="0.505611753920376" calcext:value-type="float">
            <text:p>0.505611753920376</text:p>
          </table:table-cell>
          <table:table-cell office:value-type="float" office:value="0" calcext:value-type="float">
            <text:p>0</text:p>
          </table:table-cell>
          <table:table-cell office:value-type="float" office:value="12.003206273073" calcext:value-type="float">
            <text:p>12.003206273073</text:p>
          </table:table-cell>
          <table:table-cell office:value-type="float" office:value="304.881439336053" calcext:value-type="float">
            <text:p>304.881439336053</text:p>
          </table:table-cell>
          <table:table-cell table:formula="of:=AVERAGE([.E208:.E257])" office:value-type="float" office:value="305.278231246869" calcext:value-type="float">
            <text:p>305.27823124686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09:.A258])" office:value-type="float" office:value="0.523029956218004" calcext:value-type="float">
            <text:p>0.523029956218004</text:p>
          </table:table-cell>
          <table:table-cell office:value-type="float" office:value="1" calcext:value-type="float">
            <text:p>1</text:p>
          </table:table-cell>
          <table:table-cell office:value-type="float" office:value="11.8785550590754" calcext:value-type="float">
            <text:p>11.8785550590754</text:p>
          </table:table-cell>
          <table:table-cell office:value-type="float" office:value="301.715298500514" calcext:value-type="float">
            <text:p>301.715298500514</text:p>
          </table:table-cell>
          <table:table-cell table:formula="of:=AVERAGE([.E209:.E258])" office:value-type="float" office:value="305.087816357706" calcext:value-type="float">
            <text:p>305.0878163577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10:.A259])" office:value-type="float" office:value="0.541128473157287" calcext:value-type="float">
            <text:p>0.541128473157287</text:p>
          </table:table-cell>
          <table:table-cell office:value-type="float" office:value="1" calcext:value-type="float">
            <text:p>1</text:p>
          </table:table-cell>
          <table:table-cell office:value-type="float" office:value="11.8684645035267" calcext:value-type="float">
            <text:p>11.8684645035267</text:p>
          </table:table-cell>
          <table:table-cell office:value-type="float" office:value="301.458998389578" calcext:value-type="float">
            <text:p>301.458998389578</text:p>
          </table:table-cell>
          <table:table-cell table:formula="of:=AVERAGE([.E210:.E259])" office:value-type="float" office:value="304.876021270917" calcext:value-type="float">
            <text:p>304.876021270917</text:p>
          </table:table-cell>
          <table:table-cell table:number-columns-repeated="4"/>
        </table:table-row>
        <table:table-row table:style-name="ro1">
          <table:table-cell office:value-type="float" office:value="0.473644810852409" calcext:value-type="float">
            <text:p>0.473644810852409</text:p>
          </table:table-cell>
          <table:table-cell table:formula="of:=AVERAGE([.A211:.A260])" office:value-type="float" office:value="0.541996847594678" calcext:value-type="float">
            <text:p>0.541996847594678</text:p>
          </table:table-cell>
          <table:table-cell office:value-type="float" office:value="0" calcext:value-type="float">
            <text:p>0</text:p>
          </table:table-cell>
          <table:table-cell office:value-type="float" office:value="11.9064390186816" calcext:value-type="float">
            <text:p>11.9064390186816</text:p>
          </table:table-cell>
          <table:table-cell office:value-type="float" office:value="302.423551074514" calcext:value-type="float">
            <text:p>302.423551074514</text:p>
          </table:table-cell>
          <table:table-cell table:formula="of:=AVERAGE([.E211:.E260])" office:value-type="float" office:value="304.85500108554" calcext:value-type="float">
            <text:p>304.8550010855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12:.A261])" office:value-type="float" office:value="0.561996847594678" calcext:value-type="float">
            <text:p>0.561996847594678</text:p>
          </table:table-cell>
          <table:table-cell office:value-type="float" office:value="1" calcext:value-type="float">
            <text:p>1</text:p>
          </table:table-cell>
          <table:table-cell office:value-type="float" office:value="11.8833105267078" calcext:value-type="float">
            <text:p>11.8833105267078</text:p>
          </table:table-cell>
          <table:table-cell office:value-type="float" office:value="301.836087378377" calcext:value-type="float">
            <text:p>301.836087378377</text:p>
          </table:table-cell>
          <table:table-cell table:formula="of:=AVERAGE([.E212:.E261])" office:value-type="float" office:value="304.668570769032" calcext:value-type="float">
            <text:p>304.668570769032</text:p>
          </table:table-cell>
          <table:table-cell table:number-columns-repeated="4"/>
        </table:table-row>
        <table:table-row table:style-name="ro1">
          <table:table-cell office:value-type="float" office:value="0.431907457134129" calcext:value-type="float">
            <text:p>0.431907457134129</text:p>
          </table:table-cell>
          <table:table-cell table:formula="of:=AVERAGE([.A213:.A262])" office:value-type="float" office:value="0.550634996737361" calcext:value-type="float">
            <text:p>0.550634996737361</text:p>
          </table:table-cell>
          <table:table-cell office:value-type="float" office:value="0" calcext:value-type="float">
            <text:p>0</text:p>
          </table:table-cell>
          <table:table-cell office:value-type="float" office:value="11.9478783490151" calcext:value-type="float">
            <text:p>11.9478783490151</text:p>
          </table:table-cell>
          <table:table-cell office:value-type="float" office:value="303.476110064984" calcext:value-type="float">
            <text:p>303.476110064984</text:p>
          </table:table-cell>
          <table:table-cell table:formula="of:=AVERAGE([.E213:.E262])" office:value-type="float" office:value="304.705564411788" calcext:value-type="float">
            <text:p>304.70556441178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14:.A263])" office:value-type="float" office:value="0.562061591415048" calcext:value-type="float">
            <text:p>0.562061591415048</text:p>
          </table:table-cell>
          <table:table-cell office:value-type="float" office:value="1" calcext:value-type="float">
            <text:p>1</text:p>
          </table:table-cell>
          <table:table-cell office:value-type="float" office:value="11.8889084383965" calcext:value-type="float">
            <text:p>11.8889084383965</text:p>
          </table:table-cell>
          <table:table-cell office:value-type="float" office:value="301.97827433527" calcext:value-type="float">
            <text:p>301.97827433527</text:p>
          </table:table-cell>
          <table:table-cell table:formula="of:=AVERAGE([.E214:.E263])" office:value-type="float" office:value="304.673199668245" calcext:value-type="float">
            <text:p>304.6731996682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15:.A264])" office:value-type="float" office:value="0.562061591415048" calcext:value-type="float">
            <text:p>0.562061591415048</text:p>
          </table:table-cell>
          <table:table-cell office:value-type="float" office:value="1" calcext:value-type="float">
            <text:p>1</text:p>
          </table:table-cell>
          <table:table-cell office:value-type="float" office:value="11.8803561059088" calcext:value-type="float">
            <text:p>11.8803561059088</text:p>
          </table:table-cell>
          <table:table-cell office:value-type="float" office:value="301.761045090082" calcext:value-type="float">
            <text:p>301.761045090082</text:p>
          </table:table-cell>
          <table:table-cell table:formula="of:=AVERAGE([.E215:.E264])" office:value-type="float" office:value="304.672412886509" calcext:value-type="float">
            <text:p>304.67241288650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16:.A265])" office:value-type="float" office:value="0.562061591415048" calcext:value-type="float">
            <text:p>0.562061591415048</text:p>
          </table:table-cell>
          <table:table-cell office:value-type="float" office:value="1" calcext:value-type="float">
            <text:p>1</text:p>
          </table:table-cell>
          <table:table-cell office:value-type="float" office:value="11.8700989388615" calcext:value-type="float">
            <text:p>11.8700989388615</text:p>
          </table:table-cell>
          <table:table-cell office:value-type="float" office:value="301.500513047082" calcext:value-type="float">
            <text:p>301.500513047082</text:p>
          </table:table-cell>
          <table:table-cell table:formula="of:=AVERAGE([.E216:.E265])" office:value-type="float" office:value="304.66023863124" calcext:value-type="float">
            <text:p>304.66023863124</text:p>
          </table:table-cell>
          <table:table-cell table:number-columns-repeated="4"/>
        </table:table-row>
        <table:table-row table:style-name="ro1">
          <table:table-cell office:value-type="float" office:value="0.453755856537818" calcext:value-type="float">
            <text:p>0.453755856537818</text:p>
          </table:table-cell>
          <table:table-cell table:formula="of:=AVERAGE([.A217:.A266])" office:value-type="float" office:value="0.567750106905997" calcext:value-type="float">
            <text:p>0.567750106905997</text:p>
          </table:table-cell>
          <table:table-cell office:value-type="float" office:value="0" calcext:value-type="float">
            <text:p>0</text:p>
          </table:table-cell>
          <table:table-cell office:value-type="float" office:value="11.9263221063942" calcext:value-type="float">
            <text:p>11.9263221063942</text:p>
          </table:table-cell>
          <table:table-cell office:value-type="float" office:value="302.928581502412" calcext:value-type="float">
            <text:p>302.928581502412</text:p>
          </table:table-cell>
          <table:table-cell table:formula="of:=AVERAGE([.E217:.E266])" office:value-type="float" office:value="304.515839744785" calcext:value-type="float">
            <text:p>304.515839744785</text:p>
          </table:table-cell>
          <table:table-cell table:number-columns-repeated="4"/>
        </table:table-row>
        <table:table-row table:style-name="ro1">
          <table:table-cell office:value-type="float" office:value="0.41528620016873" calcext:value-type="float">
            <text:p>0.41528620016873</text:p>
          </table:table-cell>
          <table:table-cell table:formula="of:=AVERAGE([.A218:.A267])" office:value-type="float" office:value="0.566181870308876" calcext:value-type="float">
            <text:p>0.566181870308876</text:p>
          </table:table-cell>
          <table:table-cell office:value-type="float" office:value="0" calcext:value-type="float">
            <text:p>0</text:p>
          </table:table-cell>
          <table:table-cell office:value-type="float" office:value="11.9620637928039" calcext:value-type="float">
            <text:p>11.9620637928039</text:p>
          </table:table-cell>
          <table:table-cell office:value-type="float" office:value="303.836420337219" calcext:value-type="float">
            <text:p>303.836420337219</text:p>
          </table:table-cell>
          <table:table-cell table:formula="of:=AVERAGE([.E218:.E267])" office:value-type="float" office:value="304.554765771168" calcext:value-type="float">
            <text:p>304.55476577116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19:.A268])" office:value-type="float" office:value="0.566181870308876" calcext:value-type="float">
            <text:p>0.566181870308876</text:p>
          </table:table-cell>
          <table:table-cell office:value-type="float" office:value="1" calcext:value-type="float">
            <text:p>1</text:p>
          </table:table-cell>
          <table:table-cell office:value-type="float" office:value="11.8785139928609" calcext:value-type="float">
            <text:p>11.8785139928609</text:p>
          </table:table-cell>
          <table:table-cell office:value-type="float" office:value="301.714255418667" calcext:value-type="float">
            <text:p>301.714255418667</text:p>
          </table:table-cell>
          <table:table-cell table:formula="of:=AVERAGE([.E219:.E268])" office:value-type="float" office:value="304.558600140037" calcext:value-type="float">
            <text:p>304.55860014003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20:.A269])" office:value-type="float" office:value="0.566181870308876" calcext:value-type="float">
            <text:p>0.566181870308876</text:p>
          </table:table-cell>
          <table:table-cell office:value-type="float" office:value="1" calcext:value-type="float">
            <text:p>1</text:p>
          </table:table-cell>
          <table:table-cell office:value-type="float" office:value="11.8691016165107" calcext:value-type="float">
            <text:p>11.8691016165107</text:p>
          </table:table-cell>
          <table:table-cell office:value-type="float" office:value="301.475181059373" calcext:value-type="float">
            <text:p>301.475181059373</text:p>
          </table:table-cell>
          <table:table-cell table:formula="of:=AVERAGE([.E220:.E269])" office:value-type="float" office:value="304.550498672345" calcext:value-type="float">
            <text:p>304.550498672345</text:p>
          </table:table-cell>
          <table:table-cell table:number-columns-repeated="4"/>
        </table:table-row>
        <table:table-row table:style-name="ro1">
          <table:table-cell office:value-type="float" office:value="0.316753098556399" calcext:value-type="float">
            <text:p>0.316753098556399</text:p>
          </table:table-cell>
          <table:table-cell table:formula="of:=AVERAGE([.A221:.A270])" office:value-type="float" office:value="0.564298644113779" calcext:value-type="float">
            <text:p>0.564298644113779</text:p>
          </table:table-cell>
          <table:table-cell office:value-type="float" office:value="0" calcext:value-type="float">
            <text:p>0</text:p>
          </table:table-cell>
          <table:table-cell office:value-type="float" office:value="12.0612035010695" calcext:value-type="float">
            <text:p>12.0612035010695</text:p>
          </table:table-cell>
          <table:table-cell office:value-type="float" office:value="306.354568927166" calcext:value-type="float">
            <text:p>306.354568927166</text:p>
          </table:table-cell>
          <table:table-cell table:formula="of:=AVERAGE([.E221:.E270])" office:value-type="float" office:value="304.596108767203" calcext:value-type="float">
            <text:p>304.596108767203</text:p>
          </table:table-cell>
          <table:table-cell table:number-columns-repeated="4"/>
        </table:table-row>
        <table:table-row table:style-name="ro1">
          <table:table-cell office:value-type="float" office:value="0.464560964217782" calcext:value-type="float">
            <text:p>0.464560964217782</text:p>
          </table:table-cell>
          <table:table-cell table:formula="of:=AVERAGE([.A222:.A271])" office:value-type="float" office:value="0.564599389601946" calcext:value-type="float">
            <text:p>0.564599389601946</text:p>
          </table:table-cell>
          <table:table-cell office:value-type="float" office:value="0" calcext:value-type="float">
            <text:p>0</text:p>
          </table:table-cell>
          <table:table-cell office:value-type="float" office:value="11.9170481818527" calcext:value-type="float">
            <text:p>11.9170481818527</text:p>
          </table:table-cell>
          <table:table-cell office:value-type="float" office:value="302.693023819059" calcext:value-type="float">
            <text:p>302.693023819059</text:p>
          </table:table-cell>
          <table:table-cell table:formula="of:=AVERAGE([.E222:.E271])" office:value-type="float" office:value="304.588708250511" calcext:value-type="float">
            <text:p>304.588708250511</text:p>
          </table:table-cell>
          <table:table-cell table:number-columns-repeated="4"/>
        </table:table-row>
        <table:table-row table:style-name="ro1">
          <table:table-cell office:value-type="float" office:value="0.0915037390202294" calcext:value-type="float">
            <text:p>0.091503739020229</text:p>
          </table:table-cell>
          <table:table-cell table:formula="of:=AVERAGE([.A223:.A272])" office:value-type="float" office:value="0.558615103501379" calcext:value-type="float">
            <text:p>0.558615103501379</text:p>
          </table:table-cell>
          <table:table-cell office:value-type="float" office:value="0" calcext:value-type="float">
            <text:p>0</text:p>
          </table:table-cell>
          <table:table-cell office:value-type="float" office:value="12.2880661761731" calcext:value-type="float">
            <text:p>12.2880661761731</text:p>
          </table:table-cell>
          <table:table-cell office:value-type="float" office:value="312.116880874796" calcext:value-type="float">
            <text:p>312.116880874796</text:p>
          </table:table-cell>
          <table:table-cell table:formula="of:=AVERAGE([.E223:.E272])" office:value-type="float" office:value="304.740952900594" calcext:value-type="float">
            <text:p>304.740952900594</text:p>
          </table:table-cell>
          <table:table-cell table:number-columns-repeated="4"/>
        </table:table-row>
        <table:table-row table:style-name="ro1">
          <table:table-cell office:value-type="float" office:value="0.198657225704194" calcext:value-type="float">
            <text:p>0.198657225704194</text:p>
          </table:table-cell>
          <table:table-cell table:formula="of:=AVERAGE([.A224:.A273])" office:value-type="float" office:value="0.542588248015463" calcext:value-type="float">
            <text:p>0.542588248015463</text:p>
          </table:table-cell>
          <table:table-cell office:value-type="float" office:value="0" calcext:value-type="float">
            <text:p>0</text:p>
          </table:table-cell>
          <table:table-cell office:value-type="float" office:value="12.1805841597736" calcext:value-type="float">
            <text:p>12.1805841597736</text:p>
          </table:table-cell>
          <table:table-cell office:value-type="float" office:value="309.386837658249" calcext:value-type="float">
            <text:p>309.386837658249</text:p>
          </table:table-cell>
          <table:table-cell table:formula="of:=AVERAGE([.E224:.E273])" office:value-type="float" office:value="304.887479674016" calcext:value-type="float">
            <text:p>304.887479674016</text:p>
          </table:table-cell>
          <table:table-cell table:number-columns-repeated="4"/>
        </table:table-row>
        <table:table-row table:style-name="ro1">
          <table:table-cell office:value-type="float" office:value="0.0591341754764319" calcext:value-type="float">
            <text:p>0.059134175476432</text:p>
          </table:table-cell>
          <table:table-cell table:formula="of:=AVERAGE([.A225:.A274])" office:value-type="float" office:value="0.540212274179876" calcext:value-type="float">
            <text:p>0.540212274179876</text:p>
          </table:table-cell>
          <table:table-cell office:value-type="float" office:value="0" calcext:value-type="float">
            <text:p>0</text:p>
          </table:table-cell>
          <table:table-cell office:value-type="float" office:value="12.3245822540551" calcext:value-type="float">
            <text:p>12.3245822540551</text:p>
          </table:table-cell>
          <table:table-cell office:value-type="float" office:value="313.044389253001" calcext:value-type="float">
            <text:p>313.044389253001</text:p>
          </table:table-cell>
          <table:table-cell table:formula="of:=AVERAGE([.E225:.E274])" office:value-type="float" office:value="304.94821147542" calcext:value-type="float">
            <text:p>304.94821147542</text:p>
          </table:table-cell>
          <table:table-cell table:number-columns-repeated="4"/>
        </table:table-row>
        <table:table-row table:style-name="ro1">
          <table:table-cell office:value-type="float" office:value="0.400718253925442" calcext:value-type="float">
            <text:p>0.400718253925442</text:p>
          </table:table-cell>
          <table:table-cell table:formula="of:=AVERAGE([.A226:.A275])" office:value-type="float" office:value="0.53833897427547" calcext:value-type="float">
            <text:p>0.53833897427547</text:p>
          </table:table-cell>
          <table:table-cell office:value-type="float" office:value="0" calcext:value-type="float">
            <text:p>0</text:p>
          </table:table-cell>
          <table:table-cell office:value-type="float" office:value="11.9798935697943" calcext:value-type="float">
            <text:p>11.9798935697943</text:p>
          </table:table-cell>
          <table:table-cell office:value-type="float" office:value="304.289296672775" calcext:value-type="float">
            <text:p>304.289296672775</text:p>
          </table:table-cell>
          <table:table-cell table:formula="of:=AVERAGE([.E226:.E275])" office:value-type="float" office:value="304.996444176064" calcext:value-type="float">
            <text:p>304.996444176064</text:p>
          </table:table-cell>
          <table:table-cell table:number-columns-repeated="4"/>
        </table:table-row>
        <table:table-row table:style-name="ro1">
          <table:table-cell office:value-type="float" office:value="0.0188364859044548" calcext:value-type="float">
            <text:p>0.018836485904455</text:p>
          </table:table-cell>
          <table:table-cell table:formula="of:=AVERAGE([.A227:.A276])" office:value-type="float" office:value="0.535509840630114" calcext:value-type="float">
            <text:p>0.535509840630114</text:p>
          </table:table-cell>
          <table:table-cell office:value-type="float" office:value="0" calcext:value-type="float">
            <text:p>0</text:p>
          </table:table-cell>
          <table:table-cell office:value-type="float" office:value="12.3627151674658" calcext:value-type="float">
            <text:p>12.3627151674658</text:p>
          </table:table-cell>
          <table:table-cell office:value-type="float" office:value="314.012965253631" calcext:value-type="float">
            <text:p>314.012965253631</text:p>
          </table:table-cell>
          <table:table-cell table:formula="of:=AVERAGE([.E227:.E276])" office:value-type="float" office:value="305.069651236355" calcext:value-type="float">
            <text:p>305.069651236355</text:p>
          </table:table-cell>
          <table:table-cell table:number-columns-repeated="4"/>
        </table:table-row>
        <table:table-row table:style-name="ro1">
          <table:table-cell office:value-type="float" office:value="0.100409240952134" calcext:value-type="float">
            <text:p>0.100409240952134</text:p>
          </table:table-cell>
          <table:table-cell table:formula="of:=AVERAGE([.A228:.A277])" office:value-type="float" office:value="0.529479935831904" calcext:value-type="float">
            <text:p>0.529479935831904</text:p>
          </table:table-cell>
          <table:table-cell office:value-type="float" office:value="0" calcext:value-type="float">
            <text:p>0</text:p>
          </table:table-cell>
          <table:table-cell office:value-type="float" office:value="12.2806390579611" calcext:value-type="float">
            <text:p>12.2806390579611</text:p>
          </table:table-cell>
          <table:table-cell office:value-type="float" office:value="311.928232072212" calcext:value-type="float">
            <text:p>311.928232072212</text:p>
          </table:table-cell>
          <table:table-cell table:formula="of:=AVERAGE([.E228:.E277])" office:value-type="float" office:value="305.223529054587" calcext:value-type="float">
            <text:p>305.223529054587</text:p>
          </table:table-cell>
          <table:table-cell table:number-columns-repeated="4"/>
        </table:table-row>
        <table:table-row table:style-name="ro1">
          <table:table-cell office:value-type="float" office:value="0.157690743497014" calcext:value-type="float">
            <text:p>0.157690743497014</text:p>
          </table:table-cell>
          <table:table-cell table:formula="of:=AVERAGE([.A229:.A278])" office:value-type="float" office:value="0.532633750701845" calcext:value-type="float">
            <text:p>0.532633750701845</text:p>
          </table:table-cell>
          <table:table-cell office:value-type="float" office:value="0" calcext:value-type="float">
            <text:p>0</text:p>
          </table:table-cell>
          <table:table-cell office:value-type="float" office:value="12.2229832662046" calcext:value-type="float">
            <text:p>12.2229832662046</text:p>
          </table:table-cell>
          <table:table-cell office:value-type="float" office:value="310.463774961597" calcext:value-type="float">
            <text:p>310.463774961597</text:p>
          </table:table-cell>
          <table:table-cell table:formula="of:=AVERAGE([.E229:.E278])" office:value-type="float" office:value="305.215856740569" calcext:value-type="float">
            <text:p>305.215856740569</text:p>
          </table:table-cell>
          <table:table-cell table:number-columns-repeated="4"/>
        </table:table-row>
        <table:table-row table:style-name="ro1">
          <table:table-cell office:value-type="float" office:value="0.0616321746349335" calcext:value-type="float">
            <text:p>0.061632174634934</text:p>
          </table:table-cell>
          <table:table-cell table:formula="of:=AVERAGE([.A230:.A279])" office:value-type="float" office:value="0.527199775341213" calcext:value-type="float">
            <text:p>0.527199775341213</text:p>
          </table:table-cell>
          <table:table-cell office:value-type="float" office:value="0" calcext:value-type="float">
            <text:p>0</text:p>
          </table:table-cell>
          <table:table-cell office:value-type="float" office:value="12.3182122975349" calcext:value-type="float">
            <text:p>12.3182122975349</text:p>
          </table:table-cell>
          <table:table-cell office:value-type="float" office:value="312.882592357388" calcext:value-type="float">
            <text:p>312.882592357388</text:p>
          </table:table-cell>
          <table:table-cell table:formula="of:=AVERAGE([.E230:.E279])" office:value-type="float" office:value="305.354044819684" calcext:value-type="float">
            <text:p>305.354044819684</text:p>
          </table:table-cell>
          <table:table-cell table:number-columns-repeated="4"/>
        </table:table-row>
        <table:table-row table:style-name="ro1">
          <table:table-cell office:value-type="float" office:value="0.0478902459621438" calcext:value-type="float">
            <text:p>0.047890245962144</text:p>
          </table:table-cell>
          <table:table-cell table:formula="of:=AVERAGE([.A231:.A280])" office:value-type="float" office:value="0.508157580260456" calcext:value-type="float">
            <text:p>0.508157580260456</text:p>
          </table:table-cell>
          <table:table-cell office:value-type="float" office:value="0" calcext:value-type="float">
            <text:p>0</text:p>
          </table:table-cell>
          <table:table-cell office:value-type="float" office:value="12.3310343430042" calcext:value-type="float">
            <text:p>12.3310343430042</text:p>
          </table:table-cell>
          <table:table-cell office:value-type="float" office:value="313.208272312307" calcext:value-type="float">
            <text:p>313.208272312307</text:p>
          </table:table-cell>
          <table:table-cell table:formula="of:=AVERAGE([.E231:.E280])" office:value-type="float" office:value="305.583347588237" calcext:value-type="float">
            <text:p>305.58334758823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32:.A281])" office:value-type="float" office:value="0.52007077437967" calcext:value-type="float">
            <text:p>0.52007077437967</text:p>
          </table:table-cell>
          <table:table-cell office:value-type="float" office:value="1" calcext:value-type="float">
            <text:p>1</text:p>
          </table:table-cell>
          <table:table-cell office:value-type="float" office:value="11.883112235558" calcext:value-type="float">
            <text:p>11.883112235558</text:p>
          </table:table-cell>
          <table:table-cell office:value-type="float" office:value="301.831050783174" calcext:value-type="float">
            <text:p>301.831050783174</text:p>
          </table:table-cell>
          <table:table-cell table:formula="of:=AVERAGE([.E232:.E281])" office:value-type="float" office:value="305.537511591653" calcext:value-type="float">
            <text:p>305.537511591653</text:p>
          </table:table-cell>
          <table:table-cell table:number-columns-repeated="4"/>
        </table:table-row>
        <table:table-row table:style-name="ro1">
          <table:table-cell office:value-type="float" office:value="0.254286693108082" calcext:value-type="float">
            <text:p>0.254286693108082</text:p>
          </table:table-cell>
          <table:table-cell table:formula="of:=AVERAGE([.A233:.A282])" office:value-type="float" office:value="0.522818972382963" calcext:value-type="float">
            <text:p>0.522818972382963</text:p>
          </table:table-cell>
          <table:table-cell office:value-type="float" office:value="0" calcext:value-type="float">
            <text:p>0</text:p>
          </table:table-cell>
          <table:table-cell office:value-type="float" office:value="12.123326123637" calcext:value-type="float">
            <text:p>12.123326123637</text:p>
          </table:table-cell>
          <table:table-cell office:value-type="float" office:value="307.932483540379" calcext:value-type="float">
            <text:p>307.932483540379</text:p>
          </table:table-cell>
          <table:table-cell table:formula="of:=AVERAGE([.E233:.E282])" office:value-type="float" office:value="305.466276254076" calcext:value-type="float">
            <text:p>305.466276254076</text:p>
          </table:table-cell>
          <table:table-cell table:number-columns-repeated="4"/>
        </table:table-row>
        <table:table-row table:style-name="ro1">
          <table:table-cell office:value-type="float" office:value="0.147308031165599" calcext:value-type="float">
            <text:p>0.147308031165599</text:p>
          </table:table-cell>
          <table:table-cell table:formula="of:=AVERAGE([.A234:.A283])" office:value-type="float" office:value="0.518387505449295" calcext:value-type="float">
            <text:p>0.518387505449295</text:p>
          </table:table-cell>
          <table:table-cell office:value-type="float" office:value="0" calcext:value-type="float">
            <text:p>0</text:p>
          </table:table-cell>
          <table:table-cell office:value-type="float" office:value="12.2350485200077" calcext:value-type="float">
            <text:p>12.2350485200077</text:p>
          </table:table-cell>
          <table:table-cell office:value-type="float" office:value="310.770232408196" calcext:value-type="float">
            <text:p>310.770232408196</text:p>
          </table:table-cell>
          <table:table-cell table:formula="of:=AVERAGE([.E234:.E283])" office:value-type="float" office:value="305.580902604388" calcext:value-type="float">
            <text:p>305.580902604388</text:p>
          </table:table-cell>
          <table:table-cell table:number-columns-repeated="4"/>
        </table:table-row>
        <table:table-row table:style-name="ro1">
          <table:table-cell office:value-type="float" office:value="0.0531185617208472" calcext:value-type="float">
            <text:p>0.053118561720847</text:p>
          </table:table-cell>
          <table:table-cell table:formula="of:=AVERAGE([.A235:.A284])" office:value-type="float" office:value="0.510788800860167" calcext:value-type="float">
            <text:p>0.510788800860167</text:p>
          </table:table-cell>
          <table:table-cell office:value-type="float" office:value="0" calcext:value-type="float">
            <text:p>0</text:p>
          </table:table-cell>
          <table:table-cell office:value-type="float" office:value="12.3281151218176" calcext:value-type="float">
            <text:p>12.3281151218176</text:p>
          </table:table-cell>
          <table:table-cell office:value-type="float" office:value="313.134124094167" calcext:value-type="float">
            <text:p>313.134124094167</text:p>
          </table:table-cell>
          <table:table-cell table:formula="of:=AVERAGE([.E235:.E284])" office:value-type="float" office:value="305.77468873408" calcext:value-type="float">
            <text:p>305.77468873408</text:p>
          </table:table-cell>
          <table:table-cell table:number-columns-repeated="4"/>
        </table:table-row>
        <table:table-row table:style-name="ro1">
          <table:table-cell office:value-type="float" office:value="0.271303359052538" calcext:value-type="float">
            <text:p>0.271303359052538</text:p>
          </table:table-cell>
          <table:table-cell table:formula="of:=AVERAGE([.A236:.A285])" office:value-type="float" office:value="0.510849977786481" calcext:value-type="float">
            <text:p>0.510849977786481</text:p>
          </table:table-cell>
          <table:table-cell office:value-type="float" office:value="0" calcext:value-type="float">
            <text:p>0</text:p>
          </table:table-cell>
          <table:table-cell office:value-type="float" office:value="12.1063082843721" calcext:value-type="float">
            <text:p>12.1063082843721</text:p>
          </table:table-cell>
          <table:table-cell office:value-type="float" office:value="307.500230423051" calcext:value-type="float">
            <text:p>307.500230423051</text:p>
          </table:table-cell>
          <table:table-cell table:formula="of:=AVERAGE([.E236:.E285])" office:value-type="float" office:value="305.771655452069" calcext:value-type="float">
            <text:p>305.771655452069</text:p>
          </table:table-cell>
          <table:table-cell table:number-columns-repeated="4"/>
        </table:table-row>
        <table:table-row table:style-name="ro1">
          <table:table-cell office:value-type="float" office:value="0.104236612138152" calcext:value-type="float">
            <text:p>0.104236612138152</text:p>
          </table:table-cell>
          <table:table-cell table:formula="of:=AVERAGE([.A237:.A286])" office:value-type="float" office:value="0.510499976307392" calcext:value-type="float">
            <text:p>0.510499976307392</text:p>
          </table:table-cell>
          <table:table-cell office:value-type="float" office:value="0" calcext:value-type="float">
            <text:p>0</text:p>
          </table:table-cell>
          <table:table-cell office:value-type="float" office:value="12.2739030254722" calcext:value-type="float">
            <text:p>12.2739030254722</text:p>
          </table:table-cell>
          <table:table-cell office:value-type="float" office:value="311.757136846993" calcext:value-type="float">
            <text:p>311.757136846993</text:p>
          </table:table-cell>
          <table:table-cell table:formula="of:=AVERAGE([.E237:.E286])" office:value-type="float" office:value="305.779441611021" calcext:value-type="float">
            <text:p>305.7794416110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38:.A287])" office:value-type="float" office:value="0.510499976307392" calcext:value-type="float">
            <text:p>0.510499976307392</text:p>
          </table:table-cell>
          <table:table-cell office:value-type="float" office:value="1" calcext:value-type="float">
            <text:p>1</text:p>
          </table:table-cell>
          <table:table-cell office:value-type="float" office:value="11.8673158228427" calcext:value-type="float">
            <text:p>11.8673158228427</text:p>
          </table:table-cell>
          <table:table-cell office:value-type="float" office:value="301.429821900205" calcext:value-type="float">
            <text:p>301.429821900205</text:p>
          </table:table-cell>
          <table:table-cell table:formula="of:=AVERAGE([.E238:.E287])" office:value-type="float" office:value="305.779343859351" calcext:value-type="float">
            <text:p>305.77934385935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39:.A288])" office:value-type="float" office:value="0.524419196336091" calcext:value-type="float">
            <text:p>0.524419196336091</text:p>
          </table:table-cell>
          <table:table-cell office:value-type="float" office:value="1" calcext:value-type="float">
            <text:p>1</text:p>
          </table:table-cell>
          <table:table-cell office:value-type="float" office:value="11.8803291195393" calcext:value-type="float">
            <text:p>11.8803291195393</text:p>
          </table:table-cell>
          <table:table-cell office:value-type="float" office:value="301.760359636297" calcext:value-type="float">
            <text:p>301.760359636297</text:p>
          </table:table-cell>
          <table:table-cell table:formula="of:=AVERAGE([.E239:.E288])" office:value-type="float" office:value="305.680373869536" calcext:value-type="float">
            <text:p>305.680373869536</text:p>
          </table:table-cell>
          <table:table-cell table:number-columns-repeated="4"/>
        </table:table-row>
        <table:table-row table:style-name="ro1">
          <table:table-cell office:value-type="float" office:value="0.251000222632289" calcext:value-type="float">
            <text:p>0.251000222632289</text:p>
          </table:table-cell>
          <table:table-cell table:formula="of:=AVERAGE([.A240:.A289])" office:value-type="float" office:value="0.509439200788736" calcext:value-type="float">
            <text:p>0.509439200788736</text:p>
          </table:table-cell>
          <table:table-cell office:value-type="float" office:value="0" calcext:value-type="float">
            <text:p>0</text:p>
          </table:table-cell>
          <table:table-cell office:value-type="float" office:value="12.1282845757008" calcext:value-type="float">
            <text:p>12.1282845757008</text:p>
          </table:table-cell>
          <table:table-cell office:value-type="float" office:value="308.058428222799" calcext:value-type="float">
            <text:p>308.058428222799</text:p>
          </table:table-cell>
          <table:table-cell table:formula="of:=AVERAGE([.E240:.E289])" office:value-type="float" office:value="305.813406144094" calcext:value-type="float">
            <text:p>305.81340614409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41:.A290])" office:value-type="float" office:value="0.527075335619807" calcext:value-type="float">
            <text:p>0.527075335619807</text:p>
          </table:table-cell>
          <table:table-cell office:value-type="float" office:value="1" calcext:value-type="float">
            <text:p>1</text:p>
          </table:table-cell>
          <table:table-cell office:value-type="float" office:value="11.873967376262" calcext:value-type="float">
            <text:p>11.873967376262</text:p>
          </table:table-cell>
          <table:table-cell office:value-type="float" office:value="301.598771357053" calcext:value-type="float">
            <text:p>301.598771357053</text:p>
          </table:table-cell>
          <table:table-cell table:formula="of:=AVERAGE([.E241:.E290])" office:value-type="float" office:value="305.617068934228" calcext:value-type="float">
            <text:p>305.61706893422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42:.A291])" office:value-type="float" office:value="0.527075335619807" calcext:value-type="float">
            <text:p>0.527075335619807</text:p>
          </table:table-cell>
          <table:table-cell office:value-type="float" office:value="1" calcext:value-type="float">
            <text:p>1</text:p>
          </table:table-cell>
          <table:table-cell office:value-type="float" office:value="11.8701728580475" calcext:value-type="float">
            <text:p>11.8701728580475</text:p>
          </table:table-cell>
          <table:table-cell office:value-type="float" office:value="301.502390594406" calcext:value-type="float">
            <text:p>301.502390594406</text:p>
          </table:table-cell>
          <table:table-cell table:formula="of:=AVERAGE([.E242:.E291])" office:value-type="float" office:value="305.612675473489" calcext:value-type="float">
            <text:p>305.612675473489</text:p>
          </table:table-cell>
          <table:table-cell table:number-columns-repeated="4"/>
        </table:table-row>
        <table:table-row table:style-name="ro1">
          <table:table-cell office:value-type="float" office:value="0.448492341166736" calcext:value-type="float">
            <text:p>0.448492341166736</text:p>
          </table:table-cell>
          <table:table-cell table:formula="of:=AVERAGE([.A243:.A292])" office:value-type="float" office:value="0.529889638495147" calcext:value-type="float">
            <text:p>0.529889638495147</text:p>
          </table:table-cell>
          <table:table-cell office:value-type="float" office:value="0" calcext:value-type="float">
            <text:p>0</text:p>
          </table:table-cell>
          <table:table-cell office:value-type="float" office:value="11.9320889762223" calcext:value-type="float">
            <text:p>11.9320889762223</text:p>
          </table:table-cell>
          <table:table-cell office:value-type="float" office:value="303.075059996046" calcext:value-type="float">
            <text:p>303.075059996046</text:p>
          </table:table-cell>
          <table:table-cell table:formula="of:=AVERAGE([.E243:.E292])" office:value-type="float" office:value="305.542187578561" calcext:value-type="float">
            <text:p>305.54218757856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44:.A293])" office:value-type="float" office:value="0.544855601130366" calcext:value-type="float">
            <text:p>0.544855601130366</text:p>
          </table:table-cell>
          <table:table-cell office:value-type="float" office:value="1" calcext:value-type="float">
            <text:p>1</text:p>
          </table:table-cell>
          <table:table-cell office:value-type="float" office:value="11.868607648617" calcext:value-type="float">
            <text:p>11.868607648617</text:p>
          </table:table-cell>
          <table:table-cell office:value-type="float" office:value="301.462634274873" calcext:value-type="float">
            <text:p>301.462634274873</text:p>
          </table:table-cell>
          <table:table-cell table:formula="of:=AVERAGE([.E244:.E293])" office:value-type="float" office:value="305.410358126384" calcext:value-type="float">
            <text:p>305.41035812638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45:.A294])" office:value-type="float" office:value="0.544855601130366" calcext:value-type="float">
            <text:p>0.544855601130366</text:p>
          </table:table-cell>
          <table:table-cell office:value-type="float" office:value="1" calcext:value-type="float">
            <text:p>1</text:p>
          </table:table-cell>
          <table:table-cell office:value-type="float" office:value="11.8811598303914" calcext:value-type="float">
            <text:p>11.8811598303914</text:p>
          </table:table-cell>
          <table:table-cell office:value-type="float" office:value="301.781459691942" calcext:value-type="float">
            <text:p>301.781459691942</text:p>
          </table:table-cell>
          <table:table-cell table:formula="of:=AVERAGE([.E245:.E294])" office:value-type="float" office:value="305.409942085739" calcext:value-type="float">
            <text:p>305.40994208573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46:.A295])" office:value-type="float" office:value="0.560279768853128" calcext:value-type="float">
            <text:p>0.560279768853128</text:p>
          </table:table-cell>
          <table:table-cell office:value-type="float" office:value="1" calcext:value-type="float">
            <text:p>1</text:p>
          </table:table-cell>
          <table:table-cell office:value-type="float" office:value="11.889143102479" calcext:value-type="float">
            <text:p>11.889143102479</text:p>
          </table:table-cell>
          <table:table-cell office:value-type="float" office:value="301.984234802966" calcext:value-type="float">
            <text:p>301.984234802966</text:p>
          </table:table-cell>
          <table:table-cell table:formula="of:=AVERAGE([.E246:.E295])" office:value-type="float" office:value="305.278203232671" calcext:value-type="float">
            <text:p>305.27820323267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47:.A296])" office:value-type="float" office:value="0.573315830607236" calcext:value-type="float">
            <text:p>0.573315830607236</text:p>
          </table:table-cell>
          <table:table-cell office:value-type="float" office:value="1" calcext:value-type="float">
            <text:p>1</text:p>
          </table:table-cell>
          <table:table-cell office:value-type="float" office:value="11.8788260960907" calcext:value-type="float">
            <text:p>11.8788260960907</text:p>
          </table:table-cell>
          <table:table-cell office:value-type="float" office:value="301.722182840703" calcext:value-type="float">
            <text:p>301.722182840703</text:p>
          </table:table-cell>
          <table:table-cell table:formula="of:=AVERAGE([.E247:.E296])" office:value-type="float" office:value="305.200707019825" calcext:value-type="float">
            <text:p>305.2007070198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48:.A297])" office:value-type="float" office:value="0.573315830607236" calcext:value-type="float">
            <text:p>0.573315830607236</text:p>
          </table:table-cell>
          <table:table-cell office:value-type="float" office:value="1" calcext:value-type="float">
            <text:p>1</text:p>
          </table:table-cell>
          <table:table-cell office:value-type="float" office:value="11.8687507937074" calcext:value-type="float">
            <text:p>11.8687507937074</text:p>
          </table:table-cell>
          <table:table-cell office:value-type="float" office:value="301.466270160167" calcext:value-type="float">
            <text:p>301.466270160167</text:p>
          </table:table-cell>
          <table:table-cell table:formula="of:=AVERAGE([.E248:.E297])" office:value-type="float" office:value="305.194996295726" calcext:value-type="float">
            <text:p>305.194996295726</text:p>
          </table:table-cell>
          <table:table-cell table:number-columns-repeated="4"/>
        </table:table-row>
        <table:table-row table:style-name="ro1">
          <table:table-cell office:value-type="float" office:value="0.315754602885246" calcext:value-type="float">
            <text:p>0.315754602885246</text:p>
          </table:table-cell>
          <table:table-cell table:formula="of:=AVERAGE([.A249:.A298])" office:value-type="float" office:value="0.55963092266494" calcext:value-type="float">
            <text:p>0.55963092266494</text:p>
          </table:table-cell>
          <table:table-cell office:value-type="float" office:value="0" calcext:value-type="float">
            <text:p>0</text:p>
          </table:table-cell>
          <table:table-cell office:value-type="float" office:value="12.0613654192865" calcext:value-type="float">
            <text:p>12.0613654192865</text:p>
          </table:table-cell>
          <table:table-cell office:value-type="float" office:value="306.358681649877" calcext:value-type="float">
            <text:p>306.358681649877</text:p>
          </table:table-cell>
          <table:table-cell table:formula="of:=AVERAGE([.E249:.E298])" office:value-type="float" office:value="305.28263543645" calcext:value-type="float">
            <text:p>305.282635436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50:.A299])" office:value-type="float" office:value="0.570654223650396" calcext:value-type="float">
            <text:p>0.570654223650396</text:p>
          </table:table-cell>
          <table:table-cell office:value-type="float" office:value="1" calcext:value-type="float">
            <text:p>1</text:p>
          </table:table-cell>
          <table:table-cell office:value-type="float" office:value="11.8751395233542" calcext:value-type="float">
            <text:p>11.8751395233542</text:p>
          </table:table-cell>
          <table:table-cell office:value-type="float" office:value="301.628543893196" calcext:value-type="float">
            <text:p>301.628543893196</text:p>
          </table:table-cell>
          <table:table-cell table:formula="of:=AVERAGE([.E250:.E299])" office:value-type="float" office:value="305.254101485495" calcext:value-type="float">
            <text:p>305.254101485495</text:p>
          </table:table-cell>
          <table:table-cell table:number-columns-repeated="4"/>
        </table:table-row>
        <table:table-row table:style-name="ro1">
          <table:table-cell office:value-type="float" office:value="0.259976123788952" calcext:value-type="float">
            <text:p>0.259976123788952</text:p>
          </table:table-cell>
          <table:table-cell table:formula="of:=AVERAGE([.A251:.A300])" office:value-type="float" office:value="0.57193326023221" calcext:value-type="float">
            <text:p>0.57193326023221</text:p>
          </table:table-cell>
          <table:table-cell office:value-type="float" office:value="0" calcext:value-type="float">
            <text:p>0</text:p>
          </table:table-cell>
          <table:table-cell office:value-type="float" office:value="12.1200466930836" calcext:value-type="float">
            <text:p>12.1200466930836</text:p>
          </table:table-cell>
          <table:table-cell office:value-type="float" office:value="307.849186004325" calcext:value-type="float">
            <text:p>307.849186004325</text:p>
          </table:table-cell>
          <table:table-cell table:formula="of:=AVERAGE([.E251:.E300])" office:value-type="float" office:value="305.222105098855" calcext:value-type="float">
            <text:p>305.22210509885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52:.A301])" office:value-type="float" office:value="0.58361324518621" calcext:value-type="float">
            <text:p>0.58361324518621</text:p>
          </table:table-cell>
          <table:table-cell office:value-type="float" office:value="1" calcext:value-type="float">
            <text:p>1</text:p>
          </table:table-cell>
          <table:table-cell office:value-type="float" office:value="11.8805626103014" calcext:value-type="float">
            <text:p>11.8805626103014</text:p>
          </table:table-cell>
          <table:table-cell office:value-type="float" office:value="301.766290301655" calcext:value-type="float">
            <text:p>301.766290301655</text:p>
          </table:table-cell>
          <table:table-cell table:formula="of:=AVERAGE([.E252:.E301])" office:value-type="float" office:value="305.178652097256" calcext:value-type="float">
            <text:p>305.17865209725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53:.A302])" office:value-type="float" office:value="0.58361324518621" calcext:value-type="float">
            <text:p>0.58361324518621</text:p>
          </table:table-cell>
          <table:table-cell office:value-type="float" office:value="1" calcext:value-type="float">
            <text:p>1</text:p>
          </table:table-cell>
          <table:table-cell office:value-type="float" office:value="11.8957019635856" calcext:value-type="float">
            <text:p>11.8957019635856</text:p>
          </table:table-cell>
          <table:table-cell office:value-type="float" office:value="302.150829875075" calcext:value-type="float">
            <text:p>302.150829875075</text:p>
          </table:table-cell>
          <table:table-cell table:formula="of:=AVERAGE([.E253:.E302])" office:value-type="float" office:value="305.188457662663" calcext:value-type="float">
            <text:p>305.188457662663</text:p>
          </table:table-cell>
          <table:table-cell table:number-columns-repeated="4"/>
        </table:table-row>
        <table:table-row table:style-name="ro1">
          <table:table-cell office:value-type="float" office:value="0.368254824748636" calcext:value-type="float">
            <text:p>0.368254824748636</text:p>
          </table:table-cell>
          <table:table-cell table:formula="of:=AVERAGE([.A254:.A303])" office:value-type="float" office:value="0.582235931286633" calcext:value-type="float">
            <text:p>0.582235931286633</text:p>
          </table:table-cell>
          <table:table-cell office:value-type="float" office:value="0" calcext:value-type="float">
            <text:p>0</text:p>
          </table:table-cell>
          <table:table-cell office:value-type="float" office:value="12.0090517553687" calcext:value-type="float">
            <text:p>12.0090517553687</text:p>
          </table:table-cell>
          <table:table-cell office:value-type="float" office:value="305.029914586365" calcext:value-type="float">
            <text:p>305.029914586365</text:p>
          </table:table-cell>
          <table:table-cell table:formula="of:=AVERAGE([.E254:.E303])" office:value-type="float" office:value="305.221760583822" calcext:value-type="float">
            <text:p>305.221760583822</text:p>
          </table:table-cell>
          <table:table-cell table:number-columns-repeated="4"/>
        </table:table-row>
        <table:table-row table:style-name="ro1">
          <table:table-cell office:value-type="float" office:value="0.210565254572034" calcext:value-type="float">
            <text:p>0.210565254572034</text:p>
          </table:table-cell>
          <table:table-cell table:formula="of:=AVERAGE([.A255:.A304])" office:value-type="float" office:value="0.566447236378074" calcext:value-type="float">
            <text:p>0.566447236378074</text:p>
          </table:table-cell>
          <table:table-cell office:value-type="float" office:value="0" calcext:value-type="float">
            <text:p>0</text:p>
          </table:table-cell>
          <table:table-cell office:value-type="float" office:value="12.1722923044175" calcext:value-type="float">
            <text:p>12.1722923044175</text:p>
          </table:table-cell>
          <table:table-cell office:value-type="float" office:value="309.176224532204" calcext:value-type="float">
            <text:p>309.176224532204</text:p>
          </table:table-cell>
          <table:table-cell table:formula="of:=AVERAGE([.E255:.E304])" office:value-type="float" office:value="305.372315441313" calcext:value-type="float">
            <text:p>305.372315441313</text:p>
          </table:table-cell>
          <table:table-cell table:number-columns-repeated="4"/>
        </table:table-row>
        <table:table-row table:style-name="ro1">
          <table:table-cell office:value-type="float" office:value="0.235295328909158" calcext:value-type="float">
            <text:p>0.235295328909158</text:p>
          </table:table-cell>
          <table:table-cell table:formula="of:=AVERAGE([.A256:.A305])" office:value-type="float" office:value="0.563345915863395" calcext:value-type="float">
            <text:p>0.563345915863395</text:p>
          </table:table-cell>
          <table:table-cell office:value-type="float" office:value="0" calcext:value-type="float">
            <text:p>0</text:p>
          </table:table-cell>
          <table:table-cell office:value-type="float" office:value="12.145727156955" calcext:value-type="float">
            <text:p>12.145727156955</text:p>
          </table:table-cell>
          <table:table-cell office:value-type="float" office:value="308.501469786657" calcext:value-type="float">
            <text:p>308.501469786657</text:p>
          </table:table-cell>
          <table:table-cell table:formula="of:=AVERAGE([.E256:.E305])" office:value-type="float" office:value="305.452041465124" calcext:value-type="float">
            <text:p>305.45204146512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57:.A306])" office:value-type="float" office:value="0.579781884710789" calcext:value-type="float">
            <text:p>0.579781884710789</text:p>
          </table:table-cell>
          <table:table-cell office:value-type="float" office:value="1" calcext:value-type="float">
            <text:p>1</text:p>
          </table:table-cell>
          <table:table-cell office:value-type="float" office:value="11.8812935889184" calcext:value-type="float">
            <text:p>11.8812935889184</text:p>
          </table:table-cell>
          <table:table-cell office:value-type="float" office:value="301.784857158529" calcext:value-type="float">
            <text:p>301.784857158529</text:p>
          </table:table-cell>
          <table:table-cell table:formula="of:=AVERAGE([.E257:.E306])" office:value-type="float" office:value="305.287589181152" calcext:value-type="float">
            <text:p>305.287589181152</text:p>
          </table:table-cell>
          <table:table-cell table:number-columns-repeated="4"/>
        </table:table-row>
        <table:table-row table:style-name="ro1">
          <table:table-cell office:value-type="float" office:value="0.416138030788302" calcext:value-type="float">
            <text:p>0.416138030788302</text:p>
          </table:table-cell>
          <table:table-cell table:formula="of:=AVERAGE([.A258:.A307])" office:value-type="float" office:value="0.580562213184416" calcext:value-type="float">
            <text:p>0.580562213184416</text:p>
          </table:table-cell>
          <table:table-cell office:value-type="float" office:value="0" calcext:value-type="float">
            <text:p>0</text:p>
          </table:table-cell>
          <table:table-cell office:value-type="float" office:value="11.9640326244563" calcext:value-type="float">
            <text:p>11.9640326244563</text:p>
          </table:table-cell>
          <table:table-cell office:value-type="float" office:value="303.88642866119" calcext:value-type="float">
            <text:p>303.88642866119</text:p>
          </table:table-cell>
          <table:table-cell table:formula="of:=AVERAGE([.E258:.E307])" office:value-type="float" office:value="305.267688967655" calcext:value-type="float">
            <text:p>305.267688967655</text:p>
          </table:table-cell>
          <table:table-cell table:number-columns-repeated="4"/>
        </table:table-row>
        <table:table-row table:style-name="ro1">
          <table:table-cell office:value-type="float" office:value="0.352267160806059" calcext:value-type="float">
            <text:p>0.352267160806059</text:p>
          </table:table-cell>
          <table:table-cell table:formula="of:=AVERAGE([.A259:.A308])" office:value-type="float" office:value="0.567607556400538" calcext:value-type="float">
            <text:p>0.567607556400538</text:p>
          </table:table-cell>
          <table:table-cell office:value-type="float" office:value="0" calcext:value-type="float">
            <text:p>0</text:p>
          </table:table-cell>
          <table:table-cell office:value-type="float" office:value="12.0287623649806" calcext:value-type="float">
            <text:p>12.0287623649806</text:p>
          </table:table-cell>
          <table:table-cell office:value-type="float" office:value="305.530564070507" calcext:value-type="float">
            <text:p>305.530564070507</text:p>
          </table:table-cell>
          <table:table-cell table:formula="of:=AVERAGE([.E259:.E308])" office:value-type="float" office:value="305.343994279055" calcext:value-type="float">
            <text:p>305.343994279055</text:p>
          </table:table-cell>
          <table:table-cell table:number-columns-repeated="4"/>
        </table:table-row>
        <table:table-row table:style-name="ro1">
          <table:table-cell office:value-type="float" office:value="0.312208828598262" calcext:value-type="float">
            <text:p>0.312208828598262</text:p>
          </table:table-cell>
          <table:table-cell table:formula="of:=AVERAGE([.A260:.A309])" office:value-type="float" office:value="0.553851732972503" calcext:value-type="float">
            <text:p>0.553851732972503</text:p>
          </table:table-cell>
          <table:table-cell office:value-type="float" office:value="0" calcext:value-type="float">
            <text:p>0</text:p>
          </table:table-cell>
          <table:table-cell office:value-type="float" office:value="12.067730682525" calcext:value-type="float">
            <text:p>12.067730682525</text:p>
          </table:table-cell>
          <table:table-cell office:value-type="float" office:value="306.520359336136" calcext:value-type="float">
            <text:p>306.520359336136</text:p>
          </table:table-cell>
          <table:table-cell table:formula="of:=AVERAGE([.E260:.E309])" office:value-type="float" office:value="305.445221497986" calcext:value-type="float">
            <text:p>305.44522149798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61:.A310])" office:value-type="float" office:value="0.564378836755455" calcext:value-type="float">
            <text:p>0.564378836755455</text:p>
          </table:table-cell>
          <table:table-cell office:value-type="float" office:value="1" calcext:value-type="float">
            <text:p>1</text:p>
          </table:table-cell>
          <table:table-cell office:value-type="float" office:value="11.8901932242483" calcext:value-type="float">
            <text:p>11.8901932242483</text:p>
          </table:table-cell>
          <table:table-cell office:value-type="float" office:value="302.010907895907" calcext:value-type="float">
            <text:p>302.010907895907</text:p>
          </table:table-cell>
          <table:table-cell table:formula="of:=AVERAGE([.E261:.E310])" office:value-type="float" office:value="305.436968634414" calcext:value-type="float">
            <text:p>305.43696863441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62:.A311])" office:value-type="float" office:value="0.564378836755455" calcext:value-type="float">
            <text:p>0.564378836755455</text:p>
          </table:table-cell>
          <table:table-cell office:value-type="float" office:value="1" calcext:value-type="float">
            <text:p>1</text:p>
          </table:table-cell>
          <table:table-cell office:value-type="float" office:value="11.8793165440232" calcext:value-type="float">
            <text:p>11.8793165440232</text:p>
          </table:table-cell>
          <table:table-cell office:value-type="float" office:value="301.734640218188" calcext:value-type="float">
            <text:p>301.734640218188</text:p>
          </table:table-cell>
          <table:table-cell table:formula="of:=AVERAGE([.E262:.E311])" office:value-type="float" office:value="305.43493969121" calcext:value-type="float">
            <text:p>305.43493969121</text:p>
          </table:table-cell>
          <table:table-cell table:number-columns-repeated="4"/>
        </table:table-row>
        <table:table-row table:style-name="ro1">
          <table:table-cell office:value-type="float" office:value="0.460293597877026" calcext:value-type="float">
            <text:p>0.460293597877026</text:p>
          </table:table-cell>
          <table:table-cell table:formula="of:=AVERAGE([.A263:.A312])" office:value-type="float" office:value="0.564946559570313" calcext:value-type="float">
            <text:p>0.564946559570313</text:p>
          </table:table-cell>
          <table:table-cell office:value-type="float" office:value="0" calcext:value-type="float">
            <text:p>0</text:p>
          </table:table-cell>
          <table:table-cell office:value-type="float" office:value="11.9198547642797" calcext:value-type="float">
            <text:p>11.9198547642797</text:p>
          </table:table-cell>
          <table:table-cell office:value-type="float" office:value="302.764311012705" calcext:value-type="float">
            <text:p>302.764311012705</text:p>
          </table:table-cell>
          <table:table-cell table:formula="of:=AVERAGE([.E263:.E312])" office:value-type="float" office:value="305.420703710164" calcext:value-type="float">
            <text:p>305.42070371016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64:.A313])" office:value-type="float" office:value="0.564946559570313" calcext:value-type="float">
            <text:p>0.564946559570313</text:p>
          </table:table-cell>
          <table:table-cell office:value-type="float" office:value="1" calcext:value-type="float">
            <text:p>1</text:p>
          </table:table-cell>
          <table:table-cell office:value-type="float" office:value="11.8756076781988" calcext:value-type="float">
            <text:p>11.8756076781988</text:p>
          </table:table-cell>
          <table:table-cell office:value-type="float" office:value="301.64043502625" calcext:value-type="float">
            <text:p>301.64043502625</text:p>
          </table:table-cell>
          <table:table-cell table:formula="of:=AVERAGE([.E264:.E313])" office:value-type="float" office:value="305.413946923984" calcext:value-type="float">
            <text:p>305.413946923984</text:p>
          </table:table-cell>
          <table:table-cell table:number-columns-repeated="4"/>
        </table:table-row>
        <table:table-row table:style-name="ro1">
          <table:table-cell office:value-type="float" office:value="0.355780082121493" calcext:value-type="float">
            <text:p>0.355780082121493</text:p>
          </table:table-cell>
          <table:table-cell table:formula="of:=AVERAGE([.A265:.A314])" office:value-type="float" office:value="0.552062161212742" calcext:value-type="float">
            <text:p>0.552062161212742</text:p>
          </table:table-cell>
          <table:table-cell office:value-type="float" office:value="0" calcext:value-type="float">
            <text:p>0</text:p>
          </table:table-cell>
          <table:table-cell office:value-type="float" office:value="12.0267853200853" calcext:value-type="float">
            <text:p>12.0267853200853</text:p>
          </table:table-cell>
          <table:table-cell office:value-type="float" office:value="305.480347130166" calcext:value-type="float">
            <text:p>305.480347130166</text:p>
          </table:table-cell>
          <table:table-cell table:formula="of:=AVERAGE([.E265:.E314])" office:value-type="float" office:value="305.488332964786" calcext:value-type="float">
            <text:p>305.488332964786</text:p>
          </table:table-cell>
          <table:table-cell table:number-columns-repeated="4"/>
        </table:table-row>
        <table:table-row table:style-name="ro1">
          <table:table-cell office:value-type="float" office:value="0.412965372392536" calcext:value-type="float">
            <text:p>0.412965372392536</text:p>
          </table:table-cell>
          <table:table-cell table:formula="of:=AVERAGE([.A266:.A315])" office:value-type="float" office:value="0.540321468660593" calcext:value-type="float">
            <text:p>0.540321468660593</text:p>
          </table:table-cell>
          <table:table-cell office:value-type="float" office:value="0" calcext:value-type="float">
            <text:p>0</text:p>
          </table:table-cell>
          <table:table-cell office:value-type="float" office:value="11.966306519416" calcext:value-type="float">
            <text:p>11.966306519416</text:p>
          </table:table-cell>
          <table:table-cell office:value-type="float" office:value="303.944185593166" calcext:value-type="float">
            <text:p>303.944185593166</text:p>
          </table:table-cell>
          <table:table-cell table:formula="of:=AVERAGE([.E266:.E315])" office:value-type="float" office:value="305.537206415707" calcext:value-type="float">
            <text:p>305.537206415707</text:p>
          </table:table-cell>
          <table:table-cell table:number-columns-repeated="4"/>
        </table:table-row>
        <table:table-row table:style-name="ro1">
          <table:table-cell office:value-type="float" office:value="0.258084731283784" calcext:value-type="float">
            <text:p>0.258084731283784</text:p>
          </table:table-cell>
          <table:table-cell table:formula="of:=AVERAGE([.A267:.A316])" office:value-type="float" office:value="0.536408046155512" calcext:value-type="float">
            <text:p>0.536408046155512</text:p>
          </table:table-cell>
          <table:table-cell office:value-type="float" office:value="0" calcext:value-type="float">
            <text:p>0</text:p>
          </table:table-cell>
          <table:table-cell office:value-type="float" office:value="12.1196289910167" calcext:value-type="float">
            <text:p>12.1196289910167</text:p>
          </table:table-cell>
          <table:table-cell office:value-type="float" office:value="307.838576371825" calcext:value-type="float">
            <text:p>307.838576371825</text:p>
          </table:table-cell>
          <table:table-cell table:formula="of:=AVERAGE([.E267:.E316])" office:value-type="float" office:value="305.635406313096" calcext:value-type="float">
            <text:p>305.63540631309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68:.A317])" office:value-type="float" office:value="0.548102322152138" calcext:value-type="float">
            <text:p>0.548102322152138</text:p>
          </table:table-cell>
          <table:table-cell office:value-type="float" office:value="1" calcext:value-type="float">
            <text:p>1</text:p>
          </table:table-cell>
          <table:table-cell office:value-type="float" office:value="11.877558910045" calcext:value-type="float">
            <text:p>11.877558910045</text:p>
          </table:table-cell>
          <table:table-cell office:value-type="float" office:value="301.689996315144" calcext:value-type="float">
            <text:p>301.689996315144</text:p>
          </table:table-cell>
          <table:table-cell table:formula="of:=AVERAGE([.E268:.E317])" office:value-type="float" office:value="305.592477832654" calcext:value-type="float">
            <text:p>305.59247783265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69:.A318])" office:value-type="float" office:value="0.548102322152138" calcext:value-type="float">
            <text:p>0.548102322152138</text:p>
          </table:table-cell>
          <table:table-cell office:value-type="float" office:value="1" calcext:value-type="float">
            <text:p>1</text:p>
          </table:table-cell>
          <table:table-cell office:value-type="float" office:value="11.8847900837481" calcext:value-type="float">
            <text:p>11.8847900837481</text:p>
          </table:table-cell>
          <table:table-cell office:value-type="float" office:value="301.873668127202" calcext:value-type="float">
            <text:p>301.873668127202</text:p>
          </table:table-cell>
          <table:table-cell table:formula="of:=AVERAGE([.E269:.E318])" office:value-type="float" office:value="305.595666086825" calcext:value-type="float">
            <text:p>305.595666086825</text:p>
          </table:table-cell>
          <table:table-cell table:number-columns-repeated="4"/>
        </table:table-row>
        <table:table-row table:style-name="ro1">
          <table:table-cell office:value-type="float" office:value="0.377256538954377" calcext:value-type="float">
            <text:p>0.377256538954377</text:p>
          </table:table-cell>
          <table:table-cell table:formula="of:=AVERAGE([.A270:.A319])" office:value-type="float" office:value="0.535647452931225" calcext:value-type="float">
            <text:p>0.535647452931225</text:p>
          </table:table-cell>
          <table:table-cell office:value-type="float" office:value="0" calcext:value-type="float">
            <text:p>0</text:p>
          </table:table-cell>
          <table:table-cell office:value-type="float" office:value="12.0038246129304" calcext:value-type="float">
            <text:p>12.0038246129304</text:p>
          </table:table-cell>
          <table:table-cell office:value-type="float" office:value="304.897145168433" calcext:value-type="float">
            <text:p>304.897145168433</text:p>
          </table:table-cell>
          <table:table-cell table:formula="of:=AVERAGE([.E270:.E319])" office:value-type="float" office:value="305.664105369006" calcext:value-type="float">
            <text:p>305.664105369006</text:p>
          </table:table-cell>
          <table:table-cell table:number-columns-repeated="4"/>
        </table:table-row>
        <table:table-row table:style-name="ro1">
          <table:table-cell office:value-type="float" office:value="0.45611540388763" calcext:value-type="float">
            <text:p>0.45611540388763</text:p>
          </table:table-cell>
          <table:table-cell table:formula="of:=AVERAGE([.A271:.A320])" office:value-type="float" office:value="0.53843469903785" calcext:value-type="float">
            <text:p>0.53843469903785</text:p>
          </table:table-cell>
          <table:table-cell office:value-type="float" office:value="0" calcext:value-type="float">
            <text:p>0</text:p>
          </table:table-cell>
          <table:table-cell office:value-type="float" office:value="11.9256978999346" calcext:value-type="float">
            <text:p>11.9256978999346</text:p>
          </table:table-cell>
          <table:table-cell office:value-type="float" office:value="302.91272665834" calcext:value-type="float">
            <text:p>302.91272665834</text:p>
          </table:table-cell>
          <table:table-cell table:formula="of:=AVERAGE([.E271:.E320])" office:value-type="float" office:value="305.595268523629" calcext:value-type="float">
            <text:p>305.595268523629</text:p>
          </table:table-cell>
          <table:table-cell table:number-columns-repeated="4"/>
        </table:table-row>
        <table:table-row table:style-name="ro1">
          <table:table-cell office:value-type="float" office:value="0.341111230322719" calcext:value-type="float">
            <text:p>0.341111230322719</text:p>
          </table:table-cell>
          <table:table-cell table:formula="of:=AVERAGE([.A272:.A321])" office:value-type="float" office:value="0.535965704359949" calcext:value-type="float">
            <text:p>0.535965704359949</text:p>
          </table:table-cell>
          <table:table-cell office:value-type="float" office:value="0" calcext:value-type="float">
            <text:p>0</text:p>
          </table:table-cell>
          <table:table-cell office:value-type="float" office:value="12.0381348484367" calcext:value-type="float">
            <text:p>12.0381348484367</text:p>
          </table:table-cell>
          <table:table-cell office:value-type="float" office:value="305.768625150292" calcext:value-type="float">
            <text:p>305.768625150292</text:p>
          </table:table-cell>
          <table:table-cell table:formula="of:=AVERAGE([.E272:.E321])" office:value-type="float" office:value="305.656780550254" calcext:value-type="float">
            <text:p>305.656780550254</text:p>
          </table:table-cell>
          <table:table-cell table:number-columns-repeated="4"/>
        </table:table-row>
        <table:table-row table:style-name="ro1">
          <table:table-cell office:value-type="float" office:value="0.179380744644998" calcext:value-type="float">
            <text:p>0.179380744644998</text:p>
          </table:table-cell>
          <table:table-cell table:formula="of:=AVERAGE([.A273:.A322])" office:value-type="float" office:value="0.537723244472444" calcext:value-type="float">
            <text:p>0.537723244472444</text:p>
          </table:table-cell>
          <table:table-cell office:value-type="float" office:value="0" calcext:value-type="float">
            <text:p>0</text:p>
          </table:table-cell>
          <table:table-cell office:value-type="float" office:value="12.2017156604052" calcext:value-type="float">
            <text:p>12.2017156604052</text:p>
          </table:table-cell>
          <table:table-cell office:value-type="float" office:value="309.923577774291" calcext:value-type="float">
            <text:p>309.923577774291</text:p>
          </table:table-cell>
          <table:table-cell table:formula="of:=AVERAGE([.E273:.E322])" office:value-type="float" office:value="305.612914488244" calcext:value-type="float">
            <text:p>305.612914488244</text:p>
          </table:table-cell>
          <table:table-cell table:number-columns-repeated="4"/>
        </table:table-row>
        <table:table-row table:style-name="ro1">
          <table:table-cell office:value-type="float" office:value="0.391026627317071" calcext:value-type="float">
            <text:p>0.391026627317071</text:p>
          </table:table-cell>
          <table:table-cell table:formula="of:=AVERAGE([.A274:.A323])" office:value-type="float" office:value="0.541570632504702" calcext:value-type="float">
            <text:p>0.541570632504702</text:p>
          </table:table-cell>
          <table:table-cell office:value-type="float" office:value="0" calcext:value-type="float">
            <text:p>0</text:p>
          </table:table-cell>
          <table:table-cell office:value-type="float" office:value="11.9896297825784" calcext:value-type="float">
            <text:p>11.9896297825784</text:p>
          </table:table-cell>
          <table:table-cell office:value-type="float" office:value="304.53659647749" calcext:value-type="float">
            <text:p>304.53659647749</text:p>
          </table:table-cell>
          <table:table-cell table:formula="of:=AVERAGE([.E274:.E323])" office:value-type="float" office:value="305.515909664629" calcext:value-type="float">
            <text:p>305.515909664629</text:p>
          </table:table-cell>
          <table:table-cell table:number-columns-repeated="4"/>
        </table:table-row>
        <table:table-row table:style-name="ro1">
          <table:table-cell office:value-type="float" office:value="0.00512506356239406" calcext:value-type="float">
            <text:p>0.005125063562394</text:p>
          </table:table-cell>
          <table:table-cell table:formula="of:=AVERAGE([.A275:.A324])" office:value-type="float" office:value="0.540490450266421" calcext:value-type="float">
            <text:p>0.540490450266421</text:p>
          </table:table-cell>
          <table:table-cell office:value-type="float" office:value="0" calcext:value-type="float">
            <text:p>0</text:p>
          </table:table-cell>
          <table:table-cell office:value-type="float" office:value="12.3779671595097" calcext:value-type="float">
            <text:p>12.3779671595097</text:p>
          </table:table-cell>
          <table:table-cell office:value-type="float" office:value="314.400365851545" calcext:value-type="float">
            <text:p>314.400365851545</text:p>
          </table:table-cell>
          <table:table-cell table:formula="of:=AVERAGE([.E275:.E324])" office:value-type="float" office:value="305.5430291966" calcext:value-type="float">
            <text:p>305.5430291966</text:p>
          </table:table-cell>
          <table:table-cell table:number-columns-repeated="4"/>
        </table:table-row>
        <table:table-row table:style-name="ro1">
          <table:table-cell office:value-type="float" office:value="0.480331563884018" calcext:value-type="float">
            <text:p>0.480331563884018</text:p>
          </table:table-cell>
          <table:table-cell table:formula="of:=AVERAGE([.A276:.A325])" office:value-type="float" office:value="0.542082716465592" calcext:value-type="float">
            <text:p>0.542082716465592</text:p>
          </table:table-cell>
          <table:table-cell office:value-type="float" office:value="0" calcext:value-type="float">
            <text:p>0</text:p>
          </table:table-cell>
          <table:table-cell office:value-type="float" office:value="11.8998543445259" calcext:value-type="float">
            <text:p>11.8998543445259</text:p>
          </table:table-cell>
          <table:table-cell office:value-type="float" office:value="302.256300350959" calcext:value-type="float">
            <text:p>302.256300350959</text:p>
          </table:table-cell>
          <table:table-cell table:formula="of:=AVERAGE([.E276:.E325])" office:value-type="float" office:value="305.502369270163" calcext:value-type="float">
            <text:p>305.502369270163</text:p>
          </table:table-cell>
          <table:table-cell table:number-columns-repeated="4"/>
        </table:table-row>
        <table:table-row table:style-name="ro1">
          <table:table-cell office:value-type="float" office:value="0.174324906986952" calcext:value-type="float">
            <text:p>0.174324906986952</text:p>
          </table:table-cell>
          <table:table-cell table:formula="of:=AVERAGE([.A277:.A326])" office:value-type="float" office:value="0.545192484887242" calcext:value-type="float">
            <text:p>0.545192484887242</text:p>
          </table:table-cell>
          <table:table-cell office:value-type="float" office:value="0" calcext:value-type="float">
            <text:p>0</text:p>
          </table:table-cell>
          <table:table-cell office:value-type="float" office:value="12.205821108529" calcext:value-type="float">
            <text:p>12.205821108529</text:p>
          </table:table-cell>
          <table:table-cell office:value-type="float" office:value="310.027856156636" calcext:value-type="float">
            <text:p>310.027856156636</text:p>
          </table:table-cell>
          <table:table-cell table:formula="of:=AVERAGE([.E277:.E326])" office:value-type="float" office:value="305.422667088223" calcext:value-type="float">
            <text:p>305.422667088223</text:p>
          </table:table-cell>
          <table:table-cell table:number-columns-repeated="4"/>
        </table:table-row>
        <table:table-row table:style-name="ro1">
          <table:table-cell office:value-type="float" office:value="0.433476186525821" calcext:value-type="float">
            <text:p>0.433476186525821</text:p>
          </table:table-cell>
          <table:table-cell table:formula="of:=AVERAGE([.A278:.A327])" office:value-type="float" office:value="0.551853823798716" calcext:value-type="float">
            <text:p>0.551853823798716</text:p>
          </table:table-cell>
          <table:table-cell office:value-type="float" office:value="0" calcext:value-type="float">
            <text:p>0</text:p>
          </table:table-cell>
          <table:table-cell office:value-type="float" office:value="11.9469256128401" calcext:value-type="float">
            <text:p>11.9469256128401</text:p>
          </table:table-cell>
          <table:table-cell office:value-type="float" office:value="303.451910566137" calcext:value-type="float">
            <text:p>303.451910566137</text:p>
          </table:table-cell>
          <table:table-cell table:formula="of:=AVERAGE([.E278:.E327])" office:value-type="float" office:value="305.253140658102" calcext:value-type="float">
            <text:p>305.253140658102</text:p>
          </table:table-cell>
          <table:table-cell table:number-columns-repeated="4"/>
        </table:table-row>
        <table:table-row table:style-name="ro1">
          <table:table-cell office:value-type="float" office:value="0.175972248846293" calcext:value-type="float">
            <text:p>0.175972248846293</text:p>
          </table:table-cell>
          <table:table-cell table:formula="of:=AVERAGE([.A279:.A328])" office:value-type="float" office:value="0.552219453905702" calcext:value-type="float">
            <text:p>0.552219453905702</text:p>
          </table:table-cell>
          <table:table-cell office:value-type="float" office:value="0" calcext:value-type="float">
            <text:p>0</text:p>
          </table:table-cell>
          <table:table-cell office:value-type="float" office:value="12.2032808698356" calcext:value-type="float">
            <text:p>12.2032808698356</text:p>
          </table:table-cell>
          <table:table-cell office:value-type="float" office:value="309.963334093825" calcext:value-type="float">
            <text:p>309.963334093825</text:p>
          </table:table-cell>
          <table:table-cell table:formula="of:=AVERAGE([.E279:.E328])" office:value-type="float" office:value="305.243131840747" calcext:value-type="float">
            <text:p>305.243131840747</text:p>
          </table:table-cell>
          <table:table-cell table:number-columns-repeated="4"/>
        </table:table-row>
        <table:table-row table:style-name="ro1">
          <table:table-cell office:value-type="float" office:value="0.189893695542217" calcext:value-type="float">
            <text:p>0.189893695542217</text:p>
          </table:table-cell>
          <table:table-cell table:formula="of:=AVERAGE([.A280:.A329])" office:value-type="float" office:value="0.554784684323847" calcext:value-type="float">
            <text:p>0.554784684323847</text:p>
          </table:table-cell>
          <table:table-cell office:value-type="float" office:value="0" calcext:value-type="float">
            <text:p>0</text:p>
          </table:table-cell>
          <table:table-cell office:value-type="float" office:value="12.1902194670022" calcext:value-type="float">
            <text:p>12.1902194670022</text:p>
          </table:table-cell>
          <table:table-cell office:value-type="float" office:value="309.631574461855" calcext:value-type="float">
            <text:p>309.631574461855</text:p>
          </table:table-cell>
          <table:table-cell table:formula="of:=AVERAGE([.E280:.E329])" office:value-type="float" office:value="305.178111482836" calcext:value-type="float">
            <text:p>305.178111482836</text:p>
          </table:table-cell>
          <table:table-cell table:number-columns-repeated="4"/>
        </table:table-row>
        <table:table-row table:style-name="ro1">
          <table:table-cell office:value-type="float" office:value="0.18856901679635" calcext:value-type="float">
            <text:p>0.18856901679635</text:p>
          </table:table-cell>
          <table:table-cell table:formula="of:=AVERAGE([.A281:.A330])" office:value-type="float" office:value="0.557598259740531" calcext:value-type="float">
            <text:p>0.557598259740531</text:p>
          </table:table-cell>
          <table:table-cell office:value-type="float" office:value="0" calcext:value-type="float">
            <text:p>0</text:p>
          </table:table-cell>
          <table:table-cell office:value-type="float" office:value="12.1911804164201" calcext:value-type="float">
            <text:p>12.1911804164201</text:p>
          </table:table-cell>
          <table:table-cell office:value-type="float" office:value="309.655982577071" calcext:value-type="float">
            <text:p>309.655982577071</text:p>
          </table:table-cell>
          <table:table-cell table:formula="of:=AVERAGE([.E281:.E330])" office:value-type="float" office:value="305.107065688131" calcext:value-type="float">
            <text:p>305.107065688131</text:p>
          </table:table-cell>
          <table:table-cell table:number-columns-repeated="4"/>
        </table:table-row>
        <table:table-row table:style-name="ro1">
          <table:table-cell office:value-type="float" office:value="0.40095761128962" calcext:value-type="float">
            <text:p>0.40095761128962</text:p>
          </table:table-cell>
          <table:table-cell table:formula="of:=AVERAGE([.A282:.A331])" office:value-type="float" office:value="0.545617411966324" calcext:value-type="float">
            <text:p>0.545617411966324</text:p>
          </table:table-cell>
          <table:table-cell office:value-type="float" office:value="0" calcext:value-type="float">
            <text:p>0</text:p>
          </table:table-cell>
          <table:table-cell office:value-type="float" office:value="11.9773967439562" calcext:value-type="float">
            <text:p>11.9773967439562</text:p>
          </table:table-cell>
          <table:table-cell office:value-type="float" office:value="304.225877296488" calcext:value-type="float">
            <text:p>304.225877296488</text:p>
          </table:table-cell>
          <table:table-cell table:formula="of:=AVERAGE([.E282:.E331])" office:value-type="float" office:value="305.154962218397" calcext:value-type="float">
            <text:p>305.154962218397</text:p>
          </table:table-cell>
          <table:table-cell table:number-columns-repeated="4"/>
        </table:table-row>
        <table:table-row table:style-name="ro1">
          <table:table-cell office:value-type="float" office:value="0.00286524844765523" calcext:value-type="float">
            <text:p>0.002865248447655</text:p>
          </table:table-cell>
          <table:table-cell table:formula="of:=AVERAGE([.A283:.A332])" office:value-type="float" office:value="0.540588983073115" calcext:value-type="float">
            <text:p>0.540588983073115</text:p>
          </table:table-cell>
          <table:table-cell office:value-type="float" office:value="0" calcext:value-type="float">
            <text:p>0</text:p>
          </table:table-cell>
          <table:table-cell office:value-type="float" office:value="12.3780539852202" calcext:value-type="float">
            <text:p>12.3780539852202</text:p>
          </table:table-cell>
          <table:table-cell office:value-type="float" office:value="314.402571224593" calcext:value-type="float">
            <text:p>314.402571224593</text:p>
          </table:table-cell>
          <table:table-cell table:formula="of:=AVERAGE([.E283:.E332])" office:value-type="float" office:value="305.284363972082" calcext:value-type="float">
            <text:p>305.284363972082</text:p>
          </table:table-cell>
          <table:table-cell table:number-columns-repeated="4"/>
        </table:table-row>
        <table:table-row table:style-name="ro1">
          <table:table-cell office:value-type="float" office:value="0.384427873316408" calcext:value-type="float">
            <text:p>0.384427873316408</text:p>
          </table:table-cell>
          <table:table-cell table:formula="of:=AVERAGE([.A284:.A333])" office:value-type="float" office:value="0.545331379916132" calcext:value-type="float">
            <text:p>0.545331379916132</text:p>
          </table:table-cell>
          <table:table-cell office:value-type="float" office:value="0" calcext:value-type="float">
            <text:p>0</text:p>
          </table:table-cell>
          <table:table-cell office:value-type="float" office:value="11.9962050701708" calcext:value-type="float">
            <text:p>11.9962050701708</text:p>
          </table:table-cell>
          <table:table-cell office:value-type="float" office:value="304.703608782337" calcext:value-type="float">
            <text:p>304.703608782337</text:p>
          </table:table-cell>
          <table:table-cell table:formula="of:=AVERAGE([.E284:.E333])" office:value-type="float" office:value="305.163031499564" calcext:value-type="float">
            <text:p>305.1630314995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85:.A334])" office:value-type="float" office:value="0.544269008681714" calcext:value-type="float">
            <text:p>0.544269008681714</text:p>
          </table:table-cell>
          <table:table-cell office:value-type="float" office:value="0" calcext:value-type="float">
            <text:p>0</text:p>
          </table:table-cell>
          <table:table-cell office:value-type="float" office:value="12.2158518247366" calcext:value-type="float">
            <text:p>12.2158518247366</text:p>
          </table:table-cell>
          <table:table-cell office:value-type="float" office:value="310.28263634831" calcext:value-type="float">
            <text:p>310.28263634831</text:p>
          </table:table-cell>
          <table:table-cell table:formula="of:=AVERAGE([.E285:.E334])" office:value-type="float" office:value="305.106001744647" calcext:value-type="float">
            <text:p>305.10600174464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86:.A335])" office:value-type="float" office:value="0.558842941500664" calcext:value-type="float">
            <text:p>0.558842941500664</text:p>
          </table:table-cell>
          <table:table-cell office:value-type="float" office:value="1" calcext:value-type="float">
            <text:p>1</text:p>
          </table:table-cell>
          <table:table-cell office:value-type="float" office:value="11.8530271268576" calcext:value-type="float">
            <text:p>11.8530271268576</text:p>
          </table:table-cell>
          <table:table-cell office:value-type="float" office:value="301.066889022184" calcext:value-type="float">
            <text:p>301.066889022184</text:p>
          </table:table-cell>
          <table:table-cell table:formula="of:=AVERAGE([.E286:.E335])" office:value-type="float" office:value="304.97733491663" calcext:value-type="float">
            <text:p>304.97733491663</text:p>
          </table:table-cell>
          <table:table-cell table:number-columns-repeated="4"/>
        </table:table-row>
        <table:table-row table:style-name="ro1">
          <table:table-cell office:value-type="float" office:value="0.447939707252383" calcext:value-type="float">
            <text:p>0.447939707252383</text:p>
          </table:table-cell>
          <table:table-cell table:formula="of:=AVERAGE([.A287:.A336])" office:value-type="float" office:value="0.565717003402948" calcext:value-type="float">
            <text:p>0.565717003402948</text:p>
          </table:table-cell>
          <table:table-cell office:value-type="float" office:value="0" calcext:value-type="float">
            <text:p>0</text:p>
          </table:table-cell>
          <table:table-cell office:value-type="float" office:value="11.9285772282273" calcext:value-type="float">
            <text:p>11.9285772282273</text:p>
          </table:table-cell>
          <table:table-cell office:value-type="float" office:value="302.985861596972" calcext:value-type="float">
            <text:p>302.985861596972</text:p>
          </table:table-cell>
          <table:table-cell table:formula="of:=AVERAGE([.E287:.E336])" office:value-type="float" office:value="304.80190941163" calcext:value-type="float">
            <text:p>304.80190941163</text:p>
          </table:table-cell>
          <table:table-cell table:number-columns-repeated="4"/>
        </table:table-row>
        <table:table-row table:style-name="ro1">
          <table:table-cell office:value-type="float" office:value="0.142737948158384" calcext:value-type="float">
            <text:p>0.142737948158384</text:p>
          </table:table-cell>
          <table:table-cell table:formula="of:=AVERAGE([.A288:.A337])" office:value-type="float" office:value="0.548571762366116" calcext:value-type="float">
            <text:p>0.548571762366116</text:p>
          </table:table-cell>
          <table:table-cell office:value-type="float" office:value="0" calcext:value-type="float">
            <text:p>0</text:p>
          </table:table-cell>
          <table:table-cell office:value-type="float" office:value="12.2353747030824" calcext:value-type="float">
            <text:p>12.2353747030824</text:p>
          </table:table-cell>
          <table:table-cell office:value-type="float" office:value="310.778517458294" calcext:value-type="float">
            <text:p>310.778517458294</text:p>
          </table:table-cell>
          <table:table-cell table:formula="of:=AVERAGE([.E288:.E337])" office:value-type="float" office:value="304.988883322791" calcext:value-type="float">
            <text:p>304.98888332279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89:.A338])" office:value-type="float" office:value="0.548571762366116" calcext:value-type="float">
            <text:p>0.548571762366116</text:p>
          </table:table-cell>
          <table:table-cell office:value-type="float" office:value="1" calcext:value-type="float">
            <text:p>1</text:p>
          </table:table-cell>
          <table:table-cell office:value-type="float" office:value="11.8584748535335" calcext:value-type="float">
            <text:p>11.8584748535335</text:p>
          </table:table-cell>
          <table:table-cell office:value-type="float" office:value="301.205261279751" calcext:value-type="float">
            <text:p>301.205261279751</text:p>
          </table:table-cell>
          <table:table-cell table:formula="of:=AVERAGE([.E289:.E338])" office:value-type="float" office:value="304.97778135566" calcext:value-type="float">
            <text:p>304.97778135566</text:p>
          </table:table-cell>
          <table:table-cell table:number-columns-repeated="4"/>
        </table:table-row>
        <table:table-row table:style-name="ro1">
          <table:table-cell office:value-type="float" office:value="0.135916263279318" calcext:value-type="float">
            <text:p>0.135916263279318</text:p>
          </table:table-cell>
          <table:table-cell table:formula="of:=AVERAGE([.A290:.A339])" office:value-type="float" office:value="0.546270083179057" calcext:value-type="float">
            <text:p>0.546270083179057</text:p>
          </table:table-cell>
          <table:table-cell office:value-type="float" office:value="0" calcext:value-type="float">
            <text:p>0</text:p>
          </table:table-cell>
          <table:table-cell office:value-type="float" office:value="12.2431808037877" calcext:value-type="float">
            <text:p>12.2431808037877</text:p>
          </table:table-cell>
          <table:table-cell office:value-type="float" office:value="310.976792416208" calcext:value-type="float">
            <text:p>310.976792416208</text:p>
          </table:table-cell>
          <table:table-cell table:formula="of:=AVERAGE([.E290:.E339])" office:value-type="float" office:value="305.036148639529" calcext:value-type="float">
            <text:p>305.03614863952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291:.A340])" office:value-type="float" office:value="0.526270083179057" calcext:value-type="float">
            <text:p>0.526270083179057</text:p>
          </table:table-cell>
          <table:table-cell office:value-type="float" office:value="0" calcext:value-type="float">
            <text:p>0</text:p>
          </table:table-cell>
          <table:table-cell office:value-type="float" office:value="12.1868285710096" calcext:value-type="float">
            <text:p>12.1868285710096</text:p>
          </table:table-cell>
          <table:table-cell office:value-type="float" office:value="309.545445703645" calcext:value-type="float">
            <text:p>309.545445703645</text:p>
          </table:table-cell>
          <table:table-cell table:formula="of:=AVERAGE([.E291:.E340])" office:value-type="float" office:value="305.19508212646" calcext:value-type="float">
            <text:p>305.19508212646</text:p>
          </table:table-cell>
          <table:table-cell table:number-columns-repeated="4"/>
        </table:table-row>
        <table:table-row table:style-name="ro1">
          <table:table-cell office:value-type="float" office:value="0.139390465021135" calcext:value-type="float">
            <text:p>0.139390465021135</text:p>
          </table:table-cell>
          <table:table-cell table:formula="of:=AVERAGE([.A292:.A341])" office:value-type="float" office:value="0.50905789247948" calcext:value-type="float">
            <text:p>0.50905789247948</text:p>
          </table:table-cell>
          <table:table-cell office:value-type="float" office:value="0" calcext:value-type="float">
            <text:p>0</text:p>
          </table:table-cell>
          <table:table-cell office:value-type="float" office:value="12.241384450236" calcext:value-type="float">
            <text:p>12.241384450236</text:p>
          </table:table-cell>
          <table:table-cell office:value-type="float" office:value="310.931165035993" calcext:value-type="float">
            <text:p>310.931165035993</text:p>
          </table:table-cell>
          <table:table-cell table:formula="of:=AVERAGE([.E292:.E341])" office:value-type="float" office:value="305.383657615292" calcext:value-type="float">
            <text:p>305.383657615292</text:p>
          </table:table-cell>
          <table:table-cell table:number-columns-repeated="4"/>
        </table:table-row>
        <table:table-row table:style-name="ro1">
          <table:table-cell office:value-type="float" office:value="0.172709244778753" calcext:value-type="float">
            <text:p>0.172709244778753</text:p>
          </table:table-cell>
          <table:table-cell table:formula="of:=AVERAGE([.A293:.A342])" office:value-type="float" office:value="0.50354223055172" calcext:value-type="float">
            <text:p>0.50354223055172</text:p>
          </table:table-cell>
          <table:table-cell office:value-type="float" office:value="0" calcext:value-type="float">
            <text:p>0</text:p>
          </table:table-cell>
          <table:table-cell office:value-type="float" office:value="12.2041385670573" calcext:value-type="float">
            <text:p>12.2041385670573</text:p>
          </table:table-cell>
          <table:table-cell office:value-type="float" office:value="309.985119603254" calcext:value-type="float">
            <text:p>309.985119603254</text:p>
          </table:table-cell>
          <table:table-cell table:formula="of:=AVERAGE([.E293:.E342])" office:value-type="float" office:value="305.521858807436" calcext:value-type="float">
            <text:p>305.521858807436</text:p>
          </table:table-cell>
          <table:table-cell table:number-columns-repeated="4"/>
        </table:table-row>
        <table:table-row table:style-name="ro1">
          <table:table-cell office:value-type="float" office:value="0.125290673622489" calcext:value-type="float">
            <text:p>0.125290673622489</text:p>
          </table:table-cell>
          <table:table-cell table:formula="of:=AVERAGE([.A294:.A343])" office:value-type="float" office:value="0.48604804402417" calcext:value-type="float">
            <text:p>0.48604804402417</text:p>
          </table:table-cell>
          <table:table-cell office:value-type="float" office:value="0" calcext:value-type="float">
            <text:p>0</text:p>
          </table:table-cell>
          <table:table-cell office:value-type="float" office:value="12.2545702250332" calcext:value-type="float">
            <text:p>12.2545702250332</text:p>
          </table:table-cell>
          <table:table-cell office:value-type="float" office:value="311.266083715842" calcext:value-type="float">
            <text:p>311.266083715842</text:p>
          </table:table-cell>
          <table:table-cell table:formula="of:=AVERAGE([.E294:.E343])" office:value-type="float" office:value="305.717927796256" calcext:value-type="float">
            <text:p>305.717927796256</text:p>
          </table:table-cell>
          <table:table-cell table:number-columns-repeated="4"/>
        </table:table-row>
        <table:table-row table:style-name="ro1">
          <table:table-cell office:value-type="float" office:value="0.430233128905296" calcext:value-type="float">
            <text:p>0.430233128905296</text:p>
          </table:table-cell>
          <table:table-cell table:formula="of:=AVERAGE([.A295:.A344])" office:value-type="float" office:value="0.474652706602276" calcext:value-type="float">
            <text:p>0.474652706602276</text:p>
          </table:table-cell>
          <table:table-cell office:value-type="float" office:value="0" calcext:value-type="float">
            <text:p>0</text:p>
          </table:table-cell>
          <table:table-cell office:value-type="float" office:value="11.9478619225293" calcext:value-type="float">
            <text:p>11.9478619225293</text:p>
          </table:table-cell>
          <table:table-cell office:value-type="float" office:value="303.475692832245" calcext:value-type="float">
            <text:p>303.475692832245</text:p>
          </table:table-cell>
          <table:table-cell table:formula="of:=AVERAGE([.E295:.E344])" office:value-type="float" office:value="305.751812459062" calcext:value-type="float">
            <text:p>305.751812459062</text:p>
          </table:table-cell>
          <table:table-cell table:number-columns-repeated="4"/>
        </table:table-row>
        <table:table-row table:style-name="ro1">
          <table:table-cell office:value-type="float" office:value="0.0372400165766464" calcext:value-type="float">
            <text:p>0.037240016576647</text:p>
          </table:table-cell>
          <table:table-cell table:formula="of:=AVERAGE([.A296:.A345])" office:value-type="float" office:value="0.455397506933809" calcext:value-type="float">
            <text:p>0.455397506933809</text:p>
          </table:table-cell>
          <table:table-cell office:value-type="float" office:value="0" calcext:value-type="float">
            <text:p>0</text:p>
          </table:table-cell>
          <table:table-cell office:value-type="float" office:value="12.3427006678671" calcext:value-type="float">
            <text:p>12.3427006678671</text:p>
          </table:table-cell>
          <table:table-cell office:value-type="float" office:value="313.504596963823" calcext:value-type="float">
            <text:p>313.504596963823</text:p>
          </table:table-cell>
          <table:table-cell table:formula="of:=AVERAGE([.E296:.E345])" office:value-type="float" office:value="305.982219702279" calcext:value-type="float">
            <text:p>305.982219702279</text:p>
          </table:table-cell>
          <table:table-cell table:number-columns-repeated="4"/>
        </table:table-row>
        <table:table-row table:style-name="ro1">
          <table:table-cell office:value-type="float" office:value="0.0494554553925983" calcext:value-type="float">
            <text:p>0.049455455392598</text:p>
          </table:table-cell>
          <table:table-cell table:formula="of:=AVERAGE([.A297:.A346])" office:value-type="float" office:value="0.43638661604166" calcext:value-type="float">
            <text:p>0.43638661604166</text:p>
          </table:table-cell>
          <table:table-cell office:value-type="float" office:value="0" calcext:value-type="float">
            <text:p>0</text:p>
          </table:table-cell>
          <table:table-cell office:value-type="float" office:value="12.3309639437795" calcext:value-type="float">
            <text:p>12.3309639437795</text:p>
          </table:table-cell>
          <table:table-cell office:value-type="float" office:value="313.206484171998" calcext:value-type="float">
            <text:p>313.206484171998</text:p>
          </table:table-cell>
          <table:table-cell table:formula="of:=AVERAGE([.E297:.E346])" office:value-type="float" office:value="306.211905728905" calcext:value-type="float">
            <text:p>306.211905728905</text:p>
          </table:table-cell>
          <table:table-cell table:number-columns-repeated="4"/>
        </table:table-row>
        <table:table-row table:style-name="ro1">
          <table:table-cell office:value-type="float" office:value="0.0947491432815788" calcext:value-type="float">
            <text:p>0.094749143281579</text:p>
          </table:table-cell>
          <table:table-cell table:formula="of:=AVERAGE([.A298:.A347])" office:value-type="float" office:value="0.418281598907292" calcext:value-type="float">
            <text:p>0.418281598907292</text:p>
          </table:table-cell>
          <table:table-cell office:value-type="float" office:value="0" calcext:value-type="float">
            <text:p>0</text:p>
          </table:table-cell>
          <table:table-cell office:value-type="float" office:value="12.2845297884494" calcext:value-type="float">
            <text:p>12.2845297884494</text:p>
          </table:table-cell>
          <table:table-cell office:value-type="float" office:value="312.027056626615" calcext:value-type="float">
            <text:p>312.027056626615</text:p>
          </table:table-cell>
          <table:table-cell table:formula="of:=AVERAGE([.E298:.E347])" office:value-type="float" office:value="306.423121458234" calcext:value-type="float">
            <text:p>306.42312145823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299:.A348])" office:value-type="float" office:value="0.431966506849587" calcext:value-type="float">
            <text:p>0.431966506849587</text:p>
          </table:table-cell>
          <table:table-cell office:value-type="float" office:value="1" calcext:value-type="float">
            <text:p>1</text:p>
          </table:table-cell>
          <table:table-cell office:value-type="float" office:value="11.8738958037168" calcext:value-type="float">
            <text:p>11.8738958037168</text:p>
          </table:table-cell>
          <table:table-cell office:value-type="float" office:value="301.596953414406" calcext:value-type="float">
            <text:p>301.596953414406</text:p>
          </table:table-cell>
          <table:table-cell table:formula="of:=AVERAGE([.E299:.E348])" office:value-type="float" office:value="306.327886893524" calcext:value-type="float">
            <text:p>306.327886893524</text:p>
          </table:table-cell>
          <table:table-cell table:number-columns-repeated="4"/>
        </table:table-row>
        <table:table-row table:style-name="ro1">
          <table:table-cell office:value-type="float" office:value="0.396466140750052" calcext:value-type="float">
            <text:p>0.396466140750052</text:p>
          </table:table-cell>
          <table:table-cell table:formula="of:=AVERAGE([.A300:.A349])" office:value-type="float" office:value="0.419895829664588" calcext:value-type="float">
            <text:p>0.419895829664588</text:p>
          </table:table-cell>
          <table:table-cell office:value-type="float" office:value="0" calcext:value-type="float">
            <text:p>0</text:p>
          </table:table-cell>
          <table:table-cell office:value-type="float" office:value="11.9829101765752" calcext:value-type="float">
            <text:p>11.9829101765752</text:p>
          </table:table-cell>
          <table:table-cell office:value-type="float" office:value="304.36591848501" calcext:value-type="float">
            <text:p>304.36591848501</text:p>
          </table:table-cell>
          <table:table-cell table:formula="of:=AVERAGE([.E300:.E349])" office:value-type="float" office:value="306.382634385361" calcext:value-type="float">
            <text:p>306.382634385361</text:p>
          </table:table-cell>
          <table:table-cell table:number-columns-repeated="4"/>
        </table:table-row>
        <table:table-row table:style-name="ro1">
          <table:table-cell office:value-type="float" office:value="0.104071173959971" calcext:value-type="float">
            <text:p>0.104071173959971</text:p>
          </table:table-cell>
          <table:table-cell table:formula="of:=AVERAGE([.A301:.A350])" office:value-type="float" office:value="0.416777730668008" calcext:value-type="float">
            <text:p>0.416777730668008</text:p>
          </table:table-cell>
          <table:table-cell office:value-type="float" office:value="0" calcext:value-type="float">
            <text:p>0</text:p>
          </table:table-cell>
          <table:table-cell office:value-type="float" office:value="12.274912081027" calcext:value-type="float">
            <text:p>12.274912081027</text:p>
          </table:table-cell>
          <table:table-cell office:value-type="float" office:value="311.782766858087" calcext:value-type="float">
            <text:p>311.782766858087</text:p>
          </table:table-cell>
          <table:table-cell table:formula="of:=AVERAGE([.E301:.E350])" office:value-type="float" office:value="306.461306002436" calcext:value-type="float">
            <text:p>306.46130600243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02:.A351])" office:value-type="float" office:value="0.416777730668008" calcext:value-type="float">
            <text:p>0.416777730668008</text:p>
          </table:table-cell>
          <table:table-cell office:value-type="float" office:value="1" calcext:value-type="float">
            <text:p>1</text:p>
          </table:table-cell>
          <table:table-cell office:value-type="float" office:value="11.8465140252471" calcext:value-type="float">
            <text:p>11.8465140252471</text:p>
          </table:table-cell>
          <table:table-cell office:value-type="float" office:value="300.901456241276" calcext:value-type="float">
            <text:p>300.901456241276</text:p>
          </table:table-cell>
          <table:table-cell table:formula="of:=AVERAGE([.E302:.E351])" office:value-type="float" office:value="306.444009321228" calcext:value-type="float">
            <text:p>306.444009321228</text:p>
          </table:table-cell>
          <table:table-cell table:number-columns-repeated="4"/>
        </table:table-row>
        <table:table-row table:style-name="ro1">
          <table:table-cell office:value-type="float" office:value="0.359533534121514" calcext:value-type="float">
            <text:p>0.359533534121514</text:p>
          </table:table-cell>
          <table:table-cell table:formula="of:=AVERAGE([.A303:.A352])" office:value-type="float" office:value="0.403968401350439" calcext:value-type="float">
            <text:p>0.403968401350439</text:p>
          </table:table-cell>
          <table:table-cell office:value-type="float" office:value="0" calcext:value-type="float">
            <text:p>0</text:p>
          </table:table-cell>
          <table:table-cell office:value-type="float" office:value="12.02091285142" calcext:value-type="float">
            <text:p>12.02091285142</text:p>
          </table:table-cell>
          <table:table-cell office:value-type="float" office:value="305.331186426069" calcext:value-type="float">
            <text:p>305.331186426069</text:p>
          </table:table-cell>
          <table:table-cell table:formula="of:=AVERAGE([.E303:.E352])" office:value-type="float" office:value="306.507616452248" calcext:value-type="float">
            <text:p>306.507616452248</text:p>
          </table:table-cell>
          <table:table-cell table:number-columns-repeated="4"/>
        </table:table-row>
        <table:table-row table:style-name="ro1">
          <table:table-cell office:value-type="float" office:value="0.110986724472046" calcext:value-type="float">
            <text:p>0.110986724472046</text:p>
          </table:table-cell>
          <table:table-cell table:formula="of:=AVERAGE([.A304:.A353])" office:value-type="float" office:value="0.398823039344907" calcext:value-type="float">
            <text:p>0.398823039344907</text:p>
          </table:table-cell>
          <table:table-cell office:value-type="float" office:value="0" calcext:value-type="float">
            <text:p>0</text:p>
          </table:table-cell>
          <table:table-cell office:value-type="float" office:value="12.2678475188226" calcext:value-type="float">
            <text:p>12.2678475188226</text:p>
          </table:table-cell>
          <table:table-cell office:value-type="float" office:value="311.603326978093" calcext:value-type="float">
            <text:p>311.603326978093</text:p>
          </table:table-cell>
          <table:table-cell table:formula="of:=AVERAGE([.E304:.E353])" office:value-type="float" office:value="306.639084700083" calcext:value-type="float">
            <text:p>306.639084700083</text:p>
          </table:table-cell>
          <table:table-cell table:number-columns-repeated="4"/>
        </table:table-row>
        <table:table-row table:style-name="ro1">
          <table:table-cell office:value-type="float" office:value="0.0565880701810127" calcext:value-type="float">
            <text:p>0.056588070181013</text:p>
          </table:table-cell>
          <table:table-cell table:formula="of:=AVERAGE([.A305:.A354])" office:value-type="float" office:value="0.395743495657086" calcext:value-type="float">
            <text:p>0.395743495657086</text:p>
          </table:table-cell>
          <table:table-cell office:value-type="float" office:value="0" calcext:value-type="float">
            <text:p>0</text:p>
          </table:table-cell>
          <table:table-cell office:value-type="float" office:value="12.3247594254375" calcext:value-type="float">
            <text:p>12.3247594254375</text:p>
          </table:table-cell>
          <table:table-cell office:value-type="float" office:value="313.048889406111" calcext:value-type="float">
            <text:p>313.048889406111</text:p>
          </table:table-cell>
          <table:table-cell table:formula="of:=AVERAGE([.E305:.E354])" office:value-type="float" office:value="306.716537997561" calcext:value-type="float">
            <text:p>306.716537997561</text:p>
          </table:table-cell>
          <table:table-cell table:number-columns-repeated="4"/>
        </table:table-row>
        <table:table-row table:style-name="ro1">
          <table:table-cell office:value-type="float" office:value="0.142795440858603" calcext:value-type="float">
            <text:p>0.142795440858603</text:p>
          </table:table-cell>
          <table:table-cell table:formula="of:=AVERAGE([.A306:.A355])" office:value-type="float" office:value="0.393893497896075" calcext:value-type="float">
            <text:p>0.393893497896075</text:p>
          </table:table-cell>
          <table:table-cell office:value-type="float" office:value="0" calcext:value-type="float">
            <text:p>0</text:p>
          </table:table-cell>
          <table:table-cell office:value-type="float" office:value="12.2401806234926" calcext:value-type="float">
            <text:p>12.2401806234926</text:p>
          </table:table-cell>
          <table:table-cell office:value-type="float" office:value="310.900587836712" calcext:value-type="float">
            <text:p>310.900587836712</text:p>
          </table:table-cell>
          <table:table-cell table:formula="of:=AVERAGE([.E306:.E355])" office:value-type="float" office:value="306.764520358562" calcext:value-type="float">
            <text:p>306.764520358562</text:p>
          </table:table-cell>
          <table:table-cell table:number-columns-repeated="4"/>
        </table:table-row>
        <table:table-row table:style-name="ro1">
          <table:table-cell office:value-type="float" office:value="0.198282936492562" calcext:value-type="float">
            <text:p>0.198282936492562</text:p>
          </table:table-cell>
          <table:table-cell table:formula="of:=AVERAGE([.A307:.A356])" office:value-type="float" office:value="0.377859156625927" calcext:value-type="float">
            <text:p>0.377859156625927</text:p>
          </table:table-cell>
          <table:table-cell office:value-type="float" office:value="0" calcext:value-type="float">
            <text:p>0</text:p>
          </table:table-cell>
          <table:table-cell office:value-type="float" office:value="12.1807038384557" calcext:value-type="float">
            <text:p>12.1807038384557</text:p>
          </table:table-cell>
          <table:table-cell office:value-type="float" office:value="309.389877496774" calcext:value-type="float">
            <text:p>309.389877496774</text:p>
          </table:table-cell>
          <table:table-cell table:formula="of:=AVERAGE([.E307:.E356])" office:value-type="float" office:value="306.916620765327" calcext:value-type="float">
            <text:p>306.916620765327</text:p>
          </table:table-cell>
          <table:table-cell table:number-columns-repeated="4"/>
        </table:table-row>
        <table:table-row table:style-name="ro1">
          <table:table-cell office:value-type="float" office:value="0.353854663324356" calcext:value-type="float">
            <text:p>0.353854663324356</text:p>
          </table:table-cell>
          <table:table-cell table:formula="of:=AVERAGE([.A308:.A357])" office:value-type="float" office:value="0.376613489276648" calcext:value-type="float">
            <text:p>0.376613489276648</text:p>
          </table:table-cell>
          <table:table-cell office:value-type="float" office:value="0" calcext:value-type="float">
            <text:p>0</text:p>
          </table:table-cell>
          <table:table-cell office:value-type="float" office:value="12.0254805877864" calcext:value-type="float">
            <text:p>12.0254805877864</text:p>
          </table:table-cell>
          <table:table-cell office:value-type="float" office:value="305.447206929775" calcext:value-type="float">
            <text:p>305.447206929775</text:p>
          </table:table-cell>
          <table:table-cell table:formula="of:=AVERAGE([.E308:.E357])" office:value-type="float" office:value="306.947836330699" calcext:value-type="float">
            <text:p>306.947836330699</text:p>
          </table:table-cell>
          <table:table-cell table:number-columns-repeated="4"/>
        </table:table-row>
        <table:table-row table:style-name="ro1">
          <table:table-cell office:value-type="float" office:value="0.294171373894811" calcext:value-type="float">
            <text:p>0.294171373894811</text:p>
          </table:table-cell>
          <table:table-cell table:formula="of:=AVERAGE([.A309:.A358])" office:value-type="float" office:value="0.375451573538423" calcext:value-type="float">
            <text:p>0.375451573538423</text:p>
          </table:table-cell>
          <table:table-cell office:value-type="float" office:value="0" calcext:value-type="float">
            <text:p>0</text:p>
          </table:table-cell>
          <table:table-cell office:value-type="float" office:value="12.0854478207558" calcext:value-type="float">
            <text:p>12.0854478207558</text:p>
          </table:table-cell>
          <table:table-cell office:value-type="float" office:value="306.970374647198" calcext:value-type="float">
            <text:p>306.970374647198</text:p>
          </table:table-cell>
          <table:table-cell table:formula="of:=AVERAGE([.E309:.E358])" office:value-type="float" office:value="306.976632542232" calcext:value-type="float">
            <text:p>306.976632542232</text:p>
          </table:table-cell>
          <table:table-cell table:number-columns-repeated="4"/>
        </table:table-row>
        <table:table-row table:style-name="ro1">
          <table:table-cell office:value-type="float" office:value="0.299326943787934" calcext:value-type="float">
            <text:p>0.299326943787934</text:p>
          </table:table-cell>
          <table:table-cell table:formula="of:=AVERAGE([.A310:.A359])" office:value-type="float" office:value="0.375193935842216" calcext:value-type="float">
            <text:p>0.375193935842216</text:p>
          </table:table-cell>
          <table:table-cell office:value-type="float" office:value="0" calcext:value-type="float">
            <text:p>0</text:p>
          </table:table-cell>
          <table:table-cell office:value-type="float" office:value="12.0799027084857" calcext:value-type="float">
            <text:p>12.0799027084857</text:p>
          </table:table-cell>
          <table:table-cell office:value-type="float" office:value="306.829528795537" calcext:value-type="float">
            <text:p>306.829528795537</text:p>
          </table:table-cell>
          <table:table-cell table:formula="of:=AVERAGE([.E310:.E359])" office:value-type="float" office:value="306.982815931421" calcext:value-type="float">
            <text:p>306.982815931421</text:p>
          </table:table-cell>
          <table:table-cell table:number-columns-repeated="4"/>
        </table:table-row>
        <table:table-row table:style-name="ro1">
          <table:table-cell office:value-type="float" office:value="0.0495035615295159" calcext:value-type="float">
            <text:p>0.049503561529516</text:p>
          </table:table-cell>
          <table:table-cell table:formula="of:=AVERAGE([.A311:.A360])" office:value-type="float" office:value="0.356184007072806" calcext:value-type="float">
            <text:p>0.356184007072806</text:p>
          </table:table-cell>
          <table:table-cell office:value-type="float" office:value="0" calcext:value-type="float">
            <text:p>0</text:p>
          </table:table-cell>
          <table:table-cell office:value-type="float" office:value="12.3284072786003" calcext:value-type="float">
            <text:p>12.3284072786003</text:p>
          </table:table-cell>
          <table:table-cell office:value-type="float" office:value="313.141544876449" calcext:value-type="float">
            <text:p>313.141544876449</text:p>
          </table:table-cell>
          <table:table-cell table:formula="of:=AVERAGE([.E311:.E360])" office:value-type="float" office:value="307.205428671031" calcext:value-type="float">
            <text:p>307.20542867103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12:.A361])" office:value-type="float" office:value="0.356184007072806" calcext:value-type="float">
            <text:p>0.356184007072806</text:p>
          </table:table-cell>
          <table:table-cell office:value-type="float" office:value="1" calcext:value-type="float">
            <text:p>1</text:p>
          </table:table-cell>
          <table:table-cell office:value-type="float" office:value="11.8590709003031" calcext:value-type="float">
            <text:p>11.8590709003031</text:p>
          </table:table-cell>
          <table:table-cell office:value-type="float" office:value="301.220400867699" calcext:value-type="float">
            <text:p>301.220400867699</text:p>
          </table:table-cell>
          <table:table-cell table:formula="of:=AVERAGE([.E312:.E361])" office:value-type="float" office:value="307.195143884022" calcext:value-type="float">
            <text:p>307.19514388402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13:.A362])" office:value-type="float" office:value="0.366978135115266" calcext:value-type="float">
            <text:p>0.366978135115266</text:p>
          </table:table-cell>
          <table:table-cell office:value-type="float" office:value="1" calcext:value-type="float">
            <text:p>1</text:p>
          </table:table-cell>
          <table:table-cell office:value-type="float" office:value="11.8546028961718" calcext:value-type="float">
            <text:p>11.8546028961718</text:p>
          </table:table-cell>
          <table:table-cell office:value-type="float" office:value="301.106913562764" calcext:value-type="float">
            <text:p>301.106913562764</text:p>
          </table:table-cell>
          <table:table-cell table:formula="of:=AVERAGE([.E313:.E362])" office:value-type="float" office:value="307.161995935023" calcext:value-type="float">
            <text:p>307.161995935023</text:p>
          </table:table-cell>
          <table:table-cell table:number-columns-repeated="4"/>
        </table:table-row>
        <table:table-row table:style-name="ro1">
          <table:table-cell office:value-type="float" office:value="0.297056568789481" calcext:value-type="float">
            <text:p>0.297056568789481</text:p>
          </table:table-cell>
          <table:table-cell table:formula="of:=AVERAGE([.A314:.A363])" office:value-type="float" office:value="0.352919266491055" calcext:value-type="float">
            <text:p>0.352919266491055</text:p>
          </table:table-cell>
          <table:table-cell office:value-type="float" office:value="0" calcext:value-type="float">
            <text:p>0</text:p>
          </table:table-cell>
          <table:table-cell office:value-type="float" office:value="12.0815347971797" calcext:value-type="float">
            <text:p>12.0815347971797</text:p>
          </table:table-cell>
          <table:table-cell office:value-type="float" office:value="306.870983848364" calcext:value-type="float">
            <text:p>306.870983848364</text:p>
          </table:table-cell>
          <table:table-cell table:formula="of:=AVERAGE([.E314:.E363])" office:value-type="float" office:value="307.266606911465" calcext:value-type="float">
            <text:p>307.266606911465</text:p>
          </table:table-cell>
          <table:table-cell table:number-columns-repeated="4"/>
        </table:table-row>
        <table:table-row table:style-name="ro1">
          <table:table-cell office:value-type="float" office:value="0.123696131181717" calcext:value-type="float">
            <text:p>0.123696131181717</text:p>
          </table:table-cell>
          <table:table-cell table:formula="of:=AVERAGE([.A315:.A364])" office:value-type="float" office:value="0.34827758747226" calcext:value-type="float">
            <text:p>0.34827758747226</text:p>
          </table:table-cell>
          <table:table-cell office:value-type="float" office:value="0" calcext:value-type="float">
            <text:p>0</text:p>
          </table:table-cell>
          <table:table-cell office:value-type="float" office:value="12.2557904782623" calcext:value-type="float">
            <text:p>12.2557904782623</text:p>
          </table:table-cell>
          <table:table-cell office:value-type="float" office:value="311.297078147863" calcext:value-type="float">
            <text:p>311.297078147863</text:p>
          </table:table-cell>
          <table:table-cell table:formula="of:=AVERAGE([.E315:.E364])" office:value-type="float" office:value="307.382941531819" calcext:value-type="float">
            <text:p>307.382941531819</text:p>
          </table:table-cell>
          <table:table-cell table:number-columns-repeated="4"/>
        </table:table-row>
        <table:table-row table:style-name="ro1">
          <table:table-cell office:value-type="float" office:value="0.145000109913944" calcext:value-type="float">
            <text:p>0.145000109913944</text:p>
          </table:table-cell>
          <table:table-cell table:formula="of:=AVERAGE([.A316:.A365])" office:value-type="float" office:value="0.342918282222688" calcext:value-type="float">
            <text:p>0.342918282222688</text:p>
          </table:table-cell>
          <table:table-cell office:value-type="float" office:value="0" calcext:value-type="float">
            <text:p>0</text:p>
          </table:table-cell>
          <table:table-cell office:value-type="float" office:value="12.2335560564429" calcext:value-type="float">
            <text:p>12.2335560564429</text:p>
          </table:table-cell>
          <table:table-cell office:value-type="float" office:value="310.732323833649" calcext:value-type="float">
            <text:p>310.732323833649</text:p>
          </table:table-cell>
          <table:table-cell table:formula="of:=AVERAGE([.E316:.E365])" office:value-type="float" office:value="307.518704296629" calcext:value-type="float">
            <text:p>307.51870429662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317:.A366])" office:value-type="float" office:value="0.337756587597012" calcext:value-type="float">
            <text:p>0.337756587597012</text:p>
          </table:table-cell>
          <table:table-cell office:value-type="float" office:value="0" calcext:value-type="float">
            <text:p>0</text:p>
          </table:table-cell>
          <table:table-cell office:value-type="float" office:value="12.3739497104168" calcext:value-type="float">
            <text:p>12.3739497104168</text:p>
          </table:table-cell>
          <table:table-cell office:value-type="float" office:value="314.298322644587" calcext:value-type="float">
            <text:p>314.298322644587</text:p>
          </table:table-cell>
          <table:table-cell table:formula="of:=AVERAGE([.E317:.E366])" office:value-type="float" office:value="307.647899222084" calcext:value-type="float">
            <text:p>307.647899222084</text:p>
          </table:table-cell>
          <table:table-cell table:number-columns-repeated="4"/>
        </table:table-row>
        <table:table-row table:style-name="ro1">
          <table:table-cell office:value-type="float" office:value="0.146140577355027" calcext:value-type="float">
            <text:p>0.146140577355027</text:p>
          </table:table-cell>
          <table:table-cell table:formula="of:=AVERAGE([.A318:.A367])" office:value-type="float" office:value="0.320679399144113" calcext:value-type="float">
            <text:p>0.320679399144113</text:p>
          </table:table-cell>
          <table:table-cell office:value-type="float" office:value="0" calcext:value-type="float">
            <text:p>0</text:p>
          </table:table-cell>
          <table:table-cell office:value-type="float" office:value="12.2335689629674" calcext:value-type="float">
            <text:p>12.2335689629674</text:p>
          </table:table-cell>
          <table:table-cell office:value-type="float" office:value="310.732651659372" calcext:value-type="float">
            <text:p>310.732651659372</text:p>
          </table:table-cell>
          <table:table-cell table:formula="of:=AVERAGE([.E318:.E367])" office:value-type="float" office:value="307.828752328968" calcext:value-type="float">
            <text:p>307.82875232896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19:.A368])" office:value-type="float" office:value="0.320679399144113" calcext:value-type="float">
            <text:p>0.320679399144113</text:p>
          </table:table-cell>
          <table:table-cell office:value-type="float" office:value="1" calcext:value-type="float">
            <text:p>1</text:p>
          </table:table-cell>
          <table:table-cell office:value-type="float" office:value="11.8460728567719" calcext:value-type="float">
            <text:p>11.8460728567719</text:p>
          </table:table-cell>
          <table:table-cell office:value-type="float" office:value="300.890250562007" calcext:value-type="float">
            <text:p>300.890250562007</text:p>
          </table:table-cell>
          <table:table-cell table:formula="of:=AVERAGE([.E319:.E368])" office:value-type="float" office:value="307.809083977665" calcext:value-type="float">
            <text:p>307.809083977665</text:p>
          </table:table-cell>
          <table:table-cell table:number-columns-repeated="4"/>
        </table:table-row>
        <table:table-row table:style-name="ro1">
          <table:table-cell office:value-type="float" office:value="0.305481009352208" calcext:value-type="float">
            <text:p>0.305481009352208</text:p>
          </table:table-cell>
          <table:table-cell table:formula="of:=AVERAGE([.A320:.A369])" office:value-type="float" office:value="0.31924388855207" calcext:value-type="float">
            <text:p>0.31924388855207</text:p>
          </table:table-cell>
          <table:table-cell office:value-type="float" office:value="0" calcext:value-type="float">
            <text:p>0</text:p>
          </table:table-cell>
          <table:table-cell office:value-type="float" office:value="12.0717375717342" calcext:value-type="float">
            <text:p>12.0717375717342</text:p>
          </table:table-cell>
          <table:table-cell office:value-type="float" office:value="306.622134322048" calcext:value-type="float">
            <text:p>306.622134322048</text:p>
          </table:table-cell>
          <table:table-cell table:formula="of:=AVERAGE([.E320:.E369])" office:value-type="float" office:value="307.843583760737" calcext:value-type="float">
            <text:p>307.843583760737</text:p>
          </table:table-cell>
          <table:table-cell table:number-columns-repeated="4"/>
        </table:table-row>
        <table:table-row table:style-name="ro1">
          <table:table-cell office:value-type="float" office:value="0.00534916776120653" calcext:value-type="float">
            <text:p>0.005349167761207</text:p>
          </table:table-cell>
          <table:table-cell table:formula="of:=AVERAGE([.A321:.A370])" office:value-type="float" office:value="0.310228563829541" calcext:value-type="float">
            <text:p>0.310228563829541</text:p>
          </table:table-cell>
          <table:table-cell office:value-type="float" office:value="0" calcext:value-type="float">
            <text:p>0</text:p>
          </table:table-cell>
          <table:table-cell office:value-type="float" office:value="12.3732867843837" calcext:value-type="float">
            <text:p>12.3732867843837</text:p>
          </table:table-cell>
          <table:table-cell office:value-type="float" office:value="314.281484323345" calcext:value-type="float">
            <text:p>314.281484323345</text:p>
          </table:table-cell>
          <table:table-cell table:formula="of:=AVERAGE([.E321:.E370])" office:value-type="float" office:value="308.070958914037" calcext:value-type="float">
            <text:p>308.070958914037</text:p>
          </table:table-cell>
          <table:table-cell table:number-columns-repeated="4"/>
        </table:table-row>
        <table:table-row table:style-name="ro1">
          <table:table-cell office:value-type="float" office:value="0.452963865259289" calcext:value-type="float">
            <text:p>0.452963865259289</text:p>
          </table:table-cell>
          <table:table-cell table:formula="of:=AVERAGE([.A322:.A371])" office:value-type="float" office:value="0.312465616528273" calcext:value-type="float">
            <text:p>0.312465616528273</text:p>
          </table:table-cell>
          <table:table-cell office:value-type="float" office:value="0" calcext:value-type="float">
            <text:p>0</text:p>
          </table:table-cell>
          <table:table-cell office:value-type="float" office:value="11.9263713858515" calcext:value-type="float">
            <text:p>11.9263713858515</text:p>
          </table:table-cell>
          <table:table-cell office:value-type="float" office:value="302.929833200628" calcext:value-type="float">
            <text:p>302.929833200628</text:p>
          </table:table-cell>
          <table:table-cell table:formula="of:=AVERAGE([.E322:.E371])" office:value-type="float" office:value="308.014183075044" calcext:value-type="float">
            <text:p>308.014183075044</text:p>
          </table:table-cell>
          <table:table-cell table:number-columns-repeated="4"/>
        </table:table-row>
        <table:table-row table:style-name="ro1">
          <table:table-cell office:value-type="float" office:value="0.209897635257244" calcext:value-type="float">
            <text:p>0.209897635257244</text:p>
          </table:table-cell>
          <table:table-cell table:formula="of:=AVERAGE([.A323:.A372])" office:value-type="float" office:value="0.313075954340517" calcext:value-type="float">
            <text:p>0.313075954340517</text:p>
          </table:table-cell>
          <table:table-cell office:value-type="float" office:value="0" calcext:value-type="float">
            <text:p>0</text:p>
          </table:table-cell>
          <table:table-cell office:value-type="float" office:value="12.1690222604275" calcext:value-type="float">
            <text:p>12.1690222604275</text:p>
          </table:table-cell>
          <table:table-cell office:value-type="float" office:value="309.093165414858" calcext:value-type="float">
            <text:p>309.093165414858</text:p>
          </table:table-cell>
          <table:table-cell table:formula="of:=AVERAGE([.E323:.E372])" office:value-type="float" office:value="307.997574827855" calcext:value-type="float">
            <text:p>307.997574827855</text:p>
          </table:table-cell>
          <table:table-cell table:number-columns-repeated="4"/>
        </table:table-row>
        <table:table-row table:style-name="ro1">
          <table:table-cell office:value-type="float" office:value="0.486762533065676" calcext:value-type="float">
            <text:p>0.486762533065676</text:p>
          </table:table-cell>
          <table:table-cell table:formula="of:=AVERAGE([.A324:.A373])" office:value-type="float" office:value="0.31499067245549" calcext:value-type="float">
            <text:p>0.31499067245549</text:p>
          </table:table-cell>
          <table:table-cell office:value-type="float" office:value="0" calcext:value-type="float">
            <text:p>0</text:p>
          </table:table-cell>
          <table:table-cell office:value-type="float" office:value="11.892896554479" calcext:value-type="float">
            <text:p>11.892896554479</text:p>
          </table:table-cell>
          <table:table-cell office:value-type="float" office:value="302.079572483767" calcext:value-type="float">
            <text:p>302.079572483767</text:p>
          </table:table-cell>
          <table:table-cell table:formula="of:=AVERAGE([.E324:.E373])" office:value-type="float" office:value="307.94843434798" calcext:value-type="float">
            <text:p>307.94843434798</text:p>
          </table:table-cell>
          <table:table-cell table:number-columns-repeated="4"/>
        </table:table-row>
        <table:table-row table:style-name="ro1">
          <table:table-cell office:value-type="float" office:value="0.366864440059661" calcext:value-type="float">
            <text:p>0.366864440059661</text:p>
          </table:table-cell>
          <table:table-cell table:formula="of:=AVERAGE([.A325:.A374])" office:value-type="float" office:value="0.322225459985435" calcext:value-type="float">
            <text:p>0.322225459985435</text:p>
          </table:table-cell>
          <table:table-cell office:value-type="float" office:value="0" calcext:value-type="float">
            <text:p>0</text:p>
          </table:table-cell>
          <table:table-cell office:value-type="float" office:value="12.0106345646054" calcext:value-type="float">
            <text:p>12.0106345646054</text:p>
          </table:table-cell>
          <table:table-cell office:value-type="float" office:value="305.070117940976" calcext:value-type="float">
            <text:p>305.070117940976</text:p>
          </table:table-cell>
          <table:table-cell table:formula="of:=AVERAGE([.E325:.E374])" office:value-type="float" office:value="307.761829389769" calcext:value-type="float">
            <text:p>307.761829389769</text:p>
          </table:table-cell>
          <table:table-cell table:number-columns-repeated="4"/>
        </table:table-row>
        <table:table-row table:style-name="ro1">
          <table:table-cell office:value-type="float" office:value="0.0897625315278763" calcext:value-type="float">
            <text:p>0.089762531527876</text:p>
          </table:table-cell>
          <table:table-cell table:formula="of:=AVERAGE([.A326:.A375])" office:value-type="float" office:value="0.314414079338312" calcext:value-type="float">
            <text:p>0.314414079338312</text:p>
          </table:table-cell>
          <table:table-cell office:value-type="float" office:value="0" calcext:value-type="float">
            <text:p>0</text:p>
          </table:table-cell>
          <table:table-cell office:value-type="float" office:value="12.288839394325" calcext:value-type="float">
            <text:p>12.288839394325</text:p>
          </table:table-cell>
          <table:table-cell office:value-type="float" office:value="312.136520615855" calcext:value-type="float">
            <text:p>312.136520615855</text:p>
          </table:table-cell>
          <table:table-cell table:formula="of:=AVERAGE([.E326:.E375])" office:value-type="float" office:value="307.959433795067" calcext:value-type="float">
            <text:p>307.959433795067</text:p>
          </table:table-cell>
          <table:table-cell table:number-columns-repeated="4"/>
        </table:table-row>
        <table:table-row table:style-name="ro1">
          <table:table-cell office:value-type="float" office:value="0.183118943479657" calcext:value-type="float">
            <text:p>0.183118943479657</text:p>
          </table:table-cell>
          <table:table-cell table:formula="of:=AVERAGE([.A327:.A376])" office:value-type="float" office:value="0.314589960068166" calcext:value-type="float">
            <text:p>0.314589960068166</text:p>
          </table:table-cell>
          <table:table-cell office:value-type="float" office:value="0" calcext:value-type="float">
            <text:p>0</text:p>
          </table:table-cell>
          <table:table-cell office:value-type="float" office:value="12.198212125653" calcext:value-type="float">
            <text:p>12.198212125653</text:p>
          </table:table-cell>
          <table:table-cell office:value-type="float" office:value="309.834587991587" calcext:value-type="float">
            <text:p>309.834587991587</text:p>
          </table:table-cell>
          <table:table-cell table:formula="of:=AVERAGE([.E327:.E376])" office:value-type="float" office:value="307.955568431766" calcext:value-type="float">
            <text:p>307.955568431766</text:p>
          </table:table-cell>
          <table:table-cell table:number-columns-repeated="4"/>
        </table:table-row>
        <table:table-row table:style-name="ro1">
          <table:table-cell office:value-type="float" office:value="0.160575938391686" calcext:value-type="float">
            <text:p>0.160575938391686</text:p>
          </table:table-cell>
          <table:table-cell table:formula="of:=AVERAGE([.A328:.A377])" office:value-type="float" office:value="0.309131955105483" calcext:value-type="float">
            <text:p>0.309131955105483</text:p>
          </table:table-cell>
          <table:table-cell office:value-type="float" office:value="0" calcext:value-type="float">
            <text:p>0</text:p>
          </table:table-cell>
          <table:table-cell office:value-type="float" office:value="12.2203667616844" calcext:value-type="float">
            <text:p>12.2203667616844</text:p>
          </table:table-cell>
          <table:table-cell office:value-type="float" office:value="310.397315746784" calcext:value-type="float">
            <text:p>310.397315746784</text:p>
          </table:table-cell>
          <table:table-cell table:formula="of:=AVERAGE([.E328:.E377])" office:value-type="float" office:value="308.094476535379" calcext:value-type="float">
            <text:p>308.094476535379</text:p>
          </table:table-cell>
          <table:table-cell table:number-columns-repeated="4"/>
        </table:table-row>
        <table:table-row table:style-name="ro1">
          <table:table-cell office:value-type="float" office:value="0.0888086220324045" calcext:value-type="float">
            <text:p>0.088808622032405</text:p>
          </table:table-cell>
          <table:table-cell table:formula="of:=AVERAGE([.A329:.A378])" office:value-type="float" office:value="0.307388682569206" calcext:value-type="float">
            <text:p>0.307388682569206</text:p>
          </table:table-cell>
          <table:table-cell office:value-type="float" office:value="0" calcext:value-type="float">
            <text:p>0</text:p>
          </table:table-cell>
          <table:table-cell office:value-type="float" office:value="12.290545402205" calcext:value-type="float">
            <text:p>12.290545402205</text:p>
          </table:table-cell>
          <table:table-cell office:value-type="float" office:value="312.179853216007" calcext:value-type="float">
            <text:p>312.179853216007</text:p>
          </table:table-cell>
          <table:table-cell table:formula="of:=AVERAGE([.E329:.E378])" office:value-type="float" office:value="308.138806917823" calcext:value-type="float">
            <text:p>308.138806917823</text:p>
          </table:table-cell>
          <table:table-cell table:number-columns-repeated="4"/>
        </table:table-row>
        <table:table-row table:style-name="ro1">
          <table:table-cell office:value-type="float" office:value="0.186522745996713" calcext:value-type="float">
            <text:p>0.186522745996713</text:p>
          </table:table-cell>
          <table:table-cell table:formula="of:=AVERAGE([.A330:.A379])" office:value-type="float" office:value="0.307321263578296" calcext:value-type="float">
            <text:p>0.307321263578296</text:p>
          </table:table-cell>
          <table:table-cell office:value-type="float" office:value="0" calcext:value-type="float">
            <text:p>0</text:p>
          </table:table-cell>
          <table:table-cell office:value-type="float" office:value="12.1944692335367" calcext:value-type="float">
            <text:p>12.1944692335367</text:p>
          </table:table-cell>
          <table:table-cell office:value-type="float" office:value="309.739518531833" calcext:value-type="float">
            <text:p>309.739518531833</text:p>
          </table:table-cell>
          <table:table-cell table:formula="of:=AVERAGE([.E330:.E379])" office:value-type="float" office:value="308.140965799222" calcext:value-type="float">
            <text:p>308.14096579922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31:.A380])" office:value-type="float" office:value="0.323549883242369" calcext:value-type="float">
            <text:p>0.323549883242369</text:p>
          </table:table-cell>
          <table:table-cell office:value-type="float" office:value="1" calcext:value-type="float">
            <text:p>1</text:p>
          </table:table-cell>
          <table:table-cell office:value-type="float" office:value="11.8505748871952" calcext:value-type="float">
            <text:p>11.8505748871952</text:p>
          </table:table-cell>
          <table:table-cell office:value-type="float" office:value="301.004602134759" calcext:value-type="float">
            <text:p>301.004602134759</text:p>
          </table:table-cell>
          <table:table-cell table:formula="of:=AVERAGE([.E331:.E380])" office:value-type="float" office:value="307.967938190376" calcext:value-type="float">
            <text:p>307.967938190376</text:p>
          </table:table-cell>
          <table:table-cell table:number-columns-repeated="4"/>
        </table:table-row>
        <table:table-row table:style-name="ro1">
          <table:table-cell office:value-type="float" office:value="0.157181522437929" calcext:value-type="float">
            <text:p>0.157181522437929</text:p>
          </table:table-cell>
          <table:table-cell table:formula="of:=AVERAGE([.A332:.A381])" office:value-type="float" office:value="0.318674361465335" calcext:value-type="float">
            <text:p>0.318674361465335</text:p>
          </table:table-cell>
          <table:table-cell office:value-type="float" office:value="0" calcext:value-type="float">
            <text:p>0</text:p>
          </table:table-cell>
          <table:table-cell office:value-type="float" office:value="12.2243044249892" calcext:value-type="float">
            <text:p>12.2243044249892</text:p>
          </table:table-cell>
          <table:table-cell office:value-type="float" office:value="310.497332394726" calcext:value-type="float">
            <text:p>310.497332394726</text:p>
          </table:table-cell>
          <table:table-cell table:formula="of:=AVERAGE([.E332:.E381])" office:value-type="float" office:value="308.093367292341" calcext:value-type="float">
            <text:p>308.093367292341</text:p>
          </table:table-cell>
          <table:table-cell table:number-columns-repeated="4"/>
        </table:table-row>
        <table:table-row table:style-name="ro1">
          <table:table-cell office:value-type="float" office:value="0.340268786266448" calcext:value-type="float">
            <text:p>0.340268786266448</text:p>
          </table:table-cell>
          <table:table-cell table:formula="of:=AVERAGE([.A333:.A382])" office:value-type="float" office:value="0.325422432221711" calcext:value-type="float">
            <text:p>0.325422432221711</text:p>
          </table:table-cell>
          <table:table-cell office:value-type="float" office:value="0" calcext:value-type="float">
            <text:p>0</text:p>
          </table:table-cell>
          <table:table-cell office:value-type="float" office:value="12.0410751893908" calcext:value-type="float">
            <text:p>12.0410751893908</text:p>
          </table:table-cell>
          <table:table-cell office:value-type="float" office:value="305.843309810526" calcext:value-type="float">
            <text:p>305.843309810526</text:p>
          </table:table-cell>
          <table:table-cell table:formula="of:=AVERAGE([.E333:.E382])" office:value-type="float" office:value="307.922182064059" calcext:value-type="float">
            <text:p>307.922182064059</text:p>
          </table:table-cell>
          <table:table-cell table:number-columns-repeated="4"/>
        </table:table-row>
        <table:table-row table:style-name="ro1">
          <table:table-cell office:value-type="float" office:value="0.399961462259291" calcext:value-type="float">
            <text:p>0.399961462259291</text:p>
          </table:table-cell>
          <table:table-cell table:formula="of:=AVERAGE([.A334:.A383])" office:value-type="float" office:value="0.325733104000568" calcext:value-type="float">
            <text:p>0.325733104000568</text:p>
          </table:table-cell>
          <table:table-cell office:value-type="float" office:value="0" calcext:value-type="float">
            <text:p>0</text:p>
          </table:table-cell>
          <table:table-cell office:value-type="float" office:value="11.9804802300006" calcext:value-type="float">
            <text:p>11.9804802300006</text:p>
          </table:table-cell>
          <table:table-cell office:value-type="float" office:value="304.304197842016" calcext:value-type="float">
            <text:p>304.304197842016</text:p>
          </table:table-cell>
          <table:table-cell table:formula="of:=AVERAGE([.E334:.E383])" office:value-type="float" office:value="307.914193845253" calcext:value-type="float">
            <text:p>307.914193845253</text:p>
          </table:table-cell>
          <table:table-cell table:number-columns-repeated="4"/>
        </table:table-row>
        <table:table-row table:style-name="ro1">
          <table:table-cell office:value-type="float" office:value="0.497433882218599" calcext:value-type="float">
            <text:p>0.497433882218599</text:p>
          </table:table-cell>
          <table:table-cell table:formula="of:=AVERAGE([.A335:.A384])" office:value-type="float" office:value="0.33568178164494" calcext:value-type="float">
            <text:p>0.33568178164494</text:p>
          </table:table-cell>
          <table:table-cell office:value-type="float" office:value="0" calcext:value-type="float">
            <text:p>0</text:p>
          </table:table-cell>
          <table:table-cell office:value-type="float" office:value="11.8794503025502" calcext:value-type="float">
            <text:p>11.8794503025502</text:p>
          </table:table-cell>
          <table:table-cell office:value-type="float" office:value="301.738037684775" calcext:value-type="float">
            <text:p>301.738037684775</text:p>
          </table:table-cell>
          <table:table-cell table:formula="of:=AVERAGE([.E335:.E384])" office:value-type="float" office:value="307.743301871982" calcext:value-type="float">
            <text:p>307.743301871982</text:p>
          </table:table-cell>
          <table:table-cell table:number-columns-repeated="4"/>
        </table:table-row>
        <table:table-row table:style-name="ro1">
          <table:table-cell office:value-type="float" office:value="0.222309018582106" calcext:value-type="float">
            <text:p>0.222309018582106</text:p>
          </table:table-cell>
          <table:table-cell table:formula="of:=AVERAGE([.A336:.A385])" office:value-type="float" office:value="0.320127962016582" calcext:value-type="float">
            <text:p>0.320127962016582</text:p>
          </table:table-cell>
          <table:table-cell office:value-type="float" office:value="0" calcext:value-type="float">
            <text:p>0</text:p>
          </table:table-cell>
          <table:table-cell office:value-type="float" office:value="12.1601636913121" calcext:value-type="float">
            <text:p>12.1601636913121</text:p>
          </table:table-cell>
          <table:table-cell office:value-type="float" office:value="308.868157759327" calcext:value-type="float">
            <text:p>308.868157759327</text:p>
          </table:table-cell>
          <table:table-cell table:formula="of:=AVERAGE([.E336:.E385])" office:value-type="float" office:value="307.899327246725" calcext:value-type="float">
            <text:p>307.899327246725</text:p>
          </table:table-cell>
          <table:table-cell table:number-columns-repeated="4"/>
        </table:table-row>
        <table:table-row table:style-name="ro1">
          <table:table-cell office:value-type="float" office:value="0.225913458889723" calcext:value-type="float">
            <text:p>0.225913458889723</text:p>
          </table:table-cell>
          <table:table-cell table:formula="of:=AVERAGE([.A337:.A386])" office:value-type="float" office:value="0.315687437049329" calcext:value-type="float">
            <text:p>0.315687437049329</text:p>
          </table:table-cell>
          <table:table-cell office:value-type="float" office:value="0" calcext:value-type="float">
            <text:p>0</text:p>
          </table:table-cell>
          <table:table-cell office:value-type="float" office:value="12.1564067193508" calcext:value-type="float">
            <text:p>12.1564067193508</text:p>
          </table:table-cell>
          <table:table-cell office:value-type="float" office:value="308.772730671511" calcext:value-type="float">
            <text:p>308.772730671511</text:p>
          </table:table-cell>
          <table:table-cell table:formula="of:=AVERAGE([.E337:.E386])" office:value-type="float" office:value="308.015064628216" calcext:value-type="float">
            <text:p>308.015064628216</text:p>
          </table:table-cell>
          <table:table-cell table:number-columns-repeated="4"/>
        </table:table-row>
        <table:table-row table:style-name="ro1">
          <table:table-cell office:value-type="float" office:value="0.259741459706426" calcext:value-type="float">
            <text:p>0.259741459706426</text:p>
          </table:table-cell>
          <table:table-cell table:formula="of:=AVERAGE([.A338:.A387])" office:value-type="float" office:value="0.31802750728029" calcext:value-type="float">
            <text:p>0.31802750728029</text:p>
          </table:table-cell>
          <table:table-cell office:value-type="float" office:value="0" calcext:value-type="float">
            <text:p>0</text:p>
          </table:table-cell>
          <table:table-cell office:value-type="float" office:value="12.1207776717007" calcext:value-type="float">
            <text:p>12.1207776717007</text:p>
          </table:table-cell>
          <table:table-cell office:value-type="float" office:value="307.867752861198" calcext:value-type="float">
            <text:p>307.867752861198</text:p>
          </table:table-cell>
          <table:table-cell table:formula="of:=AVERAGE([.E338:.E387])" office:value-type="float" office:value="307.956849336274" calcext:value-type="float">
            <text:p>307.95684933627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339:.A388])" office:value-type="float" office:value="0.29802750728029" calcext:value-type="float">
            <text:p>0.29802750728029</text:p>
          </table:table-cell>
          <table:table-cell office:value-type="float" office:value="0" calcext:value-type="float">
            <text:p>0</text:p>
          </table:table-cell>
          <table:table-cell office:value-type="float" office:value="12.2852161808908" calcext:value-type="float">
            <text:p>12.2852161808908</text:p>
          </table:table-cell>
          <table:table-cell office:value-type="float" office:value="312.044490994626" calcext:value-type="float">
            <text:p>312.044490994626</text:p>
          </table:table-cell>
          <table:table-cell table:formula="of:=AVERAGE([.E339:.E388])" office:value-type="float" office:value="308.173633930571" calcext:value-type="float">
            <text:p>308.173633930571</text:p>
          </table:table-cell>
          <table:table-cell table:number-columns-repeated="4"/>
        </table:table-row>
        <table:table-row table:style-name="ro1">
          <table:table-cell office:value-type="float" office:value="0.101925170925259" calcext:value-type="float">
            <text:p>0.101925170925259</text:p>
          </table:table-cell>
          <table:table-cell table:formula="of:=AVERAGE([.A340:.A389])" office:value-type="float" office:value="0.297347685433209" calcext:value-type="float">
            <text:p>0.297347685433209</text:p>
          </table:table-cell>
          <table:table-cell office:value-type="float" office:value="0" calcext:value-type="float">
            <text:p>0</text:p>
          </table:table-cell>
          <table:table-cell office:value-type="float" office:value="12.2768680061549" calcext:value-type="float">
            <text:p>12.2768680061549</text:p>
          </table:table-cell>
          <table:table-cell office:value-type="float" office:value="311.832447356334" calcext:value-type="float">
            <text:p>311.832447356334</text:p>
          </table:table-cell>
          <table:table-cell table:formula="of:=AVERAGE([.E340:.E389])" office:value-type="float" office:value="308.190747029374" calcext:value-type="float">
            <text:p>308.190747029374</text:p>
          </table:table-cell>
          <table:table-cell table:number-columns-repeated="4"/>
        </table:table-row>
        <table:table-row table:style-name="ro1">
          <table:table-cell office:value-type="float" office:value="0.209573798823357" calcext:value-type="float">
            <text:p>0.209573798823357</text:p>
          </table:table-cell>
          <table:table-cell table:formula="of:=AVERAGE([.A341:.A390])" office:value-type="float" office:value="0.301539161409676" calcext:value-type="float">
            <text:p>0.301539161409676</text:p>
          </table:table-cell>
          <table:table-cell office:value-type="float" office:value="0" calcext:value-type="float">
            <text:p>0</text:p>
          </table:table-cell>
          <table:table-cell office:value-type="float" office:value="12.1715425526738" calcext:value-type="float">
            <text:p>12.1715425526738</text:p>
          </table:table-cell>
          <table:table-cell office:value-type="float" office:value="309.157180837915" calcext:value-type="float">
            <text:p>309.157180837915</text:p>
          </table:table-cell>
          <table:table-cell table:formula="of:=AVERAGE([.E341:.E390])" office:value-type="float" office:value="308.182981732059" calcext:value-type="float">
            <text:p>308.18298173205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42:.A391])" office:value-type="float" office:value="0.318751352109253" calcext:value-type="float">
            <text:p>0.318751352109253</text:p>
          </table:table-cell>
          <table:table-cell office:value-type="float" office:value="1" calcext:value-type="float">
            <text:p>1</text:p>
          </table:table-cell>
          <table:table-cell office:value-type="float" office:value="11.8570832955241" calcext:value-type="float">
            <text:p>11.8570832955241</text:p>
          </table:table-cell>
          <table:table-cell office:value-type="float" office:value="301.169915706313" calcext:value-type="float">
            <text:p>301.169915706313</text:p>
          </table:table-cell>
          <table:table-cell table:formula="of:=AVERAGE([.E342:.E391])" office:value-type="float" office:value="307.987756745466" calcext:value-type="float">
            <text:p>307.987756745466</text:p>
          </table:table-cell>
          <table:table-cell table:number-columns-repeated="4"/>
        </table:table-row>
        <table:table-row table:style-name="ro1">
          <table:table-cell office:value-type="float" office:value="0.403097747722269" calcext:value-type="float">
            <text:p>0.403097747722269</text:p>
          </table:table-cell>
          <table:table-cell table:formula="of:=AVERAGE([.A343:.A392])" office:value-type="float" office:value="0.323359122168124" calcext:value-type="float">
            <text:p>0.323359122168124</text:p>
          </table:table-cell>
          <table:table-cell office:value-type="float" office:value="0" calcext:value-type="float">
            <text:p>0</text:p>
          </table:table-cell>
          <table:table-cell office:value-type="float" office:value="11.976264489758" calcext:value-type="float">
            <text:p>11.976264489758</text:p>
          </table:table-cell>
          <table:table-cell office:value-type="float" office:value="304.197118039854" calcext:value-type="float">
            <text:p>304.197118039854</text:p>
          </table:table-cell>
          <table:table-cell table:formula="of:=AVERAGE([.E343:.E392])" office:value-type="float" office:value="307.871996714198" calcext:value-type="float">
            <text:p>307.871996714198</text:p>
          </table:table-cell>
          <table:table-cell table:number-columns-repeated="4"/>
        </table:table-row>
        <table:table-row table:style-name="ro1">
          <table:table-cell office:value-type="float" office:value="0.357387531086802" calcext:value-type="float">
            <text:p>0.357387531086802</text:p>
          </table:table-cell>
          <table:table-cell table:formula="of:=AVERAGE([.A344:.A393])" office:value-type="float" office:value="0.32800105931741" calcext:value-type="float">
            <text:p>0.32800105931741</text:p>
          </table:table-cell>
          <table:table-cell office:value-type="float" office:value="0" calcext:value-type="float">
            <text:p>0</text:p>
          </table:table-cell>
          <table:table-cell office:value-type="float" office:value="12.0248200083941" calcext:value-type="float">
            <text:p>12.0248200083941</text:p>
          </table:table-cell>
          <table:table-cell office:value-type="float" office:value="305.430428213211" calcext:value-type="float">
            <text:p>305.430428213211</text:p>
          </table:table-cell>
          <table:table-cell table:formula="of:=AVERAGE([.E344:.E393])" office:value-type="float" office:value="307.755283604145" calcext:value-type="float">
            <text:p>307.755283604145</text:p>
          </table:table-cell>
          <table:table-cell table:number-columns-repeated="4"/>
        </table:table-row>
        <table:table-row table:style-name="ro1">
          <table:table-cell office:value-type="float" office:value="0.345409102994203" calcext:value-type="float">
            <text:p>0.345409102994203</text:p>
          </table:table-cell>
          <table:table-cell table:formula="of:=AVERAGE([.A345:.A394])" office:value-type="float" office:value="0.326304578799188" calcext:value-type="float">
            <text:p>0.326304578799188</text:p>
          </table:table-cell>
          <table:table-cell office:value-type="float" office:value="0" calcext:value-type="float">
            <text:p>0</text:p>
          </table:table-cell>
          <table:table-cell office:value-type="float" office:value="12.0342394246668" calcext:value-type="float">
            <text:p>12.0342394246668</text:p>
          </table:table-cell>
          <table:table-cell office:value-type="float" office:value="305.669681386536" calcext:value-type="float">
            <text:p>305.669681386536</text:p>
          </table:table-cell>
          <table:table-cell table:formula="of:=AVERAGE([.E345:.E394])" office:value-type="float" office:value="307.799163375231" calcext:value-type="float">
            <text:p>307.799163375231</text:p>
          </table:table-cell>
          <table:table-cell table:number-columns-repeated="4"/>
        </table:table-row>
        <table:table-row table:style-name="ro1">
          <table:table-cell office:value-type="float" office:value="0.00742594489157256" calcext:value-type="float">
            <text:p>0.007425944891573</text:p>
          </table:table-cell>
          <table:table-cell table:formula="of:=AVERAGE([.A346:.A395])" office:value-type="float" office:value="0.325708297365487" calcext:value-type="float">
            <text:p>0.325708297365487</text:p>
          </table:table-cell>
          <table:table-cell office:value-type="float" office:value="0" calcext:value-type="float">
            <text:p>0</text:p>
          </table:table-cell>
          <table:table-cell office:value-type="float" office:value="12.3737021398097" calcext:value-type="float">
            <text:p>12.3737021398097</text:p>
          </table:table-cell>
          <table:table-cell office:value-type="float" office:value="314.292034351167" calcext:value-type="float">
            <text:p>314.292034351167</text:p>
          </table:table-cell>
          <table:table-cell table:formula="of:=AVERAGE([.E346:.E395])" office:value-type="float" office:value="307.814912122978" calcext:value-type="float">
            <text:p>307.814912122978</text:p>
          </table:table-cell>
          <table:table-cell table:number-columns-repeated="4"/>
        </table:table-row>
        <table:table-row table:style-name="ro1">
          <table:table-cell office:value-type="float" office:value="0.27446076428294" calcext:value-type="float">
            <text:p>0.27446076428294</text:p>
          </table:table-cell>
          <table:table-cell table:formula="of:=AVERAGE([.A347:.A396])" office:value-type="float" office:value="0.330208403543293" calcext:value-type="float">
            <text:p>0.330208403543293</text:p>
          </table:table-cell>
          <table:table-cell office:value-type="float" office:value="0" calcext:value-type="float">
            <text:p>0</text:p>
          </table:table-cell>
          <table:table-cell office:value-type="float" office:value="12.1056829045922" calcext:value-type="float">
            <text:p>12.1056829045922</text:p>
          </table:table-cell>
          <table:table-cell office:value-type="float" office:value="307.484345776641" calcext:value-type="float">
            <text:p>307.484345776641</text:p>
          </table:table-cell>
          <table:table-cell table:formula="of:=AVERAGE([.E347:.E396])" office:value-type="float" office:value="307.700469355071" calcext:value-type="float">
            <text:p>307.700469355071</text:p>
          </table:table-cell>
          <table:table-cell table:number-columns-repeated="4"/>
        </table:table-row>
        <table:table-row table:style-name="ro1">
          <table:table-cell office:value-type="float" office:value="0.397147839909792" calcext:value-type="float">
            <text:p>0.397147839909792</text:p>
          </table:table-cell>
          <table:table-cell table:formula="of:=AVERAGE([.A348:.A397])" office:value-type="float" office:value="0.336256377475858" calcext:value-type="float">
            <text:p>0.336256377475858</text:p>
          </table:table-cell>
          <table:table-cell office:value-type="float" office:value="0" calcext:value-type="float">
            <text:p>0</text:p>
          </table:table-cell>
          <table:table-cell office:value-type="float" office:value="11.9805588424683" calcext:value-type="float">
            <text:p>11.9805588424683</text:p>
          </table:table-cell>
          <table:table-cell office:value-type="float" office:value="304.306194598694" calcext:value-type="float">
            <text:p>304.306194598694</text:p>
          </table:table-cell>
          <table:table-cell table:formula="of:=AVERAGE([.E348:.E397])" office:value-type="float" office:value="307.546052114512" calcext:value-type="float">
            <text:p>307.54605211451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49:.A398])" office:value-type="float" office:value="0.336256377475858" calcext:value-type="float">
            <text:p>0.336256377475858</text:p>
          </table:table-cell>
          <table:table-cell office:value-type="float" office:value="1" calcext:value-type="float">
            <text:p>1</text:p>
          </table:table-cell>
          <table:table-cell office:value-type="float" office:value="11.8652542988777" calcext:value-type="float">
            <text:p>11.8652542988777</text:p>
          </table:table-cell>
          <table:table-cell office:value-type="float" office:value="301.377459191494" calcext:value-type="float">
            <text:p>301.377459191494</text:p>
          </table:table-cell>
          <table:table-cell table:formula="of:=AVERAGE([.E349:.E398])" office:value-type="float" office:value="307.541662230054" calcext:value-type="float">
            <text:p>307.54166223005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50:.A399])" office:value-type="float" office:value="0.348327054660857" calcext:value-type="float">
            <text:p>0.348327054660857</text:p>
          </table:table-cell>
          <table:table-cell office:value-type="float" office:value="1" calcext:value-type="float">
            <text:p>1</text:p>
          </table:table-cell>
          <table:table-cell office:value-type="float" office:value="11.8759784474492" calcext:value-type="float">
            <text:p>11.8759784474492</text:p>
          </table:table-cell>
          <table:table-cell office:value-type="float" office:value="301.64985256521" calcext:value-type="float">
            <text:p>301.64985256521</text:p>
          </table:table-cell>
          <table:table-cell table:formula="of:=AVERAGE([.E350:.E399])" office:value-type="float" office:value="307.487340911658" calcext:value-type="float">
            <text:p>307.487340911658</text:p>
          </table:table-cell>
          <table:table-cell table:number-columns-repeated="4"/>
        </table:table-row>
        <table:table-row table:style-name="ro1">
          <table:table-cell office:value-type="float" office:value="0.314505016645789" calcext:value-type="float">
            <text:p>0.314505016645789</text:p>
          </table:table-cell>
          <table:table-cell table:formula="of:=AVERAGE([.A351:.A400])" office:value-type="float" office:value="0.352535731514573" calcext:value-type="float">
            <text:p>0.352535731514573</text:p>
          </table:table-cell>
          <table:table-cell office:value-type="float" office:value="0" calcext:value-type="float">
            <text:p>0</text:p>
          </table:table-cell>
          <table:table-cell office:value-type="float" office:value="12.0645028780699" calcext:value-type="float">
            <text:p>12.0645028780699</text:p>
          </table:table-cell>
          <table:table-cell office:value-type="float" office:value="306.438373102975" calcext:value-type="float">
            <text:p>306.438373102975</text:p>
          </table:table-cell>
          <table:table-cell table:formula="of:=AVERAGE([.E351:.E400])" office:value-type="float" office:value="307.380453036556" calcext:value-type="float">
            <text:p>307.38045303655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52:.A401])" office:value-type="float" office:value="0.352535731514573" calcext:value-type="float">
            <text:p>0.352535731514573</text:p>
          </table:table-cell>
          <table:table-cell office:value-type="float" office:value="1" calcext:value-type="float">
            <text:p>1</text:p>
          </table:table-cell>
          <table:table-cell office:value-type="float" office:value="11.869648383823" calcext:value-type="float">
            <text:p>11.869648383823</text:p>
          </table:table-cell>
          <table:table-cell office:value-type="float" office:value="301.489068949105" calcext:value-type="float">
            <text:p>301.489068949105</text:p>
          </table:table-cell>
          <table:table-cell table:formula="of:=AVERAGE([.E352:.E401])" office:value-type="float" office:value="307.392205290712" calcext:value-type="float">
            <text:p>307.392205290712</text:p>
          </table:table-cell>
          <table:table-cell table:number-columns-repeated="4"/>
        </table:table-row>
        <table:table-row table:style-name="ro1">
          <table:table-cell office:value-type="float" office:value="0.275055637732148" calcext:value-type="float">
            <text:p>0.275055637732148</text:p>
          </table:table-cell>
          <table:table-cell table:formula="of:=AVERAGE([.A353:.A402])" office:value-type="float" office:value="0.350846173586786" calcext:value-type="float">
            <text:p>0.350846173586786</text:p>
          </table:table-cell>
          <table:table-cell office:value-type="float" office:value="0" calcext:value-type="float">
            <text:p>0</text:p>
          </table:table-cell>
          <table:table-cell office:value-type="float" office:value="12.1038220184177" calcext:value-type="float">
            <text:p>12.1038220184177</text:p>
          </table:table-cell>
          <table:table-cell office:value-type="float" office:value="307.43707926781" calcext:value-type="float">
            <text:p>307.43707926781</text:p>
          </table:table-cell>
          <table:table-cell table:formula="of:=AVERAGE([.E353:.E402])" office:value-type="float" office:value="307.434323147547" calcext:value-type="float">
            <text:p>307.434323147547</text:p>
          </table:table-cell>
          <table:table-cell table:number-columns-repeated="4"/>
        </table:table-row>
        <table:table-row table:style-name="ro1">
          <table:table-cell office:value-type="float" office:value="0.266534984895587" calcext:value-type="float">
            <text:p>0.266534984895587</text:p>
          </table:table-cell>
          <table:table-cell table:formula="of:=AVERAGE([.A354:.A403])" office:value-type="float" office:value="0.353957138795257" calcext:value-type="float">
            <text:p>0.353957138795257</text:p>
          </table:table-cell>
          <table:table-cell office:value-type="float" office:value="0" calcext:value-type="float">
            <text:p>0</text:p>
          </table:table-cell>
          <table:table-cell office:value-type="float" office:value="12.1142610501289" calcext:value-type="float">
            <text:p>12.1142610501289</text:p>
          </table:table-cell>
          <table:table-cell office:value-type="float" office:value="307.702230673275" calcext:value-type="float">
            <text:p>307.702230673275</text:p>
          </table:table-cell>
          <table:table-cell table:formula="of:=AVERAGE([.E354:.E403])" office:value-type="float" office:value="307.356301221451" calcext:value-type="float">
            <text:p>307.356301221451</text:p>
          </table:table-cell>
          <table:table-cell table:number-columns-repeated="4"/>
        </table:table-row>
        <table:table-row table:style-name="ro1">
          <table:table-cell office:value-type="float" office:value="0.203318827703594" calcext:value-type="float">
            <text:p>0.203318827703594</text:p>
          </table:table-cell>
          <table:table-cell table:formula="of:=AVERAGE([.A355:.A404])" office:value-type="float" office:value="0.356891753945708" calcext:value-type="float">
            <text:p>0.356891753945708</text:p>
          </table:table-cell>
          <table:table-cell office:value-type="float" office:value="0" calcext:value-type="float">
            <text:p>0</text:p>
          </table:table-cell>
          <table:table-cell office:value-type="float" office:value="12.1770207856804" calcext:value-type="float">
            <text:p>12.1770207856804</text:p>
          </table:table-cell>
          <table:table-cell office:value-type="float" office:value="309.296327956282" calcext:value-type="float">
            <text:p>309.296327956282</text:p>
          </table:table-cell>
          <table:table-cell table:formula="of:=AVERAGE([.E355:.E404])" office:value-type="float" office:value="307.281249992454" calcext:value-type="float">
            <text:p>307.28124999245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56:.A405])" office:value-type="float" office:value="0.374035845128536" calcext:value-type="float">
            <text:p>0.374035845128536</text:p>
          </table:table-cell>
          <table:table-cell office:value-type="float" office:value="1" calcext:value-type="float">
            <text:p>1</text:p>
          </table:table-cell>
          <table:table-cell office:value-type="float" office:value="11.8812712958306" calcext:value-type="float">
            <text:p>11.8812712958306</text:p>
          </table:table-cell>
          <table:table-cell office:value-type="float" office:value="301.784290914097" calcext:value-type="float">
            <text:p>301.784290914097</text:p>
          </table:table-cell>
          <table:table-cell table:formula="of:=AVERAGE([.E356:.E405])" office:value-type="float" office:value="307.098924054002" calcext:value-type="float">
            <text:p>307.098924054002</text:p>
          </table:table-cell>
          <table:table-cell table:number-columns-repeated="4"/>
        </table:table-row>
        <table:table-row table:style-name="ro1">
          <table:table-cell office:value-type="float" office:value="0.456170549947025" calcext:value-type="float">
            <text:p>0.456170549947025</text:p>
          </table:table-cell>
          <table:table-cell table:formula="of:=AVERAGE([.A357:.A406])" office:value-type="float" office:value="0.379193597397625" calcext:value-type="float">
            <text:p>0.379193597397625</text:p>
          </table:table-cell>
          <table:table-cell office:value-type="float" office:value="0" calcext:value-type="float">
            <text:p>0</text:p>
          </table:table-cell>
          <table:table-cell office:value-type="float" office:value="11.9226073739678" calcext:value-type="float">
            <text:p>11.9226073739678</text:p>
          </table:table-cell>
          <table:table-cell office:value-type="float" office:value="302.834227298781" calcext:value-type="float">
            <text:p>302.834227298781</text:p>
          </table:table-cell>
          <table:table-cell table:formula="of:=AVERAGE([.E357:.E406])" office:value-type="float" office:value="306.967811050042" calcext:value-type="float">
            <text:p>306.967811050042</text:p>
          </table:table-cell>
          <table:table-cell table:number-columns-repeated="4"/>
        </table:table-row>
        <table:table-row table:style-name="ro1">
          <table:table-cell office:value-type="float" office:value="0.128439865610003" calcext:value-type="float">
            <text:p>0.128439865610003</text:p>
          </table:table-cell>
          <table:table-cell table:formula="of:=AVERAGE([.A358:.A407])" office:value-type="float" office:value="0.374685301443338" calcext:value-type="float">
            <text:p>0.374685301443338</text:p>
          </table:table-cell>
          <table:table-cell office:value-type="float" office:value="0" calcext:value-type="float">
            <text:p>0</text:p>
          </table:table-cell>
          <table:table-cell office:value-type="float" office:value="12.2499649424136" calcext:value-type="float">
            <text:p>12.2499649424136</text:p>
          </table:table-cell>
          <table:table-cell office:value-type="float" office:value="311.149109537305" calcext:value-type="float">
            <text:p>311.149109537305</text:p>
          </table:table-cell>
          <table:table-cell table:formula="of:=AVERAGE([.E358:.E407])" office:value-type="float" office:value="307.081849102193" calcext:value-type="float">
            <text:p>307.0818491021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59:.A408])" office:value-type="float" office:value="0.388801873965442" calcext:value-type="float">
            <text:p>0.388801873965442</text:p>
          </table:table-cell>
          <table:table-cell office:value-type="float" office:value="1" calcext:value-type="float">
            <text:p>1</text:p>
          </table:table-cell>
          <table:table-cell office:value-type="float" office:value="11.8512272533447" calcext:value-type="float">
            <text:p>11.8512272533447</text:p>
          </table:table-cell>
          <table:table-cell office:value-type="float" office:value="301.021172234954" calcext:value-type="float">
            <text:p>301.021172234954</text:p>
          </table:table-cell>
          <table:table-cell table:formula="of:=AVERAGE([.E359:.E408])" office:value-type="float" office:value="306.962865053948" calcext:value-type="float">
            <text:p>306.9628650539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60:.A409])" office:value-type="float" office:value="0.402815335089683" calcext:value-type="float">
            <text:p>0.402815335089683</text:p>
          </table:table-cell>
          <table:table-cell office:value-type="float" office:value="1" calcext:value-type="float">
            <text:p>1</text:p>
          </table:table-cell>
          <table:table-cell office:value-type="float" office:value="11.86264483428" calcext:value-type="float">
            <text:p>11.86264483428</text:p>
          </table:table-cell>
          <table:table-cell office:value-type="float" office:value="301.311178790712" calcext:value-type="float">
            <text:p>301.311178790712</text:p>
          </table:table-cell>
          <table:table-cell table:formula="of:=AVERAGE([.E360:.E409])" office:value-type="float" office:value="306.852498053851" calcext:value-type="float">
            <text:p>306.85249805385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61:.A410])" office:value-type="float" office:value="0.421825263859093" calcext:value-type="float">
            <text:p>0.421825263859093</text:p>
          </table:table-cell>
          <table:table-cell office:value-type="float" office:value="1" calcext:value-type="float">
            <text:p>1</text:p>
          </table:table-cell>
          <table:table-cell office:value-type="float" office:value="11.8534941083819" calcext:value-type="float">
            <text:p>11.8534941083819</text:p>
          </table:table-cell>
          <table:table-cell office:value-type="float" office:value="301.078750352899" calcext:value-type="float">
            <text:p>301.078750352899</text:p>
          </table:table-cell>
          <table:table-cell table:formula="of:=AVERAGE([.E361:.E410])" office:value-type="float" office:value="306.61124216338" calcext:value-type="float">
            <text:p>306.6112421633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62:.A411])" office:value-type="float" office:value="0.421825263859093" calcext:value-type="float">
            <text:p>0.421825263859093</text:p>
          </table:table-cell>
          <table:table-cell office:value-type="float" office:value="1" calcext:value-type="float">
            <text:p>1</text:p>
          </table:table-cell>
          <table:table-cell office:value-type="float" office:value="11.8788929753542" calcext:value-type="float">
            <text:p>11.8788929753542</text:p>
          </table:table-cell>
          <table:table-cell office:value-type="float" office:value="301.723881573996" calcext:value-type="float">
            <text:p>301.723881573996</text:p>
          </table:table-cell>
          <table:table-cell table:formula="of:=AVERAGE([.E362:.E411])" office:value-type="float" office:value="306.621311777506" calcext:value-type="float">
            <text:p>306.6213117775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63:.A412])" office:value-type="float" office:value="0.421825263859093" calcext:value-type="float">
            <text:p>0.421825263859093</text:p>
          </table:table-cell>
          <table:table-cell office:value-type="float" office:value="1" calcext:value-type="float">
            <text:p>1</text:p>
          </table:table-cell>
          <table:table-cell office:value-type="float" office:value="11.8624559296936" calcext:value-type="float">
            <text:p>11.8624559296936</text:p>
          </table:table-cell>
          <table:table-cell office:value-type="float" office:value="301.306380614217" calcext:value-type="float">
            <text:p>301.306380614217</text:p>
          </table:table-cell>
          <table:table-cell table:formula="of:=AVERAGE([.E363:.E412])" office:value-type="float" office:value="306.625301118535" calcext:value-type="float">
            <text:p>306.62530111853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64:.A413])" office:value-type="float" office:value="0.435884132483303" calcext:value-type="float">
            <text:p>0.435884132483303</text:p>
          </table:table-cell>
          <table:table-cell office:value-type="float" office:value="1" calcext:value-type="float">
            <text:p>1</text:p>
          </table:table-cell>
          <table:table-cell office:value-type="float" office:value="11.8625251555979" calcext:value-type="float">
            <text:p>11.8625251555979</text:p>
          </table:table-cell>
          <table:table-cell office:value-type="float" office:value="301.308138952187" calcext:value-type="float">
            <text:p>301.308138952187</text:p>
          </table:table-cell>
          <table:table-cell table:formula="of:=AVERAGE([.E364:.E413])" office:value-type="float" office:value="306.514044220612" calcext:value-type="float">
            <text:p>306.514044220612</text:p>
          </table:table-cell>
          <table:table-cell table:number-columns-repeated="4"/>
        </table:table-row>
        <table:table-row table:style-name="ro1">
          <table:table-cell office:value-type="float" office:value="0.471458914923668" calcext:value-type="float">
            <text:p>0.471458914923668</text:p>
          </table:table-cell>
          <table:table-cell table:formula="of:=AVERAGE([.A365:.A414])" office:value-type="float" office:value="0.442839388158142" calcext:value-type="float">
            <text:p>0.442839388158142</text:p>
          </table:table-cell>
          <table:table-cell office:value-type="float" office:value="0" calcext:value-type="float">
            <text:p>0</text:p>
          </table:table-cell>
          <table:table-cell office:value-type="float" office:value="11.9065751238495" calcext:value-type="float">
            <text:p>11.9065751238495</text:p>
          </table:table-cell>
          <table:table-cell office:value-type="float" office:value="302.427008145778" calcext:value-type="float">
            <text:p>302.427008145778</text:p>
          </table:table-cell>
          <table:table-cell table:formula="of:=AVERAGE([.E365:.E414])" office:value-type="float" office:value="306.33664282057" calcext:value-type="float">
            <text:p>306.33664282057</text:p>
          </table:table-cell>
          <table:table-cell table:number-columns-repeated="4"/>
        </table:table-row>
        <table:table-row table:style-name="ro1">
          <table:table-cell office:value-type="float" office:value="0.438221094274521" calcext:value-type="float">
            <text:p>0.438221094274521</text:p>
          </table:table-cell>
          <table:table-cell table:formula="of:=AVERAGE([.A366:.A415])" office:value-type="float" office:value="0.448703807845354" calcext:value-type="float">
            <text:p>0.448703807845354</text:p>
          </table:table-cell>
          <table:table-cell office:value-type="float" office:value="0" calcext:value-type="float">
            <text:p>0</text:p>
          </table:table-cell>
          <table:table-cell office:value-type="float" office:value="11.9388050622642" calcext:value-type="float">
            <text:p>11.9388050622642</text:p>
          </table:table-cell>
          <table:table-cell office:value-type="float" office:value="303.245648581511" calcext:value-type="float">
            <text:p>303.245648581511</text:p>
          </table:table-cell>
          <table:table-cell table:formula="of:=AVERAGE([.E366:.E415])" office:value-type="float" office:value="306.186909315527" calcext:value-type="float">
            <text:p>306.186909315527</text:p>
          </table:table-cell>
          <table:table-cell table:number-columns-repeated="4"/>
        </table:table-row>
        <table:table-row table:style-name="ro1">
          <table:table-cell office:value-type="float" office:value="0.167424609640241" calcext:value-type="float">
            <text:p>0.167424609640241</text:p>
          </table:table-cell>
          <table:table-cell table:formula="of:=AVERAGE([.A367:.A416])" office:value-type="float" office:value="0.452052300038159" calcext:value-type="float">
            <text:p>0.452052300038159</text:p>
          </table:table-cell>
          <table:table-cell office:value-type="float" office:value="0" calcext:value-type="float">
            <text:p>0</text:p>
          </table:table-cell>
          <table:table-cell office:value-type="float" office:value="12.2129173503846" calcext:value-type="float">
            <text:p>12.2129173503846</text:p>
          </table:table-cell>
          <table:table-cell office:value-type="float" office:value="310.208100699769" calcext:value-type="float">
            <text:p>310.208100699769</text:p>
          </table:table-cell>
          <table:table-cell table:formula="of:=AVERAGE([.E367:.E416])" office:value-type="float" office:value="306.105104876631" calcext:value-type="float">
            <text:p>306.105104876631</text:p>
          </table:table-cell>
          <table:table-cell table:number-columns-repeated="4"/>
        </table:table-row>
        <table:table-row table:style-name="ro1">
          <table:table-cell office:value-type="float" office:value="0.133292718836666" calcext:value-type="float">
            <text:p>0.133292718836666</text:p>
          </table:table-cell>
          <table:table-cell table:formula="of:=AVERAGE([.A368:.A417])" office:value-type="float" office:value="0.451795342867792" calcext:value-type="float">
            <text:p>0.451795342867792</text:p>
          </table:table-cell>
          <table:table-cell office:value-type="float" office:value="0" calcext:value-type="float">
            <text:p>0</text:p>
          </table:table-cell>
          <table:table-cell office:value-type="float" office:value="12.2437580774307" calcext:value-type="float">
            <text:p>12.2437580774307</text:p>
          </table:table-cell>
          <table:table-cell office:value-type="float" office:value="310.99145516674" calcext:value-type="float">
            <text:p>310.99145516674</text:p>
          </table:table-cell>
          <table:table-cell table:formula="of:=AVERAGE([.E368:.E417])" office:value-type="float" office:value="306.110280946778" calcext:value-type="float">
            <text:p>306.110280946778</text:p>
          </table:table-cell>
          <table:table-cell table:number-columns-repeated="4"/>
        </table:table-row>
        <table:table-row table:style-name="ro1">
          <table:table-cell office:value-type="float" office:value="0.158875797113776" calcext:value-type="float">
            <text:p>0.158875797113776</text:p>
          </table:table-cell>
          <table:table-cell table:formula="of:=AVERAGE([.A369:.A418])" office:value-type="float" office:value="0.434972858810067" calcext:value-type="float">
            <text:p>0.434972858810067</text:p>
          </table:table-cell>
          <table:table-cell office:value-type="float" office:value="0" calcext:value-type="float">
            <text:p>0</text:p>
          </table:table-cell>
          <table:table-cell office:value-type="float" office:value="12.2200053789973" calcext:value-type="float">
            <text:p>12.2200053789973</text:p>
          </table:table-cell>
          <table:table-cell office:value-type="float" office:value="310.388136626532" calcext:value-type="float">
            <text:p>310.388136626532</text:p>
          </table:table-cell>
          <table:table-cell table:formula="of:=AVERAGE([.E369:.E418])" office:value-type="float" office:value="306.300238668069" calcext:value-type="float">
            <text:p>306.30023866806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70:.A419])" office:value-type="float" office:value="0.448863238623023" calcext:value-type="float">
            <text:p>0.448863238623023</text:p>
          </table:table-cell>
          <table:table-cell office:value-type="float" office:value="1" calcext:value-type="float">
            <text:p>1</text:p>
          </table:table-cell>
          <table:table-cell office:value-type="float" office:value="11.8452773455322" calcext:value-type="float">
            <text:p>11.8452773455322</text:p>
          </table:table-cell>
          <table:table-cell office:value-type="float" office:value="300.870044576517" calcext:value-type="float">
            <text:p>300.870044576517</text:p>
          </table:table-cell>
          <table:table-cell table:formula="of:=AVERAGE([.E370:.E419])" office:value-type="float" office:value="306.185196873158" calcext:value-type="float">
            <text:p>306.185196873158</text:p>
          </table:table-cell>
          <table:table-cell table:number-columns-repeated="4"/>
        </table:table-row>
        <table:table-row table:style-name="ro1">
          <table:table-cell office:value-type="float" office:value="0.48497439275682" calcext:value-type="float">
            <text:p>0.48497439275682</text:p>
          </table:table-cell>
          <table:table-cell table:formula="of:=AVERAGE([.A371:.A420])" office:value-type="float" office:value="0.458455743122935" calcext:value-type="float">
            <text:p>0.458455743122935</text:p>
          </table:table-cell>
          <table:table-cell office:value-type="float" office:value="0" calcext:value-type="float">
            <text:p>0</text:p>
          </table:table-cell>
          <table:table-cell office:value-type="float" office:value="11.893399908936" calcext:value-type="float">
            <text:p>11.893399908936</text:p>
          </table:table-cell>
          <table:table-cell office:value-type="float" office:value="302.092357686975" calcext:value-type="float">
            <text:p>302.092357686975</text:p>
          </table:table-cell>
          <table:table-cell table:formula="of:=AVERAGE([.E371:.E420])" office:value-type="float" office:value="305.941414340431" calcext:value-type="float">
            <text:p>305.94141434043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72:.A421])" office:value-type="float" office:value="0.46939646581775" calcext:value-type="float">
            <text:p>0.46939646581775</text:p>
          </table:table-cell>
          <table:table-cell office:value-type="float" office:value="1" calcext:value-type="float">
            <text:p>1</text:p>
          </table:table-cell>
          <table:table-cell office:value-type="float" office:value="11.8538226380974" calcext:value-type="float">
            <text:p>11.8538226380974</text:p>
          </table:table-cell>
          <table:table-cell office:value-type="float" office:value="301.087095007674" calcext:value-type="float">
            <text:p>301.087095007674</text:p>
          </table:table-cell>
          <table:table-cell table:formula="of:=AVERAGE([.E372:.E421])" office:value-type="float" office:value="305.904559576572" calcext:value-type="float">
            <text:p>305.904559576572</text:p>
          </table:table-cell>
          <table:table-cell table:number-columns-repeated="4"/>
        </table:table-row>
        <table:table-row table:style-name="ro1">
          <table:table-cell office:value-type="float" office:value="0.326275767025352" calcext:value-type="float">
            <text:p>0.326275767025352</text:p>
          </table:table-cell>
          <table:table-cell table:formula="of:=AVERAGE([.A373:.A422])" office:value-type="float" office:value="0.471724028453112" calcext:value-type="float">
            <text:p>0.471724028453112</text:p>
          </table:table-cell>
          <table:table-cell office:value-type="float" office:value="0" calcext:value-type="float">
            <text:p>0</text:p>
          </table:table-cell>
          <table:table-cell office:value-type="float" office:value="12.0497870934546" calcext:value-type="float">
            <text:p>12.0497870934546</text:p>
          </table:table-cell>
          <table:table-cell office:value-type="float" office:value="306.064592173747" calcext:value-type="float">
            <text:p>306.064592173747</text:p>
          </table:table-cell>
          <table:table-cell table:formula="of:=AVERAGE([.E373:.E422])" office:value-type="float" office:value="305.84398811175" calcext:value-type="float">
            <text:p>305.84398811175</text:p>
          </table:table-cell>
          <table:table-cell table:number-columns-repeated="4"/>
        </table:table-row>
        <table:table-row table:style-name="ro1">
          <table:table-cell office:value-type="float" office:value="0.172341995489596" calcext:value-type="float">
            <text:p>0.172341995489596</text:p>
          </table:table-cell>
          <table:table-cell table:formula="of:=AVERAGE([.A374:.A423])" office:value-type="float" office:value="0.46543561770159" calcext:value-type="float">
            <text:p>0.46543561770159</text:p>
          </table:table-cell>
          <table:table-cell office:value-type="float" office:value="0" calcext:value-type="float">
            <text:p>0</text:p>
          </table:table-cell>
          <table:table-cell office:value-type="float" office:value="12.2075165565252" calcext:value-type="float">
            <text:p>12.2075165565252</text:p>
          </table:table-cell>
          <table:table-cell office:value-type="float" office:value="310.070920535741" calcext:value-type="float">
            <text:p>310.070920535741</text:p>
          </table:table-cell>
          <table:table-cell table:formula="of:=AVERAGE([.E374:.E423])" office:value-type="float" office:value="306.003815072789" calcext:value-type="float">
            <text:p>306.003815072789</text:p>
          </table:table-cell>
          <table:table-cell table:number-columns-repeated="4"/>
        </table:table-row>
        <table:table-row table:style-name="ro1">
          <table:table-cell office:value-type="float" office:value="0.165962652406096" calcext:value-type="float">
            <text:p>0.165962652406096</text:p>
          </table:table-cell>
          <table:table-cell table:formula="of:=AVERAGE([.A375:.A424])" office:value-type="float" office:value="0.461417581948519" calcext:value-type="float">
            <text:p>0.461417581948519</text:p>
          </table:table-cell>
          <table:table-cell office:value-type="float" office:value="0" calcext:value-type="float">
            <text:p>0</text:p>
          </table:table-cell>
          <table:table-cell office:value-type="float" office:value="12.2139979784846" calcext:value-type="float">
            <text:p>12.2139979784846</text:p>
          </table:table-cell>
          <table:table-cell office:value-type="float" office:value="310.23554865351" calcext:value-type="float">
            <text:p>310.23554865351</text:p>
          </table:table-cell>
          <table:table-cell table:formula="of:=AVERAGE([.E375:.E424])" office:value-type="float" office:value="306.10712368704" calcext:value-type="float">
            <text:p>306.10712368704</text:p>
          </table:table-cell>
          <table:table-cell table:number-columns-repeated="4"/>
        </table:table-row>
        <table:table-row table:style-name="ro1">
          <table:table-cell office:value-type="float" office:value="0.43475745241642" calcext:value-type="float">
            <text:p>0.43475745241642</text:p>
          </table:table-cell>
          <table:table-cell table:formula="of:=AVERAGE([.A376:.A425])" office:value-type="float" office:value="0.46831748036629" calcext:value-type="float">
            <text:p>0.46831748036629</text:p>
          </table:table-cell>
          <table:table-cell office:value-type="float" office:value="0" calcext:value-type="float">
            <text:p>0</text:p>
          </table:table-cell>
          <table:table-cell office:value-type="float" office:value="11.941957774213" calcext:value-type="float">
            <text:p>11.941957774213</text:p>
          </table:table-cell>
          <table:table-cell office:value-type="float" office:value="303.325727465009" calcext:value-type="float">
            <text:p>303.325727465009</text:p>
          </table:table-cell>
          <table:table-cell table:formula="of:=AVERAGE([.E376:.E425])" office:value-type="float" office:value="305.930907824023" calcext:value-type="float">
            <text:p>305.930907824023</text:p>
          </table:table-cell>
          <table:table-cell table:number-columns-repeated="4"/>
        </table:table-row>
        <table:table-row table:style-name="ro1">
          <table:table-cell office:value-type="float" office:value="0.305319091135264" calcext:value-type="float">
            <text:p>0.305319091135264</text:p>
          </table:table-cell>
          <table:table-cell table:formula="of:=AVERAGE([.A377:.A426])" office:value-type="float" office:value="0.470761483319402" calcext:value-type="float">
            <text:p>0.470761483319402</text:p>
          </table:table-cell>
          <table:table-cell office:value-type="float" office:value="0" calcext:value-type="float">
            <text:p>0</text:p>
          </table:table-cell>
          <table:table-cell office:value-type="float" office:value="12.0711990176648" calcext:value-type="float">
            <text:p>12.0711990176648</text:p>
          </table:table-cell>
          <table:table-cell office:value-type="float" office:value="306.608455048686" calcext:value-type="float">
            <text:p>306.608455048686</text:p>
          </table:table-cell>
          <table:table-cell table:formula="of:=AVERAGE([.E377:.E426])" office:value-type="float" office:value="305.866385165165" calcext:value-type="float">
            <text:p>305.866385165165</text:p>
          </table:table-cell>
          <table:table-cell table:number-columns-repeated="4"/>
        </table:table-row>
        <table:table-row table:style-name="ro1">
          <table:table-cell office:value-type="float" office:value="0.169536586382986" calcext:value-type="float">
            <text:p>0.169536586382986</text:p>
          </table:table-cell>
          <table:table-cell table:formula="of:=AVERAGE([.A378:.A427])" office:value-type="float" office:value="0.470940696279228" calcext:value-type="float">
            <text:p>0.470940696279228</text:p>
          </table:table-cell>
          <table:table-cell office:value-type="float" office:value="0" calcext:value-type="float">
            <text:p>0</text:p>
          </table:table-cell>
          <table:table-cell office:value-type="float" office:value="12.2098385576218" calcext:value-type="float">
            <text:p>12.2098385576218</text:p>
          </table:table-cell>
          <table:table-cell office:value-type="float" office:value="310.129899363595" calcext:value-type="float">
            <text:p>310.129899363595</text:p>
          </table:table-cell>
          <table:table-cell table:formula="of:=AVERAGE([.E378:.E427])" office:value-type="float" office:value="305.861036837501" calcext:value-type="float">
            <text:p>305.8610368375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79:.A428])" office:value-type="float" office:value="0.48916452383858" calcext:value-type="float">
            <text:p>0.48916452383858</text:p>
          </table:table-cell>
          <table:table-cell office:value-type="float" office:value="1" calcext:value-type="float">
            <text:p>1</text:p>
          </table:table-cell>
          <table:table-cell office:value-type="float" office:value="11.8517505542487" calcext:value-type="float">
            <text:p>11.8517505542487</text:p>
          </table:table-cell>
          <table:table-cell office:value-type="float" office:value="301.034464077917" calcext:value-type="float">
            <text:p>301.034464077917</text:p>
          </table:table-cell>
          <table:table-cell table:formula="of:=AVERAGE([.E379:.E428])" office:value-type="float" office:value="305.638129054739" calcext:value-type="float">
            <text:p>305.638129054739</text:p>
          </table:table-cell>
          <table:table-cell table:number-columns-repeated="4"/>
        </table:table-row>
        <table:table-row table:style-name="ro1">
          <table:table-cell office:value-type="float" office:value="0.205881359484792" calcext:value-type="float">
            <text:p>0.205881359484792</text:p>
          </table:table-cell>
          <table:table-cell table:formula="of:=AVERAGE([.A380:.A429])" office:value-type="float" office:value="0.489551696108341" calcext:value-type="float">
            <text:p>0.489551696108341</text:p>
          </table:table-cell>
          <table:table-cell office:value-type="float" office:value="0" calcext:value-type="float">
            <text:p>0</text:p>
          </table:table-cell>
          <table:table-cell office:value-type="float" office:value="12.1732192275435" calcext:value-type="float">
            <text:p>12.1732192275435</text:p>
          </table:table-cell>
          <table:table-cell office:value-type="float" office:value="309.199768379604" calcext:value-type="float">
            <text:p>309.199768379604</text:p>
          </table:table-cell>
          <table:table-cell table:formula="of:=AVERAGE([.E380:.E429])" office:value-type="float" office:value="305.627334051695" calcext:value-type="float">
            <text:p>305.627334051695</text:p>
          </table:table-cell>
          <table:table-cell table:number-columns-repeated="4"/>
        </table:table-row>
        <table:table-row table:style-name="ro1">
          <table:table-cell office:value-type="float" office:value="0.458978305694462" calcext:value-type="float">
            <text:p>0.458978305694462</text:p>
          </table:table-cell>
          <table:table-cell table:formula="of:=AVERAGE([.A381:.A430])" office:value-type="float" office:value="0.478731262222231" calcext:value-type="float">
            <text:p>0.478731262222231</text:p>
          </table:table-cell>
          <table:table-cell office:value-type="float" office:value="0" calcext:value-type="float">
            <text:p>0</text:p>
          </table:table-cell>
          <table:table-cell office:value-type="float" office:value="11.9210010983229" calcext:value-type="float">
            <text:p>11.9210010983229</text:p>
          </table:table-cell>
          <table:table-cell office:value-type="float" office:value="302.793427897401" calcext:value-type="float">
            <text:p>302.793427897401</text:p>
          </table:table-cell>
          <table:table-cell table:formula="of:=AVERAGE([.E381:.E430])" office:value-type="float" office:value="305.663110566948" calcext:value-type="float">
            <text:p>305.6631105669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82:.A431])" office:value-type="float" office:value="0.495587631773472" calcext:value-type="float">
            <text:p>0.495587631773472</text:p>
          </table:table-cell>
          <table:table-cell office:value-type="float" office:value="1" calcext:value-type="float">
            <text:p>1</text:p>
          </table:table-cell>
          <table:table-cell office:value-type="float" office:value="11.8509738161355" calcext:value-type="float">
            <text:p>11.8509738161355</text:p>
          </table:table-cell>
          <table:table-cell office:value-type="float" office:value="301.014734929842" calcext:value-type="float">
            <text:p>301.014734929842</text:p>
          </table:table-cell>
          <table:table-cell table:formula="of:=AVERAGE([.E382:.E431])" office:value-type="float" office:value="305.47345861765" calcext:value-type="float">
            <text:p>305.4734586176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383:.A432])" office:value-type="float" office:value="0.488782256048143" calcext:value-type="float">
            <text:p>0.488782256048143</text:p>
          </table:table-cell>
          <table:table-cell office:value-type="float" office:value="0" calcext:value-type="float">
            <text:p>0</text:p>
          </table:table-cell>
          <table:table-cell office:value-type="float" office:value="12.3296533448786" calcext:value-type="float">
            <text:p>12.3296533448786</text:p>
          </table:table-cell>
          <table:table-cell office:value-type="float" office:value="313.173194959915" calcext:value-type="float">
            <text:p>313.173194959915</text:p>
          </table:table-cell>
          <table:table-cell table:formula="of:=AVERAGE([.E383:.E432])" office:value-type="float" office:value="305.620056320637" calcext:value-type="float">
            <text:p>305.620056320637</text:p>
          </table:table-cell>
          <table:table-cell table:number-columns-repeated="4"/>
        </table:table-row>
        <table:table-row table:style-name="ro1">
          <table:table-cell office:value-type="float" office:value="0.344935081547499" calcext:value-type="float">
            <text:p>0.344935081547499</text:p>
          </table:table-cell>
          <table:table-cell table:formula="of:=AVERAGE([.A384:.A433])" office:value-type="float" office:value="0.487681728433907" calcext:value-type="float">
            <text:p>0.487681728433907</text:p>
          </table:table-cell>
          <table:table-cell office:value-type="float" office:value="0" calcext:value-type="float">
            <text:p>0</text:p>
          </table:table-cell>
          <table:table-cell office:value-type="float" office:value="12.0321110214382" calcext:value-type="float">
            <text:p>12.0321110214382</text:p>
          </table:table-cell>
          <table:table-cell office:value-type="float" office:value="305.615619944531" calcext:value-type="float">
            <text:p>305.615619944531</text:p>
          </table:table-cell>
          <table:table-cell table:formula="of:=AVERAGE([.E384:.E433])" office:value-type="float" office:value="305.646284762688" calcext:value-type="float">
            <text:p>305.646284762688</text:p>
          </table:table-cell>
          <table:table-cell table:number-columns-repeated="4"/>
        </table:table-row>
        <table:table-row table:style-name="ro1">
          <table:table-cell office:value-type="float" office:value="0.132677898940443" calcext:value-type="float">
            <text:p>0.132677898940443</text:p>
          </table:table-cell>
          <table:table-cell table:formula="of:=AVERAGE([.A385:.A434])" office:value-type="float" office:value="0.480386608768344" calcext:value-type="float">
            <text:p>0.480386608768344</text:p>
          </table:table-cell>
          <table:table-cell office:value-type="float" office:value="0" calcext:value-type="float">
            <text:p>0</text:p>
          </table:table-cell>
          <table:table-cell office:value-type="float" office:value="12.2474200104386" calcext:value-type="float">
            <text:p>12.2474200104386</text:p>
          </table:table-cell>
          <table:table-cell office:value-type="float" office:value="311.084468265139" calcext:value-type="float">
            <text:p>311.084468265139</text:p>
          </table:table-cell>
          <table:table-cell table:formula="of:=AVERAGE([.E385:.E434])" office:value-type="float" office:value="305.833213374295" calcext:value-type="float">
            <text:p>305.833213374295</text:p>
          </table:table-cell>
          <table:table-cell table:number-columns-repeated="4"/>
        </table:table-row>
        <table:table-row table:style-name="ro1">
          <table:table-cell office:value-type="float" office:value="0.190690380102396" calcext:value-type="float">
            <text:p>0.190690380102396</text:p>
          </table:table-cell>
          <table:table-cell table:formula="of:=AVERAGE([.A386:.A435])" office:value-type="float" office:value="0.47975423599875" calcext:value-type="float">
            <text:p>0.47975423599875</text:p>
          </table:table-cell>
          <table:table-cell office:value-type="float" office:value="0" calcext:value-type="float">
            <text:p>0</text:p>
          </table:table-cell>
          <table:table-cell office:value-type="float" office:value="12.1859802603513" calcext:value-type="float">
            <text:p>12.1859802603513</text:p>
          </table:table-cell>
          <table:table-cell office:value-type="float" office:value="309.523898612923" calcext:value-type="float">
            <text:p>309.523898612923</text:p>
          </table:table-cell>
          <table:table-cell table:formula="of:=AVERAGE([.E386:.E435])" office:value-type="float" office:value="305.846328191367" calcext:value-type="float">
            <text:p>305.84632819136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87:.A436])" office:value-type="float" office:value="0.495235966820955" calcext:value-type="float">
            <text:p>0.495235966820955</text:p>
          </table:table-cell>
          <table:table-cell office:value-type="float" office:value="1" calcext:value-type="float">
            <text:p>1</text:p>
          </table:table-cell>
          <table:table-cell office:value-type="float" office:value="11.8453559579998" calcext:value-type="float">
            <text:p>11.8453559579998</text:p>
          </table:table-cell>
          <table:table-cell office:value-type="float" office:value="300.872041333196" calcext:value-type="float">
            <text:p>300.872041333196</text:p>
          </table:table-cell>
          <table:table-cell table:formula="of:=AVERAGE([.E387:.E436])" office:value-type="float" office:value="305.688314404601" calcext:value-type="float">
            <text:p>305.6883144046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88:.A437])" office:value-type="float" office:value="0.510041137626827" calcext:value-type="float">
            <text:p>0.510041137626827</text:p>
          </table:table-cell>
          <table:table-cell office:value-type="float" office:value="1" calcext:value-type="float">
            <text:p>1</text:p>
          </table:table-cell>
          <table:table-cell office:value-type="float" office:value="11.8558501357704" calcext:value-type="float">
            <text:p>11.8558501357704</text:p>
          </table:table-cell>
          <table:table-cell office:value-type="float" office:value="301.138593448569" calcext:value-type="float">
            <text:p>301.138593448569</text:p>
          </table:table-cell>
          <table:table-cell table:formula="of:=AVERAGE([.E388:.E437])" office:value-type="float" office:value="305.553731216348" calcext:value-type="float">
            <text:p>305.553731216348</text:p>
          </table:table-cell>
          <table:table-cell table:number-columns-repeated="4"/>
        </table:table-row>
        <table:table-row table:style-name="ro1">
          <table:table-cell office:value-type="float" office:value="0.0829760462611908" calcext:value-type="float">
            <text:p>0.082976046261191</text:p>
          </table:table-cell>
          <table:table-cell table:formula="of:=AVERAGE([.A389:.A438])" office:value-type="float" office:value="0.511700658552051" calcext:value-type="float">
            <text:p>0.511700658552051</text:p>
          </table:table-cell>
          <table:table-cell office:value-type="float" office:value="0" calcext:value-type="float">
            <text:p>0</text:p>
          </table:table-cell>
          <table:table-cell office:value-type="float" office:value="12.2931208405107" calcext:value-type="float">
            <text:p>12.2931208405107</text:p>
          </table:table-cell>
          <table:table-cell office:value-type="float" office:value="312.245269348972" calcext:value-type="float">
            <text:p>312.245269348972</text:p>
          </table:table-cell>
          <table:table-cell table:formula="of:=AVERAGE([.E389:.E438])" office:value-type="float" office:value="305.557746783435" calcext:value-type="float">
            <text:p>305.55774678343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390:.A439])" office:value-type="float" office:value="0.509662155133545" calcext:value-type="float">
            <text:p>0.509662155133545</text:p>
          </table:table-cell>
          <table:table-cell office:value-type="float" office:value="0" calcext:value-type="float">
            <text:p>0</text:p>
          </table:table-cell>
          <table:table-cell office:value-type="float" office:value="12.3348863539189" calcext:value-type="float">
            <text:p>12.3348863539189</text:p>
          </table:table-cell>
          <table:table-cell office:value-type="float" office:value="313.30611338954" calcext:value-type="float">
            <text:p>313.30611338954</text:p>
          </table:table-cell>
          <table:table-cell table:formula="of:=AVERAGE([.E390:.E439])" office:value-type="float" office:value="305.587220104099" calcext:value-type="float">
            <text:p>305.5872201040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91:.A440])" office:value-type="float" office:value="0.525470679157078" calcext:value-type="float">
            <text:p>0.525470679157078</text:p>
          </table:table-cell>
          <table:table-cell office:value-type="float" office:value="1" calcext:value-type="float">
            <text:p>1</text:p>
          </table:table-cell>
          <table:table-cell office:value-type="float" office:value="11.8670987585664" calcext:value-type="float">
            <text:p>11.8670987585664</text:p>
          </table:table-cell>
          <table:table-cell office:value-type="float" office:value="301.424308467586" calcext:value-type="float">
            <text:p>301.424308467586</text:p>
          </table:table-cell>
          <table:table-cell table:formula="of:=AVERAGE([.E391:.E440])" office:value-type="float" office:value="305.432562656693" calcext:value-type="float">
            <text:p>305.432562656693</text:p>
          </table:table-cell>
          <table:table-cell table:number-columns-repeated="4"/>
        </table:table-row>
        <table:table-row table:style-name="ro1">
          <table:table-cell office:value-type="float" office:value="0.253384409710765" calcext:value-type="float">
            <text:p>0.253384409710765</text:p>
          </table:table-cell>
          <table:table-cell table:formula="of:=AVERAGE([.A392:.A441])" office:value-type="float" office:value="0.510538367351294" calcext:value-type="float">
            <text:p>0.510538367351294</text:p>
          </table:table-cell>
          <table:table-cell office:value-type="float" office:value="0" calcext:value-type="float">
            <text:p>0</text:p>
          </table:table-cell>
          <table:table-cell office:value-type="float" office:value="12.1254146339715" calcext:value-type="float">
            <text:p>12.1254146339715</text:p>
          </table:table-cell>
          <table:table-cell office:value-type="float" office:value="307.985531702875" calcext:value-type="float">
            <text:p>307.985531702875</text:p>
          </table:table-cell>
          <table:table-cell table:formula="of:=AVERAGE([.E392:.E441])" office:value-type="float" office:value="305.568874976624" calcext:value-type="float">
            <text:p>305.5688749766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393:.A442])" office:value-type="float" office:value="0.502476412396848" calcext:value-type="float">
            <text:p>0.502476412396848</text:p>
          </table:table-cell>
          <table:table-cell office:value-type="float" office:value="0" calcext:value-type="float">
            <text:p>0</text:p>
          </table:table-cell>
          <table:table-cell office:value-type="float" office:value="12.2732037265062" calcext:value-type="float">
            <text:p>12.2732037265062</text:p>
          </table:table-cell>
          <table:table-cell office:value-type="float" office:value="311.739374653258" calcext:value-type="float">
            <text:p>311.739374653258</text:p>
          </table:table-cell>
          <table:table-cell table:formula="of:=AVERAGE([.E393:.E442])" office:value-type="float" office:value="305.719720108892" calcext:value-type="float">
            <text:p>305.719720108892</text:p>
          </table:table-cell>
          <table:table-cell table:number-columns-repeated="4"/>
        </table:table-row>
        <table:table-row table:style-name="ro1">
          <table:table-cell office:value-type="float" office:value="0.473168442764878" calcext:value-type="float">
            <text:p>0.473168442764878</text:p>
          </table:table-cell>
          <table:table-cell table:formula="of:=AVERAGE([.A394:.A443])" office:value-type="float" office:value="0.50479203063041" calcext:value-type="float">
            <text:p>0.50479203063041</text:p>
          </table:table-cell>
          <table:table-cell office:value-type="float" office:value="0" calcext:value-type="float">
            <text:p>0</text:p>
          </table:table-cell>
          <table:table-cell office:value-type="float" office:value="11.9065739505291" calcext:value-type="float">
            <text:p>11.9065739505291</text:p>
          </table:table-cell>
          <table:table-cell office:value-type="float" office:value="302.426978343439" calcext:value-type="float">
            <text:p>302.426978343439</text:p>
          </table:table-cell>
          <table:table-cell table:formula="of:=AVERAGE([.E394:.E443])" office:value-type="float" office:value="305.659651111497" calcext:value-type="float">
            <text:p>305.6596511114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A395:.A444])" office:value-type="float" office:value="0.497883848570526" calcext:value-type="float">
            <text:p>0.497883848570526</text:p>
          </table:table-cell>
          <table:table-cell office:value-type="float" office:value="0" calcext:value-type="float">
            <text:p>0</text:p>
          </table:table-cell>
          <table:table-cell office:value-type="float" office:value="12.264806272313" calcext:value-type="float">
            <text:p>12.264806272313</text:p>
          </table:table-cell>
          <table:table-cell office:value-type="float" office:value="311.52607931675" calcext:value-type="float">
            <text:p>311.52607931675</text:p>
          </table:table-cell>
          <table:table-cell table:formula="of:=AVERAGE([.E395:.E444])" office:value-type="float" office:value="305.776779070101" calcext:value-type="float">
            <text:p>305.776779070101</text:p>
          </table:table-cell>
          <table:table-cell table:number-columns-repeated="4"/>
        </table:table-row>
        <table:table-row table:style-name="ro1">
          <table:table-cell office:value-type="float" office:value="0.364352361056209" calcext:value-type="float">
            <text:p>0.364352361056209</text:p>
          </table:table-cell>
          <table:table-cell table:formula="of:=AVERAGE([.A396:.A445])" office:value-type="float" office:value="0.505022376893818" calcext:value-type="float">
            <text:p>0.505022376893818</text:p>
          </table:table-cell>
          <table:table-cell office:value-type="float" office:value="0" calcext:value-type="float">
            <text:p>0</text:p>
          </table:table-cell>
          <table:table-cell office:value-type="float" office:value="12.0156610692531" calcext:value-type="float">
            <text:p>12.0156610692531</text:p>
          </table:table-cell>
          <table:table-cell office:value-type="float" office:value="305.197791159028" calcext:value-type="float">
            <text:p>305.197791159028</text:p>
          </table:table-cell>
          <table:table-cell table:formula="of:=AVERAGE([.E396:.E445])" office:value-type="float" office:value="305.594894206258" calcext:value-type="float">
            <text:p>305.5948942062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397:.A446])" office:value-type="float" office:value="0.51953316160816" calcext:value-type="float">
            <text:p>0.51953316160816</text:p>
          </table:table-cell>
          <table:table-cell office:value-type="float" office:value="1" calcext:value-type="float">
            <text:p>1</text:p>
          </table:table-cell>
          <table:table-cell office:value-type="float" office:value="11.8686839144439" calcext:value-type="float">
            <text:p>11.8686839144439</text:p>
          </table:table-cell>
          <table:table-cell office:value-type="float" office:value="301.464571426874" calcext:value-type="float">
            <text:p>301.464571426874</text:p>
          </table:table-cell>
          <table:table-cell table:formula="of:=AVERAGE([.E397:.E446])" office:value-type="float" office:value="305.474498719263" calcext:value-type="float">
            <text:p>305.474498719263</text:p>
          </table:table-cell>
          <table:table-cell table:number-columns-repeated="4"/>
        </table:table-row>
        <table:table-row table:style-name="ro1">
          <table:table-cell office:value-type="float" office:value="0.368097599813343" calcext:value-type="float">
            <text:p>0.368097599813343</text:p>
          </table:table-cell>
          <table:table-cell table:formula="of:=AVERAGE([.A398:.A447])" office:value-type="float" office:value="0.518952156806231" calcext:value-type="float">
            <text:p>0.518952156806231</text:p>
          </table:table-cell>
          <table:table-cell office:value-type="float" office:value="0" calcext:value-type="float">
            <text:p>0</text:p>
          </table:table-cell>
          <table:table-cell office:value-type="float" office:value="12.0101746230036" calcext:value-type="float">
            <text:p>12.0101746230036</text:p>
          </table:table-cell>
          <table:table-cell office:value-type="float" office:value="305.058435424291" calcext:value-type="float">
            <text:p>305.058435424291</text:p>
          </table:table-cell>
          <table:table-cell table:formula="of:=AVERAGE([.E398:.E447])" office:value-type="float" office:value="305.489543535775" calcext:value-type="float">
            <text:p>305.489543535775</text:p>
          </table:table-cell>
          <table:table-cell table:number-columns-repeated="4"/>
        </table:table-row>
        <table:table-row table:style-name="ro1">
          <table:table-cell office:value-type="float" office:value="0.288501889660955" calcext:value-type="float">
            <text:p>0.288501889660955</text:p>
          </table:table-cell>
          <table:table-cell table:formula="of:=AVERAGE([.A399:.A448])" office:value-type="float" office:value="0.50472219459945" calcext:value-type="float">
            <text:p>0.50472219459945</text:p>
          </table:table-cell>
          <table:table-cell office:value-type="float" office:value="0" calcext:value-type="float">
            <text:p>0</text:p>
          </table:table-cell>
          <table:table-cell office:value-type="float" office:value="12.0918694033742" calcext:value-type="float">
            <text:p>12.0918694033742</text:p>
          </table:table-cell>
          <table:table-cell office:value-type="float" office:value="307.133482845705" calcext:value-type="float">
            <text:p>307.133482845705</text:p>
          </table:table-cell>
          <table:table-cell table:formula="of:=AVERAGE([.E399:.E448])" office:value-type="float" office:value="305.604664008859" calcext:value-type="float">
            <text:p>305.60466400885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00:.A449])" office:value-type="float" office:value="0.50472219459945" calcext:value-type="float">
            <text:p>0.50472219459945</text:p>
          </table:table-cell>
          <table:table-cell office:value-type="float" office:value="1" calcext:value-type="float">
            <text:p>1</text:p>
          </table:table-cell>
          <table:table-cell office:value-type="float" office:value="11.8711138610184" calcext:value-type="float">
            <text:p>11.8711138610184</text:p>
          </table:table-cell>
          <table:table-cell office:value-type="float" office:value="301.526292069868" calcext:value-type="float">
            <text:p>301.526292069868</text:p>
          </table:table-cell>
          <table:table-cell table:formula="of:=AVERAGE([.E400:.E449])" office:value-type="float" office:value="305.602192798952" calcext:value-type="float">
            <text:p>305.60219279895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01:.A450])" office:value-type="float" office:value="0.518432094266534" calcext:value-type="float">
            <text:p>0.518432094266534</text:p>
          </table:table-cell>
          <table:table-cell office:value-type="float" office:value="1" calcext:value-type="float">
            <text:p>1</text:p>
          </table:table-cell>
          <table:table-cell office:value-type="float" office:value="11.8750597375661" calcext:value-type="float">
            <text:p>11.8750597375661</text:p>
          </table:table-cell>
          <table:table-cell office:value-type="float" office:value="301.626517334179" calcext:value-type="float">
            <text:p>301.626517334179</text:p>
          </table:table-cell>
          <table:table-cell table:formula="of:=AVERAGE([.E401:.E450])" office:value-type="float" office:value="305.505955683576" calcext:value-type="float">
            <text:p>305.505955683576</text:p>
          </table:table-cell>
          <table:table-cell table:number-columns-repeated="4"/>
        </table:table-row>
        <table:table-row table:style-name="ro1">
          <table:table-cell office:value-type="float" office:value="0.35608631874919" calcext:value-type="float">
            <text:p>0.35608631874919</text:p>
          </table:table-cell>
          <table:table-cell table:formula="of:=AVERAGE([.A402:.A451])" office:value-type="float" office:value="0.505553820641518" calcext:value-type="float">
            <text:p>0.505553820641518</text:p>
          </table:table-cell>
          <table:table-cell office:value-type="float" office:value="0" calcext:value-type="float">
            <text:p>0</text:p>
          </table:table-cell>
          <table:table-cell office:value-type="float" office:value="12.0248716344923" calcext:value-type="float">
            <text:p>12.0248716344923</text:p>
          </table:table-cell>
          <table:table-cell office:value-type="float" office:value="305.431739516104" calcext:value-type="float">
            <text:p>305.431739516104</text:p>
          </table:table-cell>
          <table:table-cell table:formula="of:=AVERAGE([.E402:.E451])" office:value-type="float" office:value="305.584809094916" calcext:value-type="float">
            <text:p>305.58480909491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03:.A452])" office:value-type="float" office:value="0.520052707886875" calcext:value-type="float">
            <text:p>0.520052707886875</text:p>
          </table:table-cell>
          <table:table-cell office:value-type="float" office:value="1" calcext:value-type="float">
            <text:p>1</text:p>
          </table:table-cell>
          <table:table-cell office:value-type="float" office:value="11.8839405997694" calcext:value-type="float">
            <text:p>11.8839405997694</text:p>
          </table:table-cell>
          <table:table-cell office:value-type="float" office:value="301.852091234142" calcext:value-type="float">
            <text:p>301.852091234142</text:p>
          </table:table-cell>
          <table:table-cell table:formula="of:=AVERAGE([.E403:.E452])" office:value-type="float" office:value="305.473109334243" calcext:value-type="float">
            <text:p>305.47310933424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04:.A453])" office:value-type="float" office:value="0.534722008188963" calcext:value-type="float">
            <text:p>0.534722008188963</text:p>
          </table:table-cell>
          <table:table-cell office:value-type="float" office:value="1" calcext:value-type="float">
            <text:p>1</text:p>
          </table:table-cell>
          <table:table-cell office:value-type="float" office:value="11.8709484228402" calcext:value-type="float">
            <text:p>11.8709484228402</text:p>
          </table:table-cell>
          <table:table-cell office:value-type="float" office:value="301.522089940142" calcext:value-type="float">
            <text:p>301.522089940142</text:p>
          </table:table-cell>
          <table:table-cell table:formula="of:=AVERAGE([.E404:.E453])" office:value-type="float" office:value="305.34950651958" calcext:value-type="float">
            <text:p>305.34950651958</text:p>
          </table:table-cell>
          <table:table-cell table:number-columns-repeated="4"/>
        </table:table-row>
        <table:table-row table:style-name="ro1">
          <table:table-cell office:value-type="float" office:value="0.293114212203026" calcext:value-type="float">
            <text:p>0.293114212203026</text:p>
          </table:table-cell>
          <table:table-cell table:formula="of:=AVERAGE([.A405:.A454])" office:value-type="float" office:value="0.536517915878952" calcext:value-type="float">
            <text:p>0.536517915878952</text:p>
          </table:table-cell>
          <table:table-cell office:value-type="float" office:value="0" calcext:value-type="float">
            <text:p>0</text:p>
          </table:table-cell>
          <table:table-cell office:value-type="float" office:value="12.0839307174623" calcext:value-type="float">
            <text:p>12.0839307174623</text:p>
          </table:table-cell>
          <table:table-cell office:value-type="float" office:value="306.931840223542" calcext:value-type="float">
            <text:p>306.931840223542</text:p>
          </table:table-cell>
          <table:table-cell table:formula="of:=AVERAGE([.E405:.E454])" office:value-type="float" office:value="305.302216764925" calcext:value-type="float">
            <text:p>305.3022167649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06:.A455])" office:value-type="float" office:value="0.536517915878952" calcext:value-type="float">
            <text:p>0.536517915878952</text:p>
          </table:table-cell>
          <table:table-cell office:value-type="float" office:value="1" calcext:value-type="float">
            <text:p>1</text:p>
          </table:table-cell>
          <table:table-cell office:value-type="float" office:value="11.8758904484183" calcext:value-type="float">
            <text:p>11.8758904484183</text:p>
          </table:table-cell>
          <table:table-cell office:value-type="float" office:value="301.647617389824" calcext:value-type="float">
            <text:p>301.647617389824</text:p>
          </table:table-cell>
          <table:table-cell table:formula="of:=AVERAGE([.E406:.E455])" office:value-type="float" office:value="305.29948329444" calcext:value-type="float">
            <text:p>305.29948329444</text:p>
          </table:table-cell>
          <table:table-cell table:number-columns-repeated="4"/>
        </table:table-row>
        <table:table-row table:style-name="ro1">
          <table:table-cell office:value-type="float" office:value="0.175106338381767" calcext:value-type="float">
            <text:p>0.175106338381767</text:p>
          </table:table-cell>
          <table:table-cell table:formula="of:=AVERAGE([.A407:.A456])" office:value-type="float" office:value="0.530896631647647" calcext:value-type="float">
            <text:p>0.530896631647647</text:p>
          </table:table-cell>
          <table:table-cell office:value-type="float" office:value="0" calcext:value-type="float">
            <text:p>0</text:p>
          </table:table-cell>
          <table:table-cell office:value-type="float" office:value="12.2033148961276" calcext:value-type="float">
            <text:p>12.2033148961276</text:p>
          </table:table-cell>
          <table:table-cell office:value-type="float" office:value="309.964198361641" calcext:value-type="float">
            <text:p>309.964198361641</text:p>
          </table:table-cell>
          <table:table-cell table:formula="of:=AVERAGE([.E407:.E456])" office:value-type="float" office:value="305.442082715697" calcext:value-type="float">
            <text:p>305.442082715697</text:p>
          </table:table-cell>
          <table:table-cell table:number-columns-repeated="4"/>
        </table:table-row>
        <table:table-row table:style-name="ro1">
          <table:table-cell office:value-type="float" office:value="0.213647567296029" calcext:value-type="float">
            <text:p>0.213647567296029</text:p>
          </table:table-cell>
          <table:table-cell table:formula="of:=AVERAGE([.A408:.A457])" office:value-type="float" office:value="0.532600785681367" calcext:value-type="float">
            <text:p>0.532600785681367</text:p>
          </table:table-cell>
          <table:table-cell office:value-type="float" office:value="0" calcext:value-type="float">
            <text:p>0</text:p>
          </table:table-cell>
          <table:table-cell office:value-type="float" office:value="12.1676142759323" calcext:value-type="float">
            <text:p>12.1676142759323</text:p>
          </table:table-cell>
          <table:table-cell office:value-type="float" office:value="309.057402608681" calcext:value-type="float">
            <text:p>309.057402608681</text:p>
          </table:table-cell>
          <table:table-cell table:formula="of:=AVERAGE([.E408:.E457])" office:value-type="float" office:value="305.400248577125" calcext:value-type="float">
            <text:p>305.4002485771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09:.A458])" office:value-type="float" office:value="0.532600785681367" calcext:value-type="float">
            <text:p>0.532600785681367</text:p>
          </table:table-cell>
          <table:table-cell office:value-type="float" office:value="1" calcext:value-type="float">
            <text:p>1</text:p>
          </table:table-cell>
          <table:table-cell office:value-type="float" office:value="11.8568861776948" calcext:value-type="float">
            <text:p>11.8568861776948</text:p>
          </table:table-cell>
          <table:table-cell office:value-type="float" office:value="301.164908913448" calcext:value-type="float">
            <text:p>301.164908913448</text:p>
          </table:table-cell>
          <table:table-cell table:formula="of:=AVERAGE([.E409:.E458])" office:value-type="float" office:value="305.403123310694" calcext:value-type="float">
            <text:p>305.403123310694</text:p>
          </table:table-cell>
          <table:table-cell table:number-columns-repeated="4"/>
        </table:table-row>
        <table:table-row table:style-name="ro1">
          <table:table-cell office:value-type="float" office:value="0.221509987381101" calcext:value-type="float">
            <text:p>0.221509987381101</text:p>
          </table:table-cell>
          <table:table-cell table:formula="of:=AVERAGE([.A410:.A459])" office:value-type="float" office:value="0.517030985428989" calcext:value-type="float">
            <text:p>0.517030985428989</text:p>
          </table:table-cell>
          <table:table-cell office:value-type="float" office:value="0" calcext:value-type="float">
            <text:p>0</text:p>
          </table:table-cell>
          <table:table-cell office:value-type="float" office:value="12.1541867971301" calcext:value-type="float">
            <text:p>12.1541867971301</text:p>
          </table:table-cell>
          <table:table-cell office:value-type="float" office:value="308.716344647105" calcext:value-type="float">
            <text:p>308.716344647105</text:p>
          </table:table-cell>
          <table:table-cell table:formula="of:=AVERAGE([.E410:.E459])" office:value-type="float" office:value="305.551226627822" calcext:value-type="float">
            <text:p>305.551226627822</text:p>
          </table:table-cell>
          <table:table-cell table:number-columns-repeated="4"/>
        </table:table-row>
        <table:table-row table:style-name="ro1">
          <table:table-cell office:value-type="float" office:value="0.347761610421539" calcext:value-type="float">
            <text:p>0.347761610421539</text:p>
          </table:table-cell>
          <table:table-cell table:formula="of:=AVERAGE([.A411:.A460])" office:value-type="float" office:value="0.50398621763742" calcext:value-type="float">
            <text:p>0.50398621763742</text:p>
          </table:table-cell>
          <table:table-cell office:value-type="float" office:value="0" calcext:value-type="float">
            <text:p>0</text:p>
          </table:table-cell>
          <table:table-cell office:value-type="float" office:value="12.0313554030925" calcext:value-type="float">
            <text:p>12.0313554030925</text:p>
          </table:table-cell>
          <table:table-cell office:value-type="float" office:value="305.59642723855" calcext:value-type="float">
            <text:p>305.59642723855</text:p>
          </table:table-cell>
          <table:table-cell table:formula="of:=AVERAGE([.E411:.E460])" office:value-type="float" office:value="305.641580165535" calcext:value-type="float">
            <text:p>305.64158016553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12:.A461])" office:value-type="float" office:value="0.50398621763742" calcext:value-type="float">
            <text:p>0.50398621763742</text:p>
          </table:table-cell>
          <table:table-cell office:value-type="float" office:value="1" calcext:value-type="float">
            <text:p>1</text:p>
          </table:table-cell>
          <table:table-cell office:value-type="float" office:value="11.8628220056623" calcext:value-type="float">
            <text:p>11.8628220056623</text:p>
          </table:table-cell>
          <table:table-cell office:value-type="float" office:value="301.315678943823" calcext:value-type="float">
            <text:p>301.315678943823</text:p>
          </table:table-cell>
          <table:table-cell table:formula="of:=AVERAGE([.E412:.E461])" office:value-type="float" office:value="305.633416112932" calcext:value-type="float">
            <text:p>305.633416112932</text:p>
          </table:table-cell>
          <table:table-cell table:number-columns-repeated="4"/>
        </table:table-row>
        <table:table-row table:style-name="ro1">
          <table:table-cell office:value-type="float" office:value="0.349929906544089" calcext:value-type="float">
            <text:p>0.349929906544089</text:p>
          </table:table-cell>
          <table:table-cell table:formula="of:=AVERAGE([.A413:.A462])" office:value-type="float" office:value="0.490984815768302" calcext:value-type="float">
            <text:p>0.490984815768302</text:p>
          </table:table-cell>
          <table:table-cell office:value-type="float" office:value="0" calcext:value-type="float">
            <text:p>0</text:p>
          </table:table-cell>
          <table:table-cell office:value-type="float" office:value="12.0286473795801" calcext:value-type="float">
            <text:p>12.0286473795801</text:p>
          </table:table-cell>
          <table:table-cell office:value-type="float" office:value="305.527643441336" calcext:value-type="float">
            <text:p>305.527643441336</text:p>
          </table:table-cell>
          <table:table-cell table:formula="of:=AVERAGE([.E413:.E462])" office:value-type="float" office:value="305.717841369474" calcext:value-type="float">
            <text:p>305.717841369474</text:p>
          </table:table-cell>
          <table:table-cell table:number-columns-repeated="4"/>
        </table:table-row>
        <table:table-row table:style-name="ro1">
          <table:table-cell office:value-type="float" office:value="0.458286046651006" calcext:value-type="float">
            <text:p>0.458286046651006</text:p>
          </table:table-cell>
          <table:table-cell table:formula="of:=AVERAGE([.A414:.A463])" office:value-type="float" office:value="0.480150536701322" calcext:value-type="float">
            <text:p>0.480150536701322</text:p>
          </table:table-cell>
          <table:table-cell office:value-type="float" office:value="0" calcext:value-type="float">
            <text:p>0</text:p>
          </table:table-cell>
          <table:table-cell office:value-type="float" office:value="11.9223961762935" calcext:value-type="float">
            <text:p>11.9223961762935</text:p>
          </table:table-cell>
          <table:table-cell office:value-type="float" office:value="302.828862877855" calcext:value-type="float">
            <text:p>302.828862877855</text:p>
          </table:table-cell>
          <table:table-cell table:formula="of:=AVERAGE([.E414:.E463])" office:value-type="float" office:value="305.748255847988" calcext:value-type="float">
            <text:p>305.748255847988</text:p>
          </table:table-cell>
          <table:table-cell table:number-columns-repeated="4"/>
        </table:table-row>
        <table:table-row table:style-name="ro1">
          <table:table-cell office:value-type="float" office:value="0.290833277320862" calcext:value-type="float">
            <text:p>0.290833277320862</text:p>
          </table:table-cell>
          <table:table-cell table:formula="of:=AVERAGE([.A415:.A464])" office:value-type="float" office:value="0.476538023949266" calcext:value-type="float">
            <text:p>0.476538023949266</text:p>
          </table:table-cell>
          <table:table-cell office:value-type="float" office:value="0" calcext:value-type="float">
            <text:p>0</text:p>
          </table:table-cell>
          <table:table-cell office:value-type="float" office:value="12.0918435903251" calcext:value-type="float">
            <text:p>12.0918435903251</text:p>
          </table:table-cell>
          <table:table-cell office:value-type="float" office:value="307.132827194258" calcext:value-type="float">
            <text:p>307.132827194258</text:p>
          </table:table-cell>
          <table:table-cell table:formula="of:=AVERAGE([.E415:.E464])" office:value-type="float" office:value="305.842372228957" calcext:value-type="float">
            <text:p>305.84237222895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16:.A465])" office:value-type="float" office:value="0.487773602063775" calcext:value-type="float">
            <text:p>0.487773602063775</text:p>
          </table:table-cell>
          <table:table-cell office:value-type="float" office:value="1" calcext:value-type="float">
            <text:p>1</text:p>
          </table:table-cell>
          <table:table-cell office:value-type="float" office:value="11.8684187440306" calcext:value-type="float">
            <text:p>11.8684187440306</text:p>
          </table:table-cell>
          <table:table-cell office:value-type="float" office:value="301.457836098377" calcext:value-type="float">
            <text:p>301.457836098377</text:p>
          </table:table-cell>
          <table:table-cell table:formula="of:=AVERAGE([.E416:.E465])" office:value-type="float" office:value="305.806615979295" calcext:value-type="float">
            <text:p>305.806615979295</text:p>
          </table:table-cell>
          <table:table-cell table:number-columns-repeated="4"/>
        </table:table-row>
        <table:table-row table:style-name="ro1">
          <table:table-cell office:value-type="float" office:value="0.401524325048923" calcext:value-type="float">
            <text:p>0.401524325048923</text:p>
          </table:table-cell>
          <table:table-cell table:formula="of:=AVERAGE([.A417:.A466])" office:value-type="float" office:value="0.492455596371949" calcext:value-type="float">
            <text:p>0.492455596371949</text:p>
          </table:table-cell>
          <table:table-cell office:value-type="float" office:value="0" calcext:value-type="float">
            <text:p>0</text:p>
          </table:table-cell>
          <table:table-cell office:value-type="float" office:value="11.9791801909834" calcext:value-type="float">
            <text:p>11.9791801909834</text:p>
          </table:table-cell>
          <table:table-cell office:value-type="float" office:value="304.271176850979" calcext:value-type="float">
            <text:p>304.271176850979</text:p>
          </table:table-cell>
          <table:table-cell table:formula="of:=AVERAGE([.E417:.E466])" office:value-type="float" office:value="305.687877502319" calcext:value-type="float">
            <text:p>305.687877502319</text:p>
          </table:table-cell>
          <table:table-cell table:number-columns-repeated="4"/>
        </table:table-row>
        <table:table-row table:style-name="ro1">
          <table:table-cell office:value-type="float" office:value="0.215096618005633" calcext:value-type="float">
            <text:p>0.215096618005633</text:p>
          </table:table-cell>
          <table:table-cell table:formula="of:=AVERAGE([.A418:.A467])" office:value-type="float" office:value="0.494091674355328" calcext:value-type="float">
            <text:p>0.494091674355328</text:p>
          </table:table-cell>
          <table:table-cell office:value-type="float" office:value="0" calcext:value-type="float">
            <text:p>0</text:p>
          </table:table-cell>
          <table:table-cell office:value-type="float" office:value="12.1649637451202" calcext:value-type="float">
            <text:p>12.1649637451202</text:p>
          </table:table-cell>
          <table:table-cell office:value-type="float" office:value="308.990079126052" calcext:value-type="float">
            <text:p>308.990079126052</text:p>
          </table:table-cell>
          <table:table-cell table:formula="of:=AVERAGE([.E418:.E467])" office:value-type="float" office:value="305.647849981505" calcext:value-type="float">
            <text:p>305.647849981505</text:p>
          </table:table-cell>
          <table:table-cell table:number-columns-repeated="4"/>
        </table:table-row>
        <table:table-row table:style-name="ro1">
          <table:table-cell office:value-type="float" office:value="0.152619652673604" calcext:value-type="float">
            <text:p>0.152619652673604</text:p>
          </table:table-cell>
          <table:table-cell table:formula="of:=AVERAGE([.A419:.A468])" office:value-type="float" office:value="0.493966551466525" calcext:value-type="float">
            <text:p>0.493966551466525</text:p>
          </table:table-cell>
          <table:table-cell office:value-type="float" office:value="0" calcext:value-type="float">
            <text:p>0</text:p>
          </table:table-cell>
          <table:table-cell office:value-type="float" office:value="12.2253005740196" calcext:value-type="float">
            <text:p>12.2253005740196</text:p>
          </table:table-cell>
          <table:table-cell office:value-type="float" office:value="310.522634580097" calcext:value-type="float">
            <text:p>310.522634580097</text:p>
          </table:table-cell>
          <table:table-cell table:formula="of:=AVERAGE([.E419:.E468])" office:value-type="float" office:value="305.650539940576" calcext:value-type="float">
            <text:p>305.65053994057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20:.A469])" office:value-type="float" office:value="0.493966551466525" calcext:value-type="float">
            <text:p>0.493966551466525</text:p>
          </table:table-cell>
          <table:table-cell office:value-type="float" office:value="1" calcext:value-type="float">
            <text:p>1</text:p>
          </table:table-cell>
          <table:table-cell office:value-type="float" office:value="11.8786395381451" calcext:value-type="float">
            <text:p>11.8786395381451</text:p>
          </table:table-cell>
          <table:table-cell office:value-type="float" office:value="301.717444268885" calcext:value-type="float">
            <text:p>301.717444268885</text:p>
          </table:table-cell>
          <table:table-cell table:formula="of:=AVERAGE([.E420:.E469])" office:value-type="float" office:value="305.667487934424" calcext:value-type="float">
            <text:p>305.667487934424</text:p>
          </table:table-cell>
          <table:table-cell table:number-columns-repeated="4"/>
        </table:table-row>
        <table:table-row table:style-name="ro1">
          <table:table-cell office:value-type="float" office:value="0.405914890033007" calcext:value-type="float">
            <text:p>0.405914890033007</text:p>
          </table:table-cell>
          <table:table-cell table:formula="of:=AVERAGE([.A421:.A470])" office:value-type="float" office:value="0.492385361412048" calcext:value-type="float">
            <text:p>0.492385361412048</text:p>
          </table:table-cell>
          <table:table-cell office:value-type="float" office:value="0" calcext:value-type="float">
            <text:p>0</text:p>
          </table:table-cell>
          <table:table-cell office:value-type="float" office:value="11.9736045723826" calcext:value-type="float">
            <text:p>11.9736045723826</text:p>
          </table:table-cell>
          <table:table-cell office:value-type="float" office:value="304.129556138517" calcext:value-type="float">
            <text:p>304.129556138517</text:p>
          </table:table-cell>
          <table:table-cell table:formula="of:=AVERAGE([.E421:.E470])" office:value-type="float" office:value="305.708231903454" calcext:value-type="float">
            <text:p>305.708231903454</text:p>
          </table:table-cell>
          <table:table-cell table:number-columns-repeated="4"/>
        </table:table-row>
        <table:table-row table:style-name="ro1">
          <table:table-cell office:value-type="float" office:value="0.308829665809869" calcext:value-type="float">
            <text:p>0.308829665809869</text:p>
          </table:table-cell>
          <table:table-cell table:formula="of:=AVERAGE([.A422:.A471])" office:value-type="float" office:value="0.478561954728246" calcext:value-type="float">
            <text:p>0.478561954728246</text:p>
          </table:table-cell>
          <table:table-cell office:value-type="float" office:value="0" calcext:value-type="float">
            <text:p>0</text:p>
          </table:table-cell>
          <table:table-cell office:value-type="float" office:value="12.0676579366595" calcext:value-type="float">
            <text:p>12.0676579366595</text:p>
          </table:table-cell>
          <table:table-cell office:value-type="float" office:value="306.51851159115" calcext:value-type="float">
            <text:p>306.51851159115</text:p>
          </table:table-cell>
          <table:table-cell table:formula="of:=AVERAGE([.E422:.E471])" office:value-type="float" office:value="305.816860235124" calcext:value-type="float">
            <text:p>305.816860235124</text:p>
          </table:table-cell>
          <table:table-cell table:number-columns-repeated="4"/>
        </table:table-row>
        <table:table-row table:style-name="ro1">
          <table:table-cell office:value-type="float" office:value="0.367683417707683" calcext:value-type="float">
            <text:p>0.367683417707683</text:p>
          </table:table-cell>
          <table:table-cell table:formula="of:=AVERAGE([.A423:.A472])" office:value-type="float" office:value="0.479390107741892" calcext:value-type="float">
            <text:p>0.479390107741892</text:p>
          </table:table-cell>
          <table:table-cell office:value-type="float" office:value="0" calcext:value-type="float">
            <text:p>0</text:p>
          </table:table-cell>
          <table:table-cell office:value-type="float" office:value="12.0103248080164" calcext:value-type="float">
            <text:p>12.0103248080164</text:p>
          </table:table-cell>
          <table:table-cell office:value-type="float" office:value="305.062250123617" calcext:value-type="float">
            <text:p>305.062250123617</text:p>
          </table:table-cell>
          <table:table-cell table:formula="of:=AVERAGE([.E423:.E472])" office:value-type="float" office:value="305.796813394121" calcext:value-type="float">
            <text:p>305.7968133941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24:.A473])" office:value-type="float" office:value="0.4959432678321" calcext:value-type="float">
            <text:p>0.4959432678321</text:p>
          </table:table-cell>
          <table:table-cell office:value-type="float" office:value="1" calcext:value-type="float">
            <text:p>1</text:p>
          </table:table-cell>
          <table:table-cell office:value-type="float" office:value="11.8788847621113" calcext:value-type="float">
            <text:p>11.8788847621113</text:p>
          </table:table-cell>
          <table:table-cell office:value-type="float" office:value="301.723672957627" calcext:value-type="float">
            <text:p>301.723672957627</text:p>
          </table:table-cell>
          <table:table-cell table:formula="of:=AVERAGE([.E424:.E473])" office:value-type="float" office:value="305.629868442559" calcext:value-type="float">
            <text:p>305.629868442559</text:p>
          </table:table-cell>
          <table:table-cell table:number-columns-repeated="4"/>
        </table:table-row>
        <table:table-row table:style-name="ro1">
          <table:table-cell office:value-type="float" office:value="0.45047525266409" calcext:value-type="float">
            <text:p>0.45047525266409</text:p>
          </table:table-cell>
          <table:table-cell table:formula="of:=AVERAGE([.A425:.A474])" office:value-type="float" office:value="0.50163351983726" calcext:value-type="float">
            <text:p>0.50163351983726</text:p>
          </table:table-cell>
          <table:table-cell office:value-type="float" office:value="0" calcext:value-type="float">
            <text:p>0</text:p>
          </table:table-cell>
          <table:table-cell office:value-type="float" office:value="11.9286710938603" calcext:value-type="float">
            <text:p>11.9286710938603</text:p>
          </table:table-cell>
          <table:table-cell office:value-type="float" office:value="302.988245784051" calcext:value-type="float">
            <text:p>302.988245784051</text:p>
          </table:table-cell>
          <table:table-cell table:formula="of:=AVERAGE([.E425:.E474])" office:value-type="float" office:value="305.48492238517" calcext:value-type="float">
            <text:p>305.48492238517</text:p>
          </table:table-cell>
          <table:table-cell table:number-columns-repeated="4"/>
        </table:table-row>
        <table:table-row table:style-name="ro1">
          <table:table-cell office:value-type="float" office:value="0.140519199258089" calcext:value-type="float">
            <text:p>0.140519199258089</text:p>
          </table:table-cell>
          <table:table-cell table:formula="of:=AVERAGE([.A426:.A475])" office:value-type="float" office:value="0.495748754774094" calcext:value-type="float">
            <text:p>0.495748754774094</text:p>
          </table:table-cell>
          <table:table-cell office:value-type="float" office:value="0" calcext:value-type="float">
            <text:p>0</text:p>
          </table:table-cell>
          <table:table-cell office:value-type="float" office:value="12.2412237053394" calcext:value-type="float">
            <text:p>12.2412237053394</text:p>
          </table:table-cell>
          <table:table-cell office:value-type="float" office:value="310.927082115622" calcext:value-type="float">
            <text:p>310.927082115622</text:p>
          </table:table-cell>
          <table:table-cell table:formula="of:=AVERAGE([.E426:.E475])" office:value-type="float" office:value="305.636949478182" calcext:value-type="float">
            <text:p>305.63694947818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27:.A476])" office:value-type="float" office:value="0.509642372951388" calcext:value-type="float">
            <text:p>0.509642372951388</text:p>
          </table:table-cell>
          <table:table-cell office:value-type="float" office:value="1" calcext:value-type="float">
            <text:p>1</text:p>
          </table:table-cell>
          <table:table-cell office:value-type="float" office:value="11.8430198770583" calcext:value-type="float">
            <text:p>11.8430198770583</text:p>
          </table:table-cell>
          <table:table-cell office:value-type="float" office:value="300.81270487728" calcext:value-type="float">
            <text:p>300.81270487728</text:p>
          </table:table-cell>
          <table:table-cell table:formula="of:=AVERAGE([.E427:.E476])" office:value-type="float" office:value="305.521034474754" calcext:value-type="float">
            <text:p>305.52103447475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28:.A477])" office:value-type="float" office:value="0.526251641223729" calcext:value-type="float">
            <text:p>0.526251641223729</text:p>
          </table:table-cell>
          <table:table-cell office:value-type="float" office:value="1" calcext:value-type="float">
            <text:p>1</text:p>
          </table:table-cell>
          <table:table-cell office:value-type="float" office:value="11.8651123271078" calcext:value-type="float">
            <text:p>11.8651123271078</text:p>
          </table:table-cell>
          <table:table-cell office:value-type="float" office:value="301.373853108538" calcext:value-type="float">
            <text:p>301.373853108538</text:p>
          </table:table-cell>
          <table:table-cell table:formula="of:=AVERAGE([.E428:.E477])" office:value-type="float" office:value="305.345913549653" calcext:value-type="float">
            <text:p>305.345913549653</text:p>
          </table:table-cell>
          <table:table-cell table:number-columns-repeated="4"/>
        </table:table-row>
        <table:table-row table:style-name="ro1">
          <table:table-cell office:value-type="float" office:value="0.447513791942596" calcext:value-type="float">
            <text:p>0.447513791942596</text:p>
          </table:table-cell>
          <table:table-cell table:formula="of:=AVERAGE([.A429:.A478])" office:value-type="float" office:value="0.515201917062581" calcext:value-type="float">
            <text:p>0.515201917062581</text:p>
          </table:table-cell>
          <table:table-cell office:value-type="float" office:value="0" calcext:value-type="float">
            <text:p>0</text:p>
          </table:table-cell>
          <table:table-cell office:value-type="float" office:value="11.9332235770613" calcext:value-type="float">
            <text:p>11.9332235770613</text:p>
          </table:table-cell>
          <table:table-cell office:value-type="float" office:value="303.103878857357" calcext:value-type="float">
            <text:p>303.103878857357</text:p>
          </table:table-cell>
          <table:table-cell table:formula="of:=AVERAGE([.E429:.E478])" office:value-type="float" office:value="305.387301845242" calcext:value-type="float">
            <text:p>305.387301845242</text:p>
          </table:table-cell>
          <table:table-cell table:number-columns-repeated="4"/>
        </table:table-row>
        <table:table-row table:style-name="ro1">
          <table:table-cell office:value-type="float" office:value="0.353258616554736" calcext:value-type="float">
            <text:p>0.353258616554736</text:p>
          </table:table-cell>
          <table:table-cell table:formula="of:=AVERAGE([.A430:.A479])" office:value-type="float" office:value="0.51814946220398" calcext:value-type="float">
            <text:p>0.51814946220398</text:p>
          </table:table-cell>
          <table:table-cell office:value-type="float" office:value="0" calcext:value-type="float">
            <text:p>0</text:p>
          </table:table-cell>
          <table:table-cell office:value-type="float" office:value="12.0271021165967" calcext:value-type="float">
            <text:p>12.0271021165967</text:p>
          </table:table-cell>
          <table:table-cell office:value-type="float" office:value="305.488393761556" calcext:value-type="float">
            <text:p>305.488393761556</text:p>
          </table:table-cell>
          <table:table-cell table:formula="of:=AVERAGE([.E430:.E479])" office:value-type="float" office:value="305.313074352881" calcext:value-type="float">
            <text:p>305.31307435288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31:.A480])" office:value-type="float" office:value="0.52896989609009" calcext:value-type="float">
            <text:p>0.52896989609009</text:p>
          </table:table-cell>
          <table:table-cell office:value-type="float" office:value="1" calcext:value-type="float">
            <text:p>1</text:p>
          </table:table-cell>
          <table:table-cell office:value-type="float" office:value="11.8687097274929" calcext:value-type="float">
            <text:p>11.8687097274929</text:p>
          </table:table-cell>
          <table:table-cell office:value-type="float" office:value="301.46522707832" calcext:value-type="float">
            <text:p>301.46522707832</text:p>
          </table:table-cell>
          <table:table-cell table:formula="of:=AVERAGE([.E431:.E480])" office:value-type="float" office:value="305.286510336499" calcext:value-type="float">
            <text:p>305.286510336499</text:p>
          </table:table-cell>
          <table:table-cell table:number-columns-repeated="4"/>
        </table:table-row>
        <table:table-row table:style-name="ro1">
          <table:table-cell office:value-type="float" office:value="0.3089904107064" calcext:value-type="float">
            <text:p>0.3089904107064</text:p>
          </table:table-cell>
          <table:table-cell table:formula="of:=AVERAGE([.A432:.A481])" office:value-type="float" office:value="0.515149704304218" calcext:value-type="float">
            <text:p>0.515149704304218</text:p>
          </table:table-cell>
          <table:table-cell office:value-type="float" office:value="0" calcext:value-type="float">
            <text:p>0</text:p>
          </table:table-cell>
          <table:table-cell office:value-type="float" office:value="12.0728299330384" calcext:value-type="float">
            <text:p>12.0728299330384</text:p>
          </table:table-cell>
          <table:table-cell office:value-type="float" office:value="306.649880299174" calcext:value-type="float">
            <text:p>306.649880299174</text:p>
          </table:table-cell>
          <table:table-cell table:formula="of:=AVERAGE([.E432:.E481])" office:value-type="float" office:value="305.399213243886" calcext:value-type="float">
            <text:p>305.399213243886</text:p>
          </table:table-cell>
          <table:table-cell table:number-columns-repeated="4"/>
        </table:table-row>
        <table:table-row table:style-name="ro1">
          <table:table-cell office:value-type="float" office:value="0.470635243993998" calcext:value-type="float">
            <text:p>0.470635243993998</text:p>
          </table:table-cell>
          <table:table-cell table:formula="of:=AVERAGE([.A433:.A482])" office:value-type="float" office:value="0.524562409184098" calcext:value-type="float">
            <text:p>0.524562409184098</text:p>
          </table:table-cell>
          <table:table-cell office:value-type="float" office:value="0" calcext:value-type="float">
            <text:p>0</text:p>
          </table:table-cell>
          <table:table-cell office:value-type="float" office:value="11.9093371201009" calcext:value-type="float">
            <text:p>11.9093371201009</text:p>
          </table:table-cell>
          <table:table-cell office:value-type="float" office:value="302.497162850562" calcext:value-type="float">
            <text:p>302.497162850562</text:p>
          </table:table-cell>
          <table:table-cell table:formula="of:=AVERAGE([.E433:.E482])" office:value-type="float" office:value="305.185692601699" calcext:value-type="float">
            <text:p>305.1856926016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34:.A483])" office:value-type="float" office:value="0.537663707553148" calcext:value-type="float">
            <text:p>0.537663707553148</text:p>
          </table:table-cell>
          <table:table-cell office:value-type="float" office:value="1" calcext:value-type="float">
            <text:p>1</text:p>
          </table:table-cell>
          <table:table-cell office:value-type="float" office:value="11.8769147571385" calcext:value-type="float">
            <text:p>11.8769147571385</text:p>
          </table:table-cell>
          <table:table-cell office:value-type="float" office:value="301.673634831318" calcext:value-type="float">
            <text:p>301.673634831318</text:p>
          </table:table-cell>
          <table:table-cell table:formula="of:=AVERAGE([.E434:.E483])" office:value-type="float" office:value="305.106852899434" calcext:value-type="float">
            <text:p>305.106852899434</text:p>
          </table:table-cell>
          <table:table-cell table:number-columns-repeated="4"/>
        </table:table-row>
        <table:table-row table:style-name="ro1">
          <table:table-cell office:value-type="float" office:value="0.313532334023714" calcext:value-type="float">
            <text:p>0.313532334023714</text:p>
          </table:table-cell>
          <table:table-cell table:formula="of:=AVERAGE([.A435:.A484])" office:value-type="float" office:value="0.541280796254814" calcext:value-type="float">
            <text:p>0.541280796254814</text:p>
          </table:table-cell>
          <table:table-cell office:value-type="float" office:value="0" calcext:value-type="float">
            <text:p>0</text:p>
          </table:table-cell>
          <table:table-cell office:value-type="float" office:value="12.0671346357554" calcext:value-type="float">
            <text:p>12.0671346357554</text:p>
          </table:table-cell>
          <table:table-cell office:value-type="float" office:value="306.505219748188" calcext:value-type="float">
            <text:p>306.505219748188</text:p>
          </table:table-cell>
          <table:table-cell table:formula="of:=AVERAGE([.E435:.E484])" office:value-type="float" office:value="305.015267929095" calcext:value-type="float">
            <text:p>305.015267929095</text:p>
          </table:table-cell>
          <table:table-cell table:number-columns-repeated="4"/>
        </table:table-row>
        <table:table-row table:style-name="ro1">
          <table:table-cell office:value-type="float" office:value="0.447058543622495" calcext:value-type="float">
            <text:p>0.447058543622495</text:p>
          </table:table-cell>
          <table:table-cell table:formula="of:=AVERAGE([.A436:.A485])" office:value-type="float" office:value="0.546408159525216" calcext:value-type="float">
            <text:p>0.546408159525216</text:p>
          </table:table-cell>
          <table:table-cell office:value-type="float" office:value="0" calcext:value-type="float">
            <text:p>0</text:p>
          </table:table-cell>
          <table:table-cell office:value-type="float" office:value="11.9311819995433" calcext:value-type="float">
            <text:p>11.9311819995433</text:p>
          </table:table-cell>
          <table:table-cell office:value-type="float" office:value="303.0520227884" calcext:value-type="float">
            <text:p>303.0520227884</text:p>
          </table:table-cell>
          <table:table-cell table:formula="of:=AVERAGE([.E436:.E485])" office:value-type="float" office:value="304.885830412605" calcext:value-type="float">
            <text:p>304.88583041260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437:.A486])" office:value-type="float" office:value="0.546408159525216" calcext:value-type="float">
            <text:p>0.546408159525216</text:p>
          </table:table-cell>
          <table:table-cell office:value-type="float" office:value="1" calcext:value-type="float">
            <text:p>1</text:p>
          </table:table-cell>
          <table:table-cell office:value-type="float" office:value="11.8631763484269" calcext:value-type="float">
            <text:p>11.8631763484269</text:p>
          </table:table-cell>
          <table:table-cell office:value-type="float" office:value="301.324679250044" calcext:value-type="float">
            <text:p>301.324679250044</text:p>
          </table:table-cell>
          <table:table-cell table:formula="of:=AVERAGE([.E437:.E486])" office:value-type="float" office:value="304.894883170942" calcext:value-type="float">
            <text:p>304.894883170942</text:p>
          </table:table-cell>
          <table:table-cell table:number-columns-repeated="4"/>
        </table:table-row>
        <table:table-row table:style-name="ro1">
          <table:table-cell office:value-type="float" office:value="0.304495420205594" calcext:value-type="float">
            <text:p>0.304495420205594</text:p>
          </table:table-cell>
          <table:table-cell table:formula="of:=AVERAGE([.A438:.A487])" office:value-type="float" office:value="0.532498067929328" calcext:value-type="float">
            <text:p>0.532498067929328</text:p>
          </table:table-cell>
          <table:table-cell office:value-type="float" office:value="0" calcext:value-type="float">
            <text:p>0</text:p>
          </table:table-cell>
          <table:table-cell office:value-type="float" office:value="12.075231719923" calcext:value-type="float">
            <text:p>12.075231719923</text:p>
          </table:table-cell>
          <table:table-cell office:value-type="float" office:value="306.710885686045" calcext:value-type="float">
            <text:p>306.710885686045</text:p>
          </table:table-cell>
          <table:table-cell table:formula="of:=AVERAGE([.E438:.E487])" office:value-type="float" office:value="305.006329015691" calcext:value-type="float">
            <text:p>305.006329015691</text:p>
          </table:table-cell>
          <table:table-cell table:number-columns-repeated="4"/>
        </table:table-row>
        <table:table-row table:style-name="ro1">
          <table:table-cell office:value-type="float" office:value="0.162247919979691" calcext:value-type="float">
            <text:p>0.162247919979691</text:p>
          </table:table-cell>
          <table:table-cell table:formula="of:=AVERAGE([.A439:.A488])" office:value-type="float" office:value="0.534083505403698" calcext:value-type="float">
            <text:p>0.534083505403698</text:p>
          </table:table-cell>
          <table:table-cell office:value-type="float" office:value="0" calcext:value-type="float">
            <text:p>0</text:p>
          </table:table-cell>
          <table:table-cell office:value-type="float" office:value="12.2159257439226" calcext:value-type="float">
            <text:p>12.2159257439226</text:p>
          </table:table-cell>
          <table:table-cell office:value-type="float" office:value="310.284513895634" calcext:value-type="float">
            <text:p>310.284513895634</text:p>
          </table:table-cell>
          <table:table-cell table:formula="of:=AVERAGE([.E439:.E488])" office:value-type="float" office:value="304.967113906625" calcext:value-type="float">
            <text:p>304.967113906625</text:p>
          </table:table-cell>
          <table:table-cell table:number-columns-repeated="4"/>
        </table:table-row>
        <table:table-row table:style-name="ro1">
          <table:table-cell office:value-type="float" office:value="0.148428552159666" calcext:value-type="float">
            <text:p>0.148428552159666</text:p>
          </table:table-cell>
          <table:table-cell table:formula="of:=AVERAGE([.A440:.A489])" office:value-type="float" office:value="0.537052076446891" calcext:value-type="float">
            <text:p>0.537052076446891</text:p>
          </table:table-cell>
          <table:table-cell office:value-type="float" office:value="0" calcext:value-type="float">
            <text:p>0</text:p>
          </table:table-cell>
          <table:table-cell office:value-type="float" office:value="12.2321903114826" calcext:value-type="float">
            <text:p>12.2321903114826</text:p>
          </table:table-cell>
          <table:table-cell office:value-type="float" office:value="310.697633911657" calcext:value-type="float">
            <text:p>310.697633911657</text:p>
          </table:table-cell>
          <table:table-cell table:formula="of:=AVERAGE([.E440:.E489])" office:value-type="float" office:value="304.914944317067" calcext:value-type="float">
            <text:p>304.91494431706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02T21:50:57.726017792</dc:date>
    <meta:editing-duration>PT2M43S</meta:editing-duration>
    <meta:editing-cycles>2</meta:editing-cycles>
    <meta:document-statistic meta:table-count="1" meta:cell-count="2933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3.061cm" svg:y="4.203cm" style:legend-expansion="high" chart:style-name="ch2"/>
        <chart:plot-area chart:style-name="ch3" table:cell-range-address="rewardlist_squarepeg_withbutton_normalrewardsrun2_10_28_2021.A1:rewardlist_squarepeg_withbutton_normalrewardsrun2_10_28_2021.A489" chart:data-source-has-labels="row" svg:x="0.319cm" svg:y="0.18cm" svg:width="12.423cm" svg:height="8.645cm">
          <chartooo:coordinate-region svg:x="1.046cm" svg:y="0.301cm" svg:width="11.696cm" svg:height="7.5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squarepeg_withbutton_normalrewardsrun2_10_28_2021.A2:rewardlist_squarepeg_withbutton_normalrewardsrun2_10_28_2021.A489" chart:label-cell-address="rewardlist_squarepeg_withbutton_normalrewardsrun2_10_28_2021.A1:rewardlist_squarepeg_withbutton_normalrewardsrun2_10_28_2021.A1" chart:class="chart:line">
            <chart:data-point chart:repeated="4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list</text:p>
                <draw:g>
                  <svg:desc>rewardlist_squarepeg_withbutton_normalrewardsrun2_10_28_2021.A1:rewardlist_squarepeg_withbutton_normalrewardsrun2_10_28_202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3283208337427">
                <text:p>0.183283208337427</text:p>
                <draw:g>
                  <svg:desc>rewardlist_squarepeg_withbutton_normalrewardsrun2_10_28_2021.A2:rewardlist_squarepeg_withbutton_normalrewardsrun2_10_28_2021.A4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4637601852416">
                <text:p>0.314637601852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4557644182442">
                <text:p>0.1945576441824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570951101482">
                <text:p>0.235709511014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736225539445">
                <text:p>0.250736225539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95786540359262">
                <text:p>0.0495786540359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0481453078985">
                <text:p>0.410481453078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4602354294063">
                <text:p>0.144602354294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6662495061756">
                <text:p>0.1366624950617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9590225309134">
                <text:p>0.2095902253091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1927985265852">
                <text:p>0.291927985265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1763128772378">
                <text:p>0.1517631287723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2773071780801">
                <text:p>0.3627730717808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6742576667665">
                <text:p>0.2067425766676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482495135963">
                <text:p>0.184824951359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354620399177">
                <text:p>0.303546203991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1297454455494">
                <text:p>0.3812974544554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003969296813">
                <text:p>0.27003969296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43443477392201">
                <text:p>0.09434434773922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2139220935106">
                <text:p>0.1821392209351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6139737847448">
                <text:p>0.1061397378474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9148131385446">
                <text:p>0.1091481313854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64129116266967">
                <text:p>0.09641291162669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26658517351748">
                <text:p>0.2266585173517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4540168312192">
                <text:p>0.1445401683121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7447074609995">
                <text:p>0.2874470746099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52043916016816">
                <text:p>0.09520439160168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031889528036">
                <text:p>0.100318895280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35679434388872">
                <text:p>0.05356794343888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37726448804132">
                <text:p>0.02377264488041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44117706924678">
                <text:p>0.06441177069246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1677276456355">
                <text:p>0.421677276456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9768484070897">
                <text:p>0.1497684840708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6742624613643">
                <text:p>0.3767426246136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44668489941954">
                <text:p>0.4446684899419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2240136441588">
                <text:p>0.4622401364415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30164646616578">
                <text:p>0.1301646466165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5683402147888">
                <text:p>0.1656834021478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7847338801622">
                <text:p>0.1278473388016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0065544012189">
                <text:p>0.1600655440121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7110531577468">
                <text:p>0.171105315774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73544648912548">
                <text:p>0.1735446489125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6218925395906">
                <text:p>0.162189253959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8502681222558">
                <text:p>0.1585026812225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57316454285384">
                <text:p>0.1573164542853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7939482448995">
                <text:p>0.17939482448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62107121530175">
                <text:p>0.1621071215301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2729734915495">
                <text:p>0.1427297349154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03626237651706">
                <text:p>0.2036262376517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79597808921336">
                <text:p>0.1795978089213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3991474112869">
                <text:p>0.1639914741128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74161319705845">
                <text:p>0.3741613197058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60745326235891">
                <text:p>0.4607453262358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0115577036141">
                <text:p>0.1401155770361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90921028479934">
                <text:p>0.3909210284799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07414393520355">
                <text:p>0.407414393520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3181266605258">
                <text:p>0.331812666052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75286286109686">
                <text:p>0.4752862861096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16077018126845">
                <text:p>0.4160770181268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06055688482523">
                <text:p>0.4060556884825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32668016633392">
                <text:p>0.332668016633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45015792784096">
                <text:p>0.4450157927840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81365507039428">
                <text:p>0.3813655070394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88409197348356">
                <text:p>0.2884091973483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0339015237689">
                <text:p>0.303390152376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0162053732276">
                <text:p>0.401620537322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23012515085937">
                <text:p>0.4230125150859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32598113152385">
                <text:p>0.1325981131523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59387116941809">
                <text:p>0.2593871169418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69440374109149">
                <text:p>0.1694403741091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99650532349945">
                <text:p>0.3996505323499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51697852534057">
                <text:p>0.4516978525340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4481280835271">
                <text:p>0.444812808352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11938717031479">
                <text:p>0.4119387170314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2448460249901">
                <text:p>0.124484602499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5575456669925">
                <text:p>0.1655754566699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36730547645689">
                <text:p>0.1367305476456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18291817361117">
                <text:p>0.1182918173611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71609843552112">
                <text:p>0.1716098435521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56292145565153">
                <text:p>0.1562921455651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3673504281045">
                <text:p>0.1636735042810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6417988295555">
                <text:p>0.364179882955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6484021447599">
                <text:p>0.464840214475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0959794280827">
                <text:p>0.409597942808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53610612678526">
                <text:p>0.3536106126785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80324094256759">
                <text:p>0.1803240942567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53683358544112">
                <text:p>0.3536833585441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53842682248355">
                <text:p>0.4538426822483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51781158283353">
                <text:p>0.4517811582833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32718965154886">
                <text:p>0.1327189651548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05125989010931">
                <text:p>0.1051259890109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52642375466228">
                <text:p>0.4526423754662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28258678522706">
                <text:p>0.3282586785227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48079332381488">
                <text:p>0.4480793323814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6221432339251">
                <text:p>0.462214323392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74322990050911">
                <text:p>0.4743229900509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29089885118603">
                <text:p>0.1290898851186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950741530358794">
                <text:p>0.09507415303587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3022608898282">
                <text:p>0.430226088982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28670266115667">
                <text:p>0.428670266115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69330081990362">
                <text:p>0.1693300819903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93698030024767">
                <text:p>0.4936980300247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10914408311248">
                <text:p>0.4109144083112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49523689809441">
                <text:p>0.4495236898094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90718044048548">
                <text:p>0.3907180440485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77932867255807">
                <text:p>0.1779328672558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94383249145747">
                <text:p>0.4943832491457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6029316817224">
                <text:p>0.160293168172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01904480862617">
                <text:p>0.4019044808626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3333094266653">
                <text:p>0.333330942666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04340294039249">
                <text:p>0.4043402940392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16876792943478">
                <text:p>0.1168767929434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68881377848982">
                <text:p>0.3688813778489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33053791177272">
                <text:p>0.4330537911772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68244512736796">
                <text:p>0.2682445127367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21736686092616">
                <text:p>0.1217366860926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04038998565078">
                <text:p>0.3040389985650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18193258446455">
                <text:p>0.1181932584464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07777197399735">
                <text:p>0.3077771973997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51701868239044">
                <text:p>0.2517018682390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28791613861919">
                <text:p>0.2287916138619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48196912294625">
                <text:p>0.3481969122946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48834950727223">
                <text:p>0.4488349507272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96024294698239">
                <text:p>0.1960242946982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16000752300025">
                <text:p>0.4160007523000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37120519727468">
                <text:p>0.4371205197274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90361354643106">
                <text:p>0.3903613546431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78201557630301">
                <text:p>0.1782015576303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77121607106924">
                <text:p>0.3771216071069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73644810852409">
                <text:p>0.4736448108524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31907457134129">
                <text:p>0.4319074571341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53755856537818">
                <text:p>0.4537558565378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1528620016873">
                <text:p>0.415286200168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16753098556399">
                <text:p>0.3167530985563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64560964217782">
                <text:p>0.4645609642177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915037390202294">
                <text:p>0.09150373902022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98657225704194">
                <text:p>0.1986572257041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591341754764319">
                <text:p>0.05913417547643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00718253925442">
                <text:p>0.4007182539254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88364859044548">
                <text:p>0.01883648590445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00409240952134">
                <text:p>0.1004092409521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57690743497014">
                <text:p>0.1576907434970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616321746349335">
                <text:p>0.06163217463493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478902459621438">
                <text:p>0.04789024596214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54286693108082">
                <text:p>0.2542866931080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47308031165599">
                <text:p>0.1473080311655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531185617208472">
                <text:p>0.05311856172084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71303359052538">
                <text:p>0.2713033590525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04236612138152">
                <text:p>0.1042366121381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51000222632289">
                <text:p>0.2510002226322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48492341166736">
                <text:p>0.4484923411667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15754602885246">
                <text:p>0.3157546028852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59976123788952">
                <text:p>0.2599761237889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68254824748636">
                <text:p>0.3682548247486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10565254572034">
                <text:p>0.2105652545720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35295328909158">
                <text:p>0.2352953289091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16138030788302">
                <text:p>0.4161380307883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52267160806059">
                <text:p>0.3522671608060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12208828598262">
                <text:p>0.3122088285982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60293597877026">
                <text:p>0.4602935978770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55780082121493">
                <text:p>0.3557800821214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12965372392536">
                <text:p>0.4129653723925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58084731283784">
                <text:p>0.2580847312837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77256538954377">
                <text:p>0.3772565389543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5611540388763">
                <text:p>0.456115403887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41111230322719">
                <text:p>0.3411112303227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79380744644998">
                <text:p>0.1793807446449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91026627317071">
                <text:p>0.3910266273170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512506356239406">
                <text:p>0.005125063562394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80331563884018">
                <text:p>0.4803315638840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74324906986952">
                <text:p>0.1743249069869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33476186525821">
                <text:p>0.4334761865258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75972248846293">
                <text:p>0.1759722488462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89893695542217">
                <text:p>0.1898936955422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8856901679635">
                <text:p>0.188569016796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0095761128962">
                <text:p>0.4009576112896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286524844765523">
                <text:p>0.002865248447655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84427873316408">
                <text:p>0.38442787331640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47939707252383">
                <text:p>0.4479397072523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42737948158384">
                <text:p>0.1427379481583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35916263279318">
                <text:p>0.1359162632793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39390465021135">
                <text:p>0.1393904650211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72709244778753">
                <text:p>0.17270924477875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25290673622489">
                <text:p>0.1252906736224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30233128905296">
                <text:p>0.4302331289052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372400165766464">
                <text:p>0.03724001657664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494554553925983">
                <text:p>0.049455455392598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947491432815788">
                <text:p>0.09474914328157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96466140750052">
                <text:p>0.3964661407500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04071173959971">
                <text:p>0.1040711739599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59533534121514">
                <text:p>0.3595335341215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10986724472046">
                <text:p>0.1109867244720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565880701810127">
                <text:p>0.05658807018101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42795440858603">
                <text:p>0.1427954408586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98282936492562">
                <text:p>0.1982829364925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53854663324356">
                <text:p>0.3538546633243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94171373894811">
                <text:p>0.2941713738948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99326943787934">
                <text:p>0.2993269437879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495035615295159">
                <text:p>0.049503561529515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97056568789481">
                <text:p>0.2970565687894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23696131181717">
                <text:p>0.1236961311817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45000109913944">
                <text:p>0.1450001099139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46140577355027">
                <text:p>0.1461405773550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05481009352208">
                <text:p>0.3054810093522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534916776120653">
                <text:p>0.005349167761206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52963865259289">
                <text:p>0.45296386525928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09897635257244">
                <text:p>0.2098976352572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86762533065676">
                <text:p>0.4867625330656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66864440059661">
                <text:p>0.3668644400596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897625315278763">
                <text:p>0.08976253152787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83118943479657">
                <text:p>0.1831189434796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60575938391686">
                <text:p>0.1605759383916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888086220324045">
                <text:p>0.08880862203240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86522745996713">
                <text:p>0.1865227459967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57181522437929">
                <text:p>0.1571815224379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40268786266448">
                <text:p>0.34026878626644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99961462259291">
                <text:p>0.3999614622592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497433882218599">
                <text:p>0.4974338822185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22309018582106">
                <text:p>0.22230901858210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225913458889723">
                <text:p>0.22591345888972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59741459706426">
                <text:p>0.2597414597064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01925170925259">
                <text:p>0.1019251709252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09573798823357">
                <text:p>0.20957379882335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03097747722269">
                <text:p>0.40309774772226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57387531086802">
                <text:p>0.3573875310868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45409102994203">
                <text:p>0.3454091029942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742594489157256">
                <text:p>0.007425944891572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7446076428294">
                <text:p>0.274460764282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97147839909792">
                <text:p>0.3971478399097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14505016645789">
                <text:p>0.3145050166457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75055637732148">
                <text:p>0.2750556377321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66534984895587">
                <text:p>0.2665349848955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03318827703594">
                <text:p>0.2033188277035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56170549947025">
                <text:p>0.4561705499470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28439865610003">
                <text:p>0.1284398656100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71458914923668">
                <text:p>0.4714589149236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38221094274521">
                <text:p>0.4382210942745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67424609640241">
                <text:p>0.16742460964024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33292718836666">
                <text:p>0.1332927188366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58875797113776">
                <text:p>0.1588757971137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8497439275682">
                <text:p>0.484974392756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26275767025352">
                <text:p>0.3262757670253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72341995489596">
                <text:p>0.17234199548959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65962652406096">
                <text:p>0.1659626524060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3475745241642">
                <text:p>0.4347574524164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05319091135264">
                <text:p>0.3053190911352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69536586382986">
                <text:p>0.16953658638298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05881359484792">
                <text:p>0.2058813594847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58978305694462">
                <text:p>0.45897830569446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44935081547499">
                <text:p>0.3449350815474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32677898940443">
                <text:p>0.13267789894044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90690380102396">
                <text:p>0.19069038010239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829760462611908">
                <text:p>0.082976046261190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53384409710765">
                <text:p>0.2533844097107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73168442764878">
                <text:p>0.47316844276487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64352361056209">
                <text:p>0.36435236105620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68097599813343">
                <text:p>0.36809759981334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88501889660955">
                <text:p>0.2885018896609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5608631874919">
                <text:p>0.356086318749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293114212203026">
                <text:p>0.2931142122030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75106338381767">
                <text:p>0.1751063383817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13647567296029">
                <text:p>0.2136475672960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21509987381101">
                <text:p>0.22150998738110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47761610421539">
                <text:p>0.3477616104215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49929906544089">
                <text:p>0.3499299065440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58286046651006">
                <text:p>0.45828604665100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90833277320862">
                <text:p>0.29083327732086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01524325048923">
                <text:p>0.40152432504892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15096618005633">
                <text:p>0.2150966180056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52619652673604">
                <text:p>0.1526196526736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05914890033007">
                <text:p>0.4059148900330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08829665809869">
                <text:p>0.3088296658098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67683417707683">
                <text:p>0.36768341770768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5047525266409">
                <text:p>0.4504752526640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40519199258089">
                <text:p>0.1405191992580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47513791942596">
                <text:p>0.4475137919425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53258616554736">
                <text:p>0.35325861655473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089904107064">
                <text:p>0.308990410706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70635243993998">
                <text:p>0.4706352439939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13532334023714">
                <text:p>0.3135323340237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47058543622495">
                <text:p>0.4470585436224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04495420205594">
                <text:p>0.3044954202055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62247919979691">
                <text:p>0.1622479199796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48428552159666">
                <text:p>0.148428552159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cm" svg:height="9.006cm" xlink:href=".." xlink:type="simple" chart:class="chart:line" chart:style-name="ch1">
        <chart:legend chart:legend-position="end" svg:x="13.168cm" svg:y="4.204cm" style:legend-expansion="high" chart:style-name="ch2"/>
        <chart:plot-area chart:style-name="ch3" table:cell-range-address="rewardlist_squarepeg_withbutton_normalrewardsrun2_10_28_2021.B2:rewardlist_squarepeg_withbutton_normalrewardsrun2_10_28_2021.B489" svg:x="0.32cm" svg:y="0.18cm" svg:width="12.528cm" svg:height="8.646cm">
          <chartooo:coordinate-region svg:x="1.047cm" svg:y="0.301cm" svg:width="11.801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squarepeg_withbutton_normalrewardsrun2_10_28_2021.B2:rewardlist_squarepeg_withbutton_normalrewardsrun2_10_28_2021.B489" chart:class="chart:line">
            <chart:data-point chart:repeated="4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3283208337427">
                <text:p>0.183283208337427</text:p>
                <draw:g>
                  <svg:desc>rewardlist_squarepeg_withbutton_normalrewardsrun2_10_28_2021.B2:rewardlist_squarepeg_withbutton_normalrewardsrun2_10_28_2021.B4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8960405094921">
                <text:p>0.248960405094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0826151457428">
                <text:p>0.230826151457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2046991346776">
                <text:p>0.232046991346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578483818531">
                <text:p>0.23578483818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4750474160413">
                <text:p>0.204750474160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4140614005923">
                <text:p>0.234140614005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294833154194">
                <text:p>0.222948331541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3361016377476">
                <text:p>0.213361016377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2983937270641">
                <text:p>0.212983937270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016066890657">
                <text:p>0.22016066890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4460873895387">
                <text:p>0.214460873895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5869504501957">
                <text:p>0.225869504501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4503295370936">
                <text:p>0.2245032953709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1858072436849">
                <text:p>0.2218580724368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6963580659032">
                <text:p>0.226963580659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604204382353">
                <text:p>0.236042043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7930802109341">
                <text:p>0.2379308021093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0373620300387">
                <text:p>0.2303736203003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7961900332123">
                <text:p>0.2279619003321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2216084497571">
                <text:p>0.22216084497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702390344888">
                <text:p>0.21702390344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7588081559798">
                <text:p>0.2075880815597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8938578161473">
                <text:p>0.1989385781614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4837551500082">
                <text:p>0.1948375515000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6061434802069">
                <text:p>0.1960614348020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4153239746889">
                <text:p>0.194153239746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97485162420571">
                <text:p>0.197485162420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3958239288885">
                <text:p>0.1939582392888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0836927821934">
                <text:p>0.1908369278219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4680897892194">
                <text:p>0.1846808978921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0583618065529">
                <text:p>0.1805836180655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5831770393252">
                <text:p>0.1758317703932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72554711578523">
                <text:p>0.1725547115785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9672499146461">
                <text:p>0.1796724991464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2459374170171">
                <text:p>0.2024593741701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0103529605938">
                <text:p>0.201035296059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05659173126597">
                <text:p>0.2056591731265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11787617147504">
                <text:p>0.2117876171475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18048930129856">
                <text:p>0.2180489301298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5905411019776">
                <text:p>0.2159054110197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4574329805019">
                <text:p>0.2345743298050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2374926786298">
                <text:p>0.2523749267862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0404664862698">
                <text:p>0.2504046648626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7681168728007">
                <text:p>0.2476811687280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4035925929572">
                <text:p>0.2640359259295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8418140271496">
                <text:p>0.2584181402714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303442901584">
                <text:p>0.253034429015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7870461076741">
                <text:p>0.2478704610767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611436273545">
                <text:p>0.246114362735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45870804884195">
                <text:p>0.2458708048841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43048945825398">
                <text:p>0.2430489458253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4240157802093">
                <text:p>0.242401578020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40857441425085">
                <text:p>0.2408574414250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8989046000004">
                <text:p>0.2389890460000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41585369409084">
                <text:p>0.2415853694090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6617882778108">
                <text:p>0.2366178827781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6580430390537">
                <text:p>0.236580430390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3847180489302">
                <text:p>0.2538471804893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69655375983119">
                <text:p>0.2696553759831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83816816277802">
                <text:p>0.2838168162778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0781553702354">
                <text:p>0.3007815537023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13526092266738">
                <text:p>0.3135260922667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29391240733385">
                <text:p>0.3293912407333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45694741706192">
                <text:p>0.3456947417061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43696342379391">
                <text:p>0.3436963423793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56070393290281">
                <text:p>0.3560703932902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70669599430919">
                <text:p>0.3706695994309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88782712476134">
                <text:p>0.3887827124761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05139928057432">
                <text:p>0.4051399280574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3017133300483">
                <text:p>0.4230171333004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40834170672774">
                <text:p>0.4408341706727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60834170672774">
                <text:p>0.4608341706727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80834170672774">
                <text:p>0.4808341706727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9890591244024">
                <text:p>0.498905912440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14372742093205">
                <text:p>0.5143727420932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31481938726962">
                <text:p>0.5314819387269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9324953413188">
                <text:p>0.5293249534131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30700695063412">
                <text:p>0.5307006950634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48694317157805">
                <text:p>0.5486943171578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68694317157805">
                <text:p>0.5686943171578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87622958289027">
                <text:p>0.5876229582890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94630731785536">
                <text:p>0.5946307317855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13342496371686">
                <text:p>0.6133424963716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24908950842559">
                <text:p>0.6249089508425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14123857367277">
                <text:p>0.6141238573672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31128487685859">
                <text:p>0.6311284876858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43593635193586">
                <text:p>0.6435936351935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54700265394747">
                <text:p>0.6547002653947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65455462665916">
                <text:p>0.6654554626659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82852169733584">
                <text:p>0.6828521697335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82852169733584">
                <text:p>0.6828521697335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65654481274307">
                <text:p>0.6656544812743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82340813231349">
                <text:p>0.6823408132313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99783866455317">
                <text:p>0.6997838664553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99783866455317">
                <text:p>0.6997838664553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99783866455317">
                <text:p>0.6997838664553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19783866455317">
                <text:p>0.7197838664553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39783866455317">
                <text:p>0.7397838664553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56582555575073">
                <text:p>0.7565825555750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73160449259579">
                <text:p>0.7731604492595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77507976850927">
                <text:p>0.7775079768509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82412479642153">
                <text:p>0.7824124796421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85878679338753">
                <text:p>0.7858786793387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02732350253046">
                <text:p>0.8027323502530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0865017948544">
                <text:p>0.808650179485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05408037054836">
                <text:p>0.8054080370548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10874982719064">
                <text:p>0.8108749827190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10874982719064">
                <text:p>0.8108749827190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10874982719064">
                <text:p>0.8108749827190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98996096488714">
                <text:p>0.7989960964887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85649456821382">
                <text:p>0.7856494568213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74549772677064">
                <text:p>0.7745497726770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74549772677064">
                <text:p>0.7745497726770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74549772677064">
                <text:p>0.7745497726770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9047724792403">
                <text:p>0.790477247924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9047724792403">
                <text:p>0.790477247924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9047724792403">
                <text:p>0.790477247924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9047724792403">
                <text:p>0.790477247924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9047724792403">
                <text:p>0.790477247924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9047724792403">
                <text:p>0.790477247924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9047724792403">
                <text:p>0.790477247924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9047724792403">
                <text:p>0.790477247924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9047724792403">
                <text:p>0.790477247924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9047724792403">
                <text:p>0.790477247924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9047724792403">
                <text:p>0.790477247924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78104558064818">
                <text:p>0.7781045580648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94512601886392">
                <text:p>0.7945126018863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11232772404134">
                <text:p>0.8112327724041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97000956351101">
                <text:p>0.7970009563511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77000956351101">
                <text:p>0.7770009563511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77000956351101">
                <text:p>0.7770009563511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89517729956984">
                <text:p>0.7895177299569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89517729956984">
                <text:p>0.7895177299569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75585533004522">
                <text:p>0.7755855330045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7440303722626">
                <text:p>0.774403037226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7440303722626">
                <text:p>0.774403037226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7440303722626">
                <text:p>0.774403037226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7440303722626">
                <text:p>0.774403037226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62863287527978">
                <text:p>0.7628632875279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45515249791026">
                <text:p>0.7455152497910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45515249791026">
                <text:p>0.7455152497910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62712938250303">
                <text:p>0.7627129382503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47900680589139">
                <text:p>0.7479006805891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47900680589139">
                <text:p>0.7479006805891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4790068058914">
                <text:p>0.747900680589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6790068058914">
                <text:p>0.767900680589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6790068058914">
                <text:p>0.767900680589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51289488071323">
                <text:p>0.7512894880713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39282498718322">
                <text:p>0.7392824987183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39282498718322">
                <text:p>0.7392824987183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51464078148723">
                <text:p>0.7514640781487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52349747328997">
                <text:p>0.7523497473289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65713494007945">
                <text:p>0.7657134940079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65713494007945">
                <text:p>0.7657134940079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65104024452806">
                <text:p>0.7651040244528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85104024452806">
                <text:p>0.7851040244528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96782484090269">
                <text:p>0.7967824840902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96782484090269">
                <text:p>0.7967824840902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85021258430898">
                <text:p>0.7850212584308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96900144661248">
                <text:p>0.7969001446612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9273647637856">
                <text:p>0.792736476378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87147669656277">
                <text:p>0.7871476696562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69882280609191">
                <text:p>0.7698822806091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52248116956413">
                <text:p>0.7522481169564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35680313827455">
                <text:p>0.7356803138274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18806156738758">
                <text:p>0.7188061567387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02079626824379">
                <text:p>0.7020796268243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936322448349">
                <text:p>0.689363224483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8936322448349">
                <text:p>0.689363224483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7866002877301">
                <text:p>0.678660028773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66851987629175">
                <text:p>0.6668519876291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66851987629175">
                <text:p>0.6668519876291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46851987629175">
                <text:p>0.6468519876291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46851987629175">
                <text:p>0.6468519876291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46851987629175">
                <text:p>0.6468519876291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59224677488387">
                <text:p>0.6592246774883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46296889741957">
                <text:p>0.6462968897419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29903371627093">
                <text:p>0.6299033716270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31208854851008">
                <text:p>0.6312088548510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51208854851008">
                <text:p>0.6512088548510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51208854851008">
                <text:p>0.6512088548510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51208854851008">
                <text:p>0.6512088548510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51208854851008">
                <text:p>0.6512088548510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54217905448437">
                <text:p>0.6542179054484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66185494701982">
                <text:p>0.6661854947019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66185494701982">
                <text:p>0.6661854947019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66185494701982">
                <text:p>0.6661854947019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55221117867649">
                <text:p>0.6552211178676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6676086756593">
                <text:p>0.666760867565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64108905302882">
                <text:p>0.6641089053028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64108905302882">
                <text:p>0.6641089053028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4676328460598">
                <text:p>0.646763284605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43678062047362">
                <text:p>0.6436780620473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43678062047362">
                <text:p>0.6436780620473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32730909556687">
                <text:p>0.6327309095566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19296083127141">
                <text:p>0.6192960831271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19296083127141">
                <text:p>0.6192960831271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35907275644958">
                <text:p>0.6359072756449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47914264997959">
                <text:p>0.6479142649979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47914264997959">
                <text:p>0.6479142649979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36875851645589">
                <text:p>0.6368758516455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47841894594908">
                <text:p>0.6478418945949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37086181062758">
                <text:p>0.6370861810627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37086181062758">
                <text:p>0.6370861810627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37676384696722">
                <text:p>0.6376763846967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20258182399094">
                <text:p>0.6202581823990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02159665459812">
                <text:p>0.6021596654598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90764187239468">
                <text:p>0.5907641872394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82525412898839">
                <text:p>0.5825254128988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82525412898839">
                <text:p>0.5825254128988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88609126171172">
                <text:p>0.5886091261711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05297617037773">
                <text:p>0.6052976170377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22563006084859">
                <text:p>0.6225630060848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23583771377444">
                <text:p>0.6235837713774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30025535106898">
                <text:p>0.6300255351068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46899692195594">
                <text:p>0.6468996921955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63626222109974">
                <text:p>0.6636262221099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64560912617088">
                <text:p>0.6645609126170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53551386413276">
                <text:p>0.6535513864132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52068943004728">
                <text:p>0.6520689430047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63876984148562">
                <text:p>0.6638769841485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47435641493678">
                <text:p>0.6474356414936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57323306476593">
                <text:p>0.6573233064765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40529169840038">
                <text:p>0.6405291698400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2856725945729">
                <text:p>0.628567259457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0856725945729">
                <text:p>0.608567259457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0816166605705">
                <text:p>0.608161666057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24555184171915">
                <text:p>0.6245551841719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25568322881818">
                <text:p>0.6255683228818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07905858740687">
                <text:p>0.6079058587406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95283486297667">
                <text:p>0.595283486297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83944562121213">
                <text:p>0.5839445621212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69309452375948">
                <text:p>0.5693094523759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62667332452834">
                <text:p>0.5626673324528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62667332452834">
                <text:p>0.5626673324528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48748112424135">
                <text:p>0.5487481124241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48748112424135">
                <text:p>0.5487481124241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42076354427397">
                <text:p>0.5420763544273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42076354427397">
                <text:p>0.5420763544273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48231898375392">
                <text:p>0.5482318983753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33265935740173">
                <text:p>0.5332659357401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50611556437075">
                <text:p>0.5506115564370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53084868934095">
                <text:p>0.5530848689340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40048807179988">
                <text:p>0.5400488071799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50995959670663">
                <text:p>0.5509959596706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564430786100209">
                <text:p>0.5644307861002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53407485114753">
                <text:p>0.5534074851147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37327971008718">
                <text:p>0.5373279710087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25647986054719">
                <text:p>0.5256479860547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25647986054719">
                <text:p>0.5256479860547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25428809801638">
                <text:p>0.5254288098016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25428809801638">
                <text:p>0.5254288098016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2399175042665">
                <text:p>0.523991750426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07555781579256">
                <text:p>0.5075557815792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05611753920376">
                <text:p>0.5056117539203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23029956218004">
                <text:p>0.5230299562180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41128473157287">
                <text:p>0.5411284731572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41996847594678">
                <text:p>0.5419968475946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61996847594678">
                <text:p>0.5619968475946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50634996737361">
                <text:p>0.5506349967373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62061591415048">
                <text:p>0.5620615914150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62061591415048">
                <text:p>0.56206159141504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62061591415048">
                <text:p>0.5620615914150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67750106905997">
                <text:p>0.5677501069059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66181870308876">
                <text:p>0.5661818703088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66181870308876">
                <text:p>0.5661818703088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66181870308876">
                <text:p>0.5661818703088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64298644113779">
                <text:p>0.5642986441137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64599389601946">
                <text:p>0.5645993896019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58615103501379">
                <text:p>0.5586151035013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42588248015463">
                <text:p>0.5425882480154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40212274179876">
                <text:p>0.5402122741798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3833897427547">
                <text:p>0.538338974275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35509840630114">
                <text:p>0.5355098406301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29479935831904">
                <text:p>0.5294799358319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32633750701845">
                <text:p>0.5326337507018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27199775341213">
                <text:p>0.5271997753412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08157580260456">
                <text:p>0.5081575802604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2007077437967">
                <text:p>0.520070774379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22818972382963">
                <text:p>0.5228189723829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18387505449295">
                <text:p>0.5183875054492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10788800860167">
                <text:p>0.5107888008601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10849977786481">
                <text:p>0.5108499777864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10499976307392">
                <text:p>0.5104999763073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10499976307392">
                <text:p>0.5104999763073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24419196336091">
                <text:p>0.5244191963360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09439200788736">
                <text:p>0.5094392007887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27075335619807">
                <text:p>0.5270753356198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27075335619807">
                <text:p>0.52707533561980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29889638495147">
                <text:p>0.5298896384951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44855601130366">
                <text:p>0.5448556011303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44855601130366">
                <text:p>0.5448556011303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60279768853128">
                <text:p>0.5602797688531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73315830607236">
                <text:p>0.5733158306072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73315830607236">
                <text:p>0.5733158306072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5963092266494">
                <text:p>0.559630922664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70654223650396">
                <text:p>0.5706542236503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7193326023221">
                <text:p>0.571933260232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8361324518621">
                <text:p>0.583613245186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8361324518621">
                <text:p>0.583613245186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82235931286633">
                <text:p>0.5822359312866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66447236378074">
                <text:p>0.5664472363780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63345915863395">
                <text:p>0.5633459158633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79781884710789">
                <text:p>0.5797818847107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80562213184416">
                <text:p>0.5805622131844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67607556400538">
                <text:p>0.5676075564005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53851732972503">
                <text:p>0.5538517329725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64378836755455">
                <text:p>0.5643788367554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64378836755455">
                <text:p>0.5643788367554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64946559570313">
                <text:p>0.5649465595703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64946559570313">
                <text:p>0.5649465595703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52062161212742">
                <text:p>0.55206216121274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40321468660593">
                <text:p>0.5403214686605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36408046155512">
                <text:p>0.5364080461555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48102322152138">
                <text:p>0.5481023221521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48102322152138">
                <text:p>0.5481023221521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35647452931225">
                <text:p>0.5356474529312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3843469903785">
                <text:p>0.538434699037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35965704359949">
                <text:p>0.5359657043599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37723244472444">
                <text:p>0.5377232444724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41570632504702">
                <text:p>0.5415706325047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40490450266421">
                <text:p>0.5404904502664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42082716465592">
                <text:p>0.5420827164655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45192484887242">
                <text:p>0.5451924848872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51853823798716">
                <text:p>0.5518538237987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52219453905702">
                <text:p>0.5522194539057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54784684323847">
                <text:p>0.5547846843238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57598259740531">
                <text:p>0.5575982597405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45617411966324">
                <text:p>0.5456174119663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40588983073115">
                <text:p>0.5405889830731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45331379916132">
                <text:p>0.5453313799161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44269008681714">
                <text:p>0.5442690086817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58842941500664">
                <text:p>0.5588429415006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65717003402948">
                <text:p>0.5657170034029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48571762366116">
                <text:p>0.5485717623661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48571762366116">
                <text:p>0.5485717623661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46270083179057">
                <text:p>0.5462700831790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26270083179057">
                <text:p>0.5262700831790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0905789247948">
                <text:p>0.509057892479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0354223055172">
                <text:p>0.503542230551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8604804402417">
                <text:p>0.486048044024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74652706602276">
                <text:p>0.4746527066022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55397506933809">
                <text:p>0.45539750693380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3638661604166">
                <text:p>0.436386616041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18281598907292">
                <text:p>0.4182815989072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31966506849587">
                <text:p>0.43196650684958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19895829664588">
                <text:p>0.4198958296645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16777730668008">
                <text:p>0.4167777306680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16777730668008">
                <text:p>0.4167777306680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03968401350439">
                <text:p>0.4039684013504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98823039344907">
                <text:p>0.3988230393449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95743495657086">
                <text:p>0.3957434956570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93893497896075">
                <text:p>0.3938934978960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77859156625927">
                <text:p>0.3778591566259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76613489276648">
                <text:p>0.3766134892766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75451573538423">
                <text:p>0.3754515735384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75193935842216">
                <text:p>0.3751939358422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56184007072806">
                <text:p>0.3561840070728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56184007072806">
                <text:p>0.3561840070728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66978135115266">
                <text:p>0.36697813511526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52919266491055">
                <text:p>0.3529192664910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4827758747226">
                <text:p>0.348277587472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42918282222688">
                <text:p>0.3429182822226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37756587597012">
                <text:p>0.3377565875970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20679399144113">
                <text:p>0.3206793991441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20679399144113">
                <text:p>0.3206793991441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1924388855207">
                <text:p>0.319243888552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10228563829541">
                <text:p>0.3102285638295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12465616528273">
                <text:p>0.3124656165282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13075954340517">
                <text:p>0.3130759543405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1499067245549">
                <text:p>0.314990672455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22225459985435">
                <text:p>0.3222254599854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14414079338312">
                <text:p>0.3144140793383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14589960068166">
                <text:p>0.3145899600681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09131955105483">
                <text:p>0.3091319551054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07388682569206">
                <text:p>0.3073886825692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07321263578296">
                <text:p>0.30732126357829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23549883242369">
                <text:p>0.3235498832423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18674361465335">
                <text:p>0.3186743614653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25422432221711">
                <text:p>0.3254224322217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25733104000568">
                <text:p>0.3257331040005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3568178164494">
                <text:p>0.335681781644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20127962016582">
                <text:p>0.3201279620165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15687437049329">
                <text:p>0.31568743704932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1802750728029">
                <text:p>0.318027507280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29802750728029">
                <text:p>0.298027507280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97347685433209">
                <text:p>0.2973476854332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01539161409676">
                <text:p>0.3015391614096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18751352109253">
                <text:p>0.3187513521092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23359122168124">
                <text:p>0.3233591221681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2800105931741">
                <text:p>0.328001059317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26304578799188">
                <text:p>0.3263045787991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25708297365487">
                <text:p>0.3257082973654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30208403543293">
                <text:p>0.3302084035432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36256377475858">
                <text:p>0.3362563774758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36256377475858">
                <text:p>0.3362563774758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48327054660857">
                <text:p>0.3483270546608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52535731514573">
                <text:p>0.3525357315145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52535731514573">
                <text:p>0.3525357315145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50846173586786">
                <text:p>0.3508461735867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53957138795257">
                <text:p>0.35395713879525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56891753945708">
                <text:p>0.35689175394570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74035845128536">
                <text:p>0.3740358451285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79193597397625">
                <text:p>0.3791935973976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74685301443338">
                <text:p>0.37468530144333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88801873965442">
                <text:p>0.3888018739654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02815335089683">
                <text:p>0.4028153350896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21825263859093">
                <text:p>0.4218252638590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21825263859093">
                <text:p>0.4218252638590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21825263859093">
                <text:p>0.42182526385909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35884132483303">
                <text:p>0.4358841324833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42839388158142">
                <text:p>0.4428393881581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48703807845354">
                <text:p>0.44870380784535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52052300038159">
                <text:p>0.45205230003815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51795342867792">
                <text:p>0.4517953428677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34972858810067">
                <text:p>0.4349728588100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48863238623023">
                <text:p>0.44886323862302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58455743122935">
                <text:p>0.4584557431229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6939646581775">
                <text:p>0.469396465817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71724028453112">
                <text:p>0.4717240284531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6543561770159">
                <text:p>0.4654356177015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61417581948519">
                <text:p>0.4614175819485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6831748036629">
                <text:p>0.4683174803662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70761483319402">
                <text:p>0.4707614833194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70940696279228">
                <text:p>0.4709406962792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8916452383858">
                <text:p>0.489164523838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89551696108341">
                <text:p>0.4895516961083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78731262222231">
                <text:p>0.4787312622222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95587631773472">
                <text:p>0.49558763177347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88782256048143">
                <text:p>0.48878225604814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87681728433907">
                <text:p>0.4876817284339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80386608768344">
                <text:p>0.4803866087683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7975423599875">
                <text:p>0.479754235998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95235966820955">
                <text:p>0.4952359668209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510041137626827">
                <text:p>0.5100411376268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11700658552051">
                <text:p>0.51170065855205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509662155133545">
                <text:p>0.5096621551335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525470679157078">
                <text:p>0.5254706791570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510538367351294">
                <text:p>0.5105383673512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502476412396848">
                <text:p>0.5024764123968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50479203063041">
                <text:p>0.504792030630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97883848570526">
                <text:p>0.4978838485705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505022376893818">
                <text:p>0.5050223768938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51953316160816">
                <text:p>0.519533161608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518952156806231">
                <text:p>0.5189521568062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50472219459945">
                <text:p>0.504722194599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0472219459945">
                <text:p>0.504722194599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18432094266534">
                <text:p>0.51843209426653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505553820641518">
                <text:p>0.5055538206415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520052707886875">
                <text:p>0.5200527078868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534722008188963">
                <text:p>0.5347220081889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36517915878952">
                <text:p>0.5365179158789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536517915878952">
                <text:p>0.53651791587895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30896631647647">
                <text:p>0.5308966316476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32600785681367">
                <text:p>0.5326007856813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32600785681367">
                <text:p>0.53260078568136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517030985428989">
                <text:p>0.5170309854289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50398621763742">
                <text:p>0.5039862176374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50398621763742">
                <text:p>0.5039862176374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90984815768302">
                <text:p>0.49098481576830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80150536701322">
                <text:p>0.4801505367013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76538023949266">
                <text:p>0.47653802394926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87773602063775">
                <text:p>0.4877736020637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92455596371949">
                <text:p>0.49245559637194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94091674355328">
                <text:p>0.4940916743553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93966551466525">
                <text:p>0.4939665514665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93966551466525">
                <text:p>0.4939665514665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92385361412048">
                <text:p>0.4923853614120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78561954728246">
                <text:p>0.47856195472824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79390107741892">
                <text:p>0.47939010774189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959432678321">
                <text:p>0.49594326783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0163351983726">
                <text:p>0.5016335198372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95748754774094">
                <text:p>0.4957487547740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509642372951388">
                <text:p>0.50964237295138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26251641223729">
                <text:p>0.52625164122372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15201917062581">
                <text:p>0.51520191706258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1814946220398">
                <text:p>0.5181494622039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52896989609009">
                <text:p>0.5289698960900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15149704304218">
                <text:p>0.5151497043042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24562409184098">
                <text:p>0.5245624091840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37663707553148">
                <text:p>0.53766370755314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41280796254814">
                <text:p>0.5412807962548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46408159525216">
                <text:p>0.5464081595252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46408159525216">
                <text:p>0.5464081595252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32498067929328">
                <text:p>0.5324980679293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534083505403698">
                <text:p>0.53408350540369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37052076446891">
                <text:p>0.5370520764468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2.453cm" svg:y="4.204cm" style:legend-expansion="high" chart:style-name="ch2"/>
        <chart:plot-area chart:style-name="ch3" table:cell-range-address="rewardlist_squarepeg_withbutton_normalrewardsrun2_10_28_2021.E1:rewardlist_squarepeg_withbutton_normalrewardsrun2_10_28_2021.E489" chart:data-source-has-labels="row" svg:x="0.319cm" svg:y="0.18cm" svg:width="11.815cm" svg:height="8.646cm">
          <chartooo:coordinate-region svg:x="1.126cm" svg:y="0.301cm" svg:width="11.008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squarepeg_withbutton_normalrewardsrun2_10_28_2021.E2:rewardlist_squarepeg_withbutton_normalrewardsrun2_10_28_2021.E489" chart:label-cell-address="rewardlist_squarepeg_withbutton_normalrewardsrun2_10_28_2021.E1:rewardlist_squarepeg_withbutton_normalrewardsrun2_10_28_2021.E1" chart:class="chart:line">
            <chart:data-point chart:repeated="4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position(mm)</text:p>
                <draw:g>
                  <svg:desc>rewardlist_squarepeg_withbutton_normalrewardsrun2_10_28_2021.E1:rewardlist_squarepeg_withbutton_normalrewardsrun2_10_28_202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9.832889258293">
                <text:p>309.832889258293</text:p>
                <draw:g>
                  <svg:desc>rewardlist_squarepeg_withbutton_normalrewardsrun2_10_28_2021.E2:rewardlist_squarepeg_withbutton_normalrewardsrun2_10_28_2021.E4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.531565015405">
                <text:p>306.531565015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9.504646302264">
                <text:p>309.504646302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.559196916295">
                <text:p>308.559196916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8.008211282459">
                <text:p>308.008211282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3.138862665985">
                <text:p>313.138862665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4.002836595296">
                <text:p>304.002836595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.788054206608">
                <text:p>310.788054206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0.993362516403">
                <text:p>310.993362516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.059101341974">
                <text:p>309.059101341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7.0437182022">
                <text:p>307.04371820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0.631830348291">
                <text:p>310.6318303482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5.221603227475">
                <text:p>305.221603227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9.176194729866">
                <text:p>309.176194729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9.719670174404">
                <text:p>309.7196701744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.759880730507">
                <text:p>306.7598807305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4.777429174755">
                <text:p>304.777429174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7.613270692909">
                <text:p>307.6132706929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2.076856334217">
                <text:p>312.076856334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9.838492097928">
                <text:p>309.8384920979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1.693121423936">
                <text:p>311.6931214239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.683793291991">
                <text:p>311.683793291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2.376131417242">
                <text:p>312.3761314172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2.418212319177">
                <text:p>312.4182123191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2.149246214387">
                <text:p>312.1492462143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8.667737033042">
                <text:p>308.6677370330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0.764897789608">
                <text:p>310.7648977896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7.186024368446">
                <text:p>307.1860243684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2.032689268588">
                <text:p>312.032689268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1.966498274822">
                <text:p>311.9664982748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1.087627313018">
                <text:p>311.0876273130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3.089748412169">
                <text:p>313.0897484121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3.840618330196">
                <text:p>313.8406183301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2.821229342455">
                <text:p>312.821229342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3.70946237529">
                <text:p>303.709462375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1.959916094766">
                <text:p>301.9599160947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0.768503872564">
                <text:p>310.7685038725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4.876641159558">
                <text:p>304.8766411595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3.173556724725">
                <text:p>303.1735567247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2.728965439266">
                <text:p>302.7289654392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1.191786486009">
                <text:p>311.1917864860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1.455600922991">
                <text:p>301.455600922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1.797910582783">
                <text:p>301.7979105827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0.323376145013">
                <text:p>310.3233761450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1.204571689218">
                <text:p>311.2045716892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1.647378971116">
                <text:p>301.6473789711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5.507079827784">
                <text:p>305.5070798277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7.548361199698">
                <text:p>307.548361199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0.487855251089">
                <text:p>310.4878552510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0.352254611001">
                <text:p>310.352254611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0.114342542908">
                <text:p>310.1143425429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0.076374363683">
                <text:p>310.0763743636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0.238916317758">
                <text:p>310.2389163177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0.516733717077">
                <text:p>310.5167337170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0.421604652646">
                <text:p>310.4216046526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9.875983439737">
                <text:p>309.8759834397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0.353118878817">
                <text:p>310.3531188788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0.813058368593">
                <text:p>310.8130583685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1.538898459045">
                <text:p>301.5388984590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1.10443996867">
                <text:p>301.104439968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1.869793823199">
                <text:p>301.8697938231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1.765783661901">
                <text:p>301.7657836619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1.665826618636">
                <text:p>301.6658266186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1.454140608405">
                <text:p>301.4541406084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1.498695104434">
                <text:p>301.4986951044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9.298890957392">
                <text:p>309.2988909573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1.650061181579">
                <text:p>301.650061181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1.653756671551">
                <text:p>301.6537566715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1.621570145991">
                <text:p>301.6215701459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1.419599698106">
                <text:p>301.4195996981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2.046730306761">
                <text:p>302.0467303067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1.788522846162">
                <text:p>301.7885228461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1.70340736746">
                <text:p>301.703407367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1.751836167492">
                <text:p>301.7518361674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1.706864438724">
                <text:p>301.7068644387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1.932795966748">
                <text:p>301.9327959667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1.37674393537">
                <text:p>301.376743935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9.908766012066">
                <text:p>309.9087660120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0.207564257676">
                <text:p>310.2075642576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1.284714314141">
                <text:p>301.2847143141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1.137133133984">
                <text:p>301.1371331339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1.332874893126">
                <text:p>301.3328748931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5.010215240629">
                <text:p>305.0102152406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1.70734127614">
                <text:p>301.707341276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1.51252338949">
                <text:p>301.512523389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2.689566747795">
                <text:p>302.6895667477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1.718099920331">
                <text:p>301.7180999203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2.040769839064">
                <text:p>302.0407698390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1.698221760564">
                <text:p>301.6982217605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1.645322609761">
                <text:p>301.6453226097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1.028742028928">
                <text:p>301.0287420289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1.671906295686">
                <text:p>301.6719062956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0.894299543292">
                <text:p>310.8942995432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1.49407574197">
                <text:p>301.494075741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1.045103512754">
                <text:p>301.0451035127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1.255001382676">
                <text:p>301.2550013826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2.374675239405">
                <text:p>302.3746752394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1.815911195226">
                <text:p>301.8159111952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1.541759483539">
                <text:p>301.5417594835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1.873995952925">
                <text:p>301.8739959529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1.717056838484">
                <text:p>301.7170568384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4.530099567701">
                <text:p>304.5300995677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4.118439866264">
                <text:p>304.1184398662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5.991367828099">
                <text:p>305.9913678280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1.795079360628">
                <text:p>301.7950793606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2.383556336272">
                <text:p>302.3835563362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6.743787467728">
                <text:p>306.7437874677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3.906724053695">
                <text:p>303.9067240536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2.15151532886">
                <text:p>302.151515328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1.919206100401">
                <text:p>301.9192061004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4.160222744814">
                <text:p>304.1602227448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5.939094526404">
                <text:p>305.9390945264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3.090616816733">
                <text:p>303.0906168167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1.956071593102">
                <text:p>301.9560715931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2.292838017936">
                <text:p>302.2928380179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2.030815858012">
                <text:p>302.0308158580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1.913186028028">
                <text:p>301.9131860280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1.890357436751">
                <text:p>301.8903574367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2.12326271198">
                <text:p>302.123262711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2.0251534137">
                <text:p>302.02515341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1.747842654135">
                <text:p>301.7478426541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1.807715552143">
                <text:p>301.8077155521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2.054300100735">
                <text:p>302.0543001007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1.610245257369">
                <text:p>301.6102452573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1.869853427876">
                <text:p>301.8698534278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1.685376952679">
                <text:p>301.685376952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4.799989544985">
                <text:p>304.7999895449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2.103622970921">
                <text:p>302.1036229709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2.094265036638">
                <text:p>302.0942650366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7.192551080574">
                <text:p>307.1925510805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9.840310040575">
                <text:p>309.8403100405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2.086516428633">
                <text:p>302.0865164286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1.962151270152">
                <text:p>301.9621512701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1.923110206742">
                <text:p>301.923110206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6.721227097498">
                <text:p>306.7212270974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4.227427018089">
                <text:p>304.2274270180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2.329167068545">
                <text:p>302.3291670685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1.919682937816">
                <text:p>301.919682937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2.032723207675">
                <text:p>302.0327232076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3.639248065829">
                <text:p>303.6392480658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1.174769350737">
                <text:p>311.1747693507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1.818265579966">
                <text:p>301.8182655799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1.521136265311">
                <text:p>301.5211362653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7.900565235866">
                <text:p>307.9005652358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1.642938422682">
                <text:p>301.6429384226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1.599665427208">
                <text:p>301.5996654272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2.112086835049">
                <text:p>302.1120868350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1.435722763224">
                <text:p>301.4357227632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10.18256009569">
                <text:p>310.182560095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4.28783635819">
                <text:p>304.287836358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1.418109581182">
                <text:p>301.4181095811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1.417483732074">
                <text:p>301.4174837320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2.93725398291">
                <text:p>302.937253982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1.593645354835">
                <text:p>301.5936453548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2.192493544271">
                <text:p>302.1924935442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3.243025975724">
                <text:p>303.2430259757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1.747037990996">
                <text:p>301.7470379909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1.615997108696">
                <text:p>301.6159971086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1.630212824151">
                <text:p>301.6302128241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3.941890813103">
                <text:p>303.9418908131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1.863147901718">
                <text:p>301.8631479017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11.37462383259">
                <text:p>311.374623832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0.187924516617">
                <text:p>310.1879245166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0.989130584339">
                <text:p>310.9891305843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1.476190202133">
                <text:p>311.4761902021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0.082364633718">
                <text:p>310.0823646337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0.432571913207">
                <text:p>310.4325719132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0.333538742435">
                <text:p>310.3335387424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5.182800582772">
                <text:p>305.1828005827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1.704957089061">
                <text:p>301.7049570890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2.564814158913">
                <text:p>302.5648141589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4.013148204411">
                <text:p>304.0131482044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1.914378121567">
                <text:p>301.9143781215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9.489208690931">
                <text:p>309.4892086909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1.706298194293">
                <text:p>301.7062981942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1.922245938926">
                <text:p>301.9222459389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1.764144533284">
                <text:p>301.7641445332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5.482999538291">
                <text:p>305.4829995382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9.850532242674">
                <text:p>309.8505322426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5.474446267147">
                <text:p>305.4744462671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1.708235346294">
                <text:p>301.7082353462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1.880314048683">
                <text:p>301.8803140486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1.635309024031">
                <text:p>301.6353090240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2.006020312396">
                <text:p>302.0060203123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2.835896229736">
                <text:p>302.8358962297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1.841243182935">
                <text:p>301.8412431829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1.573260555314">
                <text:p>301.5732605553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1.599605822531">
                <text:p>301.5996058225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2.901669990764">
                <text:p>302.9016699907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1.669283689899">
                <text:p>301.6692836898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5.209950513129">
                <text:p>305.2099505131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1.832183272036">
                <text:p>301.8321832720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1.050165773548">
                <text:p>311.0501657735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1.782170811317">
                <text:p>311.7821708113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1.315440525115">
                <text:p>301.3154405251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2.950754442242">
                <text:p>302.9507544422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6.109772518884">
                <text:p>306.1097725188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1.922216136587">
                <text:p>301.9222161365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1.59412219225">
                <text:p>301.594122192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1.518573264201">
                <text:p>301.5185732642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1.874115162279">
                <text:p>301.8741151622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3.068324667549">
                <text:p>303.0683246675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1.874741011387">
                <text:p>301.8747410113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2.718743237168">
                <text:p>302.7187432371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1.961912851444">
                <text:p>301.9619128514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2.391751979355">
                <text:p>302.3917519793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1.236042958654">
                <text:p>311.2360429586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2.048752729029">
                <text:p>312.0487527290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3.474560343383">
                <text:p>303.4745603433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1.157603203772">
                <text:p>311.1576032037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1.626427927164">
                <text:p>301.6264279271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3.596511512447">
                <text:p>303.5965115124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1.800384176877">
                <text:p>301.8003841768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2.109225810555">
                <text:p>302.1092258105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0.148525825145">
                <text:p>310.1485258251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1.890119018043">
                <text:p>301.8901190180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1.522536975219">
                <text:p>301.5225369752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1.880254444006">
                <text:p>301.8802544440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4.074064184266">
                <text:p>304.0740641842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3.063049653638">
                <text:p>303.0630496536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4.504648370638">
                <text:p>304.5046483706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2.060498987139">
                <text:p>302.0604989871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10.007799182838">
                <text:p>310.0077991828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1.877661640558">
                <text:p>301.8776616405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0.352612239063">
                <text:p>310.3526122390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4.234341160616">
                <text:p>304.2343411606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0.847390662523">
                <text:p>310.8473906625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5.973188401626">
                <text:p>305.9731884016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1.743133884655">
                <text:p>301.7431338846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4.122850612359">
                <text:p>304.1228506123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11.494250419253">
                <text:p>311.4942504192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5.038914892586">
                <text:p>305.0389148925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3.444817609579">
                <text:p>303.4448176095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7.651894523581">
                <text:p>307.6518945235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11.367828899416">
                <text:p>311.3678288994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1.434709483716">
                <text:p>301.4347094837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6.708859127028">
                <text:p>306.7088591270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1.406814494898">
                <text:p>301.4068144948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1.41563185034">
                <text:p>311.415631850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1.722063631349">
                <text:p>301.7220636313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6.599454742464">
                <text:p>306.5994547424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8.05410688372">
                <text:p>308.054106883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1.802261724201">
                <text:p>301.8022617242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8.571177456364">
                <text:p>308.5711774563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5.596993482981">
                <text:p>305.5969934829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1.751806365153">
                <text:p>301.7518063651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1.976724613669">
                <text:p>301.9767246136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3.055241440956">
                <text:p>303.0552414409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9.44900533632">
                <text:p>309.449005336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3.938940381593">
                <text:p>303.9389403815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1.660551604725">
                <text:p>301.6605516047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3.364768528419">
                <text:p>303.3647685284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1.64848165764">
                <text:p>301.648481657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4.515168596122">
                <text:p>304.5151685961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10.007471357115">
                <text:p>310.0074713571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4.881439336053">
                <text:p>304.8814393360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1.715298500514">
                <text:p>301.7152985005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1.458998389578">
                <text:p>301.4589983895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2.423551074514">
                <text:p>302.4235510745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1.836087378377">
                <text:p>301.8360873783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3.476110064984">
                <text:p>303.4761100649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1.97827433527">
                <text:p>301.978274335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1.761045090082">
                <text:p>301.7610450900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1.500513047082">
                <text:p>301.5005130470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2.928581502412">
                <text:p>302.9285815024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3.836420337219">
                <text:p>303.8364203372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1.714255418667">
                <text:p>301.7142554186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1.475181059373">
                <text:p>301.4751810593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6.354568927166">
                <text:p>306.3545689271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2.693023819059">
                <text:p>302.6930238190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12.116880874796">
                <text:p>312.1168808747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9.386837658249">
                <text:p>309.3868376582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13.044389253001">
                <text:p>313.0443892530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4.289296672775">
                <text:p>304.2892966727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4.012965253631">
                <text:p>314.0129652536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1.928232072212">
                <text:p>311.9282320722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10.463774961597">
                <text:p>310.4637749615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2.882592357388">
                <text:p>312.8825923573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3.208272312307">
                <text:p>313.2082723123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1.831050783174">
                <text:p>301.8310507831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7.932483540379">
                <text:p>307.9324835403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10.770232408196">
                <text:p>310.7702324081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3.134124094167">
                <text:p>313.1341240941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7.500230423051">
                <text:p>307.5002304230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1.757136846993">
                <text:p>311.7571368469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1.429821900205">
                <text:p>301.4298219002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1.760359636297">
                <text:p>301.7603596362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8.058428222799">
                <text:p>308.0584282227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1.598771357053">
                <text:p>301.5987713570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1.502390594406">
                <text:p>301.5023905944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3.075059996046">
                <text:p>303.0750599960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1.462634274873">
                <text:p>301.46263427487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1.781459691942">
                <text:p>301.7814596919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1.984234802966">
                <text:p>301.9842348029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1.722182840703">
                <text:p>301.7221828407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1.466270160167">
                <text:p>301.4662701601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6.358681649877">
                <text:p>306.3586816498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1.628543893196">
                <text:p>301.6285438931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7.849186004325">
                <text:p>307.8491860043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1.766290301655">
                <text:p>301.7662903016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2.150829875075">
                <text:p>302.1508298750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5.029914586365">
                <text:p>305.02991458636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9.176224532204">
                <text:p>309.1762245322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8.501469786657">
                <text:p>308.5014697866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1.784857158529">
                <text:p>301.7848571585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3.88642866119">
                <text:p>303.886428661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5.530564070507">
                <text:p>305.5305640705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6.520359336136">
                <text:p>306.5203593361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2.010907895907">
                <text:p>302.0109078959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1.734640218188">
                <text:p>301.7346402181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2.764311012705">
                <text:p>302.7643110127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1.64043502625">
                <text:p>301.640435026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05.480347130166">
                <text:p>305.4803471301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03.944185593166">
                <text:p>303.9441855931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07.838576371825">
                <text:p>307.8385763718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01.689996315144">
                <text:p>301.6899963151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01.873668127202">
                <text:p>301.8736681272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04.897145168433">
                <text:p>304.8971451684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02.91272665834">
                <text:p>302.912726658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5.768625150292">
                <text:p>305.7686251502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09.923577774291">
                <text:p>309.9235777742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4.53659647749">
                <text:p>304.536596477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14.400365851545">
                <text:p>314.4003658515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2.256300350959">
                <text:p>302.2563003509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10.027856156636">
                <text:p>310.0278561566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3.451910566137">
                <text:p>303.4519105661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09.963334093825">
                <text:p>309.9633340938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09.631574461855">
                <text:p>309.6315744618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09.655982577071">
                <text:p>309.6559825770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04.225877296488">
                <text:p>304.2258772964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14.402571224593">
                <text:p>314.4025712245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04.703608782337">
                <text:p>304.7036087823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10.28263634831">
                <text:p>310.2826363483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01.066889022184">
                <text:p>301.0668890221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2.985861596972">
                <text:p>302.9858615969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10.778517458294">
                <text:p>310.77851745829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1.205261279751">
                <text:p>301.2052612797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10.976792416208">
                <text:p>310.9767924162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09.545445703645">
                <text:p>309.5454457036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10.931165035993">
                <text:p>310.9311650359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9.985119603254">
                <text:p>309.9851196032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11.266083715842">
                <text:p>311.26608371584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03.475692832245">
                <text:p>303.4756928322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13.504596963823">
                <text:p>313.5045969638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13.206484171998">
                <text:p>313.2064841719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12.027056626615">
                <text:p>312.0270566266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1.596953414406">
                <text:p>301.59695341440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4.36591848501">
                <text:p>304.365918485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11.782766858087">
                <text:p>311.7827668580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0.901456241276">
                <text:p>300.90145624127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5.331186426069">
                <text:p>305.3311864260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11.603326978093">
                <text:p>311.6033269780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13.048889406111">
                <text:p>313.0488894061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10.900587836712">
                <text:p>310.9005878367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9.389877496774">
                <text:p>309.3898774967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5.447206929775">
                <text:p>305.4472069297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6.970374647198">
                <text:p>306.9703746471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06.829528795537">
                <text:p>306.82952879553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3.141544876449">
                <text:p>313.1415448764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01.220400867699">
                <text:p>301.2204008676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01.106913562764">
                <text:p>301.1069135627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06.870983848364">
                <text:p>306.8709838483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1.297078147863">
                <text:p>311.2970781478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0.732323833649">
                <text:p>310.7323238336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4.298322644587">
                <text:p>314.2983226445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10.732651659372">
                <text:p>310.73265165937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00.890250562007">
                <text:p>300.8902505620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06.622134322048">
                <text:p>306.6221343220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14.281484323345">
                <text:p>314.2814843233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02.929833200628">
                <text:p>302.9298332006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09.093165414858">
                <text:p>309.0931654148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02.079572483767">
                <text:p>302.0795724837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05.070117940976">
                <text:p>305.07011794097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2.136520615855">
                <text:p>312.1365206158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09.834587991587">
                <text:p>309.83458799158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10.397315746784">
                <text:p>310.3973157467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12.179853216007">
                <text:p>312.1798532160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9.739518531833">
                <text:p>309.7395185318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01.004602134759">
                <text:p>301.0046021347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10.497332394726">
                <text:p>310.4973323947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05.843309810526">
                <text:p>305.8433098105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04.304197842016">
                <text:p>304.3041978420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01.738037684775">
                <text:p>301.7380376847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08.868157759327">
                <text:p>308.86815775932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08.772730671511">
                <text:p>308.7727306715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07.867752861198">
                <text:p>307.8677528611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12.044490994626">
                <text:p>312.0444909946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11.832447356334">
                <text:p>311.8324473563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09.157180837915">
                <text:p>309.1571808379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01.169915706313">
                <text:p>301.1699157063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4.197118039854">
                <text:p>304.19711803985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05.430428213211">
                <text:p>305.4304282132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05.669681386536">
                <text:p>305.66968138653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14.292034351167">
                <text:p>314.2920343511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7.484345776641">
                <text:p>307.48434577664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04.306194598694">
                <text:p>304.3061945986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01.377459191494">
                <text:p>301.37745919149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01.64985256521">
                <text:p>301.649852565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06.438373102975">
                <text:p>306.4383731029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1.489068949105">
                <text:p>301.4890689491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07.43707926781">
                <text:p>307.437079267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07.702230673275">
                <text:p>307.7022306732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09.296327956282">
                <text:p>309.2963279562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01.784290914097">
                <text:p>301.7842909140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02.834227298781">
                <text:p>302.8342272987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11.149109537305">
                <text:p>311.1491095373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01.021172234954">
                <text:p>301.02117223495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01.311178790712">
                <text:p>301.3111787907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01.078750352899">
                <text:p>301.0787503528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01.723881573996">
                <text:p>301.7238815739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01.306380614217">
                <text:p>301.3063806142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01.308138952187">
                <text:p>301.3081389521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02.427008145778">
                <text:p>302.42700814577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03.245648581511">
                <text:p>303.24564858151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10.208100699769">
                <text:p>310.20810069976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10.99145516674">
                <text:p>310.9914551667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10.388136626532">
                <text:p>310.3881366265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00.870044576517">
                <text:p>300.8700445765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02.092357686975">
                <text:p>302.0923576869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01.087095007674">
                <text:p>301.08709500767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06.064592173747">
                <text:p>306.0645921737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10.070920535741">
                <text:p>310.07092053574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10.23554865351">
                <text:p>310.235548653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03.325727465009">
                <text:p>303.3257274650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06.608455048686">
                <text:p>306.6084550486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10.129899363595">
                <text:p>310.1298993635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01.034464077917">
                <text:p>301.0344640779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09.199768379604">
                <text:p>309.1997683796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02.793427897401">
                <text:p>302.7934278974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01.014734929842">
                <text:p>301.0147349298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13.173194959915">
                <text:p>313.1731949599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05.615619944531">
                <text:p>305.6156199445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11.084468265139">
                <text:p>311.08446826513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09.523898612923">
                <text:p>309.5238986129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00.872041333196">
                <text:p>300.8720413331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01.138593448569">
                <text:p>301.1385934485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12.245269348972">
                <text:p>312.2452693489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13.30611338954">
                <text:p>313.3061133895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01.424308467586">
                <text:p>301.42430846758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07.985531702875">
                <text:p>307.9855317028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11.739374653258">
                <text:p>311.7393746532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02.426978343439">
                <text:p>302.4269783434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11.52607931675">
                <text:p>311.526079316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05.197791159028">
                <text:p>305.1977911590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01.464571426874">
                <text:p>301.4645714268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05.058435424291">
                <text:p>305.0584354242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07.133482845705">
                <text:p>307.1334828457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01.526292069868">
                <text:p>301.5262920698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01.626517334179">
                <text:p>301.62651733417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05.431739516104">
                <text:p>305.4317395161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01.852091234142">
                <text:p>301.85209123414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01.522089940142">
                <text:p>301.52208994014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06.931840223542">
                <text:p>306.9318402235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01.647617389824">
                <text:p>301.6476173898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09.964198361641">
                <text:p>309.96419836164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09.057402608681">
                <text:p>309.05740260868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01.164908913448">
                <text:p>301.1649089134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08.716344647105">
                <text:p>308.7163446471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05.59642723855">
                <text:p>305.596427238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01.315678943823">
                <text:p>301.31567894382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05.527643441336">
                <text:p>305.52764344133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02.828862877855">
                <text:p>302.8288628778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07.132827194258">
                <text:p>307.1328271942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01.457836098377">
                <text:p>301.4578360983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04.271176850979">
                <text:p>304.27117685097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08.990079126052">
                <text:p>308.99007912605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10.522634580097">
                <text:p>310.52263458009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1.717444268885">
                <text:p>301.71744426888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4.129556138517">
                <text:p>304.12955613851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06.51851159115">
                <text:p>306.518511591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05.062250123617">
                <text:p>305.0622501236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1.723672957627">
                <text:p>301.72367295762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2.988245784051">
                <text:p>302.98824578405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10.927082115622">
                <text:p>310.9270821156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0.81270487728">
                <text:p>300.812704877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01.373853108538">
                <text:p>301.37385310853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03.103878857357">
                <text:p>303.1038788573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05.488393761556">
                <text:p>305.4883937615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1.46522707832">
                <text:p>301.465227078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06.649880299174">
                <text:p>306.64988029917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2.497162850562">
                <text:p>302.4971628505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1.673634831318">
                <text:p>301.6736348313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06.505219748188">
                <text:p>306.5052197481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03.0520227884">
                <text:p>303.05202278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01.324679250044">
                <text:p>301.3246792500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06.710885686045">
                <text:p>306.7108856860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10.284513895634">
                <text:p>310.28451389563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10.697633911657">
                <text:p>310.6976339116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3.167cm" svg:y="4.203cm" style:legend-expansion="high" chart:style-name="ch2"/>
        <chart:plot-area chart:style-name="ch3" table:cell-range-address="rewardlist_squarepeg_withbutton_normalrewardsrun2_10_28_2021.F2:rewardlist_squarepeg_withbutton_normalrewardsrun2_10_28_2021.F489" svg:x="0.319cm" svg:y="0.18cm" svg:width="12.529cm" svg:height="8.645cm">
          <chartooo:coordinate-region svg:x="1.126cm" svg:y="0.301cm" svg:width="11.722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squarepeg_withbutton_normalrewardsrun2_10_28_2021.F2:rewardlist_squarepeg_withbutton_normalrewardsrun2_10_28_2021.F489" chart:class="chart:line">
            <chart:data-point chart:repeated="4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9.832889258293">
                <text:p>309.832889258293</text:p>
                <draw:g>
                  <svg:desc>rewardlist_squarepeg_withbutton_normalrewardsrun2_10_28_2021.F2:rewardlist_squarepeg_withbutton_normalrewardsrun2_10_28_2021.F4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8.182227136849">
                <text:p>308.182227136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8.623033525321">
                <text:p>308.623033525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.607074373064">
                <text:p>308.607074373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8.487301754943">
                <text:p>308.487301754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9.262561906784">
                <text:p>309.262561906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8.511172576571">
                <text:p>308.511172576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8.795782780326">
                <text:p>308.7957827803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9.039958306557">
                <text:p>309.039958306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.041872610098">
                <text:p>309.041872610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.86022220938">
                <text:p>308.860222209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9.007856220956">
                <text:p>309.0078562209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8.716605990688">
                <text:p>308.716605990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8.749433757772">
                <text:p>308.749433757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.814116185548">
                <text:p>308.8141161855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.685726469608">
                <text:p>308.6857264696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.455826628734">
                <text:p>308.455826628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8.409017965633">
                <text:p>308.4090179656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8.602062090295">
                <text:p>308.6020620902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8.663883590677">
                <text:p>308.663883590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8.808133011308">
                <text:p>308.8081330113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8.938844842248">
                <text:p>308.9388448422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9.088292084639">
                <text:p>309.0882920846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9.227038761078">
                <text:p>309.227038761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9.343927059211">
                <text:p>309.3439270592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9.317919750512">
                <text:p>309.3179197505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.371511529738">
                <text:p>309.3715115297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9.293458416834">
                <text:p>309.2934584168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9.387914653102">
                <text:p>309.387914653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9.473867440492">
                <text:p>309.4738674404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9.525924210574">
                <text:p>309.5259242105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9.637293716874">
                <text:p>309.6372937168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9.764667190005">
                <text:p>309.764667190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9.854566076842">
                <text:p>309.8545660768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9.678991685369">
                <text:p>309.6789916853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9.464572918963">
                <text:p>309.4645729189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9.499814296087">
                <text:p>309.4998142960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9.378151845126">
                <text:p>309.3781518451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9.219059662552">
                <text:p>309.2190596625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.05680730697">
                <text:p>309.056807306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9.108879969873">
                <text:p>309.1088799698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8.926659040185">
                <text:p>308.926659040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8.760874192339">
                <text:p>308.7608741923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8.796385600354">
                <text:p>308.7963856003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8.849900846773">
                <text:p>308.8499008467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8.693324284259">
                <text:p>308.6933242842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8.625531849015">
                <text:p>308.625531849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8.603090793821">
                <text:p>308.6030907938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8.641555374581">
                <text:p>308.6415553745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8.67576935931">
                <text:p>308.675769359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8.681398425002">
                <text:p>308.6813984250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8.752294611967">
                <text:p>308.7522946119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8.766980012277">
                <text:p>308.7669800122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8.806130748293">
                <text:p>308.806130748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8.854398615697">
                <text:p>308.8543986156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8.789141031172">
                <text:p>308.7891410311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8.916146676842">
                <text:p>308.9161466768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8.916646760082">
                <text:p>308.9166467600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8.727557478935">
                <text:p>308.7275574789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8.568464251469">
                <text:p>308.5684642514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8.464985763889">
                <text:p>308.4649857638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8.287664830161">
                <text:p>308.2876648301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8.216549297984">
                <text:p>308.2165492979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8.062108215555">
                <text:p>308.0621082155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7.897688714155">
                <text:p>307.897688714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7.948468918693">
                <text:p>307.9484689186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7.88592155883">
                <text:p>307.885921558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7.766731278403">
                <text:p>307.7667312784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7.557625554638">
                <text:p>307.5576255546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7.389247706642">
                <text:p>307.3892477066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7.196319884298">
                <text:p>307.1963198842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6.998414475381">
                <text:p>306.9984144753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6.784959994386">
                <text:p>306.7849599943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6.571632471352">
                <text:p>306.5716324713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6.362784835839">
                <text:p>306.3627848358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6.228086014513">
                <text:p>306.2280860145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6.040322937428">
                <text:p>306.0403229374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6.094777770301">
                <text:p>306.094777770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6.058275270082">
                <text:p>306.0582752700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5.844639590869">
                <text:p>305.8446395908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5.645629707288">
                <text:p>305.6456297072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5.410492236907">
                <text:p>305.4104922369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5.233884175116">
                <text:p>305.2338841751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5.011606413789">
                <text:p>305.0116064137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4.967667634074">
                <text:p>304.9676676340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4.982260647134">
                <text:p>304.9822606471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4.80125256809">
                <text:p>304.801252568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4.74453514168">
                <text:p>304.744535141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4.715028442396">
                <text:p>304.7150284423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4.693355585806">
                <text:p>304.6933555858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4.490094696665">
                <text:p>304.4900946966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4.494420804119">
                <text:p>304.4944208041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4.676348583329">
                <text:p>304.6763485833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4.499762575268">
                <text:p>304.4997625752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4.296573211739">
                <text:p>304.2965732117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4.28872565997">
                <text:p>304.288725659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4.226077568202">
                <text:p>304.2260775682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4.111428568113">
                <text:p>304.1114285681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3.932506652762">
                <text:p>303.9325066527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3.7629414796">
                <text:p>303.762941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3.594995765512">
                <text:p>303.5949957655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3.484070269592">
                <text:p>303.4840702695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3.361660740562">
                <text:p>303.3616607405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3.271153422783">
                <text:p>303.2711534227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3.098622916942">
                <text:p>303.0986229169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2.948774374873">
                <text:p>302.9487743748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2.876587746651">
                <text:p>302.8765877466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2.738461060353">
                <text:p>302.7384610603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2.75071339775">
                <text:p>302.750713397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2.767008720384">
                <text:p>302.7670087203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.812817298816">
                <text:p>302.8128172988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2.896283516107">
                <text:p>302.8962835161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2.924779320069">
                <text:p>302.9247793200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2.934817939762">
                <text:p>302.9348179397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2.950700798033">
                <text:p>302.9507007980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2.805339296045">
                <text:p>302.8053392960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2.810601792974">
                <text:p>302.8106017929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2.815333808278">
                <text:p>302.8153338082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2.825367659598">
                <text:p>302.8253676595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2.83747873391">
                <text:p>302.837478733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2.831500980857">
                <text:p>302.8315009808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2.831884834977">
                <text:p>302.8318848349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2.838902689642">
                <text:p>302.8389026896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2.83607087144">
                <text:p>302.836070871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2.839330651223">
                <text:p>302.8393306512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2.834382270941">
                <text:p>302.8343822709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2.902847183134">
                <text:p>302.9028471831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2.746744322311">
                <text:p>302.7467443223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2.58447833789">
                <text:p>302.584478337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2.702635073219">
                <text:p>302.7026350732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2.87669861135">
                <text:p>302.876698611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2.891771442061">
                <text:p>302.8917714420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2.830810162651">
                <text:p>302.8308101626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2.835125541263">
                <text:p>302.8351255412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2.939299615423">
                <text:p>302.9392996154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2.970056820829">
                <text:p>302.9700568208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2.982278163793">
                <text:p>302.9822781637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2.979856425768">
                <text:p>302.9798564257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2.986546454711">
                <text:p>302.9865464547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3.026424963832">
                <text:p>303.0264249638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3.229345510268">
                <text:p>303.2293455102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3.232272695954">
                <text:p>303.2322726959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3.044809430394">
                <text:p>303.0448094303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3.172939220272">
                <text:p>303.1729392202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3.184895918471">
                <text:p>303.1848959184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3.191789199361">
                <text:p>303.1917891993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3.186537431274">
                <text:p>303.1865374312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3.178933662634">
                <text:p>303.1789336626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3.351749674877">
                <text:p>303.3517496748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3.400026482982">
                <text:p>303.4000264829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3.394047537836">
                <text:p>303.3940475378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.331795221124">
                <text:p>303.3317952211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3.308171503457">
                <text:p>303.3081715034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3.220217053991">
                <text:p>303.2202170539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3.228165337664">
                <text:p>303.2281653376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3.245354730453">
                <text:p>303.2453547304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3.145419740919">
                <text:p>303.1454197409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3.099605202019">
                <text:p>303.0996052020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3.089179151925">
                <text:p>303.0891791519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3.129632846179">
                <text:p>303.1296328461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3.083691349317">
                <text:p>303.0836913493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3.19240193544">
                <text:p>303.192401935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3.334348089438">
                <text:p>303.3343480894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3.515009269263">
                <text:p>303.5150092692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3.698676312947">
                <text:p>303.6986763129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3.859707288461">
                <text:p>303.8597072884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4.030095006164">
                <text:p>304.0300950061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4.198958632278">
                <text:p>304.1989586322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4.260149389694">
                <text:p>304.2601493896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4.253745463201">
                <text:p>304.2537454632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4.270084893297">
                <text:p>304.2700848932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4.314193546342">
                <text:p>304.3141935463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4.311395106759">
                <text:p>304.3113951067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4.46897437543">
                <text:p>304.468974375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4.465703270758">
                <text:p>304.4657032707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4.470440650483">
                <text:p>304.4704406504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4.409723750249">
                <text:p>304.4097237502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4.477311281597">
                <text:p>304.4773112815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4.632436625717">
                <text:p>304.6324366257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4.598074529449">
                <text:p>304.5980745294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4.435433035563">
                <text:p>304.4354330355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4.431308987964">
                <text:p>304.4313089879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4.424772143042">
                <text:p>304.4247721430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4.426430345155">
                <text:p>304.4264303451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4.3487237278">
                <text:p>304.34872372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4.301000051097">
                <text:p>304.3010000510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4.285881920832">
                <text:p>304.2858819208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4.279480378526">
                <text:p>304.2794803785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4.296859314188">
                <text:p>304.2968593141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4.25746002667">
                <text:p>304.25746002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4.138163649917">
                <text:p>304.1381636499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4.138442003759">
                <text:p>304.1384420037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4.329022593924">
                <text:p>304.3290225939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4.406654705433">
                <text:p>304.4066547054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4.400104747481">
                <text:p>304.4001047474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4.427126527782">
                <text:p>304.4271265277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4.507080241459">
                <text:p>304.5070802414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4.516810108926">
                <text:p>304.5168101089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4.345041350857">
                <text:p>304.3450413508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4.289656088977">
                <text:p>304.2896560889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4.298776200599">
                <text:p>304.2987762005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4.331793019309">
                <text:p>304.3317930193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4.310542759878">
                <text:p>304.3105427598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4.333044717525">
                <text:p>304.3330447175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4.328433103668">
                <text:p>304.3284331036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4.311407623741">
                <text:p>304.3114076237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4.501187723094">
                <text:p>304.5011877230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4.709842835501">
                <text:p>304.7098428355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4.746729785885">
                <text:p>304.7467297858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4.891044033699">
                <text:p>304.8910440336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4.886309634208">
                <text:p>304.8863096342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4.730747387805">
                <text:p>304.7307473878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4.56299658101">
                <text:p>304.562996581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4.385398485534">
                <text:p>304.3853984855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4.358845197995">
                <text:p>304.3588451979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4.195000285681">
                <text:p>304.1950002856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4.016799586921">
                <text:p>304.0167995869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3.847733900953">
                <text:p>303.8477339009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3.825559172983">
                <text:p>303.8255591729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3.852721024274">
                <text:p>303.8527210242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3.891517708509">
                <text:p>303.8915177085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3.852464724163">
                <text:p>303.8524647241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4.014333145389">
                <text:p>304.0143331453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3.862102204381">
                <text:p>303.8621022043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04.035028485277">
                <text:p>304.0350284852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4.08127038971">
                <text:p>304.081270389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4.262935312295">
                <text:p>304.2629353122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4.272739089562">
                <text:p>304.2727390895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4.110591122401">
                <text:p>304.1105911224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4.083559209306">
                <text:p>304.0835592093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4.279279510765">
                <text:p>304.2792795107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4.342451527643">
                <text:p>304.3424515276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4.378641699354">
                <text:p>304.3786416993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4.491559183578">
                <text:p>304.4915591835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4.662197836971">
                <text:p>304.6621978369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4.654067162987">
                <text:p>304.6540671629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4.756779134421">
                <text:p>304.7567791344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4.752923307868">
                <text:p>304.7529233078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4.92320254506">
                <text:p>304.923202545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4.924258143889">
                <text:p>304.9242581438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4.952048228476">
                <text:p>304.9520482284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5.076486700709">
                <text:p>305.0764867007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4.891528619722">
                <text:p>304.8915286197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4.827308752623">
                <text:p>304.8273087526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4.912939811781">
                <text:p>304.9129398117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4.888960850239">
                <text:p>304.8889608502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4.806299892135">
                <text:p>304.8062998921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4.828960398222">
                <text:p>304.8289603982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4.986058061103">
                <text:p>304.9860580611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5.034465403451">
                <text:p>305.0344654034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5.0301941323">
                <text:p>305.03019413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5.036123009518">
                <text:p>305.0361230095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5.031597822443">
                <text:p>305.0315978224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5.067526329622">
                <text:p>305.0675263296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5.228437499735">
                <text:p>305.2284374997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5.278231246869">
                <text:p>305.2782312468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5.087816357706">
                <text:p>305.0878163577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4.876021270917">
                <text:p>304.8760212709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4.85500108554">
                <text:p>304.855001085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4.668570769032">
                <text:p>304.6685707690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4.705564411788">
                <text:p>304.7055644117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4.673199668245">
                <text:p>304.6731996682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4.672412886509">
                <text:p>304.6724128865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4.66023863124">
                <text:p>304.660238631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4.515839744785">
                <text:p>304.5158397447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4.554765771168">
                <text:p>304.5547657711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4.558600140037">
                <text:p>304.5586001400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4.550498672345">
                <text:p>304.5504986723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4.596108767203">
                <text:p>304.5961087672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4.588708250511">
                <text:p>304.5887082505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4.740952900594">
                <text:p>304.7409529005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4.887479674016">
                <text:p>304.8874796740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4.94821147542">
                <text:p>304.948211475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4.996444176064">
                <text:p>304.9964441760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5.069651236355">
                <text:p>305.0696512363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5.223529054587">
                <text:p>305.2235290545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5.215856740569">
                <text:p>305.2158567405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5.354044819684">
                <text:p>305.3540448196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5.583347588237">
                <text:p>305.5833475882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5.537511591653">
                <text:p>305.5375115916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5.466276254076">
                <text:p>305.4662762540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5.580902604388">
                <text:p>305.5809026043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5.77468873408">
                <text:p>305.774688734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5.771655452069">
                <text:p>305.7716554520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5.779441611021">
                <text:p>305.7794416110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5.779343859351">
                <text:p>305.7793438593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5.680373869536">
                <text:p>305.6803738695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5.813406144094">
                <text:p>305.8134061440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5.617068934228">
                <text:p>305.6170689342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5.612675473489">
                <text:p>305.6126754734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5.542187578561">
                <text:p>305.5421875785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5.410358126384">
                <text:p>305.4103581263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5.409942085739">
                <text:p>305.4099420857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5.278203232671">
                <text:p>305.2782032326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5.200707019825">
                <text:p>305.2007070198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5.194996295726">
                <text:p>305.1949962957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5.28263543645">
                <text:p>305.282635436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5.254101485495">
                <text:p>305.2541014854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5.222105098855">
                <text:p>305.2221050988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5.178652097256">
                <text:p>305.1786520972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5.188457662663">
                <text:p>305.1884576626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5.221760583822">
                <text:p>305.2217605838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5.372315441313">
                <text:p>305.3723154413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5.452041465124">
                <text:p>305.4520414651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.287589181152">
                <text:p>305.2875891811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.267688967655">
                <text:p>305.2676889676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5.343994279055">
                <text:p>305.3439942790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5.445221497986">
                <text:p>305.4452214979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5.436968634414">
                <text:p>305.4369686344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5.43493969121">
                <text:p>305.434939691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5.420703710164">
                <text:p>305.4207037101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5.413946923984">
                <text:p>305.4139469239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05.488332964786">
                <text:p>305.4883329647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05.537206415707">
                <text:p>305.5372064157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05.635406313096">
                <text:p>305.6354063130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05.592477832654">
                <text:p>305.5924778326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05.595666086825">
                <text:p>305.5956660868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05.664105369006">
                <text:p>305.6641053690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05.595268523629">
                <text:p>305.59526852362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5.656780550254">
                <text:p>305.6567805502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05.612914488244">
                <text:p>305.6129144882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5.515909664629">
                <text:p>305.51590966462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5.5430291966">
                <text:p>305.54302919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5.502369270163">
                <text:p>305.5023692701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05.422667088223">
                <text:p>305.4226670882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5.253140658102">
                <text:p>305.2531406581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05.243131840747">
                <text:p>305.2431318407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05.178111482836">
                <text:p>305.1781114828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05.107065688131">
                <text:p>305.1070656881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05.154962218397">
                <text:p>305.1549622183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05.284363972082">
                <text:p>305.2843639720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05.163031499564">
                <text:p>305.1630314995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5.106001744647">
                <text:p>305.1060017446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04.97733491663">
                <text:p>304.977334916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4.80190941163">
                <text:p>304.801909411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04.988883322791">
                <text:p>304.9888833227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4.97778135566">
                <text:p>304.977781355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05.036148639529">
                <text:p>305.0361486395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05.19508212646">
                <text:p>305.195082126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5.383657615292">
                <text:p>305.3836576152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5.521858807436">
                <text:p>305.5218588074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5.717927796256">
                <text:p>305.7179277962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05.751812459062">
                <text:p>305.7518124590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05.982219702279">
                <text:p>305.9822197022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6.211905728905">
                <text:p>306.2119057289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06.423121458234">
                <text:p>306.4231214582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6.327886893524">
                <text:p>306.3278868935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6.382634385361">
                <text:p>306.38263438536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6.461306002436">
                <text:p>306.4613060024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6.444009321228">
                <text:p>306.4440093212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6.507616452248">
                <text:p>306.5076164522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6.639084700083">
                <text:p>306.6390847000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6.716537997561">
                <text:p>306.7165379975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6.764520358562">
                <text:p>306.7645203585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6.916620765327">
                <text:p>306.9166207653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6.947836330699">
                <text:p>306.9478363306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6.976632542232">
                <text:p>306.9766325422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06.982815931421">
                <text:p>306.9828159314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7.205428671031">
                <text:p>307.20542867103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07.195143884022">
                <text:p>307.1951438840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07.161995935023">
                <text:p>307.1619959350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07.266606911465">
                <text:p>307.26660691146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7.382941531819">
                <text:p>307.3829415318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07.518704296629">
                <text:p>307.5187042966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7.647899222084">
                <text:p>307.6478992220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07.828752328968">
                <text:p>307.8287523289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07.809083977665">
                <text:p>307.80908397766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07.843583760737">
                <text:p>307.8435837607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08.070958914037">
                <text:p>308.07095891403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08.014183075044">
                <text:p>308.0141830750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07.997574827855">
                <text:p>307.9975748278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07.94843434798">
                <text:p>307.948434347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07.761829389769">
                <text:p>307.7618293897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07.959433795067">
                <text:p>307.9594337950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07.955568431766">
                <text:p>307.9555684317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08.094476535379">
                <text:p>308.0944765353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08.138806917823">
                <text:p>308.1388069178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8.140965799222">
                <text:p>308.14096579922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07.967938190376">
                <text:p>307.9679381903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08.093367292341">
                <text:p>308.09336729234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07.922182064059">
                <text:p>307.9221820640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07.914193845253">
                <text:p>307.91419384525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07.743301871982">
                <text:p>307.7433018719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07.899327246725">
                <text:p>307.8993272467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08.015064628216">
                <text:p>308.0150646282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07.956849336274">
                <text:p>307.9568493362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08.173633930571">
                <text:p>308.1736339305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08.190747029374">
                <text:p>308.19074702937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08.182981732059">
                <text:p>308.1829817320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07.987756745466">
                <text:p>307.9877567454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7.871996714198">
                <text:p>307.8719967141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07.755283604145">
                <text:p>307.7552836041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07.799163375231">
                <text:p>307.79916337523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7.814912122978">
                <text:p>307.8149121229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7.700469355071">
                <text:p>307.70046935507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07.546052114512">
                <text:p>307.5460521145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07.541662230054">
                <text:p>307.54166223005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07.487340911658">
                <text:p>307.48734091165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07.380453036556">
                <text:p>307.3804530365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7.392205290712">
                <text:p>307.3922052907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07.434323147547">
                <text:p>307.4343231475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07.356301221451">
                <text:p>307.3563012214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07.281249992454">
                <text:p>307.28124999245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07.098924054002">
                <text:p>307.09892405400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06.967811050042">
                <text:p>306.96781105004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07.081849102193">
                <text:p>307.0818491021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06.962865053948">
                <text:p>306.9628650539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06.852498053851">
                <text:p>306.8524980538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06.61124216338">
                <text:p>306.611242163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06.621311777506">
                <text:p>306.62131177750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06.625301118535">
                <text:p>306.62530111853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06.514044220612">
                <text:p>306.5140442206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06.33664282057">
                <text:p>306.3366428205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06.186909315527">
                <text:p>306.1869093155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06.105104876631">
                <text:p>306.1051048766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06.110280946778">
                <text:p>306.11028094677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06.300238668069">
                <text:p>306.30023866806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06.185196873158">
                <text:p>306.1851968731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05.941414340431">
                <text:p>305.94141434043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05.904559576572">
                <text:p>305.9045595765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05.84398811175">
                <text:p>305.843988111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06.003815072789">
                <text:p>306.00381507278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06.10712368704">
                <text:p>306.107123687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05.930907824023">
                <text:p>305.9309078240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05.866385165165">
                <text:p>305.8663851651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05.861036837501">
                <text:p>305.8610368375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05.638129054739">
                <text:p>305.6381290547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05.627334051695">
                <text:p>305.62733405169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05.663110566948">
                <text:p>305.6631105669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05.47345861765">
                <text:p>305.4734586176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05.620056320637">
                <text:p>305.62005632063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05.646284762688">
                <text:p>305.64628476268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05.833213374295">
                <text:p>305.8332133742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05.846328191367">
                <text:p>305.8463281913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05.688314404601">
                <text:p>305.6883144046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05.553731216348">
                <text:p>305.5537312163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05.557746783435">
                <text:p>305.5577467834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5.587220104099">
                <text:p>305.5872201040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05.432562656693">
                <text:p>305.43256265669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05.568874976624">
                <text:p>305.5688749766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05.719720108892">
                <text:p>305.71972010889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05.659651111497">
                <text:p>305.65965111149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05.776779070101">
                <text:p>305.7767790701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05.594894206258">
                <text:p>305.5948942062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05.474498719263">
                <text:p>305.4744987192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05.489543535775">
                <text:p>305.4895435357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05.604664008859">
                <text:p>305.6046640088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05.602192798952">
                <text:p>305.60219279895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05.505955683576">
                <text:p>305.5059556835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05.584809094916">
                <text:p>305.5848090949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05.473109334243">
                <text:p>305.47310933424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05.34950651958">
                <text:p>305.349506519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05.302216764925">
                <text:p>305.3022167649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05.29948329444">
                <text:p>305.299483294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05.442082715697">
                <text:p>305.4420827156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05.400248577125">
                <text:p>305.4002485771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05.403123310694">
                <text:p>305.40312331069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05.551226627822">
                <text:p>305.5512266278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05.641580165535">
                <text:p>305.6415801655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05.633416112932">
                <text:p>305.6334161129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05.717841369474">
                <text:p>305.71784136947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05.748255847988">
                <text:p>305.7482558479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05.842372228957">
                <text:p>305.84237222895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05.806615979295">
                <text:p>305.8066159792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05.687877502319">
                <text:p>305.6878775023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05.647849981505">
                <text:p>305.6478499815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5.650539940576">
                <text:p>305.65053994057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5.667487934424">
                <text:p>305.6674879344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5.708231903454">
                <text:p>305.7082319034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05.816860235124">
                <text:p>305.81686023512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05.796813394121">
                <text:p>305.7968133941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5.629868442559">
                <text:p>305.62986844255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5.48492238517">
                <text:p>305.484922385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5.636949478182">
                <text:p>305.63694947818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5.521034474754">
                <text:p>305.52103447475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05.345913549653">
                <text:p>305.3459135496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05.387301845242">
                <text:p>305.38730184524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05.313074352881">
                <text:p>305.31307435288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5.286510336499">
                <text:p>305.28651033649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05.399213243886">
                <text:p>305.39921324388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5.185692601699">
                <text:p>305.18569260169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5.106852899434">
                <text:p>305.10685289943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05.015267929095">
                <text:p>305.01526792909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04.885830412605">
                <text:p>304.8858304126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04.894883170942">
                <text:p>304.89488317094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05.006329015691">
                <text:p>305.0063290156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04.967113906625">
                <text:p>304.9671139066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04.914944317067">
                <text:p>304.9149443170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